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solid" draw:fill-color="#ff7f0e" loext:decorative="false"/>
    </style:style>
    <style:style style:name="gr10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solid" svg:stroke-width="0.035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9" style:family="graphic" style:parent-style-name="standard">
      <style:graphic-properties draw:stroke="none" draw:fill="solid" draw:fill-color="#1f77b4" loext:decorative="false"/>
    </style:style>
    <style:style style:name="gr20" style:family="graphic" style:parent-style-name="standard">
      <style:graphic-properties draw:stroke="solid" svg:stroke-width="0.035cm" svg:stroke-color="#303030" draw:stroke-linejoin="miter" svg:stroke-linecap="butt" draw:fill="solid" draw:fill-color="#692c75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5cm" svg:stroke-color="#303030" draw:stroke-linejoin="round" svg:stroke-linecap="butt" draw:fill="none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5cm" svg:stroke-color="#303030" draw:stroke-linejoin="round" svg:stroke-linecap="square" draw:fill="non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5cm" svg:stroke-color="#303030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solid" svg:stroke-width="0.035cm" svg:stroke-color="#303030" draw:stroke-linejoin="miter" svg:stroke-linecap="butt" draw:fill="solid" draw:fill-color="#de7270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none" draw:fill="solid" draw:fill-color="#f2f2f2" draw:opacity="50%" loext:decorative="false"/>
    </style:style>
    <style:style style:name="gr26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none" draw:fill="solid" draw:fill-color="#e5e5e5" draw:opacity="50%" loext:decorative="false"/>
    </style:style>
    <style:style style:name="gr28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9" style:family="graphic" style:parent-style-name="standard">
      <style:graphic-properties draw:stroke="none" draw:fill="solid" draw:fill-color="#ececec" draw:opacity="50%" loext:decorative="false"/>
    </style:style>
    <style:style style:name="gr30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1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32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f77b4" draw:opacity="90%" fo:padding-top="0.017cm" fo:padding-bottom="0.017cm" fo:padding-left="0.017cm" fo:padding-right="0.017cm" loext:decorative="false"/>
    </style:style>
    <style:style style:name="gr35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7becf" draw:opacity="90%" fo:padding-top="0.017cm" fo:padding-bottom="0.017cm" fo:padding-left="0.017cm" fo:padding-right="0.017cm" loext:decorative="false"/>
    </style:style>
    <style:style style:name="gr36" style:family="graphic" style:parent-style-name="standard">
      <style:graphic-properties draw:stroke="none" draw:fill="solid" draw:fill-color="#1f77b4" draw:opacity="90%" loext:decorative="false"/>
    </style:style>
    <style:style style:name="gr37" style:family="graphic" style:parent-style-name="standard">
      <style:graphic-properties draw:stroke="none" draw:fill="solid" draw:fill-color="#ff7f0e" draw:opacity="90%" loext:decorative="false"/>
    </style:style>
    <style:style style:name="gr38" style:family="graphic" style:parent-style-name="standard">
      <style:graphic-properties draw:stroke="none" draw:fill="solid" draw:fill-color="#2ca02c" draw:opacity="90%" loext:decorative="false"/>
    </style:style>
    <style:style style:name="gr39" style:family="graphic" style:parent-style-name="standard">
      <style:graphic-properties draw:stroke="none" draw:fill="solid" draw:fill-color="#d62728" draw:opacity="90%" loext:decorative="false"/>
    </style:style>
    <style:style style:name="gr40" style:family="graphic" style:parent-style-name="standard">
      <style:graphic-properties draw:stroke="none" draw:fill="solid" draw:fill-color="#9467bd" draw:opacity="90%" loext:decorative="false"/>
    </style:style>
    <style:style style:name="gr41" style:family="graphic" style:parent-style-name="standard">
      <style:graphic-properties draw:stroke="none" draw:fill="solid" draw:fill-color="#8c564b" draw:opacity="90%" loext:decorative="false"/>
    </style:style>
    <style:style style:name="gr42" style:family="graphic" style:parent-style-name="standard">
      <style:graphic-properties draw:stroke="none" draw:fill="solid" draw:fill-color="#e377c2" draw:opacity="90%" loext:decorative="false"/>
    </style:style>
    <style:style style:name="gr43" style:family="graphic" style:parent-style-name="standard">
      <style:graphic-properties draw:stroke="none" draw:fill="solid" draw:fill-color="#7f7f7f" draw:opacity="90%" loext:decorative="false"/>
    </style:style>
    <style:style style:name="gr44" style:family="graphic" style:parent-style-name="standard">
      <style:graphic-properties draw:stroke="none" draw:fill="solid" draw:fill-color="#bcbd22" draw:opacity="90%" loext:decorative="false"/>
    </style:style>
    <style:style style:name="gr45" style:family="graphic" style:parent-style-name="standard">
      <style:graphic-properties draw:stroke="none" draw:fill="solid" draw:fill-color="#17becf" draw:opacity="90%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1f77b4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loext:graphic-properties draw:fill="solid" draw:fill-color="#ffffff" draw:opacity="80%"/>
    </style:style>
    <style:style style:name="P10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solid" draw:fill-color="#692c75"/>
    </style:style>
    <style:style style:name="P13" style:family="paragraph">
      <loext:graphic-properties draw:fill="solid" draw:fill-color="#de7270"/>
    </style:style>
    <style:style style:name="P14" style:family="paragraph">
      <loext:graphic-properties draw:fill="solid" draw:fill-color="#f2f2f2" draw:opacity="50%"/>
    </style:style>
    <style:style style:name="P15" style:family="paragraph">
      <loext:graphic-properties draw:fill="solid" draw:fill-color="#e5e5e5" draw:opacity="50%"/>
    </style:style>
    <style:style style:name="P16" style:family="paragraph">
      <loext:graphic-properties draw:fill="solid" draw:fill-color="#ececec" draw:opacity="50%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solid" draw:fill-color="#1f77b4" draw:opacity="90%"/>
    </style:style>
    <style:style style:name="P19" style:family="paragraph">
      <loext:graphic-properties draw:fill="solid" draw:fill-color="#17becf" draw:opacity="90%"/>
    </style:style>
    <style:style style:name="P20" style:family="paragraph">
      <loext:graphic-properties draw:fill="solid" draw:fill-color="#ff7f0e" draw:opacity="90%"/>
    </style:style>
    <style:style style:name="P21" style:family="paragraph">
      <loext:graphic-properties draw:fill="solid" draw:fill-color="#2ca02c" draw:opacity="90%"/>
    </style:style>
    <style:style style:name="P22" style:family="paragraph">
      <loext:graphic-properties draw:fill="solid" draw:fill-color="#d62728" draw:opacity="90%"/>
    </style:style>
    <style:style style:name="P23" style:family="paragraph">
      <loext:graphic-properties draw:fill="solid" draw:fill-color="#9467bd" draw:opacity="90%"/>
    </style:style>
    <style:style style:name="P24" style:family="paragraph">
      <loext:graphic-properties draw:fill="solid" draw:fill-color="#8c564b" draw:opacity="90%"/>
    </style:style>
    <style:style style:name="P25" style:family="paragraph">
      <loext:graphic-properties draw:fill="solid" draw:fill-color="#e377c2" draw:opacity="90%"/>
    </style:style>
    <style:style style:name="P26" style:family="paragraph">
      <loext:graphic-properties draw:fill="solid" draw:fill-color="#7f7f7f" draw:opacity="90%"/>
    </style:style>
    <style:style style:name="P27" style:family="paragraph">
      <loext:graphic-properties draw:fill="solid" draw:fill-color="#bcbd22" draw:opacity="90%"/>
    </style:style>
    <style:style style:name="P2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2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3pt" fo:font-weight="bold" style:font-name-asian="DejaVuSans" style:font-size-asian="13pt" style:font-weight-asian="bold" style:font-name-complex="DejaVuSans" style:font-size-complex="13pt" style:font-weight-complex="bold"/>
    </style:style>
    <style:style style:name="T3" style:family="text">
      <style:text-properties fo:color="#000000" loext:opacity="100%" style:font-name="DejaVuSans" fo:font-size="6pt" fo:font-weight="normal" style:font-name-asian="DejaVuSans" style:font-size-asian="6pt" style:font-weight-asian="normal" style:font-name-complex="DejaVuSans" style:font-size-complex="6pt" style:font-weight-complex="normal"/>
    </style:style>
    <style:style style:name="T4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1.755cm" svg:height="10.271cm" svg:x="1.794cm" svg:y="0.948cm" svg:viewBox="0 0 11756 10272" draw:points="0,10272 11756,10272 11756,0 0,0">
          <text:p/>
        </draw:polygon>
        <draw:line draw:style-name="gr2" draw:text-style-name="P2" draw:layer="layout" svg:x1="2.328cm" svg:y1="11.219cm" svg:x2="2.328cm" svg:y2="0.948cm">
          <text:p/>
        </draw:line>
        <draw:polygon draw:style-name="gr3" draw:text-style-name="P3" draw:layer="layout" svg:width="0cm" svg:height="0.123cm" svg:x="2.328cm" svg:y="11.219cm" svg:viewBox="0 0 0 124" draw:points="0,0 0,124">
          <text:p/>
        </draw:polygon>
        <draw:line draw:style-name="gr4" draw:text-style-name="P2" draw:layer="layout" svg:x1="2.328cm" svg:y1="11.219cm" svg:x2="2.328cm" svg:y2="11.343cm">
          <text:p/>
        </draw:line>
        <draw:line draw:style-name="gr2" draw:text-style-name="P2" draw:layer="layout" svg:x1="4.109cm" svg:y1="11.219cm" svg:x2="4.109cm" svg:y2="0.948cm">
          <text:p/>
        </draw:line>
        <draw:polygon draw:style-name="gr3" draw:text-style-name="P3" draw:layer="layout" svg:width="0cm" svg:height="0.123cm" svg:x="4.109cm" svg:y="11.219cm" svg:viewBox="0 0 0 124" draw:points="0,0 0,124">
          <text:p/>
        </draw:polygon>
        <draw:line draw:style-name="gr4" draw:text-style-name="P2" draw:layer="layout" svg:x1="4.109cm" svg:y1="11.219cm" svg:x2="4.109cm" svg:y2="11.343cm">
          <text:p/>
        </draw:line>
        <draw:frame draw:style-name="gr5" draw:text-style-name="P5" draw:layer="layout" svg:width="0.352cm" svg:height="0.412cm" svg:x="2.217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5.89cm" svg:y1="11.219cm" svg:x2="5.89cm" svg:y2="0.948cm">
          <text:p/>
        </draw:line>
        <draw:polygon draw:style-name="gr3" draw:text-style-name="P3" draw:layer="layout" svg:width="0cm" svg:height="0.123cm" svg:x="5.89cm" svg:y="11.219cm" svg:viewBox="0 0 0 124" draw:points="0,0 0,124">
          <text:p/>
        </draw:polygon>
        <draw:line draw:style-name="gr4" draw:text-style-name="P2" draw:layer="layout" svg:x1="5.89cm" svg:y1="11.219cm" svg:x2="5.89cm" svg:y2="11.343cm">
          <text:p/>
        </draw:line>
        <draw:frame draw:style-name="gr5" draw:text-style-name="P5" draw:layer="layout" svg:width="0.352cm" svg:height="0.412cm" svg:x="3.998cm" svg:y="11.407cm">
          <draw:text-box>
            <text:p text:style-name="P4"><text:span text:style-name="T1">4</text:span></text:p>
          </draw:text-box>
        </draw:frame>
        <draw:line draw:style-name="gr2" draw:text-style-name="P2" draw:layer="layout" svg:x1="7.671cm" svg:y1="11.219cm" svg:x2="7.671cm" svg:y2="0.948cm">
          <text:p/>
        </draw:line>
        <draw:polygon draw:style-name="gr3" draw:text-style-name="P3" draw:layer="layout" svg:width="0cm" svg:height="0.123cm" svg:x="7.671cm" svg:y="11.219cm" svg:viewBox="0 0 0 124" draw:points="0,0 0,124">
          <text:p/>
        </draw:polygon>
        <draw:line draw:style-name="gr4" draw:text-style-name="P2" draw:layer="layout" svg:x1="7.671cm" svg:y1="11.219cm" svg:x2="7.671cm" svg:y2="11.343cm">
          <text:p/>
        </draw:line>
        <draw:frame draw:style-name="gr5" draw:text-style-name="P5" draw:layer="layout" svg:width="0.352cm" svg:height="0.412cm" svg:x="5.779cm" svg:y="11.407cm">
          <draw:text-box>
            <text:p text:style-name="P4"><text:span text:style-name="T1">6</text:span></text:p>
          </draw:text-box>
        </draw:frame>
        <draw:line draw:style-name="gr2" draw:text-style-name="P2" draw:layer="layout" svg:x1="9.453cm" svg:y1="11.219cm" svg:x2="9.453cm" svg:y2="0.948cm">
          <text:p/>
        </draw:line>
        <draw:polygon draw:style-name="gr3" draw:text-style-name="P3" draw:layer="layout" svg:width="0cm" svg:height="0.123cm" svg:x="9.453cm" svg:y="11.219cm" svg:viewBox="0 0 0 124" draw:points="0,0 0,124">
          <text:p/>
        </draw:polygon>
        <draw:line draw:style-name="gr4" draw:text-style-name="P2" draw:layer="layout" svg:x1="9.453cm" svg:y1="11.219cm" svg:x2="9.453cm" svg:y2="11.343cm">
          <text:p/>
        </draw:line>
        <draw:frame draw:style-name="gr5" draw:text-style-name="P5" draw:layer="layout" svg:width="0.352cm" svg:height="0.412cm" svg:x="7.56cm" svg:y="11.407cm">
          <draw:text-box>
            <text:p text:style-name="P4"><text:span text:style-name="T1">8</text:span></text:p>
          </draw:text-box>
        </draw:frame>
        <draw:line draw:style-name="gr2" draw:text-style-name="P2" draw:layer="layout" svg:x1="11.234cm" svg:y1="11.219cm" svg:x2="11.234cm" svg:y2="0.948cm">
          <text:p/>
        </draw:line>
        <draw:polygon draw:style-name="gr3" draw:text-style-name="P3" draw:layer="layout" svg:width="0cm" svg:height="0.123cm" svg:x="11.234cm" svg:y="11.219cm" svg:viewBox="0 0 0 124" draw:points="0,0 0,124">
          <text:p/>
        </draw:polygon>
        <draw:line draw:style-name="gr4" draw:text-style-name="P2" draw:layer="layout" svg:x1="11.234cm" svg:y1="11.219cm" svg:x2="11.234cm" svg:y2="11.343cm">
          <text:p/>
        </draw:line>
        <draw:frame draw:style-name="gr5" draw:text-style-name="P5" draw:layer="layout" svg:width="0.447cm" svg:height="0.412cm" svg:x="9.229cm" svg:y="11.407cm">
          <draw:text-box>
            <text:p text:style-name="P4"><text:span text:style-name="T1">10</text:span></text:p>
          </draw:text-box>
        </draw:frame>
        <draw:line draw:style-name="gr2" draw:text-style-name="P2" draw:layer="layout" svg:x1="13.015cm" svg:y1="11.219cm" svg:x2="13.015cm" svg:y2="0.948cm">
          <text:p/>
        </draw:line>
        <draw:polygon draw:style-name="gr3" draw:text-style-name="P3" draw:layer="layout" svg:width="0cm" svg:height="0.123cm" svg:x="13.015cm" svg:y="11.219cm" svg:viewBox="0 0 0 124" draw:points="0,0 0,124">
          <text:p/>
        </draw:polygon>
        <draw:line draw:style-name="gr4" draw:text-style-name="P2" draw:layer="layout" svg:x1="13.015cm" svg:y1="11.219cm" svg:x2="13.015cm" svg:y2="11.343cm">
          <text:p/>
        </draw:line>
        <draw:frame draw:style-name="gr5" draw:text-style-name="P5" draw:layer="layout" svg:width="0.447cm" svg:height="0.412cm" svg:x="11.01cm" svg:y="11.407cm">
          <draw:text-box>
            <text:p text:style-name="P4"><text:span text:style-name="T1">12</text:span></text:p>
          </draw:text-box>
        </draw:frame>
        <draw:frame draw:style-name="gr5" draw:text-style-name="P5" draw:layer="layout" svg:width="0.447cm" svg:height="0.412cm" svg:x="12.791cm" svg:y="11.407cm">
          <draw:text-box>
            <text:p text:style-name="P4"><text:span text:style-name="T1">14</text:span></text:p>
          </draw:text-box>
        </draw:frame>
        <draw:line draw:style-name="gr2" draw:text-style-name="P2" draw:layer="layout" svg:x1="1.794cm" svg:y1="10.759cm" svg:x2="13.549cm" svg:y2="10.759cm">
          <text:p/>
        </draw:line>
        <draw:polygon draw:style-name="gr3" draw:text-style-name="P3" draw:layer="layout" svg:width="0.122cm" svg:height="0cm" svg:x="1.671cm" svg:y="10.759cm" svg:viewBox="0 0 123 0" draw:points="123,0 0,0">
          <text:p/>
        </draw:polygon>
        <draw:line draw:style-name="gr4" draw:text-style-name="P2" draw:layer="layout" svg:x1="1.794cm" svg:y1="10.759cm" svg:x2="1.671cm" svg:y2="10.759cm">
          <text:p/>
        </draw:line>
        <draw:frame draw:style-name="gr5" draw:text-style-name="P5" draw:layer="layout" svg:width="3.406cm" svg:height="0.412cm" svg:x="5.962cm" svg:y="11.89cm">
          <draw:text-box>
            <text:p text:style-name="P4"><text:span text:style-name="T1">Number of Clusters</text:span></text:p>
          </draw:text-box>
        </draw:frame>
        <draw:line draw:style-name="gr2" draw:text-style-name="P2" draw:layer="layout" svg:x1="1.794cm" svg:y1="9.558cm" svg:x2="13.549cm" svg:y2="9.558cm">
          <text:p/>
        </draw:line>
        <draw:polygon draw:style-name="gr3" draw:text-style-name="P3" draw:layer="layout" svg:width="0.122cm" svg:height="0cm" svg:x="1.671cm" svg:y="9.558cm" svg:viewBox="0 0 123 0" draw:points="123,0 0,0">
          <text:p/>
        </draw:polygon>
        <draw:line draw:style-name="gr4" draw:text-style-name="P2" draw:layer="layout" svg:x1="1.794cm" svg:y1="9.558cm" svg:x2="1.671cm" svg:y2="9.558cm">
          <text:p/>
        </draw:line>
        <draw:frame draw:style-name="gr5" draw:text-style-name="P5" draw:layer="layout" svg:width="0.352cm" svg:height="0.412cm" svg:x="1.323cm" svg:y="10.566cm">
          <draw:text-box>
            <text:p text:style-name="P4"><text:span text:style-name="T1">0</text:span></text:p>
          </draw:text-box>
        </draw:frame>
        <draw:line draw:style-name="gr2" draw:text-style-name="P2" draw:layer="layout" svg:x1="1.794cm" svg:y1="8.357cm" svg:x2="13.549cm" svg:y2="8.357cm">
          <text:p/>
        </draw:line>
        <draw:polygon draw:style-name="gr3" draw:text-style-name="P3" draw:layer="layout" svg:width="0.122cm" svg:height="0cm" svg:x="1.671cm" svg:y="8.357cm" svg:viewBox="0 0 123 0" draw:points="123,0 0,0">
          <text:p/>
        </draw:polygon>
        <draw:line draw:style-name="gr4" draw:text-style-name="P2" draw:layer="layout" svg:x1="1.794cm" svg:y1="8.357cm" svg:x2="1.671cm" svg:y2="8.357cm">
          <text:p/>
        </draw:line>
        <draw:frame draw:style-name="gr5" draw:text-style-name="P5" draw:layer="layout" svg:width="0.447cm" svg:height="0.412cm" svg:x="1.099cm" svg:y="9.365cm">
          <draw:text-box>
            <text:p text:style-name="P4"><text:span text:style-name="T1">50</text:span></text:p>
          </draw:text-box>
        </draw:frame>
        <draw:line draw:style-name="gr2" draw:text-style-name="P2" draw:layer="layout" svg:x1="1.794cm" svg:y1="7.156cm" svg:x2="13.549cm" svg:y2="7.156cm">
          <text:p/>
        </draw:line>
        <draw:polygon draw:style-name="gr3" draw:text-style-name="P3" draw:layer="layout" svg:width="0.122cm" svg:height="0cm" svg:x="1.671cm" svg:y="7.156cm" svg:viewBox="0 0 123 0" draw:points="123,0 0,0">
          <text:p/>
        </draw:polygon>
        <draw:line draw:style-name="gr4" draw:text-style-name="P2" draw:layer="layout" svg:x1="1.794cm" svg:y1="7.156cm" svg:x2="1.671cm" svg:y2="7.156cm">
          <text:p/>
        </draw:line>
        <draw:frame draw:style-name="gr5" draw:text-style-name="P5" draw:layer="layout" svg:width="0.671cm" svg:height="0.412cm" svg:x="0.875cm" svg:y="8.164cm">
          <draw:text-box>
            <text:p text:style-name="P4"><text:span text:style-name="T1">100</text:span></text:p>
          </draw:text-box>
        </draw:frame>
        <draw:line draw:style-name="gr2" draw:text-style-name="P2" draw:layer="layout" svg:x1="1.794cm" svg:y1="5.955cm" svg:x2="13.549cm" svg:y2="5.955cm">
          <text:p/>
        </draw:line>
        <draw:polygon draw:style-name="gr3" draw:text-style-name="P3" draw:layer="layout" svg:width="0.122cm" svg:height="0cm" svg:x="1.671cm" svg:y="5.955cm" svg:viewBox="0 0 123 0" draw:points="123,0 0,0">
          <text:p/>
        </draw:polygon>
        <draw:line draw:style-name="gr4" draw:text-style-name="P2" draw:layer="layout" svg:x1="1.794cm" svg:y1="5.955cm" svg:x2="1.671cm" svg:y2="5.955cm">
          <text:p/>
        </draw:line>
        <draw:frame draw:style-name="gr5" draw:text-style-name="P5" draw:layer="layout" svg:width="0.671cm" svg:height="0.412cm" svg:x="0.875cm" svg:y="6.963cm">
          <draw:text-box>
            <text:p text:style-name="P4"><text:span text:style-name="T1">150</text:span></text:p>
          </draw:text-box>
        </draw:frame>
        <draw:line draw:style-name="gr2" draw:text-style-name="P2" draw:layer="layout" svg:x1="1.794cm" svg:y1="4.754cm" svg:x2="13.549cm" svg:y2="4.754cm">
          <text:p/>
        </draw:line>
        <draw:polygon draw:style-name="gr3" draw:text-style-name="P3" draw:layer="layout" svg:width="0.122cm" svg:height="0cm" svg:x="1.671cm" svg:y="4.754cm" svg:viewBox="0 0 123 0" draw:points="123,0 0,0">
          <text:p/>
        </draw:polygon>
        <draw:line draw:style-name="gr4" draw:text-style-name="P2" draw:layer="layout" svg:x1="1.794cm" svg:y1="4.754cm" svg:x2="1.671cm" svg:y2="4.754cm">
          <text:p/>
        </draw:line>
        <draw:frame draw:style-name="gr5" draw:text-style-name="P5" draw:layer="layout" svg:width="0.671cm" svg:height="0.412cm" svg:x="0.875cm" svg:y="5.762cm">
          <draw:text-box>
            <text:p text:style-name="P4"><text:span text:style-name="T1">200</text:span></text:p>
          </draw:text-box>
        </draw:frame>
        <draw:line draw:style-name="gr2" draw:text-style-name="P2" draw:layer="layout" svg:x1="1.794cm" svg:y1="3.553cm" svg:x2="13.549cm" svg:y2="3.553cm">
          <text:p/>
        </draw:line>
        <draw:polygon draw:style-name="gr3" draw:text-style-name="P3" draw:layer="layout" svg:width="0.122cm" svg:height="0cm" svg:x="1.671cm" svg:y="3.553cm" svg:viewBox="0 0 123 0" draw:points="123,0 0,0">
          <text:p/>
        </draw:polygon>
        <draw:line draw:style-name="gr4" draw:text-style-name="P2" draw:layer="layout" svg:x1="1.794cm" svg:y1="3.553cm" svg:x2="1.671cm" svg:y2="3.553cm">
          <text:p/>
        </draw:line>
        <draw:frame draw:style-name="gr5" draw:text-style-name="P5" draw:layer="layout" svg:width="0.671cm" svg:height="0.412cm" svg:x="0.875cm" svg:y="4.561cm">
          <draw:text-box>
            <text:p text:style-name="P4"><text:span text:style-name="T1">250</text:span></text:p>
          </draw:text-box>
        </draw:frame>
        <draw:line draw:style-name="gr2" draw:text-style-name="P2" draw:layer="layout" svg:x1="1.794cm" svg:y1="2.352cm" svg:x2="13.549cm" svg:y2="2.352cm">
          <text:p/>
        </draw:line>
        <draw:polygon draw:style-name="gr3" draw:text-style-name="P3" draw:layer="layout" svg:width="0.122cm" svg:height="0cm" svg:x="1.671cm" svg:y="2.352cm" svg:viewBox="0 0 123 0" draw:points="123,0 0,0">
          <text:p/>
        </draw:polygon>
        <draw:line draw:style-name="gr4" draw:text-style-name="P2" draw:layer="layout" svg:x1="1.794cm" svg:y1="2.352cm" svg:x2="1.671cm" svg:y2="2.352cm">
          <text:p/>
        </draw:line>
        <draw:frame draw:style-name="gr5" draw:text-style-name="P5" draw:layer="layout" svg:width="0.671cm" svg:height="0.412cm" svg:x="0.875cm" svg:y="3.36cm">
          <draw:text-box>
            <text:p text:style-name="P4"><text:span text:style-name="T1">300</text:span></text:p>
          </draw:text-box>
        </draw:frame>
        <draw:line draw:style-name="gr2" draw:text-style-name="P2" draw:layer="layout" svg:x1="1.794cm" svg:y1="1.151cm" svg:x2="13.549cm" svg:y2="1.151cm">
          <text:p/>
        </draw:line>
        <draw:polygon draw:style-name="gr3" draw:text-style-name="P3" draw:layer="layout" svg:width="0.122cm" svg:height="0cm" svg:x="1.671cm" svg:y="1.151cm" svg:viewBox="0 0 123 0" draw:points="123,0 0,0">
          <text:p/>
        </draw:polygon>
        <draw:line draw:style-name="gr4" draw:text-style-name="P2" draw:layer="layout" svg:x1="1.794cm" svg:y1="1.151cm" svg:x2="1.671cm" svg:y2="1.151cm">
          <text:p/>
        </draw:line>
        <draw:frame draw:style-name="gr5" draw:text-style-name="P5" draw:layer="layout" svg:width="0.671cm" svg:height="0.412cm" svg:x="0.875cm" svg:y="2.159cm">
          <draw:text-box>
            <text:p text:style-name="P4"><text:span text:style-name="T1">350</text:span></text:p>
          </draw:text-box>
        </draw:frame>
        <draw:frame draw:style-name="gr5" draw:text-style-name="P5" draw:layer="layout" svg:width="0.671cm" svg:height="0.412cm" svg:x="0.875cm" svg:y="0.958cm">
          <draw:text-box>
            <text:p text:style-name="P4"><text:span text:style-name="T1">400</text:span></text:p>
          </draw:text-box>
        </draw:frame>
        <draw:polyline draw:style-name="gr6" draw:text-style-name="P2" draw:layer="layout" svg:width="10.687cm" svg:height="0.002cm" svg:x="2.328cm" svg:y="10.75cm" svg:viewBox="0 0 10688 3" draw:points="0,0 891,3 1781,2 2672,2 3563,2 4454,3 5344,2 6235,3 7126,3 8016,3 8907,3 9797,3 10688,2">
          <text:p/>
        </draw:polyline>
        <draw:path draw:style-name="gr7" draw:text-style-name="P6" draw:layer="layout" svg:width="0.211cm" svg:height="0.212cm" svg:x="2.223cm" svg:y="10.644cm" svg:viewBox="0 0 212 213" svg:d="M105 213c28 0 55-12 75-31 20-20 32-47 32-75s-12-55-32-75c-20-21-47-32-75-32s-55 11-74 32c-20 20-31 47-31 75s11 55 31 75c19 19 46 31 74 31z">
          <text:p/>
        </draw:path>
        <draw:path draw:style-name="gr7" draw:text-style-name="P6" draw:layer="layout" svg:width="0.212cm" svg:height="0.212cm" svg:x="3.113cm" svg:y="10.646cm" svg:viewBox="0 0 213 213" svg:d="M106 213c28 0 56-11 76-31s31-47 31-75-11-55-31-75c-20-19-48-32-76-32s-55 13-75 32c-20 20-31 47-31 75s11 55 31 75 47 31 75 31z">
          <text:p/>
        </draw:path>
        <draw:path draw:style-name="gr7" draw:text-style-name="P6" draw:layer="layout" svg:width="0.211cm" svg:height="0.212cm" svg:x="4.004cm" svg:y="10.645cm" svg:viewBox="0 0 212 213" svg:d="M105 213c29 0 56-11 76-31s31-47 31-75-11-55-31-75-47-32-76-32c-28 0-55 12-74 32-20 20-31 47-31 75s11 55 31 75c19 20 46 31 74 31z">
          <text:p/>
        </draw:path>
        <draw:path draw:style-name="gr7" draw:text-style-name="P6" draw:layer="layout" svg:width="0.212cm" svg:height="0.212cm" svg:x="4.894cm" svg:y="10.645cm" svg:viewBox="0 0 213 213" svg:d="M107 213c28 0 55-12 75-31 20-20 31-47 31-75s-11-55-31-75-47-32-75-32-56 12-76 32-31 47-31 75 11 55 31 75c20 19 48 31 76 31z">
          <text:p/>
        </draw:path>
        <draw:path draw:style-name="gr7" draw:text-style-name="P6" draw:layer="layout" svg:width="0.211cm" svg:height="0.212cm" svg:x="5.785cm" svg:y="10.645cm" svg:viewBox="0 0 212 213" svg:d="M106 213c29 0 55-11 75-31s31-47 31-75-11-55-31-75-46-32-75-32c-28 0-55 12-74 32-21 20-32 47-32 75s11 55 32 75c19 20 46 31 74 31z">
          <text:p/>
        </draw:path>
        <draw:path draw:style-name="gr7" draw:text-style-name="P6" draw:layer="layout" svg:width="0.212cm" svg:height="0.211cm" svg:x="6.675cm" svg:y="10.647cm" svg:viewBox="0 0 213 212" svg:d="M106 212c28 0 55-11 75-31 21-20 32-47 32-75s-11-55-32-74c-20-20-47-32-75-32s-55 12-75 32c-20 19-31 46-31 74s11 55 31 75 47 31 75 31z">
          <text:p/>
        </draw:path>
        <draw:path draw:style-name="gr7" draw:text-style-name="P6" draw:layer="layout" svg:width="0.211cm" svg:height="0.212cm" svg:x="7.566cm" svg:y="10.645cm" svg:viewBox="0 0 212 213" svg:d="M105 213c29 0 56-11 76-31s31-47 31-75-11-55-31-75c-20-19-47-32-76-32-28 0-55 13-74 32-20 20-31 47-31 75s11 55 31 75c19 20 46 31 74 31z">
          <text:p/>
        </draw:path>
        <draw:path draw:style-name="gr7" draw:text-style-name="P6" draw:layer="layout" svg:width="0.212cm" svg:height="0.212cm" svg:x="8.456cm" svg:y="10.646cm" svg:viewBox="0 0 213 213" svg:d="M107 213c28 0 55-12 75-31 20-20 31-47 31-75s-11-55-31-75-47-32-75-32c-29 0-56 12-76 32s-31 47-31 75 11 55 31 75c20 19 47 31 76 31z">
          <text:p/>
        </draw:path>
        <draw:path draw:style-name="gr7" draw:text-style-name="P6" draw:layer="layout" svg:width="0.211cm" svg:height="0.212cm" svg:x="9.347cm" svg:y="10.646cm" svg:viewBox="0 0 212 213" svg:d="M107 213c28 0 54-12 74-31 20-20 31-47 31-75s-11-55-31-75-46-32-74-32c-29 0-55 12-76 32-20 20-31 47-31 75s11 55 31 75c21 19 47 31 76 31z">
          <text:p/>
        </draw:path>
        <draw:path draw:style-name="gr7" draw:text-style-name="P6" draw:layer="layout" svg:width="0.212cm" svg:height="0.211cm" svg:x="10.237cm" svg:y="10.646cm" svg:viewBox="0 0 213 212" svg:d="M106 212c28 0 55-11 75-31 20-19 32-46 32-74 0-29-12-55-32-75s-47-32-75-32-55 12-75 32-31 46-31 75c0 28 11 55 31 74 20 20 47 31 75 31z">
          <text:p/>
        </draw:path>
        <draw:path draw:style-name="gr7" draw:text-style-name="P6" draw:layer="layout" svg:width="0.211cm" svg:height="0.212cm" svg:x="11.128cm" svg:y="10.646cm" svg:viewBox="0 0 212 213" svg:d="M106 213c28 0 56-12 75-31 20-20 31-47 31-75s-11-55-31-75c-19-20-47-32-75-32-29 0-55 12-75 32s-31 47-31 75 11 55 31 75c20 19 46 31 75 31z">
          <text:p/>
        </draw:path>
        <draw:path draw:style-name="gr7" draw:text-style-name="P6" draw:layer="layout" svg:width="0.212cm" svg:height="0.212cm" svg:x="12.018cm" svg:y="10.646cm" svg:viewBox="0 0 213 213" svg:d="M106 213c29 0 56-12 76-31 20-20 31-47 31-75s-11-55-31-75-47-32-76-32c-28 0-55 12-75 32s-31 47-31 75 11 55 31 75c20 19 47 31 75 31z">
          <text:p/>
        </draw:path>
        <draw:path draw:style-name="gr7" draw:text-style-name="P6" draw:layer="layout" svg:width="0.211cm" svg:height="0.212cm" svg:x="12.909cm" svg:y="10.645cm" svg:viewBox="0 0 212 213" svg:d="M107 213c28 0 55-11 74-31 20-20 31-47 31-75s-11-55-31-75c-19-19-46-32-74-32s-56 13-76 32c-20 20-31 47-31 75s11 55 31 75 48 31 76 31z">
          <text:p/>
        </draw:path>
        <draw:polyline draw:style-name="gr8" draw:text-style-name="P2" draw:layer="layout" svg:width="10.687cm" svg:height="3.426cm" svg:x="2.328cm" svg:y="1.415cm" svg:viewBox="0 0 10688 3427" draw:points="0,0 891,2380 1781,2092 2672,1761 3563,2037 4454,2441 5344,2046 6235,2234 7126,2593 8016,2917 8907,3266 9797,3427 10688,3010">
          <text:p/>
        </draw:polyline>
        <draw:path draw:style-name="gr9" draw:text-style-name="P7" draw:layer="layout" svg:width="0.211cm" svg:height="0.211cm" svg:x="2.223cm" svg:y="1.309cm" svg:viewBox="0 0 212 212" svg:d="M0 212l212-212zM0 0l212 212z">
          <text:p/>
        </draw:path>
        <draw:path draw:style-name="gr10" draw:text-style-name="P2" draw:layer="layout" svg:width="0.211cm" svg:height="0.211cm" svg:x="2.223cm" svg:y="1.309cm" svg:viewBox="0 0 212 212" svg:d="M0 212l212-212M0 0l212 212">
          <text:p/>
        </draw:path>
        <draw:path draw:style-name="gr9" draw:text-style-name="P7" draw:layer="layout" svg:width="0.212cm" svg:height="0.212cm" svg:x="3.113cm" svg:y="3.688cm" svg:viewBox="0 0 213 213" svg:d="M0 213l213-213zM0 0l213 213z">
          <text:p/>
        </draw:path>
        <draw:path draw:style-name="gr10" draw:text-style-name="P2" draw:layer="layout" svg:width="0.212cm" svg:height="0.212cm" svg:x="3.113cm" svg:y="3.688cm" svg:viewBox="0 0 213 213" svg:d="M0 213l213-213M0 0l213 213">
          <text:p/>
        </draw:path>
        <draw:path draw:style-name="gr9" draw:text-style-name="P7" draw:layer="layout" svg:width="0.211cm" svg:height="0.212cm" svg:x="4.004cm" svg:y="3.4cm" svg:viewBox="0 0 212 213" svg:d="M0 213l212-213zM0 0l212 213z">
          <text:p/>
        </draw:path>
        <draw:path draw:style-name="gr10" draw:text-style-name="P2" draw:layer="layout" svg:width="0.211cm" svg:height="0.212cm" svg:x="4.004cm" svg:y="3.4cm" svg:viewBox="0 0 212 213" svg:d="M0 213l212-213M0 0l212 213">
          <text:p/>
        </draw:path>
        <draw:path draw:style-name="gr9" draw:text-style-name="P7" draw:layer="layout" svg:width="0.212cm" svg:height="0.211cm" svg:x="4.894cm" svg:y="3.069cm" svg:viewBox="0 0 213 212" svg:d="M0 212l213-212zM0 0l213 212z">
          <text:p/>
        </draw:path>
        <draw:path draw:style-name="gr10" draw:text-style-name="P2" draw:layer="layout" svg:width="0.212cm" svg:height="0.211cm" svg:x="4.894cm" svg:y="3.069cm" svg:viewBox="0 0 213 212" svg:d="M0 212l213-212M0 0l213 212">
          <text:p/>
        </draw:path>
        <draw:path draw:style-name="gr9" draw:text-style-name="P7" draw:layer="layout" svg:width="0.211cm" svg:height="0.212cm" svg:x="5.785cm" svg:y="3.345cm" svg:viewBox="0 0 212 213" svg:d="M0 213l212-213zM0 0l212 213z">
          <text:p/>
        </draw:path>
        <draw:path draw:style-name="gr10" draw:text-style-name="P2" draw:layer="layout" svg:width="0.211cm" svg:height="0.212cm" svg:x="5.785cm" svg:y="3.345cm" svg:viewBox="0 0 212 213" svg:d="M0 213l212-213M0 0l212 213">
          <text:p/>
        </draw:path>
        <draw:path draw:style-name="gr9" draw:text-style-name="P7" draw:layer="layout" svg:width="0.212cm" svg:height="0.211cm" svg:x="6.675cm" svg:y="3.749cm" svg:viewBox="0 0 213 212" svg:d="M0 212l213-212zM0 0l213 212z">
          <text:p/>
        </draw:path>
        <draw:path draw:style-name="gr10" draw:text-style-name="P2" draw:layer="layout" svg:width="0.212cm" svg:height="0.211cm" svg:x="6.675cm" svg:y="3.749cm" svg:viewBox="0 0 213 212" svg:d="M0 212l213-212M0 0l213 212">
          <text:p/>
        </draw:path>
        <draw:path draw:style-name="gr9" draw:text-style-name="P7" draw:layer="layout" svg:width="0.211cm" svg:height="0.212cm" svg:x="7.566cm" svg:y="3.354cm" svg:viewBox="0 0 212 213" svg:d="M0 213l212-213zM0 0l212 213z">
          <text:p/>
        </draw:path>
        <draw:path draw:style-name="gr10" draw:text-style-name="P2" draw:layer="layout" svg:width="0.211cm" svg:height="0.212cm" svg:x="7.566cm" svg:y="3.354cm" svg:viewBox="0 0 212 213" svg:d="M0 213l212-213M0 0l212 213">
          <text:p/>
        </draw:path>
        <draw:path draw:style-name="gr9" draw:text-style-name="P7" draw:layer="layout" svg:width="0.212cm" svg:height="0.212cm" svg:x="8.456cm" svg:y="3.542cm" svg:viewBox="0 0 213 213" svg:d="M0 213l213-213zM0 0l213 213z">
          <text:p/>
        </draw:path>
        <draw:path draw:style-name="gr10" draw:text-style-name="P2" draw:layer="layout" svg:width="0.212cm" svg:height="0.212cm" svg:x="8.456cm" svg:y="3.542cm" svg:viewBox="0 0 213 213" svg:d="M0 213l213-213M0 0l213 213">
          <text:p/>
        </draw:path>
        <draw:path draw:style-name="gr9" draw:text-style-name="P7" draw:layer="layout" svg:width="0.211cm" svg:height="0.212cm" svg:x="9.347cm" svg:y="3.901cm" svg:viewBox="0 0 212 213" svg:d="M0 213l212-213zM0 0l212 213z">
          <text:p/>
        </draw:path>
        <draw:path draw:style-name="gr10" draw:text-style-name="P2" draw:layer="layout" svg:width="0.211cm" svg:height="0.212cm" svg:x="9.347cm" svg:y="3.901cm" svg:viewBox="0 0 212 213" svg:d="M0 213l212-213M0 0l212 213">
          <text:p/>
        </draw:path>
        <draw:path draw:style-name="gr9" draw:text-style-name="P7" draw:layer="layout" svg:width="0.212cm" svg:height="0.211cm" svg:x="10.237cm" svg:y="4.225cm" svg:viewBox="0 0 213 212" svg:d="M0 212l213-212zM0 0l213 212z">
          <text:p/>
        </draw:path>
        <draw:path draw:style-name="gr10" draw:text-style-name="P2" draw:layer="layout" svg:width="0.212cm" svg:height="0.211cm" svg:x="10.237cm" svg:y="4.225cm" svg:viewBox="0 0 213 212" svg:d="M0 212l213-212M0 0l213 212">
          <text:p/>
        </draw:path>
        <draw:path draw:style-name="gr9" draw:text-style-name="P7" draw:layer="layout" svg:width="0.211cm" svg:height="0.211cm" svg:x="11.128cm" svg:y="4.574cm" svg:viewBox="0 0 212 212" svg:d="M0 212l212-212zM0 0l212 212z">
          <text:p/>
        </draw:path>
        <draw:path draw:style-name="gr10" draw:text-style-name="P2" draw:layer="layout" svg:width="0.211cm" svg:height="0.211cm" svg:x="11.128cm" svg:y="4.574cm" svg:viewBox="0 0 212 212" svg:d="M0 212l212-212M0 0l212 212">
          <text:p/>
        </draw:path>
        <draw:path draw:style-name="gr9" draw:text-style-name="P7" draw:layer="layout" svg:width="0.212cm" svg:height="0.212cm" svg:x="12.018cm" svg:y="4.735cm" svg:viewBox="0 0 213 213" svg:d="M0 213l213-213zM0 0l213 213z">
          <text:p/>
        </draw:path>
        <draw:path draw:style-name="gr10" draw:text-style-name="P2" draw:layer="layout" svg:width="0.212cm" svg:height="0.212cm" svg:x="12.018cm" svg:y="4.735cm" svg:viewBox="0 0 213 213" svg:d="M0 213l213-213M0 0l213 213">
          <text:p/>
        </draw:path>
        <draw:path draw:style-name="gr9" draw:text-style-name="P7" draw:layer="layout" svg:width="0.211cm" svg:height="0.212cm" svg:x="12.909cm" svg:y="4.318cm" svg:viewBox="0 0 212 213" svg:d="M0 213l212-213zM0 0l212 213z">
          <text:p/>
        </draw:path>
        <draw:path draw:style-name="gr10" draw:text-style-name="P2" draw:layer="layout" svg:width="0.211cm" svg:height="0.212cm" svg:x="12.909cm" svg:y="4.318cm" svg:viewBox="0 0 212 213" svg:d="M0 213l212-213M0 0l212 213">
          <text:p/>
        </draw:path>
        <draw:polyline draw:style-name="gr11" draw:text-style-name="P2" draw:layer="layout" svg:width="10.687cm" svg:height="0.006cm" svg:x="2.328cm" svg:y="10.732cm" svg:viewBox="0 0 10688 7" draw:points="0,4 891,0 1781,4 2672,7 3563,6 4454,4 5344,6 6235,4 7126,7 8016,7 8907,6 9797,6 10688,7">
          <text:p/>
        </draw:polyline>
        <draw:polygon draw:style-name="gr12" draw:text-style-name="P8" draw:layer="layout" svg:width="0.211cm" svg:height="0.212cm" svg:x="2.223cm" svg:y="10.63cm" svg:viewBox="0 0 212 213" draw:points="105,0 0,213 212,213">
          <text:p/>
        </draw:polygon>
        <draw:polygon draw:style-name="gr12" draw:text-style-name="P8" draw:layer="layout" svg:width="0.212cm" svg:height="0.212cm" svg:x="3.113cm" svg:y="10.626cm" svg:viewBox="0 0 213 213" draw:points="106,0 0,213 213,213">
          <text:p/>
        </draw:polygon>
        <draw:polygon draw:style-name="gr12" draw:text-style-name="P8" draw:layer="layout" svg:width="0.211cm" svg:height="0.212cm" svg:x="4.004cm" svg:y="10.63cm" svg:viewBox="0 0 212 213" draw:points="105,0 0,213 212,213">
          <text:p/>
        </draw:polygon>
        <draw:polygon draw:style-name="gr12" draw:text-style-name="P8" draw:layer="layout" svg:width="0.212cm" svg:height="0.212cm" svg:x="4.894cm" svg:y="10.632cm" svg:viewBox="0 0 213 213" draw:points="107,0 0,213 213,213">
          <text:p/>
        </draw:polygon>
        <draw:polygon draw:style-name="gr12" draw:text-style-name="P8" draw:layer="layout" svg:width="0.211cm" svg:height="0.212cm" svg:x="5.785cm" svg:y="10.631cm" svg:viewBox="0 0 212 213" draw:points="106,0 0,213 212,213">
          <text:p/>
        </draw:polygon>
        <draw:polygon draw:style-name="gr12" draw:text-style-name="P8" draw:layer="layout" svg:width="0.212cm" svg:height="0.211cm" svg:x="6.675cm" svg:y="10.63cm" svg:viewBox="0 0 213 212" draw:points="106,0 0,212 213,212">
          <text:p/>
        </draw:polygon>
        <draw:polygon draw:style-name="gr12" draw:text-style-name="P8" draw:layer="layout" svg:width="0.211cm" svg:height="0.212cm" svg:x="7.566cm" svg:y="10.631cm" svg:viewBox="0 0 212 213" draw:points="105,0 0,213 212,213">
          <text:p/>
        </draw:polygon>
        <draw:polygon draw:style-name="gr12" draw:text-style-name="P8" draw:layer="layout" svg:width="0.212cm" svg:height="0.212cm" svg:x="8.456cm" svg:y="10.63cm" svg:viewBox="0 0 213 213" draw:points="107,0 0,213 213,213">
          <text:p/>
        </draw:polygon>
        <draw:polygon draw:style-name="gr12" draw:text-style-name="P8" draw:layer="layout" svg:width="0.211cm" svg:height="0.211cm" svg:x="9.347cm" svg:y="10.632cm" svg:viewBox="0 0 212 212" draw:points="107,0 0,212 212,212">
          <text:p/>
        </draw:polygon>
        <draw:polygon draw:style-name="gr12" draw:text-style-name="P8" draw:layer="layout" svg:width="0.212cm" svg:height="0.211cm" svg:x="10.237cm" svg:y="10.632cm" svg:viewBox="0 0 213 212" draw:points="106,0 0,212 213,212">
          <text:p/>
        </draw:polygon>
        <draw:polygon draw:style-name="gr12" draw:text-style-name="P8" draw:layer="layout" svg:width="0.211cm" svg:height="0.212cm" svg:x="11.128cm" svg:y="10.631cm" svg:viewBox="0 0 212 213" draw:points="106,0 0,213 212,213">
          <text:p/>
        </draw:polygon>
        <draw:polygon draw:style-name="gr12" draw:text-style-name="P8" draw:layer="layout" svg:width="0.212cm" svg:height="0.211cm" svg:x="12.018cm" svg:y="10.632cm" svg:viewBox="0 0 213 212" draw:points="106,0 0,212 213,212">
          <text:p/>
        </draw:polygon>
        <draw:polygon draw:style-name="gr12" draw:text-style-name="P8" draw:layer="layout" svg:width="0.211cm" svg:height="0.212cm" svg:x="12.909cm" svg:y="10.632cm" svg:viewBox="0 0 212 213" draw:points="107,0 0,213 212,213">
          <text:p/>
        </draw:polygon>
        <draw:line draw:style-name="gr13" draw:text-style-name="P2" draw:layer="layout" svg:x1="1.794cm" svg:y1="11.219cm" svg:x2="1.794cm" svg:y2="0.948cm">
          <text:p/>
        </draw:line>
        <draw:line draw:style-name="gr13" draw:text-style-name="P2" draw:layer="layout" svg:x1="13.549cm" svg:y1="11.219cm" svg:x2="13.549cm" svg:y2="0.948cm">
          <text:p/>
        </draw:line>
        <draw:line draw:style-name="gr13" draw:text-style-name="P2" draw:layer="layout" svg:x1="1.794cm" svg:y1="11.219cm" svg:x2="13.549cm" svg:y2="11.219cm">
          <text:p/>
        </draw:line>
        <draw:line draw:style-name="gr13" draw:text-style-name="P2" draw:layer="layout" svg:x1="1.794cm" svg:y1="0.948cm" svg:x2="13.549cm" svg:y2="0.948cm">
          <text:p/>
        </draw:line>
        <draw:frame draw:style-name="gr5" draw:text-style-name="P5" draw:layer="layout" svg:width="0.993cm" svg:height="0.412cm" draw:transform="rotate (1.5707963267949) translate (0.333cm 6.578cm)">
          <draw:text-box>
            <text:p text:style-name="P4"><text:span text:style-name="T1">Score</text:span></text:p>
          </draw:text-box>
        </draw:frame>
        <draw:path draw:style-name="gr14" draw:text-style-name="P9" draw:layer="layout" svg:width="4.418cm" svg:height="1.659cm" svg:x="8.954cm" svg:y="1.124cm" svg:viewBox="0 0 4419 1660" svg:d="M71 1660h4278c47 0 70-24 70-71v-1518c0-47-23-71-70-71h-4278c-47 0-71 24-71 71v1518c0 47 24 71 71 71z">
          <text:p/>
        </draw:path>
        <draw:polyline draw:style-name="gr6" draw:text-style-name="P2" draw:layer="layout" svg:width="0.704cm" svg:height="0cm" svg:x="9.096cm" svg:y="1.41cm" svg:viewBox="0 0 705 0" draw:points="0,0 352,0 705,0">
          <text:p/>
        </draw:polyline>
        <draw:path draw:style-name="gr7" draw:text-style-name="P6" draw:layer="layout" svg:width="0.211cm" svg:height="0.212cm" svg:x="9.343cm" svg:y="1.304cm" svg:viewBox="0 0 212 213" svg:d="M106 213c28 0 55-12 75-31 20-20 31-47 31-75s-11-56-31-76-47-31-75-31-55 11-75 31-31 48-31 76 11 55 31 75c20 19 47 31 75 31z">
          <text:p/>
        </draw:path>
        <draw:frame draw:style-name="gr15" draw:text-style-name="P11" draw:layer="layout" svg:width="7.233cm" svg:height="0.53cm" svg:x="1.795cm" svg:y="0.344cm">
          <draw:text-box>
            <text:p text:style-name="P10"><text:span text:style-name="T2">A) Cluster Validation Scores</text:span></text:p>
          </draw:text-box>
        </draw:frame>
        <draw:polyline draw:style-name="gr8" draw:text-style-name="P2" draw:layer="layout" svg:width="0.704cm" svg:height="0cm" svg:x="9.096cm" svg:y="1.927cm" svg:viewBox="0 0 705 0" draw:points="0,0 352,0 705,0">
          <text:p/>
        </draw:polyline>
        <draw:path draw:style-name="gr9" draw:text-style-name="P7" draw:layer="layout" svg:width="0.211cm" svg:height="0.212cm" svg:x="9.343cm" svg:y="1.821cm" svg:viewBox="0 0 212 213" svg:d="M0 213l212-213zM0 0l212 213z">
          <text:p/>
        </draw:path>
        <draw:path draw:style-name="gr10" draw:text-style-name="P2" draw:layer="layout" svg:width="0.211cm" svg:height="0.212cm" svg:x="9.343cm" svg:y="1.821cm" svg:viewBox="0 0 212 213" svg:d="M0 213l212-213M0 0l212 213">
          <text:p/>
        </draw:path>
        <draw:frame draw:style-name="gr5" draw:text-style-name="P5" draw:layer="layout" svg:width="1.788cm" svg:height="0.412cm" svg:x="10.084cm" svg:y="1.206cm">
          <draw:text-box>
            <text:p text:style-name="P4"><text:span text:style-name="T1">Silhouette</text:span></text:p>
          </draw:text-box>
        </draw:frame>
        <draw:polyline draw:style-name="gr11" draw:text-style-name="P2" draw:layer="layout" svg:width="0.704cm" svg:height="0cm" svg:x="9.096cm" svg:y="2.445cm" svg:viewBox="0 0 705 0" draw:points="0,0 352,0 705,0">
          <text:p/>
        </draw:polyline>
        <draw:polygon draw:style-name="gr12" draw:text-style-name="P8" draw:layer="layout" svg:width="0.211cm" svg:height="0.212cm" svg:x="9.343cm" svg:y="2.339cm" svg:viewBox="0 0 212 213" draw:points="106,0 0,213 212,213">
          <text:p/>
        </draw:polygon>
        <draw:frame draw:style-name="gr5" draw:text-style-name="P5" draw:layer="layout" svg:width="3.135cm" svg:height="0.412cm" svg:x="10.084cm" svg:y="1.724cm">
          <draw:text-box>
            <text:p text:style-name="P4"><text:span text:style-name="T1">Calinski-Harabasz</text:span></text:p>
          </draw:text-box>
        </draw:frame>
        <draw:polygon draw:style-name="gr3" draw:text-style-name="P3" draw:layer="layout" svg:width="0cm" svg:height="0.123cm" svg:x="15.777cm" svg:y="11.219cm" svg:viewBox="0 0 0 124" draw:points="0,0 0,124">
          <text:p/>
        </draw:polygon>
        <draw:line draw:style-name="gr4" draw:text-style-name="P2" draw:layer="layout" svg:x1="15.777cm" svg:y1="11.219cm" svg:x2="15.777cm" svg:y2="11.343cm">
          <text:p/>
        </draw:line>
        <draw:frame draw:style-name="gr5" draw:text-style-name="P5" draw:layer="layout" svg:width="2.635cm" svg:height="0.412cm" svg:x="10.084cm" svg:y="2.241cm">
          <draw:text-box>
            <text:p text:style-name="P4"><text:span text:style-name="T1">Davies-Bouldin</text:span></text:p>
          </draw:text-box>
        </draw:frame>
        <draw:polygon draw:style-name="gr3" draw:text-style-name="P3" draw:layer="layout" svg:width="0cm" svg:height="0.123cm" svg:x="18.128cm" svg:y="11.219cm" svg:viewBox="0 0 0 124" draw:points="0,0 0,124">
          <text:p/>
        </draw:polygon>
        <draw:polygon draw:style-name="gr3" draw:text-style-name="P3" draw:layer="layout" svg:width="0cm" svg:height="0.123cm" svg:x="20.479cm" svg:y="11.219cm" svg:viewBox="0 0 0 124" draw:points="0,0 0,124">
          <text:p/>
        </draw:polygon>
        <draw:polygon draw:style-name="gr3" draw:text-style-name="P3" draw:layer="layout" svg:width="0cm" svg:height="0.123cm" svg:x="22.83cm" svg:y="11.219cm" svg:viewBox="0 0 0 124" draw:points="0,0 0,124">
          <text:p/>
        </draw:polygon>
        <draw:polygon draw:style-name="gr3" draw:text-style-name="P3" draw:layer="layout" svg:width="0cm" svg:height="0.123cm" svg:x="25.181cm" svg:y="11.219cm" svg:viewBox="0 0 0 124" draw:points="0,0 0,124">
          <text:p/>
        </draw:polygon>
        <draw:polygon draw:style-name="gr3" draw:text-style-name="P3" draw:layer="layout" svg:width="0cm" svg:height="0.123cm" svg:x="27.532cm" svg:y="11.219cm" svg:viewBox="0 0 0 124" draw:points="0,0 0,124">
          <text:p/>
        </draw:polygon>
        <draw:polygon draw:style-name="gr3" draw:text-style-name="P3" draw:layer="layout" svg:width="0.122cm" svg:height="0cm" svg:x="15.654cm" svg:y="11.219cm" svg:viewBox="0 0 123 0" draw:points="123,0 0,0">
          <text:p/>
        </draw:polygon>
        <draw:polygon draw:style-name="gr3" draw:text-style-name="P3" draw:layer="layout" svg:width="0.122cm" svg:height="0cm" svg:x="15.654cm" svg:y="9.165cm" svg:viewBox="0 0 123 0" draw:points="123,0 0,0">
          <text:p/>
        </draw:polygon>
        <draw:line draw:style-name="gr4" draw:text-style-name="P2" draw:layer="layout" svg:x1="15.777cm" svg:y1="9.165cm" svg:x2="15.654cm" svg:y2="9.165cm">
          <text:p/>
        </draw:line>
        <draw:polygon draw:style-name="gr3" draw:text-style-name="P3" draw:layer="layout" svg:width="0.122cm" svg:height="0cm" svg:x="15.654cm" svg:y="7.111cm" svg:viewBox="0 0 123 0" draw:points="123,0 0,0">
          <text:p/>
        </draw:polygon>
        <draw:line draw:style-name="gr4" draw:text-style-name="P2" draw:layer="layout" svg:x1="15.777cm" svg:y1="7.111cm" svg:x2="15.654cm" svg:y2="7.111cm">
          <text:p/>
        </draw:line>
        <draw:polygon draw:style-name="gr3" draw:text-style-name="P3" draw:layer="layout" svg:width="0.122cm" svg:height="0cm" svg:x="15.654cm" svg:y="5.056cm" svg:viewBox="0 0 123 0" draw:points="123,0 0,0">
          <text:p/>
        </draw:polygon>
        <draw:line draw:style-name="gr4" draw:text-style-name="P2" draw:layer="layout" svg:x1="15.777cm" svg:y1="5.056cm" svg:x2="15.654cm" svg:y2="5.056cm">
          <text:p/>
        </draw:line>
        <draw:polygon draw:style-name="gr3" draw:text-style-name="P3" draw:layer="layout" svg:width="0.122cm" svg:height="0cm" svg:x="15.654cm" svg:y="3.002cm" svg:viewBox="0 0 123 0" draw:points="123,0 0,0">
          <text:p/>
        </draw:polygon>
        <draw:line draw:style-name="gr4" draw:text-style-name="P2" draw:layer="layout" svg:x1="15.777cm" svg:y1="3.002cm" svg:x2="15.654cm" svg:y2="3.002cm">
          <text:p/>
        </draw:line>
        <draw:polygon draw:style-name="gr3" draw:text-style-name="P3" draw:layer="layout" svg:width="0.122cm" svg:height="0cm" svg:x="15.654cm" svg:y="0.948cm" svg:viewBox="0 0 123 0" draw:points="123,0 0,0">
          <text:p/>
        </draw:polygon>
        <draw:polygon draw:style-name="gr1" draw:text-style-name="P1" draw:layer="layout" svg:width="11.755cm" svg:height="10.271cm" svg:x="29.76cm" svg:y="0.948cm" svg:viewBox="0 0 11756 10272" draw:points="0,10272 11756,10272 11756,0 0,0">
          <text:p/>
        </draw:polygon>
        <draw:path draw:style-name="gr16" draw:text-style-name="P6" draw:layer="layout" svg:width="0.223cm" svg:height="0.223cm" svg:x="40.757cm" svg:y="6.225cm" svg:viewBox="0 0 224 224" svg:d="M111 224c30 0 59-12 80-33s33-49 33-80c0-29-12-58-33-79s-50-32-80-32c-29 0-58 11-79 32s-32 50-32 79c0 31 11 59 32 80s50 33 79 33z">
          <text:p/>
        </draw:path>
        <draw:path draw:style-name="gr16" draw:text-style-name="P6" draw:layer="layout" svg:width="0.223cm" svg:height="0.224cm" svg:x="39.071cm" svg:y="3.431cm" svg:viewBox="0 0 224 225" svg:d="M113 225c29 0 58-12 79-33s32-49 32-79-11-58-32-79c-21-22-50-34-79-34-30 0-59 12-80 34-21 21-33 49-33 79s12 58 33 79 50 33 80 33z">
          <text:p/>
        </draw:path>
        <draw:path draw:style-name="gr16" draw:text-style-name="P6" draw:layer="layout" svg:width="0.224cm" svg:height="0.223cm" svg:x="39.527cm" svg:y="4.601cm" svg:viewBox="0 0 225 224" svg:d="M113 224c30 0 58-12 79-34 21-21 33-49 33-79 0-29-12-58-33-79s-49-32-79-32-59 11-80 32-33 50-33 79c0 30 12 58 33 79 21 22 50 34 80 34z">
          <text:p/>
        </draw:path>
        <draw:path draw:style-name="gr16" draw:text-style-name="P6" draw:layer="layout" svg:width="0.223cm" svg:height="0.224cm" svg:x="40.42cm" svg:y="4.58cm" svg:viewBox="0 0 224 225" svg:d="M112 225c30 0 58-13 79-34s33-49 33-79-12-58-33-79-49-33-79-33c-29 0-58 12-79 33s-33 49-33 79 12 58 33 79 50 34 79 34z">
          <text:p/>
        </draw:path>
        <draw:path draw:style-name="gr16" draw:text-style-name="P6" draw:layer="layout" svg:width="0.223cm" svg:height="0.223cm" svg:x="37.725cm" svg:y="2.841cm" svg:viewBox="0 0 224 224" svg:d="M113 224c29 0 58-12 79-33 21-22 32-50 32-80 0-29-11-58-32-79s-50-32-79-32c-30 0-59 11-80 32s-33 50-33 79c0 30 12 58 33 80 21 21 50 33 80 33z">
          <text:p/>
        </draw:path>
        <draw:path draw:style-name="gr16" draw:text-style-name="P6" draw:layer="layout" svg:width="0.224cm" svg:height="0.223cm" svg:x="37.627cm" svg:y="2.256cm" svg:viewBox="0 0 225 224" svg:d="M112 224c30 0 58-12 80-33 21-21 33-49 33-79s-12-58-33-79c-22-21-50-33-80-33s-58 12-79 33-33 49-33 79 12 58 33 79 49 33 79 33z">
          <text:p/>
        </draw:path>
        <draw:path draw:style-name="gr16" draw:text-style-name="P6" draw:layer="layout" svg:width="0.223cm" svg:height="0.223cm" svg:x="39.721cm" svg:y="3.697cm" svg:viewBox="0 0 224 224" svg:d="M112 224c30 0 58-12 79-34 21-21 33-49 33-79 0-29-12-58-33-79s-49-32-79-32-59 11-80 32-32 50-32 79c0 30 11 58 32 79 21 22 50 34 80 34z">
          <text:p/>
        </draw:path>
        <draw:path draw:style-name="gr9" draw:text-style-name="P7" draw:layer="layout" svg:width="0.223cm" svg:height="0.224cm" svg:x="32.512cm" svg:y="3.53cm" svg:viewBox="0 0 224 225" svg:d="M112 225c29 0 59-12 80-33s32-50 32-80-11-58-32-79-51-33-80-33c-30 0-58 12-79 33s-33 49-33 79 12 59 33 80 49 33 79 33z">
          <text:p/>
        </draw:path>
        <draw:path draw:style-name="gr17" draw:text-style-name="P2" draw:layer="layout" svg:width="0.223cm" svg:height="0.224cm" svg:x="32.512cm" svg:y="3.53cm" svg:viewBox="0 0 224 225" svg:d="M112 225c29 0 59-12 80-33s32-50 32-80-11-58-32-79-51-33-80-33c-30 0-58 12-79 33s-33 49-33 79 12 59 33 80 49 33 79 33z">
          <text:p/>
        </draw:path>
        <draw:path draw:style-name="gr18" draw:text-style-name="P7" draw:layer="layout" svg:width="0.223cm" svg:height="0.223cm" svg:x="33.835cm" svg:y="3.145cm" svg:viewBox="0 0 224 224" svg:d="M112 224c29 0 57-11 79-32 21-21 33-50 33-79 0-31-12-59-33-80-22-21-50-33-79-33-30 0-58 12-79 33s-33 49-33 80c0 29 12 58 33 79s49 32 79 32z">
          <text:p/>
        </draw:path>
        <draw:path draw:style-name="gr18" draw:text-style-name="P7" draw:layer="layout" svg:width="0.223cm" svg:height="0.223cm" svg:x="33.806cm" svg:y="2.703cm" svg:viewBox="0 0 224 224" svg:d="M112 224c29 0 58-12 79-33s33-49 33-78c0-31-12-59-33-80s-50-33-79-33c-30 0-58 12-79 33s-33 49-33 80c0 29 12 57 33 78s49 33 79 33z">
          <text:p/>
        </draw:path>
        <draw:path draw:style-name="gr16" draw:text-style-name="P6" draw:layer="layout" svg:width="0.223cm" svg:height="0.223cm" svg:x="36.854cm" svg:y="2.265cm" svg:viewBox="0 0 224 224" svg:d="M112 224c30 0 58-12 79-33s33-49 33-79c0-29-12-59-33-80s-49-32-79-32-58 11-80 32c-21 21-32 51-32 80 0 30 11 58 32 79 22 21 50 33 80 33z">
          <text:p/>
        </draw:path>
        <draw:path draw:style-name="gr18" draw:text-style-name="P7" draw:layer="layout" svg:width="0.223cm" svg:height="0.223cm" svg:x="33.318cm" svg:y="3.587cm" svg:viewBox="0 0 224 224" svg:d="M112 224c30 0 58-12 79-33 21-20 33-49 33-78 0-31-12-59-33-80s-49-33-79-33c-29 0-58 12-79 33-22 21-33 49-33 80 0 29 11 58 33 78 21 21 50 33 79 33z">
          <text:p/>
        </draw:path>
        <draw:path draw:style-name="gr16" draw:text-style-name="P6" draw:layer="layout" svg:width="0.223cm" svg:height="0.223cm" svg:x="34.42cm" svg:y="2.47cm" svg:viewBox="0 0 224 224" svg:d="M112 224c30 0 58-12 79-33s33-49 33-79-12-58-33-79-49-33-79-33c-29 0-58 12-79 33s-33 49-33 79 12 58 33 79 50 33 79 33z">
          <text:p/>
        </draw:path>
        <draw:path draw:style-name="gr18" draw:text-style-name="P7" draw:layer="layout" svg:width="0.223cm" svg:height="0.223cm" svg:x="30.594cm" svg:y="3.907cm" svg:viewBox="0 0 224 224" svg:d="M113 224c29 0 58-12 79-33s32-50 32-79c0-30-11-58-32-79s-50-33-79-33c-30 0-59 12-80 33s-33 49-33 79c0 29 12 58 33 79s50 33 80 33z">
          <text:p/>
        </draw:path>
        <draw:path draw:style-name="gr18" draw:text-style-name="P7" draw:layer="layout" svg:width="0.223cm" svg:height="0.223cm" svg:x="32.955cm" svg:y="4.008cm" svg:viewBox="0 0 224 224" svg:d="M111 224c30 0 59-11 80-32s33-50 33-80-12-58-33-79-50-33-80-33c-29 0-58 12-78 33-21 21-33 49-33 79s12 59 33 80c20 21 49 32 78 32z">
          <text:p/>
        </draw:path>
        <draw:path draw:style-name="gr18" draw:text-style-name="P7" draw:layer="layout" svg:width="0.223cm" svg:height="0.223cm" svg:x="34.249cm" svg:y="1.491cm" svg:viewBox="0 0 224 224" svg:d="M111 224c30 0 58-12 79-33 22-21 34-50 34-79 0-30-12-58-34-79-21-21-49-33-79-33-29 0-58 12-79 33s-32 49-32 79c0 29 11 58 32 79s50 33 79 33z">
          <text:p/>
        </draw:path>
        <draw:path draw:style-name="gr16" draw:text-style-name="P6" draw:layer="layout" svg:width="0.223cm" svg:height="0.224cm" svg:x="36.597cm" svg:y="4.244cm" svg:viewBox="0 0 224 225" svg:d="M113 225c29 0 58-12 79-33s32-49 32-79c0-31-11-59-32-80s-50-33-79-33c-31 0-59 12-80 33s-33 49-33 80c0 30 12 58 33 79s49 33 80 33z">
          <text:p/>
        </draw:path>
        <draw:path draw:style-name="gr18" draw:text-style-name="P7" draw:layer="layout" svg:width="0.223cm" svg:height="0.223cm" svg:x="32.742cm" svg:y="9.709cm" svg:viewBox="0 0 224 224" svg:d="M111 224c30 0 59-13 80-34s33-49 33-79c0-29-12-57-33-78s-50-33-80-33c-29 0-58 12-79 33s-32 49-32 78c0 30 11 58 32 79s50 34 79 34z">
          <text:p/>
        </draw:path>
        <draw:path draw:style-name="gr16" draw:text-style-name="P6" draw:layer="layout" svg:width="0.223cm" svg:height="0.223cm" svg:x="37.688cm" svg:y="2.145cm" svg:viewBox="0 0 224 224" svg:d="M113 224c29 0 58-12 79-34 20-21 32-49 32-78 0-30-12-58-32-79-21-21-50-33-79-33-31 0-59 12-80 33s-33 49-33 79c0 29 12 57 33 78 21 22 49 34 80 34z">
          <text:p/>
        </draw:path>
        <draw:path draw:style-name="gr16" draw:text-style-name="P6" draw:layer="layout" svg:width="0.223cm" svg:height="0.224cm" svg:x="40.162cm" svg:y="4.509cm" svg:viewBox="0 0 224 225" svg:d="M112 225c30 0 58-12 79-33s33-49 33-79-12-59-33-80-49-33-79-33-59 12-79 33c-21 21-33 50-33 80s12 58 33 79c20 21 49 33 79 33z">
          <text:p/>
        </draw:path>
        <draw:path draw:style-name="gr16" draw:text-style-name="P6" draw:layer="layout" svg:width="0.224cm" svg:height="0.224cm" svg:x="40.869cm" svg:y="6.281cm" svg:viewBox="0 0 225 225" svg:d="M113 225c30 0 58-12 79-33s33-49 33-79-12-59-33-80-49-33-79-33-58 12-80 33c-21 21-33 50-33 80s12 58 33 79c22 21 50 33 80 33z">
          <text:p/>
        </draw:path>
        <draw:path draw:style-name="gr16" draw:text-style-name="P6" draw:layer="layout" svg:width="0.223cm" svg:height="0.224cm" svg:x="37.346cm" svg:y="3.492cm" svg:viewBox="0 0 224 225" svg:d="M112 225c30 0 58-12 79-33 21-22 33-50 33-80s-12-58-33-79-49-33-79-33c-29 0-58 12-79 33s-33 49-33 79 12 58 33 80c21 21 50 33 79 33z">
          <text:p/>
        </draw:path>
        <draw:path draw:style-name="gr16" draw:text-style-name="P6" draw:layer="layout" svg:width="0.224cm" svg:height="0.224cm" svg:x="38.84cm" svg:y="4.496cm" svg:viewBox="0 0 225 225" svg:d="M113 225c30 0 58-12 79-33s33-49 33-79-12-59-33-80-49-33-79-33-59 12-80 33-33 50-33 80 12 58 33 79 50 33 80 33z">
          <text:p/>
        </draw:path>
        <draw:path draw:style-name="gr16" draw:text-style-name="P6" draw:layer="layout" svg:width="0.223cm" svg:height="0.223cm" svg:x="39.345cm" svg:y="4.761cm" svg:viewBox="0 0 224 224" svg:d="M112 224c30 0 58-12 79-33s33-49 33-79c0-29-12-58-33-79s-49-33-79-33c-29 0-58 12-79 33-22 21-33 50-33 79 0 30 11 58 33 79 21 21 50 33 79 33z">
          <text:p/>
        </draw:path>
        <draw:path draw:style-name="gr16" draw:text-style-name="P6" draw:layer="layout" svg:width="0.223cm" svg:height="0.224cm" svg:x="38.102cm" svg:y="2.205cm" svg:viewBox="0 0 224 225" svg:d="M111 225c30 0 59-12 80-33s33-49 33-80c0-30-12-58-33-79s-50-33-80-33c-29 0-58 12-79 33s-32 49-32 79c0 31 11 59 32 80s50 33 79 33z">
          <text:p/>
        </draw:path>
        <draw:path draw:style-name="gr16" draw:text-style-name="P6" draw:layer="layout" svg:width="0.223cm" svg:height="0.224cm" svg:x="39.517cm" svg:y="4.75cm" svg:viewBox="0 0 224 225" svg:d="M113 225c29 0 57-12 78-33s33-49 33-79-12-58-33-80c-21-21-49-33-78-33-30 0-59 12-80 33-21 22-33 50-33 80s12 58 33 79 50 33 80 33z">
          <text:p/>
        </draw:path>
        <draw:path draw:style-name="gr16" draw:text-style-name="P6" draw:layer="layout" svg:width="0.223cm" svg:height="0.223cm" svg:x="39.657cm" svg:y="5.036cm" svg:viewBox="0 0 224 224" svg:d="M111 224c30 0 59-11 80-33 21-21 33-50 33-79 0-30-12-58-33-79s-50-33-80-33-58 12-79 33-32 49-32 79c0 29 11 58 32 79 21 22 49 33 79 33z">
          <text:p/>
        </draw:path>
        <draw:path draw:style-name="gr16" draw:text-style-name="P6" draw:layer="layout" svg:width="0.223cm" svg:height="0.223cm" svg:x="40.079cm" svg:y="4.48cm" svg:viewBox="0 0 224 224" svg:d="M112 224c29 0 58-12 80-33 21-20 32-49 32-78 0-31-11-59-32-80-22-21-51-33-80-33-30 0-58 12-79 33s-33 49-33 80c0 29 12 58 33 78 21 21 49 33 79 33z">
          <text:p/>
        </draw:path>
        <draw:path draw:style-name="gr18" draw:text-style-name="P7" draw:layer="layout" svg:width="0.223cm" svg:height="0.224cm" svg:x="33.024cm" svg:y="4.229cm" svg:viewBox="0 0 224 225" svg:d="M113 225c29 0 58-12 79-33s32-49 32-80c0-30-11-58-32-79s-50-33-79-33c-31 0-59 12-80 33s-33 49-33 79c0 31 12 59 33 80s49 33 80 33z">
          <text:p/>
        </draw:path>
        <draw:path draw:style-name="gr18" draw:text-style-name="P7" draw:layer="layout" svg:width="0.223cm" svg:height="0.223cm" svg:x="33.011cm" svg:y="4.274cm" svg:viewBox="0 0 224 224" svg:d="M113 224c29 0 58-12 79-33s32-49 32-79c0-29-11-59-32-79-21-21-50-33-79-33-31 0-59 12-80 33-21 20-33 50-33 79 0 30 12 58 33 79s49 33 80 33z">
          <text:p/>
        </draw:path>
        <draw:path draw:style-name="gr18" draw:text-style-name="P7" draw:layer="layout" svg:width="0.224cm" svg:height="0.223cm" svg:x="31.784cm" svg:y="4.811cm" svg:viewBox="0 0 225 224" svg:d="M112 224c30 0 58-11 79-33 21-21 34-50 34-79 0-30-13-58-34-79s-49-33-79-33-58 12-79 33-33 49-33 79c0 29 12 58 33 79 21 22 49 33 79 33z">
          <text:p/>
        </draw:path>
        <draw:path draw:style-name="gr16" draw:text-style-name="P6" draw:layer="layout" svg:width="0.223cm" svg:height="0.223cm" svg:x="40.293cm" svg:y="3.892cm" svg:viewBox="0 0 224 224" svg:d="M111 224c30 0 58-12 80-33 21-21 33-49 33-79 0-29-12-58-33-79-22-20-50-33-80-33-29 0-58 13-78 33-21 21-33 50-33 79 0 30 12 58 33 79 20 21 49 33 78 33z">
          <text:p/>
        </draw:path>
        <draw:path draw:style-name="gr16" draw:text-style-name="P6" draw:layer="layout" svg:width="0.223cm" svg:height="0.223cm" svg:x="37.517cm" svg:y="4.228cm" svg:viewBox="0 0 224 224" svg:d="M112 224c30 0 58-11 79-32s33-50 33-80-12-58-33-79-49-33-79-33c-29 0-58 12-79 33s-33 49-33 79 12 59 33 80 50 32 79 32z">
          <text:p/>
        </draw:path>
        <draw:path draw:style-name="gr16" draw:text-style-name="P6" draw:layer="layout" svg:width="0.223cm" svg:height="0.223cm" svg:x="37.1cm" svg:y="4.232cm" svg:viewBox="0 0 224 224" svg:d="M113 224c30 0 58-11 79-32s32-50 32-80-11-58-32-79-49-33-79-33-58 12-79 33c-22 21-34 49-34 79s12 59 34 80c21 21 49 32 79 32z">
          <text:p/>
        </draw:path>
        <draw:path draw:style-name="gr16" draw:text-style-name="P6" draw:layer="layout" svg:width="0.223cm" svg:height="0.223cm" svg:x="37.878cm" svg:y="4.008cm" svg:viewBox="0 0 224 224" svg:d="M111 224c30 0 59-12 80-33s33-49 33-80c0-29-12-58-33-79s-50-32-80-32c-29 0-58 11-79 32-20 21-32 50-32 79 0 31 12 59 32 80 21 21 50 33 79 33z">
          <text:p/>
        </draw:path>
        <draw:path draw:style-name="gr16" draw:text-style-name="P6" draw:layer="layout" svg:width="0.223cm" svg:height="0.223cm" svg:x="37.362cm" svg:y="5.347cm" svg:viewBox="0 0 224 224" svg:d="M112 224c29 0 58-11 79-32 20-21 33-50 33-80s-13-58-33-79c-21-21-50-33-79-33-30 0-58 12-79 33s-33 49-33 79 12 59 33 80 49 32 79 32z">
          <text:p/>
        </draw:path>
        <draw:path draw:style-name="gr16" draw:text-style-name="P6" draw:layer="layout" svg:width="0.223cm" svg:height="0.223cm" svg:x="37.571cm" svg:y="4.113cm" svg:viewBox="0 0 224 224" svg:d="M112 224c30 0 58-12 79-33s33-49 33-79c0-29-12-57-33-78-21-22-49-34-79-34-29 0-57 12-78 34-21 21-34 49-34 78 0 30 13 58 34 79s49 33 78 33z">
          <text:p/>
        </draw:path>
        <draw:path draw:style-name="gr16" draw:text-style-name="P6" draw:layer="layout" svg:width="0.223cm" svg:height="0.223cm" svg:x="35.249cm" svg:y="4.526cm" svg:viewBox="0 0 224 224" svg:d="M113 224c29 0 58-11 79-32s32-50 32-79c0-30-11-58-32-80-21-21-50-33-79-33-31 0-59 12-80 33-21 22-33 50-33 80 0 29 12 58 33 79s49 32 80 32z">
          <text:p/>
        </draw:path>
        <draw:path draw:style-name="gr18" draw:text-style-name="P7" draw:layer="layout" svg:width="0.224cm" svg:height="0.223cm" svg:x="34.122cm" svg:y="1.813cm" svg:viewBox="0 0 225 224" svg:d="M113 224c30 0 58-12 79-33s33-49 33-79-12-59-33-80c-21-20-49-32-79-32-31 0-59 12-80 32-21 21-33 50-33 80s12 58 33 79 49 33 80 33z">
          <text:p/>
        </draw:path>
        <draw:path draw:style-name="gr9" draw:text-style-name="P7" draw:layer="layout" svg:width="0.223cm" svg:height="0.223cm" svg:x="35.018cm" svg:y="4.658cm" svg:viewBox="0 0 224 224" svg:d="M112 224c30 0 58-11 79-32s33-49 33-80c0-30-12-58-33-79s-49-33-79-33-59 12-80 33-32 49-32 79c0 31 11 59 32 80s50 32 80 32z">
          <text:p/>
        </draw:path>
        <draw:path draw:style-name="gr17" draw:text-style-name="P2" draw:layer="layout" svg:width="0.223cm" svg:height="0.223cm" svg:x="35.018cm" svg:y="4.658cm" svg:viewBox="0 0 224 224" svg:d="M112 224c30 0 58-11 79-32s33-49 33-80c0-30-12-58-33-79s-49-33-79-33-59 12-80 33-32 49-32 79c0 31 11 59 32 80s50 32 80 32z">
          <text:p/>
        </draw:path>
        <draw:path draw:style-name="gr16" draw:text-style-name="P6" draw:layer="layout" svg:width="0.223cm" svg:height="0.223cm" svg:x="40.735cm" svg:y="4.32cm" svg:viewBox="0 0 224 224" svg:d="M112 224c29 0 58-12 80-33 21-21 32-49 32-79 0-29-11-58-32-79-22-22-51-33-80-33-30 0-58 11-79 33-21 21-33 50-33 79 0 30 12 58 33 79s49 33 79 33z">
          <text:p/>
        </draw:path>
        <draw:path draw:style-name="gr18" draw:text-style-name="P7" draw:layer="layout" svg:width="0.223cm" svg:height="0.223cm" svg:x="33.679cm" svg:y="2.552cm" svg:viewBox="0 0 224 224" svg:d="M113 224c29 0 58-11 78-32 21-21 33-49 33-79s-12-58-33-79c-20-22-49-34-78-34-31 0-59 12-80 34-21 21-33 49-33 79s12 58 33 79 49 32 80 32z">
          <text:p/>
        </draw:path>
        <draw:path draw:style-name="gr18" draw:text-style-name="P7" draw:layer="layout" svg:width="0.223cm" svg:height="0.223cm" svg:x="33.838cm" svg:y="2.385cm" svg:viewBox="0 0 224 224" svg:d="M112 224c29 0 59-12 80-33s32-50 32-79c0-30-11-58-32-79s-51-33-80-33c-30 0-58 12-79 33s-33 49-33 79c0 29 12 58 33 79s49 33 79 33z">
          <text:p/>
        </draw:path>
        <draw:path draw:style-name="gr18" draw:text-style-name="P7" draw:layer="layout" svg:width="0.223cm" svg:height="0.223cm" svg:x="32.47cm" svg:y="4.478cm" svg:viewBox="0 0 224 224" svg:d="M111 224c30 0 58-12 79-33 22-20 34-49 34-78 0-31-12-59-34-80-21-21-49-33-79-33-29 0-58 12-79 33s-32 49-32 80c0 29 11 58 32 78 21 21 50 33 79 33z">
          <text:p/>
        </draw:path>
        <draw:path draw:style-name="gr18" draw:text-style-name="P7" draw:layer="layout" svg:width="0.223cm" svg:height="0.223cm" svg:x="32.51cm" svg:y="4.417cm" svg:viewBox="0 0 224 224" svg:d="M112 224c29 0 59-12 79-33 21-21 33-50 33-80 0-29-12-58-33-79-20-20-50-32-79-32-30 0-58 12-79 32-21 21-33 50-33 79 0 30 12 59 33 80s49 33 79 33z">
          <text:p/>
        </draw:path>
        <draw:path draw:style-name="gr16" draw:text-style-name="P6" draw:layer="layout" svg:width="0.223cm" svg:height="0.223cm" svg:x="35.232cm" svg:y="4.559cm" svg:viewBox="0 0 224 224" svg:d="M111 224c31 0 59-12 80-33s33-49 33-79c0-29-12-57-33-78-21-22-49-34-80-34-29 0-58 12-78 34-21 21-33 49-33 78 0 30 12 58 33 79 20 21 49 33 78 33z">
          <text:p/>
        </draw:path>
        <draw:path draw:style-name="gr16" draw:text-style-name="P6" draw:layer="layout" svg:width="0.223cm" svg:height="0.223cm" svg:x="39.023cm" svg:y="4.098cm" svg:viewBox="0 0 224 224" svg:d="M112 224c30 0 59-12 80-33s32-49 32-79c0-29-11-58-32-79-21-22-50-33-80-33s-58 11-79 33c-21 21-33 50-33 79 0 30 12 58 33 79s49 33 79 33z">
          <text:p/>
        </draw:path>
        <draw:path draw:style-name="gr19" draw:text-style-name="P6" draw:layer="layout" svg:width="0.223cm" svg:height="0.223cm" svg:x="40.722cm" svg:y="4.49cm" svg:viewBox="0 0 224 224" svg:d="M111 224c30 0 58-12 79-33 22-21 34-49 34-79 0-29-12-59-34-80-21-20-49-32-79-32s-58 12-79 32c-21 21-32 51-32 80 0 30 11 58 32 79s49 33 79 33z">
          <text:p/>
        </draw:path>
        <draw:path draw:style-name="gr17" draw:text-style-name="P2" draw:layer="layout" svg:width="0.223cm" svg:height="0.223cm" svg:x="40.722cm" svg:y="4.49cm" svg:viewBox="0 0 224 224" svg:d="M111 224c30 0 58-12 79-33 22-21 34-49 34-79 0-29-12-59-34-80-21-20-49-32-79-32s-58 12-79 32c-21 21-32 51-32 80 0 30 11 58 32 79s49 33 79 33z">
          <text:p/>
        </draw:path>
        <draw:path draw:style-name="gr16" draw:text-style-name="P6" draw:layer="layout" svg:width="0.224cm" svg:height="0.223cm" svg:x="39.067cm" svg:y="3.591cm" svg:viewBox="0 0 225 224" svg:d="M113 224c30 0 58-12 79-33s33-49 33-79c0-31-12-59-33-80s-49-32-79-32-59 11-80 32-33 49-33 80c0 30 12 58 33 79s50 33 80 33z">
          <text:p/>
        </draw:path>
        <draw:path draw:style-name="gr18" draw:text-style-name="P7" draw:layer="layout" svg:width="0.223cm" svg:height="0.223cm" svg:x="34.302cm" svg:y="2.12cm" svg:viewBox="0 0 224 224" svg:d="M111 224c30 0 59-13 80-33 21-21 33-50 33-79 0-30-12-58-33-79s-50-33-80-33c-29 0-58 12-79 33s-32 49-32 79c0 29 11 58 32 79 21 20 50 33 79 33z">
          <text:p/>
        </draw:path>
        <draw:path draw:style-name="gr18" draw:text-style-name="P7" draw:layer="layout" svg:width="0.223cm" svg:height="0.223cm" svg:x="33.585cm" svg:y="9.04cm" svg:viewBox="0 0 224 224" svg:d="M111 224c30 0 58-13 79-34 22-21 34-49 34-79 0-29-12-58-34-79-21-20-49-32-79-32-29 0-58 12-79 32-21 21-32 50-32 79 0 30 11 58 32 79s50 34 79 34z">
          <text:p/>
        </draw:path>
        <draw:path draw:style-name="gr16" draw:text-style-name="P6" draw:layer="layout" svg:width="0.224cm" svg:height="0.223cm" svg:x="36.865cm" svg:y="4.304cm" svg:viewBox="0 0 225 224" svg:d="M113 224c30 0 58-12 79-33s33-49 33-79c0-29-12-58-33-80-21-21-49-32-79-32s-58 11-80 32c-21 22-33 51-33 80 0 30 12 58 33 79 22 21 50 33 80 33z">
          <text:p/>
        </draw:path>
        <draw:path draw:style-name="gr18" draw:text-style-name="P7" draw:layer="layout" svg:width="0.223cm" svg:height="0.223cm" svg:x="31.229cm" svg:y="4.503cm" svg:viewBox="0 0 224 224" svg:d="M112 224c30 0 58-12 79-33s33-49 33-79c0-29-12-59-33-80s-49-32-79-32-59 11-80 32c-20 21-32 51-32 80 0 30 12 58 32 79 21 21 50 33 80 33z">
          <text:p/>
        </draw:path>
        <draw:path draw:style-name="gr18" draw:text-style-name="P7" draw:layer="layout" svg:width="0.223cm" svg:height="0.223cm" svg:x="32.51cm" svg:y="4.051cm" svg:viewBox="0 0 224 224" svg:d="M111 224c30 0 59-12 80-33s33-49 33-79c0-29-12-59-33-80s-50-32-80-32c-29 0-58 11-79 32s-32 51-32 80c0 30 11 58 32 79s50 33 79 33z">
          <text:p/>
        </draw:path>
        <draw:path draw:style-name="gr18" draw:text-style-name="P7" draw:layer="layout" svg:width="0.224cm" svg:height="0.223cm" svg:x="32.582cm" svg:y="3.95cm" svg:viewBox="0 0 225 224" svg:d="M113 224c30 0 58-12 79-33 21-22 33-50 33-80 0-29-12-58-33-79s-49-32-79-32c-31 0-59 11-80 32s-33 50-33 79c0 30 12 58 33 80 21 21 49 33 80 33z">
          <text:p/>
        </draw:path>
        <draw:path draw:style-name="gr18" draw:text-style-name="P7" draw:layer="layout" svg:width="0.223cm" svg:height="0.223cm" svg:x="32.397cm" svg:y="3.544cm" svg:viewBox="0 0 224 224" svg:d="M113 224c29 0 58-12 79-33 20-20 32-49 32-79s-12-58-32-79c-21-21-50-33-79-33-30 0-58 12-80 33-21 21-33 49-33 79s12 59 33 79c22 21 50 33 80 33z">
          <text:p/>
        </draw:path>
        <draw:path draw:style-name="gr18" draw:text-style-name="P7" draw:layer="layout" svg:width="0.223cm" svg:height="0.223cm" svg:x="33.435cm" svg:y="8.77cm" svg:viewBox="0 0 224 224" svg:d="M112 224c30 0 59-11 80-32s32-50 32-79c0-30-11-58-32-80-21-21-50-33-80-33s-58 12-79 33c-21 22-33 50-33 80 0 29 12 58 33 79s49 32 79 32z">
          <text:p/>
        </draw:path>
        <draw:path draw:style-name="gr18" draw:text-style-name="P7" draw:layer="layout" svg:width="0.223cm" svg:height="0.224cm" svg:x="32.47cm" svg:y="3.716cm" svg:viewBox="0 0 224 225" svg:d="M112 225c29 0 58-12 79-33 22-22 33-50 33-80s-11-58-33-79c-21-21-50-33-79-33-30 0-58 12-79 33s-33 49-33 79 12 58 33 80c21 21 49 33 79 33z">
          <text:p/>
        </draw:path>
        <draw:path draw:style-name="gr18" draw:text-style-name="P7" draw:layer="layout" svg:width="0.223cm" svg:height="0.224cm" svg:x="32.479cm" svg:y="3.708cm" svg:viewBox="0 0 224 225" svg:d="M112 225c29 0 57-12 78-34 22-21 34-49 34-79s-12-58-34-79c-21-21-49-33-78-33-30 0-58 12-79 33s-33 49-33 79 12 58 33 79c21 22 49 34 79 34z">
          <text:p/>
        </draw:path>
        <draw:path draw:style-name="gr18" draw:text-style-name="P7" draw:layer="layout" svg:width="0.223cm" svg:height="0.223cm" svg:x="32.636cm" svg:y="10.315cm" svg:viewBox="0 0 224 224" svg:d="M112 224c30 0 58-12 79-33 21-20 33-49 33-78 0-30-12-59-33-80s-49-33-79-33c-29 0-58 12-79 33s-33 50-33 80c0 29 12 58 33 78 21 21 50 33 79 33z">
          <text:p/>
        </draw:path>
        <draw:path draw:style-name="gr18" draw:text-style-name="P7" draw:layer="layout" svg:width="0.223cm" svg:height="0.223cm" svg:x="33.98cm" svg:y="9.4cm" svg:viewBox="0 0 224 224" svg:d="M112 224c30 0 58-12 79-33s33-49 33-79-12-59-33-80-49-32-79-32c-29 0-58 11-79 32-22 21-33 50-33 80s11 58 33 79c21 21 50 33 79 33z">
          <text:p/>
        </draw:path>
        <draw:path draw:style-name="gr18" draw:text-style-name="P7" draw:layer="layout" svg:width="0.223cm" svg:height="0.223cm" svg:x="34.402cm" svg:y="1.455cm" svg:viewBox="0 0 224 224" svg:d="M112 224c30 0 58-12 79-33s33-50 33-79c0-30-12-58-33-79s-49-33-79-33c-29 0-58 12-80 33-21 21-32 49-32 79 0 29 11 58 32 79 22 21 51 33 80 33z">
          <text:p/>
        </draw:path>
        <draw:path draw:style-name="gr18" draw:text-style-name="P7" draw:layer="layout" svg:width="0.223cm" svg:height="0.223cm" svg:x="33.474cm" svg:y="3.734cm" svg:viewBox="0 0 224 224" svg:d="M113 224c29 0 58-12 79-33 21-20 32-50 32-79 0-30-11-58-32-79s-50-33-79-33c-31 0-59 12-80 33s-33 49-33 79c0 29 12 59 33 79 21 21 49 33 80 33z">
          <text:p/>
        </draw:path>
        <draw:path draw:style-name="gr16" draw:text-style-name="P6" draw:layer="layout" svg:width="0.223cm" svg:height="0.224cm" svg:x="39.583cm" svg:y="5.389cm" svg:viewBox="0 0 224 225" svg:d="M111 225c30 0 58-12 79-33s34-49 34-79-13-59-34-80-49-33-79-33c-29 0-58 12-79 33s-32 50-32 80 11 58 32 79 50 33 79 33z">
          <text:p/>
        </draw:path>
        <draw:path draw:style-name="gr16" draw:text-style-name="P6" draw:layer="layout" svg:width="0.223cm" svg:height="0.223cm" svg:x="38.002cm" svg:y="2.145cm" svg:viewBox="0 0 224 224" svg:d="M113 224c29 0 58-12 78-34 21-21 33-49 33-79 0-29-12-58-33-79-20-21-49-32-78-32-30 0-58 11-79 32-22 21-34 50-34 79 0 30 12 58 34 79 21 22 49 34 79 34z">
          <text:p/>
        </draw:path>
        <draw:path draw:style-name="gr18" draw:text-style-name="P7" draw:layer="layout" svg:width="0.223cm" svg:height="0.223cm" svg:x="33.959cm" svg:y="9.377cm" svg:viewBox="0 0 224 224" svg:d="M112 224c30 0 58-11 79-32s33-50 33-79c0-31-12-59-33-80s-49-33-79-33c-29 0-58 12-80 33-21 21-32 49-32 80 0 29 11 58 32 79 22 21 51 32 80 32z">
          <text:p/>
        </draw:path>
        <draw:path draw:style-name="gr18" draw:text-style-name="P7" draw:layer="layout" svg:width="0.223cm" svg:height="0.223cm" svg:x="33.771cm" svg:y="9.227cm" svg:viewBox="0 0 224 224" svg:d="M112 224c30 0 58-11 79-32s33-50 33-79c0-30-12-58-33-79-21-22-49-34-79-34-29 0-58 12-78 34-22 21-34 49-34 79 0 29 12 58 34 79 20 21 49 32 78 32z">
          <text:p/>
        </draw:path>
        <draw:path draw:style-name="gr18" draw:text-style-name="P7" draw:layer="layout" svg:width="0.223cm" svg:height="0.223cm" svg:x="34.075cm" svg:y="9.336cm" svg:viewBox="0 0 224 224" svg:d="M111 224c30 0 59-11 80-32s33-51 33-80c0-30-12-58-33-79s-50-33-80-33c-29 0-58 12-79 33s-32 49-32 79c0 29 11 59 32 80s50 32 79 32z">
          <text:p/>
        </draw:path>
        <draw:path draw:style-name="gr18" draw:text-style-name="P7" draw:layer="layout" svg:width="0.223cm" svg:height="0.223cm" svg:x="34.051cm" svg:y="9.318cm" svg:viewBox="0 0 224 224" svg:d="M111 224c30 0 58-12 80-33 21-21 33-50 33-80 0-29-12-58-33-79-22-20-50-32-80-32-29 0-58 12-79 32-20 21-32 50-32 79 0 30 12 59 32 80 21 21 50 33 79 33z">
          <text:p/>
        </draw:path>
        <draw:path draw:style-name="gr18" draw:text-style-name="P7" draw:layer="layout" svg:width="0.223cm" svg:height="0.223cm" svg:x="33.476cm" svg:y="9.007cm" svg:viewBox="0 0 224 224" svg:d="M113 224c29 0 58-12 79-32 21-21 32-50 32-79 0-30-11-58-32-79-21-22-50-34-79-34-31 0-59 12-80 34-21 21-33 49-33 79 0 29 12 58 33 79 21 20 49 32 80 32z">
          <text:p/>
        </draw:path>
        <draw:path draw:style-name="gr16" draw:text-style-name="P6" draw:layer="layout" svg:width="0.223cm" svg:height="0.224cm" svg:x="34.838cm" svg:y="2.426cm" svg:viewBox="0 0 224 225" svg:d="M112 225c30 0 58-12 79-33s33-49 33-80c0-30-12-58-33-79s-49-33-79-33c-29 0-59 12-80 33s-32 49-32 79c0 31 11 59 32 80s51 33 80 33z">
          <text:p/>
        </draw:path>
        <draw:path draw:style-name="gr18" draw:text-style-name="P7" draw:layer="layout" svg:width="0.223cm" svg:height="0.223cm" svg:x="34.045cm" svg:y="9.544cm" svg:viewBox="0 0 224 224" svg:d="M112 224c29 0 58-12 80-32 21-21 32-51 32-80 0-30-11-58-32-79-22-21-51-33-80-33-30 0-58 12-79 33s-33 49-33 79c0 29 12 59 33 80 21 20 49 32 79 32z">
          <text:p/>
        </draw:path>
        <draw:path draw:style-name="gr18" draw:text-style-name="P7" draw:layer="layout" svg:width="0.223cm" svg:height="0.223cm" svg:x="34.304cm" svg:y="2.669cm" svg:viewBox="0 0 224 224" svg:d="M111 224c30 0 59-12 80-33 21-20 33-49 33-79s-12-58-33-79-50-33-80-33c-29 0-57 12-78 33s-33 49-33 79 12 59 33 79c21 21 49 33 78 33z">
          <text:p/>
        </draw:path>
        <draw:path draw:style-name="gr16" draw:text-style-name="P6" draw:layer="layout" svg:width="0.223cm" svg:height="0.223cm" svg:x="37.395cm" svg:y="2.851cm" svg:viewBox="0 0 224 224" svg:d="M111 224c30 0 58-12 80-33 21-21 33-50 33-80 0-29-12-58-33-79-22-21-50-32-80-32-29 0-58 11-78 32-21 21-33 50-33 79 0 30 12 59 33 80 20 21 49 33 78 33z">
          <text:p/>
        </draw:path>
        <draw:path draw:style-name="gr16" draw:text-style-name="P6" draw:layer="layout" svg:width="0.223cm" svg:height="0.223cm" svg:x="37.437cm" svg:y="2.787cm" svg:viewBox="0 0 224 224" svg:d="M112 224c30 0 59-11 80-32s32-50 32-79c0-30-11-58-32-79s-50-34-80-34-58 13-79 34-33 49-33 79c0 29 12 58 33 79s49 32 79 32z">
          <text:p/>
        </draw:path>
        <draw:path draw:style-name="gr18" draw:text-style-name="P7" draw:layer="layout" svg:width="0.223cm" svg:height="0.224cm" svg:x="33.761cm" svg:y="3.281cm" svg:viewBox="0 0 224 225" svg:d="M112 225c30 0 58-12 79-33 21-22 33-50 33-80s-12-58-33-79-49-33-79-33-58 12-79 33c-22 21-33 49-33 79s11 58 33 80c21 21 49 33 79 33z">
          <text:p/>
        </draw:path>
        <draw:path draw:style-name="gr18" draw:text-style-name="P7" draw:layer="layout" svg:width="0.223cm" svg:height="0.223cm" svg:x="33.093cm" svg:y="3.18cm" svg:viewBox="0 0 224 224" svg:d="M112 224c30 0 58-12 79-33s33-49 33-78c0-30-12-58-33-80-21-21-49-33-79-33-29 0-58 12-79 33-22 22-33 50-33 80 0 29 11 57 33 78 21 21 50 33 79 33z">
          <text:p/>
        </draw:path>
        <draw:path draw:style-name="gr18" draw:text-style-name="P7" draw:layer="layout" svg:width="0.223cm" svg:height="0.223cm" svg:x="33.2cm" svg:y="3.155cm" svg:viewBox="0 0 224 224" svg:d="M111 224c31 0 59-11 80-32s33-50 33-79c0-30-12-59-33-80s-49-33-80-33c-29 0-58 12-79 33-20 21-32 50-32 80 0 29 12 58 32 79 21 21 50 32 79 32z">
          <text:p/>
        </draw:path>
        <draw:path draw:style-name="gr18" draw:text-style-name="P7" draw:layer="layout" svg:width="0.223cm" svg:height="0.223cm" svg:x="34.607cm" svg:y="1.477cm" svg:viewBox="0 0 224 224" svg:d="M112 224c30 0 58-11 79-33 21-21 33-50 33-79 0-30-12-58-33-79s-49-33-79-33c-29 0-59 12-80 33-20 21-32 49-32 79 0 29 12 58 32 79 21 22 51 33 80 33z">
          <text:p/>
        </draw:path>
        <draw:path draw:style-name="gr18" draw:text-style-name="P7" draw:layer="layout" svg:width="0.223cm" svg:height="0.223cm" svg:x="34.026cm" svg:y="2.626cm" svg:viewBox="0 0 224 224" svg:d="M112 224c29 0 58-12 79-33 22-21 33-50 33-80 0-29-11-58-33-79-21-21-50-32-79-32-30 0-58 11-79 32s-33 50-33 79c0 30 12 59 33 80s49 33 79 33z">
          <text:p/>
        </draw:path>
        <draw:path draw:style-name="gr18" draw:text-style-name="P7" draw:layer="layout" svg:width="0.223cm" svg:height="0.223cm" svg:x="33.396cm" svg:y="3.056cm" svg:viewBox="0 0 224 224" svg:d="M112 224c29 0 59-12 80-33 20-22 32-50 32-80 0-29-12-58-32-78-21-21-51-33-80-33-30 0-58 12-79 33-21 20-33 49-33 78 0 30 12 58 33 80 21 21 49 33 79 33z">
          <text:p/>
        </draw:path>
        <draw:path draw:style-name="gr18" draw:text-style-name="P7" draw:layer="layout" svg:width="0.223cm" svg:height="0.223cm" svg:x="34.61cm" svg:y="1.655cm" svg:viewBox="0 0 224 224" svg:d="M113 224c29 0 58-12 79-33s32-49 32-79c0-29-11-58-32-79-21-22-50-33-79-33-30 0-59 11-80 33-21 21-33 50-33 79 0 30 12 58 33 79s50 33 80 33z">
          <text:p/>
        </draw:path>
        <draw:path draw:style-name="gr16" draw:text-style-name="P6" draw:layer="layout" svg:width="0.223cm" svg:height="0.223cm" svg:x="34.652cm" svg:y="1.798cm" svg:viewBox="0 0 224 224" svg:d="M112 224c30 0 58-11 79-32s33-50 33-79c0-31-12-59-33-80s-49-33-79-33-58 12-79 33c-22 21-33 49-33 80 0 29 11 58 33 79 21 21 49 32 79 32z">
          <text:p/>
        </draw:path>
        <draw:path draw:style-name="gr16" draw:text-style-name="P6" draw:layer="layout" svg:width="0.223cm" svg:height="0.223cm" svg:x="37.636cm" svg:y="1.834cm" svg:viewBox="0 0 224 224" svg:d="M111 224c30 0 59-11 80-32s33-50 33-79c0-30-12-59-33-80s-50-33-80-33c-29 0-57 12-78 33s-33 50-33 80c0 29 12 58 33 79s49 32 78 32z">
          <text:p/>
        </draw:path>
        <draw:path draw:style-name="gr18" draw:text-style-name="P7" draw:layer="layout" svg:width="0.223cm" svg:height="0.223cm" svg:x="34.238cm" svg:y="2.511cm" svg:viewBox="0 0 224 224" svg:d="M112 224c29 0 58-12 79-33s33-49 33-79c0-29-12-59-33-79-21-21-50-33-79-33-30 0-58 12-79 33-21 20-33 50-33 79 0 30 12 58 33 79s49 33 79 33z">
          <text:p/>
        </draw:path>
        <draw:path draw:style-name="gr16" draw:text-style-name="P6" draw:layer="layout" svg:width="0.223cm" svg:height="0.223cm" svg:x="37.277cm" svg:y="2.142cm" svg:viewBox="0 0 224 224" svg:d="M112 224c30 0 58-12 79-34 21-21 33-49 33-78 0-30-12-58-33-79s-49-33-79-33c-29 0-59 12-79 33-21 21-33 49-33 79 0 29 12 57 33 78 20 22 50 34 79 34z">
          <text:p/>
        </draw:path>
        <draw:path draw:style-name="gr18" draw:text-style-name="P7" draw:layer="layout" svg:width="0.224cm" svg:height="0.223cm" svg:x="34.537cm" svg:y="1.782cm" svg:viewBox="0 0 225 224" svg:d="M112 224c31 0 59-12 80-33s33-49 33-80c0-29-12-58-33-79s-49-32-80-32c-30 0-58 11-79 32s-33 50-33 79c0 31 12 59 33 80s49 33 79 33z">
          <text:p/>
        </draw:path>
        <draw:path draw:style-name="gr16" draw:text-style-name="P6" draw:layer="layout" svg:width="0.224cm" svg:height="0.223cm" svg:x="37.347cm" svg:y="2.003cm" svg:viewBox="0 0 225 224" svg:d="M113 224c30 0 58-12 79-33s33-49 33-80c0-29-12-58-33-79-21-20-49-32-79-32s-58 12-79 32c-21 21-34 50-34 79 0 31 13 59 34 80s49 33 79 33z">
          <text:p/>
        </draw:path>
        <draw:path draw:style-name="gr16" draw:text-style-name="P6" draw:layer="layout" svg:width="0.223cm" svg:height="0.223cm" svg:x="37.18cm" svg:y="2.078cm" svg:viewBox="0 0 224 224" svg:d="M111 224c30 0 58-12 80-33 21-21 33-49 33-79 0-29-12-58-33-79-22-21-50-33-80-33-29 0-58 12-78 33-21 21-33 50-33 79 0 30 12 58 33 79 20 21 49 33 78 33z">
          <text:p/>
        </draw:path>
        <draw:path draw:style-name="gr16" draw:text-style-name="P6" draw:layer="layout" svg:width="0.223cm" svg:height="0.223cm" svg:x="39.612cm" svg:y="3.666cm" svg:viewBox="0 0 224 224" svg:d="M112 224c29 0 58-12 78-33 22-21 34-49 34-78 0-30-12-58-34-79-20-22-49-34-78-34-30 0-58 12-79 34-21 21-33 49-33 79 0 29 12 57 33 78s49 33 79 33z">
          <text:p/>
        </draw:path>
        <draw:path draw:style-name="gr18" draw:text-style-name="P7" draw:layer="layout" svg:width="0.223cm" svg:height="0.223cm" svg:x="34.555cm" svg:y="1.965cm" svg:viewBox="0 0 224 224" svg:d="M111 224c31 0 59-12 80-33s33-50 33-80c0-29-12-58-33-79-21-20-49-32-80-32-29 0-58 12-79 32-20 21-32 50-32 79 0 30 12 59 32 80 21 21 50 33 79 33z">
          <text:p/>
        </draw:path>
        <draw:path draw:style-name="gr16" draw:text-style-name="P6" draw:layer="layout" svg:width="0.223cm" svg:height="0.223cm" svg:x="37.232cm" svg:y="2.175cm" svg:viewBox="0 0 224 224" svg:d="M111 224c31 0 59-12 80-33s33-50 33-80c0-29-12-57-33-78s-49-33-80-33c-29 0-58 12-79 33s-32 49-32 78c0 30 11 59 32 80s50 33 79 33z">
          <text:p/>
        </draw:path>
        <draw:path draw:style-name="gr16" draw:text-style-name="P6" draw:layer="layout" svg:width="0.223cm" svg:height="0.223cm" svg:x="37.388cm" svg:y="2.257cm" svg:viewBox="0 0 224 224" svg:d="M111 224c30 0 58-12 80-33 21-20 33-49 33-78 0-31-12-59-33-80-22-21-50-33-80-33-29 0-58 12-78 33-21 21-33 49-33 80 0 29 12 58 33 78 20 21 49 33 78 33z">
          <text:p/>
        </draw:path>
        <draw:path draw:style-name="gr16" draw:text-style-name="P6" draw:layer="layout" svg:width="0.223cm" svg:height="0.223cm" svg:x="39.648cm" svg:y="3.788cm" svg:viewBox="0 0 224 224" svg:d="M111 224c30 0 59-11 80-32s33-50 33-80-12-58-33-79-50-33-80-33c-29 0-57 12-78 33s-33 49-33 79 12 59 33 80 49 32 78 32z">
          <text:p/>
        </draw:path>
        <draw:path draw:style-name="gr16" draw:text-style-name="P6" draw:layer="layout" svg:width="0.223cm" svg:height="0.223cm" svg:x="36.682cm" svg:y="2.933cm" svg:viewBox="0 0 224 224" svg:d="M112 224c30 0 58-12 79-33s33-49 33-79c0-29-12-59-33-80s-49-32-79-32c-29 0-58 11-79 32-20 21-33 51-33 80 0 30 13 58 33 79 21 21 50 33 79 33z">
          <text:p/>
        </draw:path>
        <draw:path draw:style-name="gr19" draw:text-style-name="P6" draw:layer="layout" svg:width="0.223cm" svg:height="0.223cm" svg:x="37.818cm" svg:y="3.173cm" svg:viewBox="0 0 224 224" svg:d="M112 224c29 0 58-11 78-32 22-21 34-50 34-79 0-30-12-59-34-80-20-21-49-33-78-33-30 0-58 12-79 33s-33 50-33 80c0 29 12 58 33 79s49 32 79 32z">
          <text:p/>
        </draw:path>
        <draw:path draw:style-name="gr17" draw:text-style-name="P2" draw:layer="layout" svg:width="0.223cm" svg:height="0.223cm" svg:x="37.818cm" svg:y="3.173cm" svg:viewBox="0 0 224 224" svg:d="M112 224c29 0 58-11 78-32 22-21 34-50 34-79 0-30-12-59-34-80-20-21-49-33-78-33-30 0-58 12-79 33s-33 50-33 80c0 29 12 58 33 79s49 32 79 32z">
          <text:p/>
        </draw:path>
        <draw:path draw:style-name="gr16" draw:text-style-name="P6" draw:layer="layout" svg:width="0.224cm" svg:height="0.223cm" svg:x="38.035cm" svg:y="4.813cm" svg:viewBox="0 0 225 224" svg:d="M112 224c30 0 58-12 79-34 22-20 34-49 34-78 0-30-12-58-34-79-21-21-49-33-79-33s-58 12-79 33-33 49-33 79c0 29 12 58 33 78 21 22 49 34 79 34z">
          <text:p/>
        </draw:path>
        <draw:path draw:style-name="gr16" draw:text-style-name="P6" draw:layer="layout" svg:width="0.224cm" svg:height="0.223cm" svg:x="37.504cm" svg:y="3.218cm" svg:viewBox="0 0 225 224" svg:d="M113 224c30 0 58-11 79-32s33-50 33-79c0-30-12-58-33-79-21-22-49-34-79-34s-59 12-80 34c-21 21-33 49-33 79 0 29 12 58 33 79s50 32 80 32z">
          <text:p/>
        </draw:path>
        <draw:path draw:style-name="gr18" draw:text-style-name="P7" draw:layer="layout" svg:width="0.223cm" svg:height="0.223cm" svg:x="33.973cm" svg:y="2.215cm" svg:viewBox="0 0 224 224" svg:d="M113 224c29 0 57-12 78-33s33-49 33-80c0-29-12-58-33-79-21-20-49-32-78-32-30 0-58 12-80 32-21 21-33 50-33 79 0 31 12 59 33 80 22 21 50 33 80 33z">
          <text:p/>
        </draw:path>
        <draw:path draw:style-name="gr16" draw:text-style-name="P6" draw:layer="layout" svg:width="0.223cm" svg:height="0.223cm" svg:x="37.379cm" svg:y="3.214cm" svg:viewBox="0 0 224 224" svg:d="M112 224c29 0 58-11 79-32 22-21 33-50 33-79 0-30-11-58-33-79-21-22-50-34-79-34-30 0-58 12-79 34-21 21-33 49-33 79 0 29 12 58 33 79s49 32 79 32z">
          <text:p/>
        </draw:path>
        <draw:path draw:style-name="gr16" draw:text-style-name="P6" draw:layer="layout" svg:width="0.224cm" svg:height="0.223cm" svg:x="37.313cm" svg:y="3.024cm" svg:viewBox="0 0 225 224" svg:d="M113 224c30 0 58-12 79-34 21-20 33-49 33-78 0-30-12-58-33-79s-49-33-79-33-58 12-80 33c-21 21-33 49-33 79 0 29 12 58 33 78 22 22 50 34 80 34z">
          <text:p/>
        </draw:path>
        <draw:path draw:style-name="gr16" draw:text-style-name="P6" draw:layer="layout" svg:width="0.223cm" svg:height="0.223cm" svg:x="37.169cm" svg:y="3.401cm" svg:viewBox="0 0 224 224" svg:d="M111 224c30 0 58-11 80-32 21-21 33-50 33-79 0-30-12-59-33-80-22-21-50-33-80-33-29 0-57 12-78 33s-33 50-33 80c0 29 12 58 33 79s49 32 78 32z">
          <text:p/>
        </draw:path>
        <draw:path draw:style-name="gr16" draw:text-style-name="P6" draw:layer="layout" svg:width="0.223cm" svg:height="0.223cm" svg:x="37.827cm" svg:y="3.48cm" svg:viewBox="0 0 224 224" svg:d="M111 224c30 0 58-12 79-34 22-21 34-49 34-79 0-29-12-58-34-79-21-20-49-32-79-32-29 0-58 12-79 32-21 21-32 50-32 79 0 30 11 58 32 79 21 22 50 34 79 34z">
          <text:p/>
        </draw:path>
        <draw:path draw:style-name="gr16" draw:text-style-name="P6" draw:layer="layout" svg:width="0.223cm" svg:height="0.224cm" svg:x="39.182cm" svg:y="4.268cm" svg:viewBox="0 0 224 225" svg:d="M111 225c30 0 58-12 80-33 21-21 33-49 33-79s-12-59-33-80c-22-21-50-33-80-33-29 0-58 12-78 33-21 21-33 50-33 80s12 58 33 79c20 21 49 33 78 33z">
          <text:p/>
        </draw:path>
        <draw:path draw:style-name="gr16" draw:text-style-name="P6" draw:layer="layout" svg:width="0.223cm" svg:height="0.223cm" svg:x="36.73cm" svg:y="4.034cm" svg:viewBox="0 0 224 224" svg:d="M111 224c30 0 58-11 80-32 21-21 33-50 33-79 0-31-12-59-33-80-22-21-50-33-80-33-29 0-58 12-79 33s-32 49-32 80c0 29 11 58 32 79s50 32 79 32z">
          <text:p/>
        </draw:path>
        <draw:path draw:style-name="gr16" draw:text-style-name="P6" draw:layer="layout" svg:width="0.223cm" svg:height="0.223cm" svg:x="36.727cm" svg:y="4.186cm" svg:viewBox="0 0 224 224" svg:d="M112 224c30 0 58-11 80-32 21-21 32-51 32-80 0-30-11-58-32-79-22-21-50-33-80-33s-58 12-79 33-33 49-33 79c0 29 12 59 33 80s49 32 79 32z">
          <text:p/>
        </draw:path>
        <draw:path draw:style-name="gr16" draw:text-style-name="P6" draw:layer="layout" svg:width="0.223cm" svg:height="0.223cm" svg:x="37.511cm" svg:y="3.787cm" svg:viewBox="0 0 224 224" svg:d="M113 224c29 0 58-12 79-33s32-49 32-80c0-29-11-58-32-79-21-20-50-32-79-32-30 0-59 12-80 32-21 21-33 50-33 79 0 31 12 59 33 80s50 33 80 33z">
          <text:p/>
        </draw:path>
        <draw:path draw:style-name="gr16" draw:text-style-name="P6" draw:layer="layout" svg:width="0.224cm" svg:height="0.223cm" svg:x="38.77cm" svg:y="4.313cm" svg:viewBox="0 0 225 224" svg:d="M112 224c30 0 59-12 80-33s33-49 33-79c0-29-12-58-33-79s-50-33-80-33-58 12-79 33-33 50-33 79c0 30 12 58 33 79s49 33 79 33z">
          <text:p/>
        </draw:path>
        <draw:path draw:style-name="gr16" draw:text-style-name="P6" draw:layer="layout" svg:width="0.224cm" svg:height="0.223cm" svg:x="37.038cm" svg:y="4.395cm" svg:viewBox="0 0 225 224" svg:d="M113 224c30 0 58-12 79-33 21-22 33-50 33-80 0-29-12-58-33-79s-49-32-79-32c-31 0-59 11-80 32s-33 50-33 79c0 30 12 58 33 80 21 21 49 33 80 33z">
          <text:p/>
        </draw:path>
        <draw:path draw:style-name="gr16" draw:text-style-name="P6" draw:layer="layout" svg:width="0.223cm" svg:height="0.224cm" svg:x="37.273cm" svg:y="4.233cm" svg:viewBox="0 0 224 225" svg:d="M112 225c30 0 58-12 79-33s33-49 33-80c0-30-12-58-33-79s-49-33-79-33c-29 0-59 12-79 33-21 21-33 49-33 79 0 31 12 59 33 80 20 21 50 33 79 33z">
          <text:p/>
        </draw:path>
        <draw:path draw:style-name="gr16" draw:text-style-name="P6" draw:layer="layout" svg:width="0.224cm" svg:height="0.223cm" svg:x="38.862cm" svg:y="4.041cm" svg:viewBox="0 0 225 224" svg:d="M113 224c30 0 58-11 79-32s33-50 33-79c0-31-12-59-33-80s-49-33-79-33-58 12-80 33c-21 21-33 49-33 80 0 29 12 58 33 79 22 21 50 32 80 32z">
          <text:p/>
        </draw:path>
        <draw:path draw:style-name="gr16" draw:text-style-name="P6" draw:layer="layout" svg:width="0.223cm" svg:height="0.223cm" svg:x="37.544cm" svg:y="3.952cm" svg:viewBox="0 0 224 224" svg:d="M112 224c30 0 58-12 79-33 21-22 33-50 33-80 0-29-12-58-33-79-21-20-49-32-79-32-29 0-58 12-79 32-22 21-33 50-33 79 0 30 11 58 33 80 21 21 50 33 79 33z">
          <text:p/>
        </draw:path>
        <draw:path draw:style-name="gr16" draw:text-style-name="P6" draw:layer="layout" svg:width="0.224cm" svg:height="0.223cm" svg:x="38.86cm" svg:y="4.261cm" svg:viewBox="0 0 225 224" svg:d="M113 224c30 0 58-12 79-33s33-49 33-79-12-59-33-79c-21-21-49-33-79-33s-58 12-80 33c-21 20-33 49-33 79s12 58 33 79c22 21 50 33 80 33z">
          <text:p/>
        </draw:path>
        <draw:path draw:style-name="gr16" draw:text-style-name="P6" draw:layer="layout" svg:width="0.223cm" svg:height="0.223cm" svg:x="36.895cm" svg:y="3.844cm" svg:viewBox="0 0 224 224" svg:d="M113 224c30 0 58-12 79-33s32-49 32-79-11-59-32-80-49-32-79-32-58 11-79 32-34 50-34 80 13 58 34 79 49 33 79 33z">
          <text:p/>
        </draw:path>
        <draw:path draw:style-name="gr18" draw:text-style-name="P7" draw:layer="layout" svg:width="0.223cm" svg:height="0.224cm" svg:x="31.336cm" svg:y="4.982cm" svg:viewBox="0 0 224 225" svg:d="M112 225c29 0 58-12 79-33s33-49 33-79-12-58-33-80c-21-21-50-33-79-33-30 0-58 12-79 33-21 22-33 50-33 80s12 58 33 79 49 33 79 33z">
          <text:p/>
        </draw:path>
        <draw:path draw:style-name="gr18" draw:text-style-name="P7" draw:layer="layout" svg:width="0.223cm" svg:height="0.223cm" svg:x="32.875cm" svg:y="4.362cm" svg:viewBox="0 0 224 224" svg:d="M113 224c29 0 58-11 78-33 21-21 33-50 33-79 0-30-12-58-33-79-20-21-49-33-78-33-30 0-58 12-79 33-22 21-34 49-34 79 0 29 12 58 34 79 21 22 49 33 79 33z">
          <text:p/>
        </draw:path>
        <draw:path draw:style-name="gr18" draw:text-style-name="P7" draw:layer="layout" svg:width="0.223cm" svg:height="0.223cm" svg:x="31.403cm" svg:y="4.685cm" svg:viewBox="0 0 224 224" svg:d="M112 224c29 0 58-11 79-32s33-50 33-79c0-31-12-59-33-80s-50-33-79-33c-30 0-58 12-79 33s-33 49-33 80c0 29 12 58 33 79s49 32 79 32z">
          <text:p/>
        </draw:path>
        <draw:path draw:style-name="gr18" draw:text-style-name="P7" draw:layer="layout" svg:width="0.223cm" svg:height="0.224cm" svg:x="30.654cm" svg:y="3.903cm" svg:viewBox="0 0 224 225" svg:d="M113 225c29 0 58-13 79-34 20-21 32-49 32-79s-12-58-32-79c-21-21-50-33-79-33-30 0-58 12-79 33s-34 49-34 79 13 58 34 79 49 34 79 34z">
          <text:p/>
        </draw:path>
        <draw:path draw:style-name="gr18" draw:text-style-name="P7" draw:layer="layout" svg:width="0.224cm" svg:height="0.223cm" svg:x="32.762cm" svg:y="4.119cm" svg:viewBox="0 0 225 224" svg:d="M112 224c31 0 59-11 80-32s33-50 33-79c0-30-12-58-33-79s-49-34-80-34c-30 0-58 13-79 34s-33 49-33 79c0 29 12 58 33 79s49 32 79 32z">
          <text:p/>
        </draw:path>
        <draw:path draw:style-name="gr18" draw:text-style-name="P7" draw:layer="layout" svg:width="0.223cm" svg:height="0.223cm" svg:x="33.593cm" svg:y="2.762cm" svg:viewBox="0 0 224 224" svg:d="M111 224c30 0 58-12 79-33 22-21 34-49 34-78 0-30-12-58-34-79-21-22-49-34-79-34s-58 12-79 34c-21 21-32 49-32 79 0 29 11 57 32 78s49 33 79 33z">
          <text:p/>
        </draw:path>
        <draw:path draw:style-name="gr16" draw:text-style-name="P6" draw:layer="layout" svg:width="0.223cm" svg:height="0.223cm" svg:x="34.676cm" svg:y="2.441cm" svg:viewBox="0 0 224 224" svg:d="M112 224c30 0 58-12 79-33s33-49 33-80c0-30-12-58-33-79s-49-32-79-32c-29 0-57 11-78 32s-34 49-34 79c0 31 13 59 34 80s49 33 78 33z">
          <text:p/>
        </draw:path>
        <draw:path draw:style-name="gr18" draw:text-style-name="P7" draw:layer="layout" svg:width="0.223cm" svg:height="0.223cm" svg:x="33.019cm" svg:y="3.657cm" svg:viewBox="0 0 224 224" svg:d="M113 224c29 0 57-12 78-33s33-49 33-79c0-29-12-58-33-79s-49-33-78-33c-31 0-59 12-80 33s-33 50-33 79c0 30 12 58 33 79s49 33 80 33z">
          <text:p/>
        </draw:path>
        <draw:path draw:style-name="gr18" draw:text-style-name="P7" draw:layer="layout" svg:width="0.223cm" svg:height="0.223cm" svg:x="34.178cm" svg:y="2.22cm" svg:viewBox="0 0 224 224" svg:d="M113 224c29 0 58-11 79-32 20-21 32-50 32-80s-12-58-32-79c-21-21-50-33-79-33-30 0-58 12-80 33-21 21-33 49-33 79s12 59 33 80c22 21 50 32 80 32z">
          <text:p/>
        </draw:path>
        <draw:path draw:style-name="gr16" draw:text-style-name="P6" draw:layer="layout" svg:width="0.223cm" svg:height="0.223cm" svg:x="37.177cm" svg:y="2.558cm" svg:viewBox="0 0 224 224" svg:d="M112 224c29 0 58-12 80-32 21-21 32-50 32-79 0-30-11-58-32-79-22-21-51-34-80-34-30 0-58 13-79 34s-33 49-33 79c0 29 12 58 33 79 21 20 49 32 79 32z">
          <text:p/>
        </draw:path>
        <draw:path draw:style-name="gr18" draw:text-style-name="P7" draw:layer="layout" svg:width="0.223cm" svg:height="0.223cm" svg:x="33.288cm" svg:y="3.259cm" svg:viewBox="0 0 224 224" svg:d="M113 224c29 0 58-11 79-33 20-21 32-50 32-79 0-30-12-58-32-79-21-21-50-33-79-33-30 0-58 12-80 33-21 21-33 49-33 79 0 29 12 58 33 79 22 22 50 33 80 33z">
          <text:p/>
        </draw:path>
        <draw:path draw:style-name="gr9" draw:text-style-name="P7" draw:layer="layout" svg:width="0.223cm" svg:height="0.223cm" svg:x="34.524cm" svg:y="2.988cm" svg:viewBox="0 0 224 224" svg:d="M112 224c29 0 58-12 79-33s33-49 33-79c0-29-12-58-33-79s-50-33-79-33c-30 0-58 12-79 33s-33 50-33 79c0 30 12 58 33 79s49 33 79 33z">
          <text:p/>
        </draw:path>
        <draw:path draw:style-name="gr17" draw:text-style-name="P2" draw:layer="layout" svg:width="0.223cm" svg:height="0.223cm" svg:x="34.524cm" svg:y="2.988cm" svg:viewBox="0 0 224 224" svg:d="M112 224c29 0 58-12 79-33s33-49 33-79c0-29-12-58-33-79s-50-33-79-33c-30 0-58 12-79 33s-33 50-33 79c0 30 12 58 33 79s49 33 79 33z">
          <text:p/>
        </draw:path>
        <draw:path draw:style-name="gr18" draw:text-style-name="P7" draw:layer="layout" svg:width="0.223cm" svg:height="0.223cm" svg:x="33.521cm" svg:y="3.152cm" svg:viewBox="0 0 224 224" svg:d="M112 224c30 0 58-12 79-33 21-20 33-49 33-78 0-30-12-59-33-80s-49-33-79-33c-29 0-58 12-80 33-21 21-32 50-32 80 0 29 11 58 32 78 22 21 51 33 80 33z">
          <text:p/>
        </draw:path>
        <draw:path draw:style-name="gr16" draw:text-style-name="P6" draw:layer="layout" svg:width="0.223cm" svg:height="0.223cm" svg:x="34.614cm" svg:y="2.856cm" svg:viewBox="0 0 224 224" svg:d="M113 224c29 0 57-12 78-32 21-21 33-51 33-80 0-30-12-58-33-79s-49-33-78-33c-30 0-59 12-80 33s-33 49-33 79c0 29 12 59 33 80 21 20 50 32 80 32z">
          <text:p/>
        </draw:path>
        <draw:path draw:style-name="gr18" draw:text-style-name="P7" draw:layer="layout" svg:width="0.223cm" svg:height="0.223cm" svg:x="33.139cm" svg:y="3.837cm" svg:viewBox="0 0 224 224" svg:d="M112 224c30 0 58-11 79-32 22-21 33-50 33-79 0-30-11-59-33-80-21-21-49-33-79-33s-58 12-79 33-33 50-33 80c0 29 12 58 33 79s49 32 79 32z">
          <text:p/>
        </draw:path>
        <draw:path draw:style-name="gr18" draw:text-style-name="P7" draw:layer="layout" svg:width="0.223cm" svg:height="0.223cm" svg:x="34.15cm" svg:y="2.774cm" svg:viewBox="0 0 224 224" svg:d="M112 224c30 0 58-11 79-32s33-50 33-79c0-30-12-58-33-79-21-22-49-34-79-34-29 0-59 12-79 34-21 21-33 49-33 79 0 29 12 58 33 79 20 21 50 32 79 32z">
          <text:p/>
        </draw:path>
        <draw:path draw:style-name="gr18" draw:text-style-name="P7" draw:layer="layout" svg:width="0.223cm" svg:height="0.223cm" svg:x="32.795cm" svg:y="4.247cm" svg:viewBox="0 0 224 224" svg:d="M112 224c30 0 58-12 79-33s33-49 33-79-12-59-33-80-49-32-79-32-59 11-80 32c-20 21-32 50-32 80s12 58 32 79c21 21 50 33 80 33z">
          <text:p/>
        </draw:path>
        <draw:path draw:style-name="gr18" draw:text-style-name="P7" draw:layer="layout" svg:width="0.223cm" svg:height="0.223cm" svg:x="34.076cm" svg:y="2.113cm" svg:viewBox="0 0 224 224" svg:d="M112 224c29 0 58-12 79-33s33-49 33-79c0-29-12-58-33-79s-50-33-79-33c-30 0-58 12-79 33s-33 50-33 79c0 30 12 58 33 79s49 33 79 33z">
          <text:p/>
        </draw:path>
        <draw:path draw:style-name="gr16" draw:text-style-name="P6" draw:layer="layout" svg:width="0.223cm" svg:height="0.223cm" svg:x="37.224cm" svg:y="2.917cm" svg:viewBox="0 0 224 224" svg:d="M111 224c31 0 59-12 80-33s33-49 33-79-12-59-33-80-49-32-80-32c-29 0-57 11-78 32s-33 50-33 80 12 58 33 79 49 33 78 33z">
          <text:p/>
        </draw:path>
        <draw:path draw:style-name="gr18" draw:text-style-name="P7" draw:layer="layout" svg:width="0.224cm" svg:height="0.223cm" svg:x="34.138cm" svg:y="2.339cm" svg:viewBox="0 0 225 224" svg:d="M113 224c30 0 58-11 79-32s33-50 33-79c0-30-12-58-33-79s-49-34-79-34c-31 0-59 13-80 34s-33 49-33 79c0 29 12 58 33 79s49 32 80 32z">
          <text:p/>
        </draw:path>
        <draw:path draw:style-name="gr18" draw:text-style-name="P7" draw:layer="layout" svg:width="0.223cm" svg:height="0.223cm" svg:x="33.901cm" svg:y="1.878cm" svg:viewBox="0 0 224 224" svg:d="M112 224c30 0 58-11 79-32s33-50 33-79c0-30-12-58-33-79-21-22-49-34-79-34s-59 12-80 34c-21 21-32 49-32 79 0 29 11 58 32 79s50 32 80 32z">
          <text:p/>
        </draw:path>
        <draw:path draw:style-name="gr19" draw:text-style-name="P6" draw:layer="layout" svg:width="0.223cm" svg:height="0.223cm" svg:x="36.895cm" svg:y="2.669cm" svg:viewBox="0 0 224 224" svg:d="M113 224c29 0 58-11 79-32 20-21 32-50 32-80s-12-58-32-79c-21-21-50-33-79-33-30 0-58 12-79 33s-34 49-34 79 13 59 34 80 49 32 79 32z">
          <text:p/>
        </draw:path>
        <draw:path draw:style-name="gr17" draw:text-style-name="P2" draw:layer="layout" svg:width="0.223cm" svg:height="0.223cm" svg:x="36.895cm" svg:y="2.669cm" svg:viewBox="0 0 224 224" svg:d="M113 224c29 0 58-11 79-32 20-21 32-50 32-80s-12-58-32-79c-21-21-50-33-79-33-30 0-58 12-79 33s-34 49-34 79 13 59 34 80 49 32 79 32z">
          <text:p/>
        </draw:path>
        <draw:path draw:style-name="gr16" draw:text-style-name="P6" draw:layer="layout" svg:width="0.223cm" svg:height="0.223cm" svg:x="37.17cm" svg:y="3.185cm" svg:viewBox="0 0 224 224" svg:d="M112 224c29 0 58-12 80-33 21-21 32-49 32-78 0-30-11-58-32-80-22-21-51-33-80-33-30 0-58 12-79 33-21 22-33 50-33 80 0 29 12 57 33 78s49 33 79 33z">
          <text:p/>
        </draw:path>
        <draw:path draw:style-name="gr18" draw:text-style-name="P7" draw:layer="layout" svg:width="0.223cm" svg:height="0.223cm" svg:x="34.069cm" svg:y="1.655cm" svg:viewBox="0 0 224 224" svg:d="M112 224c29 0 59-12 80-33 20-21 32-49 32-79 0-29-12-58-32-79-21-21-51-33-80-33-30 0-58 12-79 33s-33 50-33 79c0 30 12 58 33 79s49 33 79 33z">
          <text:p/>
        </draw:path>
        <draw:path draw:style-name="gr16" draw:text-style-name="P6" draw:layer="layout" svg:width="0.223cm" svg:height="0.223cm" svg:x="37.052cm" svg:y="2.852cm" svg:viewBox="0 0 224 224" svg:d="M112 224c30 0 58-12 79-33s33-50 33-80c0-29-12-58-33-79-21-20-49-32-79-32-29 0-59 12-79 32-21 21-33 50-33 79 0 30 12 59 33 80 20 21 50 33 79 33z">
          <text:p/>
        </draw:path>
        <draw:path draw:style-name="gr18" draw:text-style-name="P7" draw:layer="layout" svg:width="0.223cm" svg:height="0.223cm" svg:x="34.004cm" svg:y="1.958cm" svg:viewBox="0 0 224 224" svg:d="M112 224c30 0 58-12 79-32 21-21 33-51 33-80 0-30-12-58-33-79s-49-33-79-33c-29 0-58 12-79 33-20 21-33 49-33 79 0 29 13 59 33 80 21 20 50 32 79 32z">
          <text:p/>
        </draw:path>
        <draw:path draw:style-name="gr16" draw:text-style-name="P6" draw:layer="layout" svg:width="0.223cm" svg:height="0.223cm" svg:x="36.993cm" svg:y="2.715cm" svg:viewBox="0 0 224 224" svg:d="M112 224c30 0 59-12 80-33s32-49 32-79c0-29-11-59-32-80s-50-32-80-32-58 11-79 32-33 51-33 80c0 30 12 58 33 79s49 33 79 33z">
          <text:p/>
        </draw:path>
        <draw:path draw:style-name="gr18" draw:text-style-name="P7" draw:layer="layout" svg:width="0.223cm" svg:height="0.223cm" svg:x="33.586cm" svg:y="3.374cm" svg:viewBox="0 0 224 224" svg:d="M112 224c29 0 58-11 79-32 22-21 33-49 33-79 0-31-11-59-33-80-21-21-50-33-79-33-30 0-58 12-79 33s-33 49-33 80c0 30 12 58 33 79s49 32 79 32z">
          <text:p/>
        </draw:path>
        <draw:path draw:style-name="gr18" draw:text-style-name="P7" draw:layer="layout" svg:width="0.223cm" svg:height="0.223cm" svg:x="32.874cm" svg:y="4.147cm" svg:viewBox="0 0 224 224" svg:d="M113 224c29 0 58-12 79-34 21-21 32-49 32-79 0-29-11-58-32-78-21-21-50-33-79-33-30 0-58 12-79 33-22 20-34 49-34 78 0 30 12 58 34 79 21 22 49 34 79 34z">
          <text:p/>
        </draw:path>
        <draw:path draw:style-name="gr18" draw:text-style-name="P7" draw:layer="layout" svg:width="0.224cm" svg:height="0.223cm" svg:x="32.839cm" svg:y="3.957cm" svg:viewBox="0 0 225 224" svg:d="M113 224c30 0 58-12 79-33s33-50 33-80c0-29-12-58-33-79s-49-32-79-32-58 11-80 32c-21 21-33 50-33 79 0 30 12 59 33 80 22 21 50 33 80 33z">
          <text:p/>
        </draw:path>
        <draw:path draw:style-name="gr18" draw:text-style-name="P7" draw:layer="layout" svg:width="0.223cm" svg:height="0.223cm" svg:x="33.657cm" svg:y="3.247cm" svg:viewBox="0 0 224 224" svg:d="M111 224c31 0 59-11 80-33 21-21 33-50 33-79 0-30-12-58-33-79s-49-33-80-33c-29 0-58 12-79 33-20 21-32 49-32 79 0 29 12 58 32 79 21 22 50 33 79 33z">
          <text:p/>
        </draw:path>
        <draw:path draw:style-name="gr18" draw:text-style-name="P7" draw:layer="layout" svg:width="0.223cm" svg:height="0.223cm" svg:x="33.175cm" svg:y="3.612cm" svg:viewBox="0 0 224 224" svg:d="M112 224c30 0 59-11 80-32s32-50 32-79c0-30-11-59-32-80s-50-33-80-33-58 12-79 33-33 50-33 80c0 29 12 58 33 79s49 32 79 32z">
          <text:p/>
        </draw:path>
        <draw:path draw:style-name="gr18" draw:text-style-name="P7" draw:layer="layout" svg:width="0.223cm" svg:height="0.223cm" svg:x="33.102cm" svg:y="3.696cm" svg:viewBox="0 0 224 224" svg:d="M112 224c30 0 58-12 79-34 21-21 33-49 33-79 0-29-12-58-33-79-21-20-49-32-79-32-29 0-58 12-79 32-22 21-33 50-33 79 0 30 11 58 33 79 21 22 50 34 79 34z">
          <text:p/>
        </draw:path>
        <draw:path draw:style-name="gr18" draw:text-style-name="P7" draw:layer="layout" svg:width="0.223cm" svg:height="0.223cm" svg:x="32.972cm" svg:y="3.377cm" svg:viewBox="0 0 224 224" svg:d="M111 224c30 0 59-12 80-33s33-49 33-79c0-29-12-59-33-80s-50-32-80-32c-29 0-58 11-79 32s-32 51-32 80c0 30 11 58 32 79s50 33 79 33z">
          <text:p/>
        </draw:path>
        <draw:path draw:style-name="gr18" draw:text-style-name="P7" draw:layer="layout" svg:width="0.223cm" svg:height="0.223cm" svg:x="33.427cm" svg:y="2.772cm" svg:viewBox="0 0 224 224" svg:d="M112 224c30 0 59-12 79-33 21-21 33-49 33-79 0-29-12-58-33-79-20-22-49-33-79-33s-58 11-79 33c-21 21-33 50-33 79 0 30 12 58 33 79s49 33 79 33z">
          <text:p/>
        </draw:path>
        <draw:path draw:style-name="gr18" draw:text-style-name="P7" draw:layer="layout" svg:width="0.223cm" svg:height="0.223cm" svg:x="34.152cm" svg:y="1.958cm" svg:viewBox="0 0 224 224" svg:d="M112 224c30 0 58-11 79-32s33-51 33-80c0-30-12-58-33-79s-49-33-79-33c-29 0-59 12-80 33-20 21-32 49-32 79 0 29 12 59 32 80 21 21 51 32 80 32z">
          <text:p/>
        </draw:path>
        <draw:path draw:style-name="gr18" draw:text-style-name="P7" draw:layer="layout" svg:width="0.223cm" svg:height="0.224cm" svg:x="31.299cm" svg:y="4.694cm" svg:viewBox="0 0 224 225" svg:d="M112 225c30 0 58-12 79-33s33-49 33-79c0-31-12-59-33-80s-49-33-79-33c-29 0-58 12-80 33-20 21-32 49-32 80 0 30 12 58 32 79 22 21 51 33 80 33z">
          <text:p/>
        </draw:path>
        <draw:path draw:style-name="gr18" draw:text-style-name="P7" draw:layer="layout" svg:width="0.223cm" svg:height="0.223cm" svg:x="31.408cm" svg:y="4.732cm" svg:viewBox="0 0 224 224" svg:d="M111 224c30 0 59-11 80-32s33-50 33-79c0-30-12-59-33-80s-50-33-80-33c-29 0-58 12-78 33-21 21-33 50-33 80 0 29 12 58 33 79 20 21 49 32 78 32z">
          <text:p/>
        </draw:path>
        <draw:path draw:style-name="gr18" draw:text-style-name="P7" draw:layer="layout" svg:width="0.223cm" svg:height="0.223cm" svg:x="31.25cm" svg:y="4.714cm" svg:viewBox="0 0 224 224" svg:d="M112 224c30 0 58-12 79-32 21-21 33-50 33-79 0-30-12-59-33-80s-49-33-79-33c-29 0-58 12-79 33s-33 50-33 80c0 29 12 58 33 79 21 20 50 32 79 32z">
          <text:p/>
        </draw:path>
        <draw:path draw:style-name="gr18" draw:text-style-name="P7" draw:layer="layout" svg:width="0.223cm" svg:height="0.223cm" svg:x="31.259cm" svg:y="4.968cm" svg:viewBox="0 0 224 224" svg:d="M113 224c29 0 58-12 78-33 21-20 33-49 33-78 0-30-12-58-33-80-20-21-49-33-78-33-30 0-59 12-80 33-21 22-33 50-33 80 0 29 12 58 33 78 21 21 50 33 80 33z">
          <text:p/>
        </draw:path>
        <draw:path draw:style-name="gr18" draw:text-style-name="P7" draw:layer="layout" svg:width="0.223cm" svg:height="0.223cm" svg:x="30.97cm" svg:y="5.168cm" svg:viewBox="0 0 224 224" svg:d="M112 224c30 0 59-12 80-33s32-49 32-79-11-59-32-80-50-32-80-32-58 11-79 32-33 50-33 80 12 58 33 79 49 33 79 33z">
          <text:p/>
        </draw:path>
        <draw:path draw:style-name="gr18" draw:text-style-name="P7" draw:layer="layout" svg:width="0.223cm" svg:height="0.223cm" svg:x="30.609cm" svg:y="3.97cm" svg:viewBox="0 0 224 224" svg:d="M113 224c29 0 58-12 79-33s32-50 32-80c0-29-11-58-32-79s-50-32-79-32c-30 0-58 11-80 32-21 21-33 50-33 79 0 30 12 59 33 80 22 21 50 33 80 33z">
          <text:p/>
        </draw:path>
        <draw:path draw:style-name="gr18" draw:text-style-name="P7" draw:layer="layout" svg:width="0.223cm" svg:height="0.223cm" svg:x="33.741cm" svg:y="10.345cm" svg:viewBox="0 0 224 224" svg:d="M113 224c29 0 58-12 79-33 21-20 32-49 32-78 0-30-11-58-32-79-21-22-50-34-79-34-30 0-58 12-80 34-21 21-33 49-33 79 0 29 12 58 33 78 22 21 50 33 80 33z">
          <text:p/>
        </draw:path>
        <draw:path draw:style-name="gr18" draw:text-style-name="P7" draw:layer="layout" svg:width="0.223cm" svg:height="0.223cm" svg:x="33.674cm" svg:y="10.444cm" svg:viewBox="0 0 224 224" svg:d="M113 224c29 0 58-11 78-32 21-21 33-51 33-80 0-30-12-58-33-79-20-21-49-33-78-33-31 0-59 12-80 33s-33 49-33 79c0 29 12 59 33 80s49 32 80 32z">
          <text:p/>
        </draw:path>
        <draw:path draw:style-name="gr18" draw:text-style-name="P7" draw:layer="layout" svg:width="0.223cm" svg:height="0.223cm" svg:x="33.411cm" svg:y="3.275cm" svg:viewBox="0 0 224 224" svg:d="M112 224c29 0 59-11 79-32 21-22 33-51 33-80 0-30-12-58-33-79-20-21-50-33-79-33-30 0-58 12-79 33s-33 49-33 79c0 29 12 58 33 80 21 21 49 32 79 32z">
          <text:p/>
        </draw:path>
        <draw:path draw:style-name="gr9" draw:text-style-name="P7" draw:layer="layout" svg:width="0.223cm" svg:height="0.223cm" svg:x="33.509cm" svg:y="2.788cm" svg:viewBox="0 0 224 224" svg:d="M113 224c29 0 58-13 79-34 20-20 32-49 32-78 0-30-12-58-32-79-21-21-50-33-79-33-30 0-58 12-80 33-21 21-33 49-33 79 0 29 12 58 33 78 22 21 50 34 80 34z">
          <text:p/>
        </draw:path>
        <draw:path draw:style-name="gr17" draw:text-style-name="P2" draw:layer="layout" svg:width="0.223cm" svg:height="0.223cm" svg:x="33.509cm" svg:y="2.788cm" svg:viewBox="0 0 224 224" svg:d="M113 224c29 0 58-13 79-34 20-20 32-49 32-78 0-30-12-58-32-79-21-21-50-33-79-33-30 0-58 12-80 33-21 21-33 49-33 79 0 29 12 58 33 78 22 21 50 34 80 34z">
          <text:p/>
        </draw:path>
        <draw:path draw:style-name="gr18" draw:text-style-name="P7" draw:layer="layout" svg:width="0.223cm" svg:height="0.224cm" svg:x="34.622cm" svg:y="2.076cm" svg:viewBox="0 0 224 225" svg:d="M113 225c29 0 58-12 79-33 20-21 32-49 32-79s-12-58-32-80c-21-21-50-33-79-33-30 0-59 12-80 33-21 22-33 50-33 80s12 58 33 79 50 33 80 33z">
          <text:p/>
        </draw:path>
        <draw:path draw:style-name="gr18" draw:text-style-name="P7" draw:layer="layout" svg:width="0.224cm" svg:height="0.223cm" svg:x="33.134cm" svg:y="3.468cm" svg:viewBox="0 0 225 224" svg:d="M112 224c30 0 58-13 79-34 22-21 34-49 34-79 0-29-12-58-34-79-21-20-49-32-79-32s-58 12-79 32c-21 21-33 50-33 79 0 30 12 58 33 79s49 34 79 34z">
          <text:p/>
        </draw:path>
        <draw:path draw:style-name="gr18" draw:text-style-name="P7" draw:layer="layout" svg:width="0.223cm" svg:height="0.223cm" svg:x="34.312cm" svg:y="2.345cm" svg:viewBox="0 0 224 224" svg:d="M111 224c30 0 59-13 80-34 21-20 33-49 33-78 0-30-12-58-33-79s-50-33-80-33c-29 0-58 12-78 33-21 21-33 49-33 79 0 29 12 58 33 78 20 21 49 34 78 34z">
          <text:p/>
        </draw:path>
        <draw:path draw:style-name="gr16" draw:text-style-name="P6" draw:layer="layout" svg:width="0.223cm" svg:height="0.223cm" svg:x="37.279cm" svg:y="2.555cm" svg:viewBox="0 0 224 224" svg:d="M112 224c30 0 58-12 79-33s33-49 33-78c0-30-12-58-33-79s-49-34-79-34c-29 0-59 13-80 34s-32 49-32 79c0 29 11 57 32 78s51 33 80 33z">
          <text:p/>
        </draw:path>
        <draw:path draw:style-name="gr18" draw:text-style-name="P7" draw:layer="layout" svg:width="0.224cm" svg:height="0.223cm" svg:x="30.586cm" svg:y="3.911cm" svg:viewBox="0 0 225 224" svg:d="M113 224c30 0 58-13 79-34s33-49 33-79c0-29-12-58-33-79s-49-32-79-32-59 11-80 32-33 50-33 79c0 30 12 58 33 79s50 34 80 34z">
          <text:p/>
        </draw:path>
        <draw:path draw:style-name="gr18" draw:text-style-name="P7" draw:layer="layout" svg:width="0.223cm" svg:height="0.223cm" svg:x="34.856cm" svg:y="2.598cm" svg:viewBox="0 0 224 224" svg:d="M112 224c30 0 58-12 79-33 21-22 33-50 33-80 0-29-12-58-33-79s-49-32-79-32c-29 0-58 11-79 32s-33 50-33 79c0 30 12 58 33 80 21 21 50 33 79 33z">
          <text:p/>
        </draw:path>
        <draw:path draw:style-name="gr18" draw:text-style-name="P7" draw:layer="layout" svg:width="0.223cm" svg:height="0.223cm" svg:x="31.274cm" svg:y="7.276cm" svg:viewBox="0 0 224 224" svg:d="M112 224c30 0 58-11 79-33 21-21 33-50 33-79 0-30-12-58-33-79s-49-33-79-33c-29 0-59 12-80 33-20 21-32 49-32 79 0 29 12 58 32 79 21 22 51 33 80 33z">
          <text:p/>
        </draw:path>
        <draw:path draw:style-name="gr18" draw:text-style-name="P7" draw:layer="layout" svg:width="0.223cm" svg:height="0.223cm" svg:x="31.547cm" svg:y="7.038cm" svg:viewBox="0 0 224 224" svg:d="M112 224c30 0 58-12 79-33s33-50 33-79c0-30-12-58-33-79s-49-33-79-33c-29 0-58 12-79 33s-33 49-33 79c0 29 12 58 33 79s50 33 79 33z">
          <text:p/>
        </draw:path>
        <draw:path draw:style-name="gr16" draw:text-style-name="P6" draw:layer="layout" svg:width="0.223cm" svg:height="0.223cm" svg:x="38.746cm" svg:y="1.465cm" svg:viewBox="0 0 224 224" svg:d="M112 224c29 0 59-12 80-33s32-50 32-79c0-30-11-58-32-79s-51-33-80-33c-30 0-58 12-79 33s-33 49-33 79c0 29 12 58 33 79s49 33 79 33z">
          <text:p/>
        </draw:path>
        <draw:path draw:style-name="gr18" draw:text-style-name="P7" draw:layer="layout" svg:width="0.223cm" svg:height="0.223cm" svg:x="38.664cm" svg:y="1.365cm" svg:viewBox="0 0 224 224" svg:d="M113 224c29 0 58-12 78-33 21-21 33-49 33-79s-12-59-33-80c-20-21-49-32-78-32-30 0-58 11-79 32-22 21-34 50-34 80s12 58 34 79c21 21 49 33 79 33z">
          <text:p/>
        </draw:path>
        <draw:path draw:style-name="gr16" draw:text-style-name="P6" draw:layer="layout" svg:width="0.223cm" svg:height="0.223cm" svg:x="39.54cm" svg:y="5.561cm" svg:viewBox="0 0 224 224" svg:d="M113 224c29 0 58-12 79-33 21-20 32-49 32-79s-11-58-32-79-50-33-79-33c-30 0-58 12-80 33-21 21-33 49-33 79s12 59 33 79c22 21 50 33 80 33z">
          <text:p/>
        </draw:path>
        <draw:path draw:style-name="gr18" draw:text-style-name="P7" draw:layer="layout" svg:width="0.223cm" svg:height="0.223cm" svg:x="31.725cm" svg:y="7.041cm" svg:viewBox="0 0 224 224" svg:d="M113 224c29 0 58-12 79-34 21-21 32-49 32-78 0-30-11-58-32-79s-50-33-79-33c-30 0-58 12-80 33-21 21-33 49-33 79 0 29 12 57 33 78 22 22 50 34 80 34z">
          <text:p/>
        </draw:path>
        <draw:path draw:style-name="gr18" draw:text-style-name="P7" draw:layer="layout" svg:width="0.223cm" svg:height="0.223cm" svg:x="31.443cm" svg:y="7.329cm" svg:viewBox="0 0 224 224" svg:d="M111 224c31 0 59-12 80-33 21-20 33-50 33-79 0-30-12-58-33-79s-49-33-80-33c-29 0-58 12-79 33s-32 49-32 79c0 29 11 59 32 79 21 21 50 33 79 33z">
          <text:p/>
        </draw:path>
        <draw:path draw:style-name="gr18" draw:text-style-name="P7" draw:layer="layout" svg:width="0.223cm" svg:height="0.224cm" svg:x="31.788cm" svg:y="7.399cm" svg:viewBox="0 0 224 225" svg:d="M111 225c30 0 58-12 79-33s34-49 34-79-13-59-34-80-49-33-79-33c-29 0-58 12-79 33s-32 50-32 80 11 58 32 79 50 33 79 33z">
          <text:p/>
        </draw:path>
        <draw:path draw:style-name="gr18" draw:text-style-name="P7" draw:layer="layout" svg:width="0.223cm" svg:height="0.223cm" svg:x="31.788cm" svg:y="7.16cm" svg:viewBox="0 0 224 224" svg:d="M112 224c29 0 58-12 78-33 21-21 34-49 34-79s-13-58-34-79c-20-21-49-33-78-33-30 0-58 12-79 33s-33 49-33 79 12 58 33 79 49 33 79 33z">
          <text:p/>
        </draw:path>
        <draw:path draw:style-name="gr18" draw:text-style-name="P7" draw:layer="layout" svg:width="0.223cm" svg:height="0.223cm" svg:x="32.813cm" svg:y="7.129cm" svg:viewBox="0 0 224 224" svg:d="M113 224c30 0 58-12 79-33s32-49 32-80c0-29-11-58-32-79s-49-32-79-32-59 11-80 32-33 50-33 79c0 31 12 59 33 80s50 33 80 33z">
          <text:p/>
        </draw:path>
        <draw:path draw:style-name="gr18" draw:text-style-name="P7" draw:layer="layout" svg:width="0.223cm" svg:height="0.223cm" svg:x="38.37cm" svg:y="1.903cm" svg:viewBox="0 0 224 224" svg:d="M112 224c30 0 58-13 79-34s33-49 33-79c0-29-12-58-33-79s-49-32-79-32-59 11-80 32-32 50-32 79c0 30 11 58 32 79s50 34 80 34z">
          <text:p/>
        </draw:path>
        <draw:path draw:style-name="gr18" draw:text-style-name="P7" draw:layer="layout" svg:width="0.223cm" svg:height="0.223cm" svg:x="31.907cm" svg:y="6.714cm" svg:viewBox="0 0 224 224" svg:d="M113 224c29 0 58-11 79-32s32-50 32-79c0-31-11-59-32-80s-50-33-79-33c-31 0-59 12-80 33s-33 49-33 80c0 29 12 58 33 79s49 32 80 32z">
          <text:p/>
        </draw:path>
        <draw:path draw:style-name="gr18" draw:text-style-name="P7" draw:layer="layout" svg:width="0.223cm" svg:height="0.223cm" svg:x="31.875cm" svg:y="6.769cm" svg:viewBox="0 0 224 224" svg:d="M112 224c30 0 59-12 79-32 21-21 33-50 33-79 0-30-12-58-33-79-20-22-49-34-79-34s-58 12-79 34c-21 21-33 49-33 79 0 29 12 58 33 79 21 20 49 32 79 32z">
          <text:p/>
        </draw:path>
        <draw:path draw:style-name="gr18" draw:text-style-name="P7" draw:layer="layout" svg:width="0.223cm" svg:height="0.223cm" svg:x="30.183cm" svg:y="5.549cm" svg:viewBox="0 0 224 224" svg:d="M113 224c29 0 58-11 79-32s32-50 32-80-11-58-32-79-50-33-79-33c-30 0-58 12-80 33-21 21-33 49-33 79s12 59 33 80c22 21 50 32 80 32z">
          <text:p/>
        </draw:path>
        <draw:path draw:style-name="gr18" draw:text-style-name="P7" draw:layer="layout" svg:width="0.223cm" svg:height="0.223cm" svg:x="33.485cm" svg:y="10.641cm" svg:viewBox="0 0 224 224" svg:d="M112 224c30 0 58-12 79-33 21-22 33-50 33-80 0-29-12-58-33-79-21-20-49-32-79-32-29 0-58 12-79 32-21 21-33 50-33 79 0 30 12 58 33 80 21 21 50 33 79 33z">
          <text:p/>
        </draw:path>
        <draw:path draw:style-name="gr18" draw:text-style-name="P7" draw:layer="layout" svg:width="0.223cm" svg:height="0.223cm" svg:x="33.464cm" svg:y="10.557cm" svg:viewBox="0 0 224 224" svg:d="M113 224c29 0 58-12 78-33 21-21 33-49 33-79 0-29-12-58-33-80-20-21-49-32-78-32-31 0-59 11-80 32-21 22-33 51-33 80 0 30 12 58 33 79s49 33 80 33z">
          <text:p/>
        </draw:path>
        <draw:path draw:style-name="gr18" draw:text-style-name="P7" draw:layer="layout" svg:width="0.223cm" svg:height="0.223cm" svg:x="33.431cm" svg:y="10.513cm" svg:viewBox="0 0 224 224" svg:d="M111 224c31 0 59-12 80-33s33-49 33-79c0-29-12-59-33-80-21-20-49-32-80-32-29 0-57 12-78 32-21 21-33 51-33 80 0 30 12 58 33 79s49 33 78 33z">
          <text:p/>
        </draw:path>
        <draw:path draw:style-name="gr19" draw:text-style-name="P6" draw:layer="layout" svg:width="0.223cm" svg:height="0.223cm" svg:x="38.941cm" svg:y="3.819cm" svg:viewBox="0 0 224 224" svg:d="M111 224c30 0 58-12 79-33 22-21 34-49 34-79s-12-59-34-80c-21-21-49-32-79-32-29 0-57 11-78 32s-33 50-33 80 12 58 33 79 49 33 78 33z">
          <text:p/>
        </draw:path>
        <draw:path draw:style-name="gr17" draw:text-style-name="P2" draw:layer="layout" svg:width="0.223cm" svg:height="0.223cm" svg:x="38.941cm" svg:y="3.819cm" svg:viewBox="0 0 224 224" svg:d="M111 224c30 0 58-12 79-33 22-21 34-49 34-79s-12-59-34-80c-21-21-49-32-79-32-29 0-57 11-78 32s-33 50-33 80 12 58 33 79 49 33 78 33z">
          <text:p/>
        </draw:path>
        <draw:path draw:style-name="gr18" draw:text-style-name="P7" draw:layer="layout" svg:width="0.224cm" svg:height="0.223cm" svg:x="36.28cm" svg:y="5.352cm" svg:viewBox="0 0 225 224" svg:d="M112 224c30 0 58-12 80-33 21-20 33-49 33-78 0-31-12-59-33-80-22-21-50-33-80-33s-58 12-79 33-33 49-33 80c0 29 12 58 33 78 21 21 49 33 79 33z">
          <text:p/>
        </draw:path>
        <draw:path draw:style-name="gr16" draw:text-style-name="P6" draw:layer="layout" svg:width="0.224cm" svg:height="0.223cm" svg:x="37.078cm" svg:y="2.126cm" svg:viewBox="0 0 225 224" svg:d="M113 224c30 0 58-13 79-34 21-20 33-49 33-78 0-30-12-58-33-79s-49-33-79-33-58 12-80 33c-21 21-33 49-33 79 0 29 12 58 33 78 22 21 50 34 80 34z">
          <text:p/>
        </draw:path>
        <draw:path draw:style-name="gr16" draw:text-style-name="P6" draw:layer="layout" svg:width="0.224cm" svg:height="0.223cm" svg:x="37.409cm" svg:y="5.703cm" svg:viewBox="0 0 225 224" svg:d="M112 224c30 0 59-12 80-34 21-21 33-49 33-79 0-29-12-58-33-79s-50-32-80-32-58 11-79 32-33 50-33 79c0 30 12 58 33 79 21 22 49 34 79 34z">
          <text:p/>
        </draw:path>
        <draw:path draw:style-name="gr16" draw:text-style-name="P6" draw:layer="layout" svg:width="0.223cm" svg:height="0.223cm" svg:x="37.782cm" svg:y="5.153cm" svg:viewBox="0 0 224 224" svg:d="M113 224c29 0 58-12 79-33s32-49 32-79-11-59-32-80-50-32-79-32c-30 0-58 11-79 32-22 21-34 50-34 80s12 58 34 79c21 21 49 33 79 33z">
          <text:p/>
        </draw:path>
        <draw:path draw:style-name="gr16" draw:text-style-name="P6" draw:layer="layout" svg:width="0.223cm" svg:height="0.223cm" svg:x="38.852cm" svg:y="1.523cm" svg:viewBox="0 0 224 224" svg:d="M113 224c29 0 58-12 79-33s32-50 32-80c0-29-11-58-32-79-21-20-50-32-79-32-30 0-59 12-80 32-21 21-33 50-33 79 0 30 12 59 33 80s50 33 80 33z">
          <text:p/>
        </draw:path>
        <draw:path draw:style-name="gr16" draw:text-style-name="P6" draw:layer="layout" svg:width="0.223cm" svg:height="0.224cm" svg:x="38.004cm" svg:y="4.287cm" svg:viewBox="0 0 224 225" svg:d="M113 225c29 0 58-12 78-33 21-21 33-49 33-79s-12-59-33-80c-20-21-49-33-78-33-30 0-58 12-79 33-22 21-34 50-34 80s12 58 34 79c21 21 49 33 79 33z">
          <text:p/>
        </draw:path>
        <draw:path draw:style-name="gr16" draw:text-style-name="P6" draw:layer="layout" svg:width="0.223cm" svg:height="0.224cm" svg:x="37.471cm" svg:y="5.4cm" svg:viewBox="0 0 224 225" svg:d="M113 225c29 0 58-12 79-33s32-49 32-79-11-59-32-80-50-33-79-33c-31 0-59 12-80 33s-33 50-33 80 12 58 33 79 49 33 80 33z">
          <text:p/>
        </draw:path>
        <draw:path draw:style-name="gr16" draw:text-style-name="P6" draw:layer="layout" svg:width="0.223cm" svg:height="0.223cm" svg:x="38.054cm" svg:y="4.379cm" svg:viewBox="0 0 224 224" svg:d="M111 224c30 0 58-12 79-34 22-21 34-49 34-79 0-29-12-58-34-79-21-21-49-32-79-32-29 0-58 11-79 32s-32 50-32 79c0 30 11 58 32 79 21 22 50 34 79 34z">
          <text:p/>
        </draw:path>
        <draw:path draw:style-name="gr16" draw:text-style-name="P6" draw:layer="layout" svg:width="0.223cm" svg:height="0.223cm" svg:x="37.634cm" svg:y="3.851cm" svg:viewBox="0 0 224 224" svg:d="M112 224c29 0 58-11 79-32s33-50 33-79c0-30-12-58-33-80-21-21-50-33-79-33-30 0-58 12-79 33-21 22-33 50-33 80 0 29 12 58 33 79s49 32 79 32z">
          <text:p/>
        </draw:path>
        <draw:path draw:style-name="gr16" draw:text-style-name="P6" draw:layer="layout" svg:width="0.223cm" svg:height="0.224cm" svg:x="39.203cm" svg:y="4.405cm" svg:viewBox="0 0 224 225" svg:d="M111 225c30 0 59-12 80-33s33-50 33-80-12-58-33-79-50-33-80-33c-29 0-58 12-78 33-21 21-33 49-33 79s12 59 33 80c20 21 49 33 78 33z">
          <text:p/>
        </draw:path>
        <draw:path draw:style-name="gr16" draw:text-style-name="P6" draw:layer="layout" svg:width="0.223cm" svg:height="0.223cm" svg:x="39.413cm" svg:y="3.845cm" svg:viewBox="0 0 224 224" svg:d="M111 224c30 0 58-11 80-32 21-21 33-50 33-79 0-30-12-59-33-80-22-21-50-33-80-33-29 0-58 12-79 33s-32 50-32 80c0 29 11 58 32 79s50 32 79 32z">
          <text:p/>
        </draw:path>
        <draw:path draw:style-name="gr16" draw:text-style-name="P6" draw:layer="layout" svg:width="0.223cm" svg:height="0.223cm" svg:x="40.445cm" svg:y="5.165cm" svg:viewBox="0 0 224 224" svg:d="M112 224c30 0 58-12 79-33s33-49 33-79c0-29-12-58-33-79s-49-33-79-33c-29 0-58 12-79 33-22 21-33 50-33 79 0 30 11 58 33 79 21 21 50 33 79 33z">
          <text:p/>
        </draw:path>
        <draw:path draw:style-name="gr16" draw:text-style-name="P6" draw:layer="layout" svg:width="0.223cm" svg:height="0.223cm" svg:x="39.404cm" svg:y="4.041cm" svg:viewBox="0 0 224 224" svg:d="M111 224c30 0 58-12 80-33 21-20 33-49 33-78 0-31-12-59-33-80-22-21-50-33-80-33-29 0-58 12-79 33-20 21-32 49-32 80 0 29 12 58 32 78 21 21 50 33 79 33z">
          <text:p/>
        </draw:path>
        <draw:path draw:style-name="gr16" draw:text-style-name="P6" draw:layer="layout" svg:width="0.223cm" svg:height="0.223cm" svg:x="37.615cm" svg:y="4.879cm" svg:viewBox="0 0 224 224" svg:d="M111 224c30 0 58-12 80-32 21-21 33-50 33-80s-12-58-33-79c-22-21-50-33-80-33-29 0-58 12-78 33-21 21-33 49-33 79s12 59 33 80c20 20 49 32 78 32z">
          <text:p/>
        </draw:path>
        <draw:path draw:style-name="gr16" draw:text-style-name="P6" draw:layer="layout" svg:width="0.223cm" svg:height="0.223cm" svg:x="36.873cm" svg:y="4.639cm" svg:viewBox="0 0 224 224" svg:d="M112 224c30 0 58-12 79-33s33-50 33-80c0-29-12-58-33-79s-49-32-79-32c-29 0-58 11-80 32-20 21-32 50-32 79 0 30 12 59 32 80 22 21 51 33 80 33z">
          <text:p/>
        </draw:path>
        <draw:path draw:style-name="gr16" draw:text-style-name="P6" draw:layer="layout" svg:width="0.223cm" svg:height="0.223cm" svg:x="36.974cm" svg:y="3.396cm" svg:viewBox="0 0 224 224" svg:d="M112 224c29 0 59-12 80-33 20-21 32-49 32-79 0-29-12-59-32-80-21-20-51-32-80-32-30 0-58 12-79 32-21 21-33 51-33 80 0 30 12 58 33 79s49 33 79 33z">
          <text:p/>
        </draw:path>
        <draw:path draw:style-name="gr16" draw:text-style-name="P6" draw:layer="layout" svg:width="0.223cm" svg:height="0.223cm" svg:x="39.337cm" svg:y="3.759cm" svg:viewBox="0 0 224 224" svg:d="M112 224c30 0 58-12 79-33s33-50 33-80c0-29-12-58-33-78-21-21-49-33-79-33-29 0-58 12-79 33-22 20-33 49-33 78 0 30 11 59 33 80 21 21 50 33 79 33z">
          <text:p/>
        </draw:path>
        <draw:path draw:style-name="gr16" draw:text-style-name="P6" draw:layer="layout" svg:width="0.223cm" svg:height="0.223cm" svg:x="40.243cm" svg:y="5.47cm" svg:viewBox="0 0 224 224" svg:d="M113 224c29 0 58-13 79-34s32-49 32-79c0-29-11-58-32-78-21-21-50-33-79-33-30 0-58 12-79 33-21 20-34 49-34 78 0 30 13 58 34 79s49 34 79 34z">
          <text:p/>
        </draw:path>
        <draw:path draw:style-name="gr16" draw:text-style-name="P6" draw:layer="layout" svg:width="0.223cm" svg:height="0.223cm" svg:x="39.53cm" svg:y="3.844cm" svg:viewBox="0 0 224 224" svg:d="M113 224c29 0 58-12 79-33s32-49 32-79c0-29-11-59-32-80s-50-32-79-32c-30 0-58 11-80 32-21 21-33 51-33 80 0 30 12 58 33 79 22 21 50 33 80 33z">
          <text:p/>
        </draw:path>
        <draw:path draw:style-name="gr16" draw:text-style-name="P6" draw:layer="layout" svg:width="0.224cm" svg:height="0.223cm" svg:x="39.069cm" svg:y="3.943cm" svg:viewBox="0 0 225 224" svg:d="M113 224c30 0 58-12 79-33 21-22 33-50 33-79 0-30-12-58-33-79s-49-33-79-33-59 12-80 33-33 49-33 79c0 29 12 57 33 79 21 21 50 33 80 33z">
          <text:p/>
        </draw:path>
        <draw:path draw:style-name="gr16" draw:text-style-name="P6" draw:layer="layout" svg:width="0.223cm" svg:height="0.223cm" svg:x="40.055cm" svg:y="4.727cm" svg:viewBox="0 0 224 224" svg:d="M112 224c29 0 58-12 79-33 22-21 33-49 33-79 0-29-11-59-33-80-21-21-50-32-79-32-30 0-58 11-79 32s-33 51-33 80c0 30 12 58 33 79s49 33 79 33z">
          <text:p/>
        </draw:path>
        <draw:path draw:style-name="gr16" draw:text-style-name="P6" draw:layer="layout" svg:width="0.224cm" svg:height="0.223cm" svg:x="40.476cm" svg:y="4.91cm" svg:viewBox="0 0 225 224" svg:d="M112 224c30 0 58-12 79-33 21-20 34-49 34-78 0-31-13-59-34-80s-49-33-79-33-58 12-79 33-33 49-33 80c0 29 12 58 33 78 21 21 49 33 79 33z">
          <text:p/>
        </draw:path>
        <draw:path draw:style-name="gr16" draw:text-style-name="P6" draw:layer="layout" svg:width="0.223cm" svg:height="0.223cm" svg:x="37.268cm" svg:y="4.42cm" svg:viewBox="0 0 224 224" svg:d="M112 224c30 0 58-11 79-32s33-50 33-80-12-58-33-79-49-33-79-33-59 12-80 33c-20 21-32 49-32 79s12 59 32 80c21 21 50 32 80 32z">
          <text:p/>
        </draw:path>
        <draw:path draw:style-name="gr16" draw:text-style-name="P6" draw:layer="layout" svg:width="0.223cm" svg:height="0.223cm" svg:x="38.587cm" svg:y="4.214cm" svg:viewBox="0 0 224 224" svg:d="M113 224c29 0 58-12 79-32 21-21 32-50 32-80s-11-58-32-79-50-33-79-33c-31 0-59 12-80 33s-33 49-33 79 12 59 33 80c21 20 49 32 80 32z">
          <text:p/>
        </draw:path>
        <draw:path draw:style-name="gr16" draw:text-style-name="P6" draw:layer="layout" svg:width="0.223cm" svg:height="0.223cm" svg:x="37.339cm" svg:y="5.767cm" svg:viewBox="0 0 224 224" svg:d="M112 224c30 0 58-11 79-32s33-51 33-80c0-30-12-58-33-79s-49-33-79-33c-29 0-58 12-79 33-22 21-33 49-33 79 0 29 11 59 33 80 21 21 50 32 79 32z">
          <text:p/>
        </draw:path>
        <draw:path draw:style-name="gr16" draw:text-style-name="P6" draw:layer="layout" svg:width="0.223cm" svg:height="0.223cm" svg:x="37.764cm" svg:y="4.857cm" svg:viewBox="0 0 224 224" svg:d="M113 224c29 0 58-12 79-33s32-50 32-80c0-29-11-58-32-78-21-21-50-33-79-33-30 0-58 12-80 33-21 20-33 49-33 78 0 30 12 59 33 80 22 21 50 33 80 33z">
          <text:p/>
        </draw:path>
        <draw:path draw:style-name="gr16" draw:text-style-name="P6" draw:layer="layout" svg:width="0.223cm" svg:height="0.223cm" svg:x="36.953cm" svg:y="4.045cm" svg:viewBox="0 0 224 224" svg:d="M112 224c29 0 58-12 80-33 21-21 32-49 32-79 0-29-11-59-32-80-22-21-51-32-80-32-30 0-58 11-79 32s-33 51-33 80c0 30 12 58 33 79s49 33 79 33z">
          <text:p/>
        </draw:path>
        <draw:path draw:style-name="gr16" draw:text-style-name="P6" draw:layer="layout" svg:width="0.223cm" svg:height="0.223cm" svg:x="37.865cm" svg:y="4.267cm" svg:viewBox="0 0 224 224" svg:d="M111 224c30 0 59-12 80-33s33-49 33-79c0-31-12-59-33-80s-50-32-80-32c-29 0-58 11-78 32-21 21-33 49-33 80 0 30 12 58 33 79 20 21 49 33 78 33z">
          <text:p/>
        </draw:path>
        <draw:path draw:style-name="gr16" draw:text-style-name="P6" draw:layer="layout" svg:width="0.223cm" svg:height="0.223cm" svg:x="38.321cm" svg:y="4.605cm" svg:viewBox="0 0 224 224" svg:d="M112 224c29 0 59-12 80-33 21-22 32-50 32-80 0-29-11-58-32-79-21-20-51-32-80-32-30 0-58 12-79 32-21 21-33 50-33 79 0 30 12 58 33 80 21 21 49 33 79 33z">
          <text:p/>
        </draw:path>
        <draw:path draw:style-name="gr16" draw:text-style-name="P6" draw:layer="layout" svg:width="0.223cm" svg:height="0.223cm" svg:x="39.708cm" svg:y="4.633cm" svg:viewBox="0 0 224 224" svg:d="M113 224c29 0 58-12 79-33s32-50 32-80c0-29-11-58-32-79s-50-32-79-32c-31 0-59 11-80 32s-33 50-33 79c0 30 12 59 33 80s49 33 80 33z">
          <text:p/>
        </draw:path>
        <draw:path draw:style-name="gr16" draw:text-style-name="P6" draw:layer="layout" svg:width="0.223cm" svg:height="0.224cm" svg:x="39.564cm" svg:y="4.287cm" svg:viewBox="0 0 224 225" svg:d="M112 225c30 0 58-12 79-33s33-49 33-79-12-59-33-80-49-33-79-33c-29 0-58 12-79 33-22 21-33 50-33 80s11 58 33 79c21 21 50 33 79 33z">
          <text:p/>
        </draw:path>
        <draw:path draw:style-name="gr16" draw:text-style-name="P6" draw:layer="layout" svg:width="0.223cm" svg:height="0.223cm" svg:x="40.217cm" svg:y="5.372cm" svg:viewBox="0 0 224 224" svg:d="M112 224c30 0 58-12 79-33s33-49 33-78c0-31-12-59-33-80s-49-33-79-33c-29 0-58 12-80 33-21 21-32 49-32 80 0 29 11 57 32 78 22 21 51 33 80 33z">
          <text:p/>
        </draw:path>
        <draw:path draw:style-name="gr16" draw:text-style-name="P6" draw:layer="layout" svg:width="0.223cm" svg:height="0.223cm" svg:x="39.828cm" svg:y="4.514cm" svg:viewBox="0 0 224 224" svg:d="M111 224c30 0 58-12 79-33 22-21 34-49 34-79s-12-59-34-80c-21-21-49-32-79-32-29 0-58 11-79 32-20 21-32 50-32 80s12 58 32 79c21 21 50 33 79 33z">
          <text:p/>
        </draw:path>
        <draw:path draw:style-name="gr16" draw:text-style-name="P6" draw:layer="layout" svg:width="0.223cm" svg:height="0.223cm" svg:x="40.272cm" svg:y="4.79cm" svg:viewBox="0 0 224 224" svg:d="M111 224c30 0 58-12 79-33 22-21 34-49 34-79 0-29-12-58-34-78-21-21-49-34-79-34-29 0-57 13-78 34-21 20-33 49-33 78 0 30 12 58 33 79s49 33 78 33z">
          <text:p/>
        </draw:path>
        <draw:path draw:style-name="gr16" draw:text-style-name="P6" draw:layer="layout" svg:width="0.223cm" svg:height="0.223cm" svg:x="37.186cm" svg:y="3.992cm" svg:viewBox="0 0 224 224" svg:d="M112 224c29 0 59-12 80-33s32-49 32-80c0-30-11-58-32-79s-51-32-80-32c-30 0-58 11-79 32s-33 49-33 79c0 31 12 59 33 80s49 33 79 33z">
          <text:p/>
        </draw:path>
        <draw:path draw:style-name="gr16" draw:text-style-name="P6" draw:layer="layout" svg:width="0.223cm" svg:height="0.223cm" svg:x="39.275cm" svg:y="4.979cm" svg:viewBox="0 0 224 224" svg:d="M113 224c29 0 58-12 79-33s32-49 32-79c0-29-11-57-32-79-21-21-50-33-79-33-31 0-59 12-80 33-21 22-33 50-33 79 0 30 12 58 33 79s49 33 80 33z">
          <text:p/>
        </draw:path>
        <draw:path draw:style-name="gr16" draw:text-style-name="P6" draw:layer="layout" svg:width="0.223cm" svg:height="0.223cm" svg:x="38.465cm" svg:y="5.035cm" svg:viewBox="0 0 224 224" svg:d="M113 224c29 0 58-12 79-34 20-20 32-49 32-78 0-30-12-58-32-79-21-21-50-33-79-33-30 0-58 12-79 33s-34 49-34 79c0 29 13 58 34 78 21 22 49 34 79 34z">
          <text:p/>
        </draw:path>
        <draw:path draw:style-name="gr16" draw:text-style-name="P6" draw:layer="layout" svg:width="0.223cm" svg:height="0.223cm" svg:x="39.976cm" svg:y="5.182cm" svg:viewBox="0 0 224 224" svg:d="M112 224c30 0 58-12 79-32 21-21 33-50 33-79 0-30-12-59-33-80s-49-33-79-33c-29 0-58 12-79 33s-33 50-33 80c0 29 12 58 33 79 21 20 50 32 79 32z">
          <text:p/>
        </draw:path>
        <draw:path draw:style-name="gr16" draw:text-style-name="P6" draw:layer="layout" svg:width="0.224cm" svg:height="0.223cm" svg:x="39.625cm" svg:y="4.818cm" svg:viewBox="0 0 225 224" svg:d="M112 224c30 0 58-11 80-33 21-21 33-50 33-79 0-30-12-58-33-79-22-21-50-33-80-33s-58 12-79 33-33 49-33 79c0 29 12 58 33 79 21 22 49 33 79 33z">
          <text:p/>
        </draw:path>
        <draw:path draw:style-name="gr19" draw:text-style-name="P6" draw:layer="layout" svg:width="0.223cm" svg:height="0.223cm" svg:x="37.094cm" svg:y="5.145cm" svg:viewBox="0 0 224 224" svg:d="M113 224c29 0 58-12 78-33 21-21 33-49 33-79s-12-59-33-80c-20-21-49-32-78-32-30 0-58 11-80 32-21 21-33 50-33 80s12 58 33 79c22 21 50 33 80 33z">
          <text:p/>
        </draw:path>
        <draw:path draw:style-name="gr17" draw:text-style-name="P2" draw:layer="layout" svg:width="0.223cm" svg:height="0.223cm" svg:x="37.094cm" svg:y="5.145cm" svg:viewBox="0 0 224 224" svg:d="M113 224c29 0 58-12 78-33 21-21 33-49 33-79s-12-59-33-80c-20-21-49-32-78-32-30 0-58 11-80 32-21 21-33 50-33 80s12 58 33 79c22 21 50 33 80 33z">
          <text:p/>
        </draw:path>
        <draw:path draw:style-name="gr16" draw:text-style-name="P6" draw:layer="layout" svg:width="0.224cm" svg:height="0.223cm" svg:x="38.642cm" svg:y="4.394cm" svg:viewBox="0 0 225 224" svg:d="M113 224c30 0 58-12 79-33 21-22 33-50 33-80 0-29-12-58-33-79s-49-32-79-32-58 11-80 32c-21 21-33 50-33 79 0 30 12 58 33 80 22 21 50 33 80 33z">
          <text:p/>
        </draw:path>
        <draw:path draw:style-name="gr18" draw:text-style-name="P7" draw:layer="layout" svg:width="0.223cm" svg:height="0.223cm" svg:x="34.283cm" svg:y="1.912cm" svg:viewBox="0 0 224 224" svg:d="M111 224c30 0 58-12 80-34 21-21 33-49 33-79 0-29-12-58-33-78-22-21-50-33-80-33-29 0-58 12-79 33-21 20-32 49-32 78 0 30 11 58 32 79 21 22 50 34 79 34z">
          <text:p/>
        </draw:path>
        <draw:path draw:style-name="gr16" draw:text-style-name="P6" draw:layer="layout" svg:width="0.223cm" svg:height="0.223cm" svg:x="38.641cm" svg:y="3.47cm" svg:viewBox="0 0 224 224" svg:d="M112 224c30 0 58-12 79-33s33-50 33-79c0-30-12-58-33-79s-49-33-79-33c-29 0-58 12-80 33-20 21-32 49-32 79 0 29 12 58 32 79 22 21 51 33 80 33z">
          <text:p/>
        </draw:path>
        <draw:path draw:style-name="gr16" draw:text-style-name="P6" draw:layer="layout" svg:width="0.223cm" svg:height="0.223cm" svg:x="37.506cm" svg:y="5.051cm" svg:viewBox="0 0 224 224" svg:d="M112 224c30 0 58-12 79-33 21-22 33-50 33-80 0-29-12-57-33-78s-49-33-79-33c-29 0-59 12-79 33-21 21-33 49-33 78 0 30 12 58 33 80 20 21 50 33 79 33z">
          <text:p/>
        </draw:path>
        <draw:path draw:style-name="gr16" draw:text-style-name="P6" draw:layer="layout" svg:width="0.223cm" svg:height="0.223cm" svg:x="36.604cm" svg:y="4.379cm" svg:viewBox="0 0 224 224" svg:d="M112 224c30 0 58-12 79-34 21-21 33-49 33-79 0-29-12-58-33-79-21-20-49-32-79-32s-59 12-80 32c-21 21-32 50-32 79 0 30 11 58 32 79 21 22 50 34 80 34z">
          <text:p/>
        </draw:path>
        <draw:path draw:style-name="gr16" draw:text-style-name="P6" draw:layer="layout" svg:width="0.223cm" svg:height="0.223cm" svg:x="37.093cm" svg:y="4.817cm" svg:viewBox="0 0 224 224" svg:d="M113 224c29 0 57-12 78-34 21-21 33-49 33-79 0-29-12-58-33-79s-49-32-78-32c-30 0-58 11-80 32-21 21-33 50-33 79 0 30 12 58 33 79 22 22 50 34 80 34z">
          <text:p/>
        </draw:path>
        <draw:path draw:style-name="gr16" draw:text-style-name="P6" draw:layer="layout" svg:width="0.223cm" svg:height="0.223cm" svg:x="38.759cm" svg:y="4.05cm" svg:viewBox="0 0 224 224" svg:d="M111 224c30 0 59-12 80-33s33-49 33-79c0-29-12-59-33-80-21-20-50-32-80-32-29 0-58 12-78 32-21 21-33 51-33 80 0 30 12 58 33 79 20 21 49 33 78 33z">
          <text:p/>
        </draw:path>
        <draw:path draw:style-name="gr16" draw:text-style-name="P6" draw:layer="layout" svg:width="0.223cm" svg:height="0.223cm" svg:x="36.904cm" svg:y="4.098cm" svg:viewBox="0 0 224 224" svg:d="M113 224c29 0 58-12 79-33s32-49 32-79c0-29-11-58-32-79s-50-33-79-33c-30 0-58 12-79 33s-34 50-34 79c0 30 13 58 34 79s49 33 79 33z">
          <text:p/>
        </draw:path>
        <draw:path draw:style-name="gr16" draw:text-style-name="P6" draw:layer="layout" svg:width="0.223cm" svg:height="0.223cm" svg:x="37.287cm" svg:y="5.764cm" svg:viewBox="0 0 224 224" svg:d="M113 224c29 0 58-12 78-33 21-21 33-50 33-80 0-29-12-58-33-79-20-21-49-32-78-32-30 0-59 11-80 32s-33 50-33 79c0 30 12 59 33 80s50 33 80 33z">
          <text:p/>
        </draw:path>
        <draw:path draw:style-name="gr16" draw:text-style-name="P6" draw:layer="layout" svg:width="0.224cm" svg:height="0.223cm" svg:x="39.026cm" svg:y="4.337cm" svg:viewBox="0 0 225 224" svg:d="M113 224c30 0 58-11 79-32s33-49 33-79-12-58-33-79-49-34-79-34c-31 0-59 13-80 34s-33 49-33 79 12 58 33 79 49 32 80 32z">
          <text:p/>
        </draw:path>
        <draw:path draw:style-name="gr16" draw:text-style-name="P6" draw:layer="layout" svg:width="0.223cm" svg:height="0.223cm" svg:x="40.604cm" svg:y="4.839cm" svg:viewBox="0 0 224 224" svg:d="M113 224c29 0 58-11 79-32 21-22 32-50 32-80s-11-58-32-79-50-33-79-33c-31 0-59 12-80 33s-33 49-33 79 12 58 33 80c21 21 49 32 80 32z">
          <text:p/>
        </draw:path>
        <draw:path draw:style-name="gr16" draw:text-style-name="P6" draw:layer="layout" svg:width="0.223cm" svg:height="0.223cm" svg:x="40.538cm" svg:y="5.077cm" svg:viewBox="0 0 224 224" svg:d="M111 224c30 0 59-12 80-33s33-50 33-79c0-30-12-58-33-79s-50-33-80-33c-29 0-58 12-78 33-21 21-33 49-33 79 0 29 12 58 33 79 20 21 49 33 78 33z">
          <text:p/>
        </draw:path>
        <draw:path draw:style-name="gr16" draw:text-style-name="P6" draw:layer="layout" svg:width="0.223cm" svg:height="0.223cm" svg:x="40.307cm" svg:y="5.166cm" svg:viewBox="0 0 224 224" svg:d="M112 224c29 0 59-11 80-32 20-21 32-49 32-79s-12-59-32-80c-21-21-51-33-80-33-30 0-58 12-79 33s-33 50-33 80 12 58 33 79 49 32 79 32z">
          <text:p/>
        </draw:path>
        <draw:path draw:style-name="gr16" draw:text-style-name="P6" draw:layer="layout" svg:width="0.223cm" svg:height="0.223cm" svg:x="37.021cm" svg:y="4.671cm" svg:viewBox="0 0 224 224" svg:d="M113 224c29 0 58-12 79-33s32-49 32-80c0-29-11-58-32-79s-50-32-79-32c-31 0-59 11-80 32s-33 50-33 79c0 31 12 59 33 80s49 33 80 33z">
          <text:p/>
        </draw:path>
        <draw:path draw:style-name="gr16" draw:text-style-name="P6" draw:layer="layout" svg:width="0.223cm" svg:height="0.224cm" svg:x="39.684cm" svg:y="4.042cm" svg:viewBox="0 0 224 225" svg:d="M111 225c31 0 59-12 80-33s33-49 33-79c0-31-12-59-33-80s-49-33-80-33c-29 0-57 12-78 33s-33 49-33 80c0 30 12 58 33 79s49 33 78 33z">
          <text:p/>
        </draw:path>
        <draw:path draw:style-name="gr16" draw:text-style-name="P6" draw:layer="layout" svg:width="0.223cm" svg:height="0.224cm" svg:x="40.136cm" svg:y="5.106cm" svg:viewBox="0 0 224 225" svg:d="M111 225c31 0 59-12 80-33s33-49 33-80c0-30-12-58-33-79s-49-33-80-33c-29 0-58 12-79 33s-32 49-32 79c0 31 11 59 32 80s50 33 79 33z">
          <text:p/>
        </draw:path>
        <draw:path draw:style-name="gr16" draw:text-style-name="P6" draw:layer="layout" svg:width="0.223cm" svg:height="0.224cm" svg:x="38.237cm" svg:y="4.752cm" svg:viewBox="0 0 224 225" svg:d="M112 225c30 0 58-12 79-33s33-49 33-79-12-58-33-80c-21-21-49-33-79-33-29 0-58 12-79 33-21 22-33 50-33 80s12 58 33 79 50 33 79 33z">
          <text:p/>
        </draw:path>
        <draw:path draw:style-name="gr18" draw:text-style-name="P7" draw:layer="layout" svg:width="0.223cm" svg:height="0.223cm" svg:x="33.306cm" svg:y="4.151cm" svg:viewBox="0 0 224 224" svg:d="M112 224c30 0 58-12 79-34 21-21 33-49 33-79 0-29-12-58-33-79s-49-32-79-32c-29 0-58 11-80 32-20 21-32 50-32 79 0 30 12 58 32 79 22 22 51 34 80 34z">
          <text:p/>
        </draw:path>
        <draw:path draw:style-name="gr16" draw:text-style-name="P6" draw:layer="layout" svg:width="0.224cm" svg:height="0.223cm" svg:x="38.936cm" svg:y="4.837cm" svg:viewBox="0 0 225 224" svg:d="M112 224c30 0 58-12 79-32 22-22 34-51 34-80 0-30-12-58-34-79-21-21-49-33-79-33s-58 12-79 33-33 49-33 79c0 29 12 58 33 80 21 20 49 32 79 32z">
          <text:p/>
        </draw:path>
        <draw:path draw:style-name="gr16" draw:text-style-name="P6" draw:layer="layout" svg:width="0.223cm" svg:height="0.223cm" svg:x="40.789cm" svg:y="4.949cm" svg:viewBox="0 0 224 224" svg:d="M111 224c31 0 59-12 80-33s33-49 33-79c0-29-12-59-33-79-21-21-49-33-80-33-29 0-58 12-78 33-21 20-33 50-33 79 0 30 12 58 33 79 20 21 49 33 78 33z">
          <text:p/>
        </draw:path>
        <draw:path draw:style-name="gr16" draw:text-style-name="P6" draw:layer="layout" svg:width="0.223cm" svg:height="0.224cm" svg:x="38.907cm" svg:y="5.774cm" svg:viewBox="0 0 224 225" svg:d="M113 225c29 0 58-12 79-33 20-21 32-49 32-80 0-30-12-58-32-79-21-21-50-33-79-33-30 0-58 12-79 33s-34 49-34 79c0 31 13 59 34 80s49 33 79 33z">
          <text:p/>
        </draw:path>
        <draw:path draw:style-name="gr16" draw:text-style-name="P6" draw:layer="layout" svg:width="0.223cm" svg:height="0.223cm" svg:x="40.697cm" svg:y="4.836cm" svg:viewBox="0 0 224 224" svg:d="M113 224c29 0 58-12 79-33 21-22 32-50 32-80 0-29-11-58-32-78-21-21-50-33-79-33-30 0-58 12-79 33-21 20-34 49-34 78 0 30 13 58 34 80 21 21 49 33 79 33z">
          <text:p/>
        </draw:path>
        <draw:path draw:style-name="gr16" draw:text-style-name="P6" draw:layer="layout" svg:width="0.223cm" svg:height="0.223cm" svg:x="40.46cm" svg:y="5.366cm" svg:viewBox="0 0 224 224" svg:d="M112 224c30 0 58-12 79-33s33-49 33-79-12-59-33-80-49-32-79-32c-29 0-58 11-79 32-22 21-33 50-33 80s11 58 33 79c21 21 50 33 79 33z">
          <text:p/>
        </draw:path>
        <draw:path draw:style-name="gr16" draw:text-style-name="P6" draw:layer="layout" svg:width="0.223cm" svg:height="0.223cm" svg:x="40.634cm" svg:y="5.216cm" svg:viewBox="0 0 224 224" svg:d="M112 224c30 0 58-12 79-33 21-20 33-49 33-78 0-30-12-58-33-79-21-22-49-34-79-34-29 0-59 12-80 34-21 21-32 49-32 79 0 29 11 58 32 78 21 21 51 33 80 33z">
          <text:p/>
        </draw:path>
        <draw:path draw:style-name="gr16" draw:text-style-name="P6" draw:layer="layout" svg:width="0.223cm" svg:height="0.223cm" svg:x="38.39cm" svg:y="4.271cm" svg:viewBox="0 0 224 224" svg:d="M112 224c30 0 58-12 79-32 21-21 33-50 33-79 0-30-12-59-33-80s-49-33-79-33c-29 0-58 12-79 33s-33 50-33 80c0 29 12 58 33 79 21 20 50 32 79 32z">
          <text:p/>
        </draw:path>
        <draw:path draw:style-name="gr16" draw:text-style-name="P6" draw:layer="layout" svg:width="0.224cm" svg:height="0.223cm" svg:x="38.731cm" svg:y="4.693cm" svg:viewBox="0 0 225 224" svg:d="M112 224c30 0 58-12 80-33 21-20 33-49 33-78 0-31-12-59-33-80-22-21-50-33-80-33s-58 12-79 33-33 49-33 80c0 29 12 58 33 78 21 21 49 33 79 33z">
          <text:p/>
        </draw:path>
        <draw:path draw:style-name="gr16" draw:text-style-name="P6" draw:layer="layout" svg:width="0.223cm" svg:height="0.223cm" svg:x="39.89cm" svg:y="4.713cm" svg:viewBox="0 0 224 224" svg:d="M111 224c31 0 59-12 80-33s33-49 33-79c0-29-12-59-33-80s-49-32-80-32c-30 0-58 11-79 32s-32 51-32 80c0 30 11 58 32 79s49 33 79 33z">
          <text:p/>
        </draw:path>
        <draw:path draw:style-name="gr16" draw:text-style-name="P6" draw:layer="layout" svg:width="0.223cm" svg:height="0.223cm" svg:x="39.517cm" svg:y="4.23cm" svg:viewBox="0 0 224 224" svg:d="M113 224c29 0 58-12 78-32 21-21 33-50 33-80s-12-58-33-79c-20-21-49-33-78-33-30 0-59 12-80 33s-33 49-33 79 12 59 33 80c21 20 50 32 80 32z">
          <text:p/>
        </draw:path>
        <draw:path draw:style-name="gr16" draw:text-style-name="P6" draw:layer="layout" svg:width="0.223cm" svg:height="0.223cm" svg:x="40.465cm" svg:y="5.564cm" svg:viewBox="0 0 224 224" svg:d="M112 224c30 0 58-12 79-33 21-20 33-49 33-79s-12-58-33-79-49-33-79-33c-29 0-58 12-79 33s-33 49-33 79 12 59 33 79c21 21 50 33 79 33z">
          <text:p/>
        </draw:path>
        <draw:path draw:style-name="gr16" draw:text-style-name="P6" draw:layer="layout" svg:width="0.223cm" svg:height="0.223cm" svg:x="40.229cm" svg:y="5.003cm" svg:viewBox="0 0 224 224" svg:d="M113 224c29 0 58-12 79-33 20-21 32-49 32-79 0-29-12-58-32-78-21-22-50-34-79-34-30 0-58 12-79 34-22 20-34 49-34 78 0 30 12 58 34 79 21 21 49 33 79 33z">
          <text:p/>
        </draw:path>
        <draw:path draw:style-name="gr16" draw:text-style-name="P6" draw:layer="layout" svg:width="0.223cm" svg:height="0.223cm" svg:x="40.409cm" svg:y="4.849cm" svg:viewBox="0 0 224 224" svg:d="M113 224c29 0 58-12 79-33s32-50 32-80c0-29-11-58-32-79s-50-32-79-32c-30 0-59 11-80 32s-33 50-33 79c0 30 12 59 33 80s50 33 80 33z">
          <text:p/>
        </draw:path>
        <draw:path draw:style-name="gr18" draw:text-style-name="P7" draw:layer="layout" svg:width="0.223cm" svg:height="0.224cm" svg:x="31.095cm" svg:y="5.937cm" svg:viewBox="0 0 224 225" svg:d="M113 225c30 0 58-12 79-34 21-21 32-49 32-79s-11-58-32-79-49-33-79-33-58 12-79 33c-22 21-34 49-34 79s12 58 34 79c21 22 49 34 79 34z">
          <text:p/>
        </draw:path>
        <draw:path draw:style-name="gr18" draw:text-style-name="P7" draw:layer="layout" svg:width="0.223cm" svg:height="0.223cm" svg:x="33.092cm" svg:y="7.213cm" svg:viewBox="0 0 224 224" svg:d="M113 224c29 0 58-12 79-33s32-49 32-79c0-29-11-58-32-80-21-20-50-32-79-32-30 0-58 12-79 32-22 22-34 51-34 80 0 30 12 58 34 79 21 21 49 33 79 33z">
          <text:p/>
        </draw:path>
        <draw:path draw:style-name="gr18" draw:text-style-name="P7" draw:layer="layout" svg:width="0.223cm" svg:height="0.224cm" svg:x="31.041cm" svg:y="7.45cm" svg:viewBox="0 0 224 225" svg:d="M113 225c29 0 58-12 78-33 21-21 33-49 33-79s-12-58-33-79c-20-22-49-34-78-34-30 0-59 12-80 34-21 21-33 49-33 79s12 58 33 79 50 33 80 33z">
          <text:p/>
        </draw:path>
        <draw:path draw:style-name="gr18" draw:text-style-name="P7" draw:layer="layout" svg:width="0.223cm" svg:height="0.223cm" svg:x="30.887cm" svg:y="4.938cm" svg:viewBox="0 0 224 224" svg:d="M111 224c30 0 58-12 79-33 21-20 34-49 34-78 0-30-13-59-34-80s-49-33-79-33c-29 0-58 12-79 33-20 21-32 50-32 80 0 29 12 58 32 78 21 21 50 33 79 33z">
          <text:p/>
        </draw:path>
        <draw:path draw:style-name="gr18" draw:text-style-name="P7" draw:layer="layout" svg:width="0.223cm" svg:height="0.223cm" svg:x="30.967cm" svg:y="4.828cm" svg:viewBox="0 0 224 224" svg:d="M112 224c31 0 59-12 80-33s32-50 32-79c0-30-11-58-32-79s-49-33-80-33c-30 0-58 12-79 33s-33 49-33 79c0 29 12 58 33 79s49 33 79 33z">
          <text:p/>
        </draw:path>
        <draw:path draw:style-name="gr18" draw:text-style-name="P7" draw:layer="layout" svg:width="0.223cm" svg:height="0.223cm" svg:x="31.655cm" svg:y="5.025cm" svg:viewBox="0 0 224 224" svg:d="M112 224c30 0 59-13 80-34s32-49 32-79c0-29-11-58-32-79s-50-32-80-32-58 11-79 32-33 50-33 79c0 30 12 58 33 79s49 34 79 34z">
          <text:p/>
        </draw:path>
        <draw:path draw:style-name="gr18" draw:text-style-name="P7" draw:layer="layout" svg:width="0.223cm" svg:height="0.224cm" svg:x="31.134cm" svg:y="5.234cm" svg:viewBox="0 0 224 225" svg:d="M111 225c30 0 58-12 79-33 22-21 34-49 34-79s-12-58-34-79c-21-21-49-34-79-34-29 0-58 13-79 34s-32 49-32 79 11 58 32 79 50 33 79 33z">
          <text:p/>
        </draw:path>
        <draw:path draw:style-name="gr18" draw:text-style-name="P7" draw:layer="layout" svg:width="0.223cm" svg:height="0.223cm" svg:x="31.773cm" svg:y="3.997cm" svg:viewBox="0 0 224 224" svg:d="M113 224c29 0 58-12 79-33 20-20 32-49 32-79s-12-58-32-79c-21-21-50-33-79-33-30 0-58 12-79 33s-34 49-34 79 13 59 34 79c21 21 49 33 79 33z">
          <text:p/>
        </draw:path>
        <draw:path draw:style-name="gr18" draw:text-style-name="P7" draw:layer="layout" svg:width="0.223cm" svg:height="0.223cm" svg:x="33.592cm" svg:y="8.718cm" svg:viewBox="0 0 224 224" svg:d="M112 224c29 0 58-12 79-33s33-49 33-79-12-59-33-80c-21-20-50-32-79-32-30 0-58 12-79 32-21 21-33 50-33 80s12 58 33 79 49 33 79 33z">
          <text:p/>
        </draw:path>
        <draw:path draw:style-name="gr18" draw:text-style-name="P7" draw:layer="layout" svg:width="0.223cm" svg:height="0.223cm" svg:x="32.933cm" svg:y="4.701cm" svg:viewBox="0 0 224 224" svg:d="M111 224c30 0 58-11 80-32 21-21 33-50 33-79 0-31-12-59-33-80-22-21-50-33-80-33-29 0-58 12-78 33-21 21-33 49-33 80 0 29 12 58 33 79 20 21 49 32 78 32z">
          <text:p/>
        </draw:path>
        <draw:path draw:style-name="gr18" draw:text-style-name="P7" draw:layer="layout" svg:width="0.223cm" svg:height="0.223cm" svg:x="33.006cm" svg:y="4.824cm" svg:viewBox="0 0 224 224" svg:d="M113 224c29 0 58-12 78-34 21-21 33-49 33-79 0-29-12-58-33-79-20-21-49-32-78-32-31 0-59 11-80 32s-33 50-33 79c0 30 12 58 33 79 21 22 49 34 80 34z">
          <text:p/>
        </draw:path>
        <draw:path draw:style-name="gr18" draw:text-style-name="P7" draw:layer="layout" svg:width="0.223cm" svg:height="0.224cm" svg:x="31.687cm" svg:y="5.021cm" svg:viewBox="0 0 224 225" svg:d="M112 225c30 0 58-13 79-34s33-49 33-79-12-58-33-79-49-33-79-33-59 12-80 33-32 49-32 79 11 58 32 79 50 34 80 34z">
          <text:p/>
        </draw:path>
        <draw:path draw:style-name="gr18" draw:text-style-name="P7" draw:layer="layout" svg:width="0.223cm" svg:height="0.223cm" svg:x="32.914cm" svg:y="4.779cm" svg:viewBox="0 0 224 224" svg:d="M112 224c29 0 58-12 79-32 21-21 33-50 33-79 0-30-12-58-33-79-21-22-50-34-79-34-30 0-58 12-79 34-21 21-33 49-33 79 0 29 12 58 33 79 21 20 49 32 79 32z">
          <text:p/>
        </draw:path>
        <draw:path draw:style-name="gr16" draw:text-style-name="P6" draw:layer="layout" svg:width="0.224cm" svg:height="0.223cm" svg:x="38.392cm" svg:y="4.69cm" svg:viewBox="0 0 225 224" svg:d="M113 224c30 0 58-12 79-33s33-49 33-79-12-59-33-80-49-32-79-32-59 11-80 32-33 50-33 80 12 58 33 79 50 33 80 33z">
          <text:p/>
        </draw:path>
        <draw:path draw:style-name="gr16" draw:text-style-name="P6" draw:layer="layout" svg:width="0.223cm" svg:height="0.223cm" svg:x="38.399cm" svg:y="4.914cm" svg:viewBox="0 0 224 224" svg:d="M112 224c30 0 58-12 79-33s33-49 33-79-12-59-33-80-49-32-79-32c-29 0-59 11-79 32-21 21-33 50-33 80s12 58 33 79c20 21 50 33 79 33z">
          <text:p/>
        </draw:path>
        <draw:path draw:style-name="gr16" draw:text-style-name="P6" draw:layer="layout" svg:width="0.223cm" svg:height="0.223cm" svg:x="38.6cm" svg:y="5.119cm" svg:viewBox="0 0 224 224" svg:d="M113 224c29 0 58-12 78-32 21-21 33-50 33-80s-12-58-33-79c-20-21-49-33-78-33-31 0-59 12-80 33s-33 49-33 79 12 59 33 80c21 20 49 32 80 32z">
          <text:p/>
        </draw:path>
        <draw:path draw:style-name="gr16" draw:text-style-name="P6" draw:layer="layout" svg:width="0.223cm" svg:height="0.223cm" svg:x="36.663cm" svg:y="5.887cm" svg:viewBox="0 0 224 224" svg:d="M113 224c29 0 58-11 79-32 20-21 32-50 32-79 0-30-12-58-32-79-21-22-50-34-79-34-30 0-58 12-79 34-22 21-34 49-34 79 0 29 12 58 34 79 21 21 49 32 79 32z">
          <text:p/>
        </draw:path>
        <draw:path draw:style-name="gr16" draw:text-style-name="P6" draw:layer="layout" svg:width="0.223cm" svg:height="0.223cm" svg:x="37.468cm" svg:y="7.421cm" svg:viewBox="0 0 224 224" svg:d="M113 224c29 0 58-12 78-32 21-21 33-50 33-79 0-30-12-58-33-80-20-21-49-33-78-33-31 0-59 12-80 33-21 22-33 50-33 80 0 29 12 58 33 79 21 20 49 32 80 32z">
          <text:p/>
        </draw:path>
        <draw:path draw:style-name="gr16" draw:text-style-name="P6" draw:layer="layout" svg:width="0.223cm" svg:height="0.224cm" svg:x="37.815cm" svg:y="5.799cm" svg:viewBox="0 0 224 225" svg:d="M111 225c30 0 58-12 79-33 22-21 34-49 34-79 0-31-12-59-34-80-21-21-49-33-79-33-29 0-58 12-79 33-20 21-32 49-32 80 0 30 12 58 32 79 21 21 50 33 79 33z">
          <text:p/>
        </draw:path>
        <draw:path draw:style-name="gr18" draw:text-style-name="P7" draw:layer="layout" svg:width="0.224cm" svg:height="0.223cm" svg:x="33.578cm" svg:y="8.797cm" svg:viewBox="0 0 225 224" svg:d="M112 224c30 0 58-12 79-33 22-21 34-49 34-79 0-29-12-58-34-78-21-21-49-34-79-34s-58 13-79 34c-21 20-33 49-33 78 0 30 12 58 33 79s49 33 79 33z">
          <text:p/>
        </draw:path>
        <draw:path draw:style-name="gr18" draw:text-style-name="P7" draw:layer="layout" svg:width="0.223cm" svg:height="0.223cm" svg:x="32.803cm" svg:y="4.672cm" svg:viewBox="0 0 224 224" svg:d="M113 224c29 0 58-12 79-32 21-21 32-50 32-80s-11-58-32-79-50-33-79-33c-31 0-59 12-80 33s-33 49-33 79 12 59 33 80c21 20 49 32 80 32z">
          <text:p/>
        </draw:path>
        <draw:path draw:style-name="gr16" draw:text-style-name="P6" draw:layer="layout" svg:width="0.223cm" svg:height="0.223cm" svg:x="38.516cm" svg:y="4.656cm" svg:viewBox="0 0 224 224" svg:d="M111 224c30 0 58-12 80-33 21-21 33-49 33-80 0-29-12-58-33-79-22-21-50-32-80-32-29 0-58 11-79 32-20 21-32 50-32 79 0 31 12 59 32 80 21 21 50 33 79 33z">
          <text:p/>
        </draw:path>
        <draw:path draw:style-name="gr18" draw:text-style-name="P7" draw:layer="layout" svg:width="0.223cm" svg:height="0.223cm" svg:x="34.17cm" svg:y="3.928cm" svg:viewBox="0 0 224 224" svg:d="M112 224c30 0 58-11 79-33 21-21 33-50 33-79 0-30-12-58-33-79s-49-33-79-33c-29 0-58 12-79 33s-33 49-33 79c0 29 12 58 33 79 21 22 50 33 79 33z">
          <text:p/>
        </draw:path>
        <draw:path draw:style-name="gr18" draw:text-style-name="P7" draw:layer="layout" svg:width="0.223cm" svg:height="0.223cm" svg:x="33.147cm" svg:y="10.211cm" svg:viewBox="0 0 224 224" svg:d="M112 224c29 0 58-12 79-33s33-50 33-80c0-29-12-58-33-78-21-21-50-33-79-33-30 0-58 12-79 33-21 20-33 49-33 78 0 30 12 59 33 80s49 33 79 33z">
          <text:p/>
        </draw:path>
        <draw:path draw:style-name="gr16" draw:text-style-name="P6" draw:layer="layout" svg:width="0.224cm" svg:height="0.223cm" svg:x="38.538cm" svg:y="5.238cm" svg:viewBox="0 0 225 224" svg:d="M112 224c30 0 59-12 80-33 21-20 33-49 33-78 0-30-12-58-33-79s-50-34-80-34-58 13-79 34-33 49-33 79c0 29 12 58 33 78 21 21 49 33 79 33z">
          <text:p/>
        </draw:path>
        <draw:path draw:style-name="gr16" draw:text-style-name="P6" draw:layer="layout" svg:width="0.223cm" svg:height="0.223cm" svg:x="37.497cm" svg:y="4.69cm" svg:viewBox="0 0 224 224" svg:d="M113 224c29 0 58-12 79-33s32-49 32-79-11-59-32-80c-21-20-50-32-79-32-30 0-59 12-80 32-21 21-33 50-33 80s12 58 33 79 50 33 80 33z">
          <text:p/>
        </draw:path>
        <draw:path draw:style-name="gr16" draw:text-style-name="P6" draw:layer="layout" svg:width="0.223cm" svg:height="0.223cm" svg:x="37.669cm" svg:y="4.984cm" svg:viewBox="0 0 224 224" svg:d="M112 224c30 0 59-12 80-33s32-49 32-79c0-29-11-58-32-80-21-21-50-32-80-32s-58 11-79 32c-21 22-33 51-33 80 0 30 12 58 33 79s49 33 79 33z">
          <text:p/>
        </draw:path>
        <draw:path draw:style-name="gr16" draw:text-style-name="P6" draw:layer="layout" svg:width="0.223cm" svg:height="0.223cm" svg:x="37.863cm" svg:y="4.459cm" svg:viewBox="0 0 224 224" svg:d="M111 224c30 0 59-12 80-33s33-49 33-80c0-29-12-58-33-79s-50-32-80-32c-29 0-58 11-79 32s-32 50-32 79c0 31 11 59 32 80s50 33 79 33z">
          <text:p/>
        </draw:path>
        <draw:path draw:style-name="gr18" draw:text-style-name="P7" draw:layer="layout" svg:width="0.223cm" svg:height="0.223cm" svg:x="31.606cm" svg:y="7.222cm" svg:viewBox="0 0 224 224" svg:d="M111 224c30 0 58-12 80-33 21-21 33-49 33-79 0-29-12-58-33-79-22-22-50-33-80-33-29 0-58 11-79 33-21 21-32 50-32 79 0 30 11 58 32 79s50 33 79 33z">
          <text:p/>
        </draw:path>
        <draw:path draw:style-name="gr18" draw:text-style-name="P7" draw:layer="layout" svg:width="0.223cm" svg:height="0.223cm" svg:x="31.267cm" svg:y="7.477cm" svg:viewBox="0 0 224 224" svg:d="M113 224c29 0 57-13 78-34s33-49 33-79c0-29-12-58-33-79s-49-32-78-32c-30 0-59 11-80 32s-33 50-33 79c0 30 12 58 33 79s50 34 80 34z">
          <text:p/>
        </draw:path>
        <draw:path draw:style-name="gr18" draw:text-style-name="P7" draw:layer="layout" svg:width="0.223cm" svg:height="0.224cm" svg:x="31.561cm" svg:y="7.43cm" svg:viewBox="0 0 224 225" svg:d="M111 225c30 0 58-12 79-33s34-49 34-79-13-58-34-80c-21-21-49-33-79-33-29 0-58 12-79 33-21 22-32 50-32 80s11 58 32 79 50 33 79 33z">
          <text:p/>
        </draw:path>
        <draw:path draw:style-name="gr18" draw:text-style-name="P7" draw:layer="layout" svg:width="0.223cm" svg:height="0.223cm" svg:x="31.148cm" svg:y="7.524cm" svg:viewBox="0 0 224 224" svg:d="M112 224c29 0 58-11 79-32s33-51 33-80c0-30-12-58-33-79s-50-33-79-33c-30 0-58 12-79 33s-33 49-33 79c0 29 12 59 33 80s49 32 79 32z">
          <text:p/>
        </draw:path>
        <draw:path draw:style-name="gr18" draw:text-style-name="P7" draw:layer="layout" svg:width="0.224cm" svg:height="0.223cm" svg:x="37.017cm" svg:y="8.323cm" svg:viewBox="0 0 225 224" svg:d="M112 224c31 0 59-11 80-32s33-50 33-79c0-30-12-58-33-80-21-21-49-33-80-33-30 0-58 12-79 33-21 22-33 50-33 80 0 29 12 58 33 79s49 32 79 32z">
          <text:p/>
        </draw:path>
        <draw:path draw:style-name="gr18" draw:text-style-name="P7" draw:layer="layout" svg:width="0.223cm" svg:height="0.223cm" svg:x="31.659cm" svg:y="7.213cm" svg:viewBox="0 0 224 224" svg:d="M111 224c31 0 59-11 80-32s33-50 33-79c0-30-12-58-33-80-21-21-49-33-80-33-29 0-58 12-79 33-21 22-32 50-32 80 0 29 11 58 32 79s50 32 79 32z">
          <text:p/>
        </draw:path>
        <draw:path draw:style-name="gr18" draw:text-style-name="P7" draw:layer="layout" svg:width="0.223cm" svg:height="0.223cm" svg:x="31.343cm" svg:y="7.532cm" svg:viewBox="0 0 224 224" svg:d="M112 224c29 0 58-12 79-33 20-21 33-50 33-80 0-29-13-58-33-79-21-20-50-32-79-32-30 0-58 12-79 32-21 21-33 50-33 79 0 30 12 59 33 80s49 33 79 33z">
          <text:p/>
        </draw:path>
        <draw:path draw:style-name="gr18" draw:text-style-name="P7" draw:layer="layout" svg:width="0.223cm" svg:height="0.223cm" svg:x="31.542cm" svg:y="7.661cm" svg:viewBox="0 0 224 224" svg:d="M113 224c29 0 58-12 79-33s32-49 32-79c0-29-11-57-32-78-21-22-50-34-79-34-30 0-58 12-79 34-22 21-34 49-34 78 0 30 12 58 34 79 21 21 49 33 79 33z">
          <text:p/>
        </draw:path>
        <draw:path draw:style-name="gr18" draw:text-style-name="P7" draw:layer="layout" svg:width="0.223cm" svg:height="0.223cm" svg:x="31.639cm" svg:y="7.482cm" svg:viewBox="0 0 224 224" svg:d="M111 224c31 0 59-13 80-34s33-49 33-79c0-29-12-58-33-79-21-20-49-32-80-32-29 0-58 12-78 32-21 21-33 50-33 79 0 30 12 58 33 79 20 21 49 34 78 34z">
          <text:p/>
        </draw:path>
        <draw:path draw:style-name="gr18" draw:text-style-name="P7" draw:layer="layout" svg:width="0.223cm" svg:height="0.224cm" svg:x="32.979cm" svg:y="7.198cm" svg:viewBox="0 0 224 225" svg:d="M111 225c31 0 59-12 80-33s33-49 33-79-12-58-33-80c-21-21-49-33-80-33-29 0-57 12-78 33-21 22-33 50-33 80s12 58 33 79 49 33 78 33z">
          <text:p/>
        </draw:path>
        <draw:path draw:style-name="gr18" draw:text-style-name="P7" draw:layer="layout" svg:width="0.223cm" svg:height="0.223cm" svg:x="31.692cm" svg:y="7.337cm" svg:viewBox="0 0 224 224" svg:d="M113 224c29 0 58-12 79-32 21-21 32-50 32-80s-11-58-32-79-50-33-79-33c-31 0-59 12-80 33s-33 49-33 79 12 59 33 80c21 20 49 32 80 32z">
          <text:p/>
        </draw:path>
        <draw:path draw:style-name="gr18" draw:text-style-name="P7" draw:layer="layout" svg:width="0.223cm" svg:height="0.223cm" svg:x="31.292cm" svg:y="7.621cm" svg:viewBox="0 0 224 224" svg:d="M113 224c29 0 58-12 79-33 20-20 32-49 32-78 0-30-12-59-32-80-21-21-50-33-79-33-30 0-58 12-80 33-21 21-33 50-33 80 0 29 12 58 33 78 22 21 50 33 80 33z">
          <text:p/>
        </draw:path>
        <draw:path draw:style-name="gr9" draw:text-style-name="P7" draw:layer="layout" svg:width="0.223cm" svg:height="0.223cm" svg:x="32.632cm" svg:y="7.21cm" svg:viewBox="0 0 224 224" svg:d="M113 224c29 0 58-12 79-33 21-20 32-49 32-78 0-30-11-58-32-80-21-21-50-33-79-33-30 0-58 12-80 33-21 22-33 50-33 80 0 29 12 58 33 78 22 21 50 33 80 33z">
          <text:p/>
        </draw:path>
        <draw:path draw:style-name="gr17" draw:text-style-name="P2" draw:layer="layout" svg:width="0.223cm" svg:height="0.223cm" svg:x="32.632cm" svg:y="7.21cm" svg:viewBox="0 0 224 224" svg:d="M113 224c29 0 58-12 79-33 21-20 32-49 32-78 0-30-11-58-32-80-21-21-50-33-79-33-30 0-58 12-80 33-21 22-33 50-33 80 0 29 12 58 33 78 22 21 50 33 80 33z">
          <text:p/>
        </draw:path>
        <draw:path draw:style-name="gr18" draw:text-style-name="P7" draw:layer="layout" svg:width="0.223cm" svg:height="0.223cm" svg:x="31.523cm" svg:y="7.722cm" svg:viewBox="0 0 224 224" svg:d="M113 224c30 0 58-12 79-34 21-21 32-49 32-79 0-29-11-58-32-79s-49-32-79-32-58 11-79 32c-22 21-34 50-34 79 0 30 12 58 34 79 21 22 49 34 79 34z">
          <text:p/>
        </draw:path>
        <draw:path draw:style-name="gr18" draw:text-style-name="P7" draw:layer="layout" svg:width="0.223cm" svg:height="0.223cm" svg:x="32.636cm" svg:y="7.229cm" svg:viewBox="0 0 224 224" svg:d="M113 224c29 0 58-11 79-32s32-50 32-79c0-30-11-58-32-79-21-22-50-34-79-34-30 0-58 12-80 34-21 21-33 49-33 79 0 29 12 58 33 79 22 21 50 32 80 32z">
          <text:p/>
        </draw:path>
        <draw:path draw:style-name="gr18" draw:text-style-name="P7" draw:layer="layout" svg:width="0.223cm" svg:height="0.223cm" svg:x="32.506cm" svg:y="7.216cm" svg:viewBox="0 0 224 224" svg:d="M111 224c30 0 59-12 80-33s33-49 33-79c0-29-12-58-33-78-21-22-50-34-80-34-29 0-58 12-78 34-21 20-33 49-33 78 0 30 12 58 33 79 20 21 49 33 78 33z">
          <text:p/>
        </draw:path>
        <draw:path draw:style-name="gr16" draw:text-style-name="P6" draw:layer="layout" svg:width="0.223cm" svg:height="0.223cm" svg:x="37.246cm" svg:y="6.084cm" svg:viewBox="0 0 224 224" svg:d="M112 224c30 0 58-11 79-32s33-50 33-79c0-30-12-58-33-80-21-21-49-33-79-33s-59 12-80 33c-20 22-32 50-32 80 0 29 12 58 32 79 21 21 50 32 80 32z">
          <text:p/>
        </draw:path>
        <draw:path draw:style-name="gr18" draw:text-style-name="P7" draw:layer="layout" svg:width="0.223cm" svg:height="0.223cm" svg:x="32.75cm" svg:y="9.648cm" svg:viewBox="0 0 224 224" svg:d="M111 224c30 0 59-12 80-33 21-20 33-49 33-78 0-30-12-58-33-80-21-21-50-33-80-33-29 0-58 12-79 33-20 22-32 50-32 80 0 29 12 58 32 78 21 21 50 33 79 33z">
          <text:p/>
        </draw:path>
        <draw:path draw:style-name="gr18" draw:text-style-name="P7" draw:layer="layout" svg:width="0.223cm" svg:height="0.223cm" svg:x="32.752cm" svg:y="7.508cm" svg:viewBox="0 0 224 224" svg:d="M112 224c30 0 59-12 80-33 20-22 32-50 32-80 0-29-12-58-32-79-21-21-50-32-80-32s-58 11-79 32-33 50-33 79c0 30 12 58 33 80 21 21 49 33 79 33z">
          <text:p/>
        </draw:path>
        <draw:path draw:style-name="gr18" draw:text-style-name="P7" draw:layer="layout" svg:width="0.223cm" svg:height="0.223cm" svg:x="34.354cm" svg:y="4.053cm" svg:viewBox="0 0 224 224" svg:d="M113 224c29 0 58-12 79-33s32-49 32-79c0-29-11-58-32-79s-50-33-79-33c-31 0-59 12-80 33s-33 50-33 79c0 30 12 58 33 79s49 33 80 33z">
          <text:p/>
        </draw:path>
        <draw:path draw:style-name="gr18" draw:text-style-name="P7" draw:layer="layout" svg:width="0.224cm" svg:height="0.223cm" svg:x="34.927cm" svg:y="2.733cm" svg:viewBox="0 0 225 224" svg:d="M112 224c30 0 58-12 79-33 22-21 34-49 34-79 0-29-12-59-34-80-21-21-49-32-79-32s-58 11-79 32-33 51-33 80c0 30 12 58 33 79s49 33 79 33z">
          <text:p/>
        </draw:path>
        <draw:path draw:style-name="gr18" draw:text-style-name="P7" draw:layer="layout" svg:width="0.223cm" svg:height="0.224cm" svg:x="31.901cm" svg:y="5.245cm" svg:viewBox="0 0 224 225" svg:d="M113 225c29 0 58-13 79-34s32-49 32-79-11-58-32-79-50-33-79-33c-31 0-59 12-80 33s-33 49-33 79 12 58 33 79 49 34 80 34z">
          <text:p/>
        </draw:path>
        <draw:path draw:style-name="gr18" draw:text-style-name="P7" draw:layer="layout" svg:width="0.223cm" svg:height="0.223cm" svg:x="31.853cm" svg:y="5.229cm" svg:viewBox="0 0 224 224" svg:d="M111 224c30 0 59-11 80-32s33-50 33-79c0-30-12-58-33-79s-50-34-80-34c-29 0-58 13-79 34s-32 49-32 79c0 29 11 58 32 79s50 32 79 32z">
          <text:p/>
        </draw:path>
        <draw:path draw:style-name="gr18" draw:text-style-name="P7" draw:layer="layout" svg:width="0.223cm" svg:height="0.223cm" svg:x="32.772cm" svg:y="4.902cm" svg:viewBox="0 0 224 224" svg:d="M111 224c31 0 59-12 80-32 21-21 33-50 33-80s-12-58-33-79-49-33-80-33c-29 0-58 12-79 33s-32 49-32 79 11 59 32 80c21 20 50 32 79 32z">
          <text:p/>
        </draw:path>
        <draw:path draw:style-name="gr18" draw:text-style-name="P7" draw:layer="layout" svg:width="0.223cm" svg:height="0.223cm" svg:x="33.328cm" svg:y="4.261cm" svg:viewBox="0 0 224 224" svg:d="M112 224c30 0 58-12 79-33 21-20 33-49 33-78 0-31-12-59-33-80s-49-33-79-33c-29 0-58 12-79 33s-33 49-33 80c0 29 12 58 33 78 21 21 50 33 79 33z">
          <text:p/>
        </draw:path>
        <draw:path draw:style-name="gr16" draw:text-style-name="P6" draw:layer="layout" svg:width="0.223cm" svg:height="0.223cm" svg:x="38.217cm" svg:y="3.878cm" svg:viewBox="0 0 224 224" svg:d="M113 224c29 0 57-11 78-32s33-50 33-79c0-30-12-58-33-79-21-22-49-34-78-34-30 0-58 12-79 34-22 21-34 49-34 79 0 29 12 58 34 79 21 21 49 32 79 32z">
          <text:p/>
        </draw:path>
        <draw:path draw:style-name="gr16" draw:text-style-name="P6" draw:layer="layout" svg:width="0.223cm" svg:height="0.223cm" svg:x="37.349cm" svg:y="6.205cm" svg:viewBox="0 0 224 224" svg:d="M113 224c29 0 58-12 79-33s32-50 32-80c0-29-11-58-32-78-21-21-50-33-79-33-30 0-58 12-79 33-21 20-34 49-34 78 0 30 13 59 34 80s49 33 79 33z">
          <text:p/>
        </draw:path>
        <draw:path draw:style-name="gr16" draw:text-style-name="P6" draw:layer="layout" svg:width="0.223cm" svg:height="0.223cm" svg:x="37.323cm" svg:y="6.256cm" svg:viewBox="0 0 224 224" svg:d="M113 224c29 0 58-12 79-33s32-49 32-78c0-31-11-59-32-80s-50-33-79-33c-30 0-58 12-79 33-22 21-34 49-34 80 0 29 12 57 34 78 21 21 49 33 79 33z">
          <text:p/>
        </draw:path>
        <draw:path draw:style-name="gr16" draw:text-style-name="P6" draw:layer="layout" svg:width="0.223cm" svg:height="0.223cm" svg:x="37.158cm" svg:y="6.295cm" svg:viewBox="0 0 224 224" svg:d="M112 224c29 0 58-11 79-32 22-21 33-50 33-79 0-30-11-59-33-80-21-21-50-33-79-33-30 0-58 12-79 33s-33 50-33 80c0 29 12 58 33 79s49 32 79 32z">
          <text:p/>
        </draw:path>
        <draw:path draw:style-name="gr16" draw:text-style-name="P6" draw:layer="layout" svg:width="0.223cm" svg:height="0.223cm" svg:x="38.631cm" svg:y="7.59cm" svg:viewBox="0 0 224 224" svg:d="M113 224c29 0 57-12 78-33s33-49 33-79-12-59-33-80-49-32-78-32c-30 0-59 11-80 32s-33 50-33 80 12 58 33 79 50 33 80 33z">
          <text:p/>
        </draw:path>
        <draw:path draw:style-name="gr18" draw:text-style-name="P7" draw:layer="layout" svg:width="0.223cm" svg:height="0.223cm" svg:x="34.995cm" svg:y="7.865cm" svg:viewBox="0 0 224 224" svg:d="M112 224c30 0 59-11 80-32 20-21 32-50 32-79 0-30-12-58-32-80-21-21-50-33-80-33s-58 12-79 33c-21 22-33 50-33 80 0 29 12 58 33 79s49 32 79 32z">
          <text:p/>
        </draw:path>
        <draw:path draw:style-name="gr16" draw:text-style-name="P6" draw:layer="layout" svg:width="0.223cm" svg:height="0.223cm" svg:x="37.231cm" svg:y="7.265cm" svg:viewBox="0 0 224 224" svg:d="M111 224c31 0 59-12 80-34 21-21 33-49 33-79 0-29-12-58-33-79s-49-32-80-32c-29 0-58 11-78 32-21 21-33 50-33 79 0 30 12 58 33 79 20 22 49 34 78 34z">
          <text:p/>
        </draw:path>
        <draw:path draw:style-name="gr16" draw:text-style-name="P6" draw:layer="layout" svg:width="0.223cm" svg:height="0.223cm" svg:x="37.697cm" svg:y="6.09cm" svg:viewBox="0 0 224 224" svg:d="M112 224c30 0 58-12 79-33s33-49 33-78c0-30-12-58-33-80-21-21-49-33-79-33s-59 12-80 33c-21 22-32 50-32 80 0 29 11 57 32 78s50 33 80 33z">
          <text:p/>
        </draw:path>
        <draw:path draw:style-name="gr18" draw:text-style-name="P7" draw:layer="layout" svg:width="0.223cm" svg:height="0.223cm" svg:x="31.817cm" svg:y="5.353cm" svg:viewBox="0 0 224 224" svg:d="M111 224c30 0 58-12 80-33 21-21 33-49 33-79s-12-59-33-79c-22-21-50-33-80-33s-58 12-79 33c-21 20-32 49-32 79s11 58 32 79 49 33 79 33z">
          <text:p/>
        </draw:path>
        <draw:path draw:style-name="gr16" draw:text-style-name="P6" draw:layer="layout" svg:width="0.223cm" svg:height="0.223cm" svg:x="37.534cm" svg:y="6.186cm" svg:viewBox="0 0 224 224" svg:d="M113 224c29 0 58-11 79-32s32-51 32-80c0-30-11-58-32-79s-50-33-79-33c-30 0-58 12-80 33-21 21-33 49-33 79 0 29 12 59 33 80 22 21 50 32 80 32z">
          <text:p/>
        </draw:path>
        <draw:path draw:style-name="gr16" draw:text-style-name="P6" draw:layer="layout" svg:width="0.223cm" svg:height="0.223cm" svg:x="37.236cm" svg:y="7.713cm" svg:viewBox="0 0 224 224" svg:d="M112 224c31 0 59-11 80-33 21-21 32-50 32-79 0-30-11-58-32-79s-49-33-80-33c-30 0-58 12-79 33s-33 49-33 79c0 29 12 58 33 79 21 22 49 33 79 33z">
          <text:p/>
        </draw:path>
        <draw:path draw:style-name="gr16" draw:text-style-name="P6" draw:layer="layout" svg:width="0.223cm" svg:height="0.223cm" svg:x="37.414cm" svg:y="7.277cm" svg:viewBox="0 0 224 224" svg:d="M112 224c29 0 59-12 79-34 21-20 33-49 33-78 0-30-12-58-33-79-20-21-50-33-79-33-30 0-58 12-79 33s-33 49-33 79c0 29 12 58 33 78 21 22 49 34 79 34z">
          <text:p/>
        </draw:path>
        <draw:path draw:style-name="gr16" draw:text-style-name="P6" draw:layer="layout" svg:width="0.223cm" svg:height="0.223cm" svg:x="37.459cm" svg:y="7.124cm" svg:viewBox="0 0 224 224" svg:d="M111 224c31 0 59-12 80-33s33-49 33-80c0-29-12-58-33-79-21-20-49-32-80-32-29 0-58 12-79 32-21 21-32 50-32 79 0 31 11 59 32 80s50 33 79 33z">
          <text:p/>
        </draw:path>
        <draw:path draw:style-name="gr16" draw:text-style-name="P6" draw:layer="layout" svg:width="0.223cm" svg:height="0.223cm" svg:x="37.057cm" svg:y="8.009cm" svg:viewBox="0 0 224 224" svg:d="M112 224c30 0 58-12 79-33s33-49 33-80c0-29-12-58-33-79s-49-32-79-32c-29 0-58 11-79 32s-33 50-33 79c0 31 12 59 33 80s50 33 79 33z">
          <text:p/>
        </draw:path>
        <draw:path draw:style-name="gr16" draw:text-style-name="P6" draw:layer="layout" svg:width="0.223cm" svg:height="0.223cm" svg:x="37.492cm" svg:y="6.553cm" svg:viewBox="0 0 224 224" svg:d="M112 224c30 0 58-12 79-33s33-49 33-79c0-29-12-57-33-78-21-22-49-34-79-34s-59 12-79 34c-21 21-33 49-33 78 0 30 12 58 33 79 20 21 49 33 79 33z">
          <text:p/>
        </draw:path>
        <draw:path draw:style-name="gr16" draw:text-style-name="P6" draw:layer="layout" svg:width="0.223cm" svg:height="0.223cm" svg:x="37.942cm" svg:y="6.001cm" svg:viewBox="0 0 224 224" svg:d="M112 224c30 0 58-12 79-33s33-49 33-80c0-30-12-58-33-79s-49-32-79-32c-29 0-59 11-79 32-21 21-33 49-33 79 0 31 12 59 33 80 20 21 50 33 79 33z">
          <text:p/>
        </draw:path>
        <draw:path draw:style-name="gr18" draw:text-style-name="P7" draw:layer="layout" svg:width="0.223cm" svg:height="0.223cm" svg:x="34.137cm" svg:y="7.592cm" svg:viewBox="0 0 224 224" svg:d="M112 224c30 0 58-12 79-33s33-49 33-79-12-59-33-80c-21-20-49-32-79-32s-59 12-79 32c-21 21-33 50-33 80s12 58 33 79c20 21 49 33 79 33z">
          <text:p/>
        </draw:path>
        <draw:path draw:style-name="gr18" draw:text-style-name="P7" draw:layer="layout" svg:width="0.223cm" svg:height="0.223cm" svg:x="30.995cm" svg:y="5.587cm" svg:viewBox="0 0 224 224" svg:d="M112 224c30 0 59-12 80-33 21-20 32-49 32-78 0-31-11-59-32-80s-50-33-80-33-58 12-79 33-33 49-33 80c0 29 12 58 33 78 21 21 49 33 79 33z">
          <text:p/>
        </draw:path>
        <draw:path draw:style-name="gr18" draw:text-style-name="P7" draw:layer="layout" svg:width="0.223cm" svg:height="0.223cm" svg:x="31.752cm" svg:y="5.561cm" svg:viewBox="0 0 224 224" svg:d="M112 224c30 0 58-12 79-33s33-49 33-80c0-29-12-58-33-79s-49-32-79-32c-29 0-57 11-78 32-22 21-34 50-34 79 0 31 12 59 34 80 21 21 49 33 78 33z">
          <text:p/>
        </draw:path>
        <draw:path draw:style-name="gr16" draw:text-style-name="P6" draw:layer="layout" svg:width="0.223cm" svg:height="0.223cm" svg:x="36.537cm" svg:y="6.207cm" svg:viewBox="0 0 224 224" svg:d="M111 224c30 0 59-12 80-33s33-50 33-80c0-29-12-58-33-79s-50-32-80-32c-29 0-57 11-78 32s-33 50-33 79c0 30 12 59 33 80s49 33 78 33z">
          <text:p/>
        </draw:path>
        <draw:path draw:style-name="gr18" draw:text-style-name="P7" draw:layer="layout" svg:width="0.223cm" svg:height="0.223cm" svg:x="31.675cm" svg:y="3.922cm" svg:viewBox="0 0 224 224" svg:d="M113 224c29 0 58-12 78-33 21-21 33-50 33-79 0-30-12-58-33-79-20-21-49-33-78-33-31 0-59 12-80 33s-33 49-33 79c0 29 12 58 33 79s49 33 80 33z">
          <text:p/>
        </draw:path>
        <draw:path draw:style-name="gr18" draw:text-style-name="P7" draw:layer="layout" svg:width="0.224cm" svg:height="0.223cm" svg:x="34.141cm" svg:y="7.587cm" svg:viewBox="0 0 225 224" svg:d="M113 224c30 0 58-12 79-33s33-49 33-79-12-59-33-80c-21-20-49-32-79-32-31 0-59 12-80 32-21 21-33 50-33 80s12 58 33 79 49 33 80 33z">
          <text:p/>
        </draw:path>
        <draw:path draw:style-name="gr16" draw:text-style-name="P6" draw:layer="layout" svg:width="0.223cm" svg:height="0.223cm" svg:x="36.675cm" svg:y="5.943cm" svg:viewBox="0 0 224 224" svg:d="M113 224c29 0 58-11 78-32 21-22 33-51 33-80 0-30-12-58-33-79-20-21-49-33-78-33-30 0-58 12-79 33s-34 49-34 79c0 29 13 58 34 80 21 21 49 32 79 32z">
          <text:p/>
        </draw:path>
        <draw:path draw:style-name="gr18" draw:text-style-name="P7" draw:layer="layout" svg:width="0.224cm" svg:height="0.223cm" svg:x="34.953cm" svg:y="8.155cm" svg:viewBox="0 0 225 224" svg:d="M112 224c30 0 59-12 80-33s33-50 33-79c0-30-12-58-33-79s-50-33-80-33-58 12-79 33-33 49-33 79c0 29 12 58 33 79s49 33 79 33z">
          <text:p/>
        </draw:path>
        <draw:path draw:style-name="gr16" draw:text-style-name="P6" draw:layer="layout" svg:width="0.223cm" svg:height="0.223cm" svg:x="36.729cm" svg:y="6.567cm" svg:viewBox="0 0 224 224" svg:d="M112 224c29 0 58-11 79-32s33-50 33-79c0-30-12-58-33-79s-50-34-79-34c-30 0-58 13-79 34s-33 49-33 79c0 29 12 58 33 79s49 32 79 32z">
          <text:p/>
        </draw:path>
        <draw:path draw:style-name="gr16" draw:text-style-name="P6" draw:layer="layout" svg:width="0.223cm" svg:height="0.223cm" svg:x="36.914cm" svg:y="6.921cm" svg:viewBox="0 0 224 224" svg:d="M112 224c29 0 58-12 79-33 20-21 33-49 33-79s-13-59-33-79c-21-21-50-33-79-33-30 0-58 12-79 33-21 20-33 49-33 79s12 58 33 79 49 33 79 33z">
          <text:p/>
        </draw:path>
        <draw:path draw:style-name="gr18" draw:text-style-name="P7" draw:layer="layout" svg:width="0.223cm" svg:height="0.223cm" svg:x="32.868cm" svg:y="10.404cm" svg:viewBox="0 0 224 224" svg:d="M113 224c29 0 58-12 78-33 21-22 33-50 33-80 0-29-12-58-33-79-20-21-49-32-78-32-30 0-58 11-79 32-22 21-34 50-34 79 0 30 12 58 34 80 21 21 49 33 79 33z">
          <text:p/>
        </draw:path>
        <draw:path draw:style-name="gr18" draw:text-style-name="P7" draw:layer="layout" svg:width="0.223cm" svg:height="0.223cm" svg:x="34.618cm" svg:y="4.943cm" svg:viewBox="0 0 224 224" svg:d="M112 224c30 0 58-12 79-33s33-49 33-79c0-29-12-58-33-79s-49-33-79-33c-29 0-59 12-80 33s-32 50-32 79c0 30 11 58 32 79s51 33 80 33z">
          <text:p/>
        </draw:path>
        <draw:path draw:style-name="gr18" draw:text-style-name="P7" draw:layer="layout" svg:width="0.223cm" svg:height="0.223cm" svg:x="33.136cm" svg:y="9.2cm" svg:viewBox="0 0 224 224" svg:d="M111 224c30 0 58-11 79-32 22-21 34-50 34-79 0-30-12-59-34-80-21-21-49-33-79-33-29 0-58 12-79 33s-32 50-32 80c0 29 11 58 32 79s50 32 79 32z">
          <text:p/>
        </draw:path>
        <draw:path draw:style-name="gr18" draw:text-style-name="P7" draw:layer="layout" svg:width="0.223cm" svg:height="0.223cm" svg:x="33.172cm" svg:y="9.949cm" svg:viewBox="0 0 224 224" svg:d="M111 224c30 0 59-12 80-34 21-21 33-49 33-79 0-29-12-58-33-79s-50-32-80-32-58 11-79 32-32 50-32 79c0 30 11 58 32 79 21 22 49 34 79 34z">
          <text:p/>
        </draw:path>
        <draw:path draw:style-name="gr16" draw:text-style-name="P6" draw:layer="layout" svg:width="0.223cm" svg:height="0.223cm" svg:x="37.021cm" svg:y="7.956cm" svg:viewBox="0 0 224 224" svg:d="M113 224c29 0 58-11 78-32 21-22 33-51 33-80 0-30-12-58-33-79-20-21-49-33-78-33-31 0-59 12-80 33s-33 49-33 79c0 29 12 58 33 80 21 21 49 32 80 32z">
          <text:p/>
        </draw:path>
        <draw:path draw:style-name="gr18" draw:text-style-name="P7" draw:layer="layout" svg:width="0.224cm" svg:height="0.223cm" svg:x="35.182cm" svg:y="7.955cm" svg:viewBox="0 0 225 224" svg:d="M112 224c30 0 59-12 80-33 21-22 33-50 33-80 0-29-12-58-33-78-21-21-50-33-80-33s-58 12-79 33c-21 20-33 49-33 78 0 30 12 58 33 80 21 21 49 33 79 33z">
          <text:p/>
        </draw:path>
        <draw:path draw:style-name="gr18" draw:text-style-name="P7" draw:layer="layout" svg:width="0.223cm" svg:height="0.223cm" svg:x="33.074cm" svg:y="9.853cm" svg:viewBox="0 0 224 224" svg:d="M112 224c30 0 58-12 79-33 21-20 33-49 33-78 0-30-12-59-33-80s-49-33-79-33c-29 0-58 12-80 33-20 21-32 50-32 80 0 29 12 58 32 78 22 21 51 33 80 33z">
          <text:p/>
        </draw:path>
        <draw:path draw:style-name="gr18" draw:text-style-name="P7" draw:layer="layout" svg:width="0.223cm" svg:height="0.223cm" svg:x="33.09cm" svg:y="9.733cm" svg:viewBox="0 0 224 224" svg:d="M112 224c30 0 58-11 79-32 21-22 33-51 33-80 0-30-12-58-33-79s-49-33-79-33c-29 0-58 12-79 33-22 21-33 49-33 79 0 29 11 58 33 80 21 21 50 32 79 32z">
          <text:p/>
        </draw:path>
        <draw:path draw:style-name="gr16" draw:text-style-name="P6" draw:layer="layout" svg:width="0.223cm" svg:height="0.223cm" svg:x="36.662cm" svg:y="6.886cm" svg:viewBox="0 0 224 224" svg:d="M112 224c30 0 58-12 79-32 21-21 33-50 33-80s-12-58-33-79-49-33-79-33c-29 0-57 12-78 33-22 21-34 49-34 79s12 59 34 80c21 20 49 32 78 32z">
          <text:p/>
        </draw:path>
        <draw:path draw:style-name="gr16" draw:text-style-name="P6" draw:layer="layout" svg:width="0.224cm" svg:height="0.223cm" svg:x="38.73cm" svg:y="7.631cm" svg:viewBox="0 0 225 224" svg:d="M112 224c30 0 58-11 80-32 21-21 33-50 33-79 0-30-12-59-33-80-22-21-50-33-80-33s-58 12-79 33-33 50-33 80c0 29 12 58 33 79s49 32 79 32z">
          <text:p/>
        </draw:path>
        <draw:path draw:style-name="gr16" draw:text-style-name="P6" draw:layer="layout" svg:width="0.223cm" svg:height="0.223cm" svg:x="37.161cm" svg:y="7.61cm" svg:viewBox="0 0 224 224" svg:d="M112 224c29 0 58-11 79-32s33-50 33-79c0-31-12-59-33-80s-50-33-79-33c-30 0-58 12-79 33s-33 49-33 80c0 29 12 58 33 79s49 32 79 32z">
          <text:p/>
        </draw:path>
        <draw:path draw:style-name="gr16" draw:text-style-name="P6" draw:layer="layout" svg:width="0.223cm" svg:height="0.223cm" svg:x="37.194cm" svg:y="6.57cm" svg:viewBox="0 0 224 224" svg:d="M112 224c29 0 59-11 80-32s32-50 32-79c0-30-11-58-32-79s-51-34-80-34c-30 0-58 13-79 34s-33 49-33 79c0 29 12 58 33 79s49 32 79 32z">
          <text:p/>
        </draw:path>
        <draw:path draw:style-name="gr16" draw:text-style-name="P6" draw:layer="layout" svg:width="0.223cm" svg:height="0.223cm" svg:x="36.992cm" svg:y="7.598cm" svg:viewBox="0 0 224 224" svg:d="M112 224c30 0 58-12 79-33s33-49 33-79-12-59-33-79c-21-21-49-33-79-33s-58 12-79 33c-21 20-33 49-33 79s12 58 33 79 49 33 79 33z">
          <text:p/>
        </draw:path>
        <draw:path draw:style-name="gr16" draw:text-style-name="P6" draw:layer="layout" svg:width="0.224cm" svg:height="0.223cm" svg:x="36.839cm" svg:y="6.909cm" svg:viewBox="0 0 225 224" svg:d="M113 224c30 0 58-11 79-32s33-50 33-80-12-58-33-79-49-33-79-33-59 12-80 33-33 49-33 79 12 59 33 80 50 32 80 32z">
          <text:p/>
        </draw:path>
        <draw:path draw:style-name="gr18" draw:text-style-name="P7" draw:layer="layout" svg:width="0.223cm" svg:height="0.223cm" svg:x="31.639cm" svg:y="3.706cm" svg:viewBox="0 0 224 224" svg:d="M111 224c31 0 59-12 80-34 21-21 33-49 33-78 0-30-12-58-33-79s-49-33-80-33c-29 0-58 12-78 33-21 21-33 49-33 79 0 29 12 57 33 78 20 22 49 34 78 34z">
          <text:p/>
        </draw:path>
        <draw:path draw:style-name="gr18" draw:text-style-name="P7" draw:layer="layout" svg:width="0.223cm" svg:height="0.223cm" svg:x="33.092cm" svg:y="9.848cm" svg:viewBox="0 0 224 224" svg:d="M112 224c30 0 58-12 79-33s33-49 33-79c0-29-12-59-33-80s-49-32-79-32c-29 0-58 11-79 32s-33 51-33 80c0 30 12 58 33 79s50 33 79 33z">
          <text:p/>
        </draw:path>
        <draw:path draw:style-name="gr18" draw:text-style-name="P7" draw:layer="layout" svg:width="0.223cm" svg:height="0.223cm" svg:x="33.15cm" svg:y="10.076cm" svg:viewBox="0 0 224 224" svg:d="M111 224c30 0 58-11 80-32 21-21 33-49 33-79s-12-59-33-80c-22-21-50-33-80-33-29 0-57 12-78 33s-33 50-33 80 12 58 33 79 49 32 78 32z">
          <text:p/>
        </draw:path>
        <draw:path draw:style-name="gr16" draw:text-style-name="P6" draw:layer="layout" svg:width="0.224cm" svg:height="0.223cm" svg:x="37.437cm" svg:y="6.723cm" svg:viewBox="0 0 225 224" svg:d="M112 224c31 0 59-12 80-33s33-49 33-79c0-29-12-59-33-80-21-20-49-32-80-32-30 0-58 12-79 32-21 21-33 51-33 80 0 30 12 58 33 79s49 33 79 33z">
          <text:p/>
        </draw:path>
        <draw:path draw:style-name="gr16" draw:text-style-name="P6" draw:layer="layout" svg:width="0.223cm" svg:height="0.223cm" svg:x="37.179cm" svg:y="7.095cm" svg:viewBox="0 0 224 224" svg:d="M112 224c29 0 58-12 79-33s33-50 33-80c0-29-12-58-33-78-21-21-50-33-79-33-30 0-58 12-79 33-21 20-33 49-33 78 0 30 12 59 33 80s49 33 79 33z">
          <text:p/>
        </draw:path>
        <draw:path draw:style-name="gr16" draw:text-style-name="P6" draw:layer="layout" svg:width="0.223cm" svg:height="0.223cm" svg:x="37.762cm" svg:y="6.404cm" svg:viewBox="0 0 224 224" svg:d="M113 224c29 0 58-12 79-33 21-22 32-50 32-80 0-29-11-58-32-79-21-20-50-32-79-32-30 0-58 12-80 32-21 21-33 50-33 79 0 30 12 58 33 80 22 21 50 33 80 33z">
          <text:p/>
        </draw:path>
        <draw:path draw:style-name="gr16" draw:text-style-name="P6" draw:layer="layout" svg:width="0.223cm" svg:height="0.223cm" svg:x="37.059cm" svg:y="6.761cm" svg:viewBox="0 0 224 224" svg:d="M113 224c29 0 58-12 78-33 21-21 33-49 33-79 0-29-12-58-33-80-20-21-49-32-78-32-30 0-59 11-80 32-21 22-33 51-33 80 0 30 12 58 33 79s50 33 80 33z">
          <text:p/>
        </draw:path>
        <draw:path draw:style-name="gr16" draw:text-style-name="P6" draw:layer="layout" svg:width="0.224cm" svg:height="0.223cm" svg:x="38.065cm" svg:y="6.586cm" svg:viewBox="0 0 225 224" svg:d="M112 224c30 0 58-13 80-34 21-21 33-49 33-79 0-29-12-58-33-79-22-21-50-32-80-32s-58 11-79 32-33 50-33 79c0 30 12 58 33 79s49 34 79 34z">
          <text:p/>
        </draw:path>
        <draw:path draw:style-name="gr16" draw:text-style-name="P6" draw:layer="layout" svg:width="0.223cm" svg:height="0.224cm" svg:x="38.205cm" svg:y="6.44cm" svg:viewBox="0 0 224 225" svg:d="M112 225c30 0 58-12 79-33s33-49 33-80c0-30-12-58-33-79s-49-33-79-33c-29 0-58 12-79 33s-33 49-33 79c0 31 12 59 33 80s50 33 79 33z">
          <text:p/>
        </draw:path>
        <draw:path draw:style-name="gr16" draw:text-style-name="P6" draw:layer="layout" svg:width="0.224cm" svg:height="0.223cm" svg:x="36.631cm" svg:y="6.423cm" svg:viewBox="0 0 225 224" svg:d="M113 224c30 0 58-12 79-32 21-21 33-51 33-80 0-30-12-58-33-79s-49-33-79-33-58 12-80 33c-21 21-33 49-33 79 0 29 12 59 33 80 22 20 50 32 80 32z">
          <text:p/>
        </draw:path>
        <draw:path draw:style-name="gr18" draw:text-style-name="P7" draw:layer="layout" svg:width="0.223cm" svg:height="0.223cm" svg:x="32.623cm" svg:y="5.683cm" svg:viewBox="0 0 224 224" svg:d="M113 224c29 0 58-12 78-33 21-20 33-49 33-78 0-30-12-58-33-79-20-21-49-34-78-34-30 0-58 13-80 34-21 21-33 49-33 79 0 29 12 58 33 78 22 21 50 33 80 33z">
          <text:p/>
        </draw:path>
        <draw:path draw:style-name="gr18" draw:text-style-name="P7" draw:layer="layout" svg:width="0.223cm" svg:height="0.223cm" svg:x="32.809cm" svg:y="9.688cm" svg:viewBox="0 0 224 224" svg:d="M112 224c30 0 58-12 79-33s33-49 33-79c0-29-12-58-33-79-21-22-49-33-79-33s-59 11-80 33c-21 21-32 50-32 79 0 30 11 58 32 79s50 33 80 33z">
          <text:p/>
        </draw:path>
        <draw:path draw:style-name="gr16" draw:text-style-name="P6" draw:layer="layout" svg:width="0.223cm" svg:height="0.223cm" svg:x="38.426cm" svg:y="6.924cm" svg:viewBox="0 0 224 224" svg:d="M113 224c29 0 58-12 79-33s32-49 32-79-11-59-32-80-50-32-79-32c-30 0-58 11-80 32-21 21-33 50-33 80s12 58 33 79c22 21 50 33 80 33z">
          <text:p/>
        </draw:path>
        <draw:path draw:style-name="gr16" draw:text-style-name="P6" draw:layer="layout" svg:width="0.223cm" svg:height="0.223cm" svg:x="38.32cm" svg:y="6.608cm" svg:viewBox="0 0 224 224" svg:d="M112 224c29 0 59-11 80-33 21-21 32-50 32-79 0-30-11-58-32-79s-51-33-80-33c-30 0-58 12-79 33s-33 49-33 79c0 29 12 58 33 79 21 22 49 33 79 33z">
          <text:p/>
        </draw:path>
        <draw:path draw:style-name="gr16" draw:text-style-name="P6" draw:layer="layout" svg:width="0.224cm" svg:height="0.224cm" svg:x="39.134cm" svg:y="6.357cm" svg:viewBox="0 0 225 225" svg:d="M113 225c30 0 58-13 79-34s33-49 33-79-12-58-33-79-49-33-79-33-58 12-79 33-34 49-34 79 13 58 34 79 49 34 79 34z">
          <text:p/>
        </draw:path>
        <draw:path draw:style-name="gr16" draw:text-style-name="P6" draw:layer="layout" svg:width="0.223cm" svg:height="0.223cm" svg:x="38.348cm" svg:y="6.363cm" svg:viewBox="0 0 224 224" svg:d="M111 224c31 0 59-13 80-34s33-49 33-79c0-29-12-58-33-78-21-21-49-33-80-33-29 0-58 12-78 33-21 20-33 49-33 78 0 30 12 58 33 79 20 21 49 34 78 34z">
          <text:p/>
        </draw:path>
        <draw:path draw:style-name="gr16" draw:text-style-name="P6" draw:layer="layout" svg:width="0.223cm" svg:height="0.223cm" svg:x="38.781cm" svg:y="6.323cm" svg:viewBox="0 0 224 224" svg:d="M112 224c30 0 59-12 79-33 21-21 33-49 33-79 0-29-12-58-33-80-20-20-49-32-79-32s-58 12-79 32c-21 22-33 51-33 80 0 30 12 58 33 79s49 33 79 33z">
          <text:p/>
        </draw:path>
        <draw:path draw:style-name="gr16" draw:text-style-name="P6" draw:layer="layout" svg:width="0.223cm" svg:height="0.223cm" svg:x="38.492cm" svg:y="6.35cm" svg:viewBox="0 0 224 224" svg:d="M111 224c30 0 58-12 79-33 22-21 34-49 34-79 0-29-12-58-34-78-21-21-49-34-79-34-29 0-58 13-79 34-20 20-32 49-32 78 0 30 12 58 32 79 21 21 50 33 79 33z">
          <text:p/>
        </draw:path>
        <draw:path draw:style-name="gr16" draw:text-style-name="P6" draw:layer="layout" svg:width="0.224cm" svg:height="0.223cm" svg:x="39.01cm" svg:y="6.478cm" svg:viewBox="0 0 225 224" svg:d="M112 224c31 0 59-12 80-32 21-21 33-50 33-79 0-31-12-59-33-80s-49-33-80-33c-30 0-58 12-79 33s-33 49-33 80c0 29 12 58 33 79 21 20 49 32 79 32z">
          <text:p/>
        </draw:path>
        <draw:path draw:style-name="gr16" draw:text-style-name="P6" draw:layer="layout" svg:width="0.223cm" svg:height="0.223cm" svg:x="38.96cm" svg:y="6.482cm" svg:viewBox="0 0 224 224" svg:d="M111 224c30 0 58-12 80-33 21-21 33-49 33-79s-12-59-33-80c-22-21-50-32-80-32-29 0-58 11-78 32-21 21-33 50-33 80s12 58 33 79c20 21 49 33 78 33z">
          <text:p/>
        </draw:path>
        <draw:path draw:style-name="gr18" draw:text-style-name="P7" draw:layer="layout" svg:width="0.223cm" svg:height="0.223cm" svg:x="32.848cm" svg:y="10.398cm" svg:viewBox="0 0 224 224" svg:d="M113 224c29 0 57-12 78-33s33-50 33-79c0-30-12-58-33-79s-49-33-78-33c-30 0-58 12-80 33-21 21-33 49-33 79 0 29 12 58 33 79 22 21 50 33 80 33z">
          <text:p/>
        </draw:path>
        <draw:path draw:style-name="gr18" draw:text-style-name="P7" draw:layer="layout" svg:width="0.223cm" svg:height="0.223cm" svg:x="30.601cm" svg:y="5.311cm" svg:viewBox="0 0 224 224" svg:d="M113 224c30 0 58-12 79-33s32-50 32-80c0-29-11-58-32-79s-49-32-79-32-59 11-80 32-33 50-33 79c0 30 12 59 33 80s50 33 80 33z">
          <text:p/>
        </draw:path>
        <draw:path draw:style-name="gr18" draw:text-style-name="P7" draw:layer="layout" svg:width="0.223cm" svg:height="0.223cm" svg:x="33.108cm" svg:y="9.225cm" svg:viewBox="0 0 224 224" svg:d="M112 224c30 0 58-12 79-32 21-21 33-50 33-79 0-30-12-58-33-79-21-22-49-34-79-34-29 0-57 12-78 34-21 21-34 49-34 79 0 29 13 58 34 79 21 20 49 32 78 32z">
          <text:p/>
        </draw:path>
        <draw:path draw:style-name="gr16" draw:text-style-name="P6" draw:layer="layout" svg:width="0.223cm" svg:height="0.223cm" svg:x="37.518cm" svg:y="7.901cm" svg:viewBox="0 0 224 224" svg:d="M113 224c29 0 58-12 79-33 20-20 32-49 32-78 0-30-12-58-32-79-21-22-50-34-79-34-30 0-59 12-80 34-21 21-33 49-33 79 0 29 12 58 33 78 21 21 50 33 80 33z">
          <text:p/>
        </draw:path>
        <draw:path draw:style-name="gr16" draw:text-style-name="P6" draw:layer="layout" svg:width="0.223cm" svg:height="0.223cm" svg:x="39.546cm" svg:y="7.187cm" svg:viewBox="0 0 224 224" svg:d="M112 224c30 0 58-12 79-33s33-49 33-79c0-29-12-59-33-80s-49-32-79-32-58 11-80 32c-21 21-32 51-32 80 0 30 11 58 32 79 22 21 50 33 80 33z">
          <text:p/>
        </draw:path>
        <draw:path draw:style-name="gr18" draw:text-style-name="P7" draw:layer="layout" svg:width="0.223cm" svg:height="0.223cm" svg:x="34.942cm" svg:y="7.299cm" svg:viewBox="0 0 224 224" svg:d="M112 224c30 0 58-11 80-32 21-22 32-51 32-80 0-30-11-58-32-79-22-21-50-33-80-33s-58 12-79 33-33 49-33 79c0 29 12 58 33 80 21 21 49 32 79 32z">
          <text:p/>
        </draw:path>
        <draw:path draw:style-name="gr18" draw:text-style-name="P7" draw:layer="layout" svg:width="0.223cm" svg:height="0.223cm" svg:x="32.601cm" svg:y="6.186cm" svg:viewBox="0 0 224 224" svg:d="M113 224c29 0 57-12 78-33 21-22 33-50 33-80 0-29-12-58-33-79s-49-32-78-32c-30 0-59 11-80 32s-33 50-33 79c0 30 12 58 33 80 21 21 50 33 80 33z">
          <text:p/>
        </draw:path>
        <draw:path draw:style-name="gr18" draw:text-style-name="P7" draw:layer="layout" svg:width="0.223cm" svg:height="0.223cm" svg:x="34.772cm" svg:y="5.202cm" svg:viewBox="0 0 224 224" svg:d="M111 224c31 0 59-11 80-32s33-50 33-79c0-30-12-58-33-80-21-21-49-33-80-33-29 0-58 12-79 33-20 22-32 50-32 80 0 29 12 58 32 79 21 21 50 32 79 32z">
          <text:p/>
        </draw:path>
        <draw:path draw:style-name="gr16" draw:text-style-name="P6" draw:layer="layout" svg:width="0.223cm" svg:height="0.223cm" svg:x="35.135cm" svg:y="5.108cm" svg:viewBox="0 0 224 224" svg:d="M111 224c30 0 58-12 79-33 22-21 34-49 34-80 0-29-12-58-34-79-21-21-49-32-79-32-29 0-58 11-78 32-21 21-33 50-33 79 0 31 12 59 33 80 20 21 49 33 78 33z">
          <text:p/>
        </draw:path>
        <draw:path draw:style-name="gr18" draw:text-style-name="P7" draw:layer="layout" svg:width="0.223cm" svg:height="0.223cm" svg:x="34.836cm" svg:y="5.197cm" svg:viewBox="0 0 224 224" svg:d="M112 224c30 0 58-11 79-32s33-50 33-79c0-30-12-58-33-80-21-21-49-33-79-33-29 0-59 12-80 33-20 22-32 50-32 80 0 29 12 58 32 79 21 21 51 32 80 32z">
          <text:p/>
        </draw:path>
        <draw:path draw:style-name="gr16" draw:text-style-name="P6" draw:layer="layout" svg:width="0.223cm" svg:height="0.223cm" svg:x="35.225cm" svg:y="5.073cm" svg:viewBox="0 0 224 224" svg:d="M111 224c31 0 59-12 80-32 21-21 33-51 33-80 0-30-12-58-33-79s-49-33-80-33c-30 0-58 12-79 33s-32 49-32 79c0 29 11 59 32 80 21 20 49 32 79 32z">
          <text:p/>
        </draw:path>
        <draw:path draw:style-name="gr18" draw:text-style-name="P7" draw:layer="layout" svg:width="0.223cm" svg:height="0.223cm" svg:x="33.743cm" svg:y="10.094cm" svg:viewBox="0 0 224 224" svg:d="M112 224c30 0 58-11 79-32s33-49 33-79-12-58-33-80c-21-21-49-33-79-33-29 0-58 12-80 33-21 22-32 50-32 80s11 58 32 79c22 21 51 32 80 32z">
          <text:p/>
        </draw:path>
        <draw:path draw:style-name="gr18" draw:text-style-name="P7" draw:layer="layout" svg:width="0.223cm" svg:height="0.223cm" svg:x="32.495cm" svg:y="6.026cm" svg:viewBox="0 0 224 224" svg:d="M112 224c29 0 58-12 80-33 20-21 32-49 32-79s-12-59-32-80c-22-21-51-32-80-32-30 0-58 11-79 32s-33 50-33 80 12 58 33 79 49 33 79 33z">
          <text:p/>
        </draw:path>
        <draw:path draw:style-name="gr16" draw:text-style-name="P6" draw:layer="layout" svg:width="0.223cm" svg:height="0.223cm" svg:x="35.228cm" svg:y="5.543cm" svg:viewBox="0 0 224 224" svg:d="M112 224c30 0 59-11 79-32 21-21 33-51 33-80 0-30-12-58-33-79-20-21-49-33-79-33s-58 12-79 33-33 49-33 79c0 29 12 59 33 80s49 32 79 32z">
          <text:p/>
        </draw:path>
        <draw:path draw:style-name="gr18" draw:text-style-name="P7" draw:layer="layout" svg:width="0.224cm" svg:height="0.223cm" svg:x="34.824cm" svg:y="7.94cm" svg:viewBox="0 0 225 224" svg:d="M113 224c30 0 58-12 79-34 21-21 33-49 33-79s-12-58-33-79-49-32-79-32-59 11-80 32-33 49-33 79 12 58 33 79c21 22 50 34 80 34z">
          <text:p/>
        </draw:path>
        <draw:path draw:style-name="gr18" draw:text-style-name="P7" draw:layer="layout" svg:width="0.223cm" svg:height="0.223cm" svg:x="34.902cm" svg:y="7.583cm" svg:viewBox="0 0 224 224" svg:d="M111 224c30 0 58-11 79-32s34-50 34-79c0-31-13-59-34-80s-49-33-79-33c-29 0-58 12-78 33-21 21-33 49-33 80 0 29 12 58 33 79 20 21 49 32 78 32z">
          <text:p/>
        </draw:path>
        <draw:path draw:style-name="gr18" draw:text-style-name="P7" draw:layer="layout" svg:width="0.224cm" svg:height="0.223cm" svg:x="34.871cm" svg:y="5.136cm" svg:viewBox="0 0 225 224" svg:d="M113 224c30 0 58-11 79-32s33-49 33-79c0-31-12-59-33-80s-49-33-79-33-58 12-79 33c-22 21-34 49-34 80 0 30 12 58 34 79 21 21 49 32 79 32z">
          <text:p/>
        </draw:path>
        <draw:path draw:style-name="gr18" draw:text-style-name="P7" draw:layer="layout" svg:width="0.223cm" svg:height="0.223cm" svg:x="34.229cm" svg:y="7.061cm" svg:viewBox="0 0 224 224" svg:d="M113 224c29 0 58-12 79-33 21-22 32-50 32-80 0-29-11-58-32-79-21-20-50-32-79-32-30 0-58 12-79 32-21 21-34 50-34 79 0 30 13 58 34 80 21 21 49 33 79 33z">
          <text:p/>
        </draw:path>
        <draw:path draw:style-name="gr18" draw:text-style-name="P7" draw:layer="layout" svg:width="0.223cm" svg:height="0.223cm" svg:x="34.168cm" svg:y="6.897cm" svg:viewBox="0 0 224 224" svg:d="M113 224c29 0 58-11 79-32s32-50 32-80-11-58-32-79-50-33-79-33c-30 0-59 12-80 33s-33 49-33 79 12 59 33 80 50 32 80 32z">
          <text:p/>
        </draw:path>
        <draw:path draw:style-name="gr18" draw:text-style-name="P7" draw:layer="layout" svg:width="0.223cm" svg:height="0.223cm" svg:x="34.646cm" svg:y="7.387cm" svg:viewBox="0 0 224 224" svg:d="M112 224c30 0 58-12 79-33s33-49 33-79-12-59-33-80c-21-20-49-32-79-32-29 0-58 12-79 32-22 21-33 50-33 80s11 58 33 79c21 21 50 33 79 33z">
          <text:p/>
        </draw:path>
        <draw:path draw:style-name="gr16" draw:text-style-name="P6" draw:layer="layout" svg:width="0.223cm" svg:height="0.223cm" svg:x="35.528cm" svg:y="4.946cm" svg:viewBox="0 0 224 224" svg:d="M113 224c29 0 58-12 78-33 21-21 33-49 33-79 0-29-12-59-33-79-20-21-49-33-78-33-30 0-58 12-80 33-21 20-33 50-33 79 0 30 12 58 33 79 22 21 50 33 80 33z">
          <text:p/>
        </draw:path>
        <draw:path draw:style-name="gr18" draw:text-style-name="P7" draw:layer="layout" svg:width="0.223cm" svg:height="0.223cm" svg:x="33.69cm" svg:y="10.108cm" svg:viewBox="0 0 224 224" svg:d="M113 224c29 0 58-11 79-32s32-50 32-79c0-30-11-58-32-80-21-21-50-33-79-33-31 0-59 12-80 33-21 22-33 50-33 80 0 29 12 58 33 79s49 32 80 32z">
          <text:p/>
        </draw:path>
        <draw:path draw:style-name="gr16" draw:text-style-name="P6" draw:layer="layout" svg:width="0.223cm" svg:height="0.223cm" svg:x="35.32cm" svg:y="5.017cm" svg:viewBox="0 0 224 224" svg:d="M113 224c29 0 58-12 79-32 21-21 32-50 32-79 0-30-11-58-32-79s-50-34-79-34c-30 0-58 13-79 34-22 21-34 49-34 79 0 29 12 58 34 79 21 20 49 32 79 32z">
          <text:p/>
        </draw:path>
        <draw:path draw:style-name="gr16" draw:text-style-name="P6" draw:layer="layout" svg:width="0.223cm" svg:height="0.223cm" svg:x="36.89cm" svg:y="7.443cm" svg:viewBox="0 0 224 224" svg:d="M112 224c30 0 58-12 79-33 21-20 33-49 33-78 0-30-12-58-33-79-21-22-49-34-79-34-29 0-58 12-78 34-22 21-34 49-34 79 0 29 12 58 34 78 20 21 49 33 78 33z">
          <text:p/>
        </draw:path>
        <draw:path draw:style-name="gr16" draw:text-style-name="P6" draw:layer="layout" svg:width="0.223cm" svg:height="0.223cm" svg:x="38.789cm" svg:y="7.438cm" svg:viewBox="0 0 224 224" svg:d="M112 224c30 0 59-12 80-33s32-49 32-78c0-30-11-58-32-79-21-22-50-34-80-34s-58 12-79 34c-21 21-33 49-33 79 0 29 12 57 33 78s49 33 79 33z">
          <text:p/>
        </draw:path>
        <draw:path draw:style-name="gr16" draw:text-style-name="P6" draw:layer="layout" svg:width="0.224cm" svg:height="0.223cm" svg:x="36.48cm" svg:y="6.94cm" svg:viewBox="0 0 225 224" svg:d="M112 224c30 0 58-11 79-32 22-21 34-50 34-79 0-31-12-59-34-80-21-21-49-33-79-33s-58 12-79 33-33 49-33 80c0 29 12 58 33 79s49 32 79 32z">
          <text:p/>
        </draw:path>
        <draw:path draw:style-name="gr18" draw:text-style-name="P7" draw:layer="layout" svg:width="0.223cm" svg:height="0.223cm" svg:x="34.673cm" svg:y="7.72cm" svg:viewBox="0 0 224 224" svg:d="M113 224c30 0 58-12 79-34 21-21 32-49 32-79 0-29-11-58-32-78-21-21-49-33-79-33s-58 12-79 33c-21 20-34 49-34 78 0 30 13 58 34 79 21 22 49 34 79 34z">
          <text:p/>
        </draw:path>
        <draw:path draw:style-name="gr18" draw:text-style-name="P7" draw:layer="layout" svg:width="0.223cm" svg:height="0.223cm" svg:x="34.063cm" svg:y="7.156cm" svg:viewBox="0 0 224 224" svg:d="M112 224c30 0 59-12 80-33s32-49 32-79-11-59-32-80-50-32-80-32-58 11-79 32-33 50-33 80 12 58 33 79 49 33 79 33z">
          <text:p/>
        </draw:path>
        <draw:path draw:style-name="gr18" draw:text-style-name="P7" draw:layer="layout" svg:width="0.223cm" svg:height="0.223cm" svg:x="34.107cm" svg:y="6.972cm" svg:viewBox="0 0 224 224" svg:d="M112 224c30 0 59-12 80-32 21-21 32-50 32-79 0-30-11-58-32-80-21-21-50-33-80-33s-58 12-79 33c-21 22-33 50-33 80 0 29 12 58 33 79 21 20 49 32 79 32z">
          <text:p/>
        </draw:path>
        <draw:path draw:style-name="gr18" draw:text-style-name="P7" draw:layer="layout" svg:width="0.223cm" svg:height="0.223cm" svg:x="34.791cm" svg:y="7.575cm" svg:viewBox="0 0 224 224" svg:d="M112 224c30 0 58-12 79-33s33-49 33-80c0-29-12-58-33-78-21-21-49-33-79-33s-58 12-79 33c-21 20-33 49-33 78 0 31 12 59 33 80s49 33 79 33z">
          <text:p/>
        </draw:path>
        <draw:path draw:style-name="gr18" draw:text-style-name="P7" draw:layer="layout" svg:width="0.223cm" svg:height="0.223cm" svg:x="34.618cm" svg:y="7.615cm" svg:viewBox="0 0 224 224" svg:d="M113 224c29 0 58-12 79-33s32-49 32-78c0-30-11-59-32-80s-50-33-79-33c-30 0-59 12-80 33s-33 50-33 80c0 29 12 57 33 78s50 33 80 33z">
          <text:p/>
        </draw:path>
        <draw:path draw:style-name="gr16" draw:text-style-name="P6" draw:layer="layout" svg:width="0.223cm" svg:height="0.223cm" svg:x="35.133cm" svg:y="7.504cm" svg:viewBox="0 0 224 224" svg:d="M111 224c30 0 58-11 79-32 21-22 34-51 34-80 0-30-13-58-34-79s-49-33-79-33c-29 0-58 12-79 33s-32 49-32 79c0 29 11 58 32 80 21 21 50 32 79 32z">
          <text:p/>
        </draw:path>
        <draw:path draw:style-name="gr18" draw:text-style-name="P7" draw:layer="layout" svg:width="0.223cm" svg:height="0.223cm" svg:x="33.995cm" svg:y="7.056cm" svg:viewBox="0 0 224 224" svg:d="M112 224c30 0 58-11 79-33 21-21 33-50 33-79 0-30-12-58-33-79s-49-33-79-33c-29 0-58 12-79 33-22 21-33 49-33 79 0 29 11 58 33 79 21 22 50 33 79 33z">
          <text:p/>
        </draw:path>
        <draw:path draw:style-name="gr18" draw:text-style-name="P7" draw:layer="layout" svg:width="0.223cm" svg:height="0.223cm" svg:x="34.158cm" svg:y="7.208cm" svg:viewBox="0 0 224 224" svg:d="M113 224c29 0 58-11 78-32 21-21 33-50 33-79 0-30-12-58-33-80-20-21-49-33-78-33-30 0-59 12-80 33-21 22-33 50-33 80 0 29 12 58 33 79s50 32 80 32z">
          <text:p/>
        </draw:path>
        <draw:path draw:style-name="gr18" draw:text-style-name="P7" draw:layer="layout" svg:width="0.223cm" svg:height="0.223cm" svg:x="34.907cm" svg:y="7.078cm" svg:viewBox="0 0 224 224" svg:d="M111 224c30 0 58-12 79-33 21-20 34-50 34-79 0-30-13-58-34-79s-49-33-79-33c-29 0-58 12-79 33s-32 49-32 79c0 29 11 59 32 79 21 21 50 33 79 33z">
          <text:p/>
        </draw:path>
        <draw:path draw:style-name="gr18" draw:text-style-name="P7" draw:layer="layout" svg:width="0.223cm" svg:height="0.223cm" svg:x="33.873cm" svg:y="6.282cm" svg:viewBox="0 0 224 224" svg:d="M111 224c31 0 59-12 80-33s33-49 33-79c0-29-12-59-33-79-21-21-49-33-80-33-29 0-58 12-78 33-21 20-33 50-33 79 0 30 12 58 33 79 20 21 49 33 78 33z">
          <text:p/>
        </draw:path>
        <draw:path draw:style-name="gr16" draw:text-style-name="P6" draw:layer="layout" svg:width="0.223cm" svg:height="0.223cm" svg:x="34.457cm" svg:y="4.18cm" svg:viewBox="0 0 224 224" svg:d="M111 224c30 0 58-12 79-32 21-21 34-51 34-80 0-30-13-58-34-79s-49-33-79-33c-29 0-58 12-79 33s-32 49-32 79c0 29 11 59 32 80 21 20 50 32 79 32z">
          <text:p/>
        </draw:path>
        <draw:path draw:style-name="gr18" draw:text-style-name="P7" draw:layer="layout" svg:width="0.223cm" svg:height="0.223cm" svg:x="32.537cm" svg:y="6.112cm" svg:viewBox="0 0 224 224" svg:d="M111 224c31 0 59-12 80-33s33-49 33-79c0-29-12-58-33-79-21-22-49-33-80-33-29 0-58 11-79 33-21 21-32 50-32 79 0 30 11 58 32 79s50 33 79 33z">
          <text:p/>
        </draw:path>
        <draw:path draw:style-name="gr16" draw:text-style-name="P6" draw:layer="layout" svg:width="0.223cm" svg:height="0.223cm" svg:x="35.707cm" svg:y="9.1cm" svg:viewBox="0 0 224 224" svg:d="M113 224c29 0 58-12 78-33 21-20 33-50 33-79 0-30-12-58-33-79-20-21-49-33-78-33-31 0-59 12-80 33s-33 49-33 79c0 29 12 59 33 79 21 21 49 33 80 33z">
          <text:p/>
        </draw:path>
        <draw:path draw:style-name="gr9" draw:text-style-name="P7" draw:layer="layout" svg:width="0.223cm" svg:height="0.223cm" svg:x="34.904cm" svg:y="7.437cm" svg:viewBox="0 0 224 224" svg:d="M112 224c29 0 57-11 78-32s34-50 34-79c0-30-13-58-34-80-21-21-49-33-78-33-30 0-58 12-79 33-21 22-33 50-33 80 0 29 12 58 33 79s49 32 79 32z">
          <text:p/>
        </draw:path>
        <draw:path draw:style-name="gr17" draw:text-style-name="P2" draw:layer="layout" svg:width="0.223cm" svg:height="0.223cm" svg:x="34.904cm" svg:y="7.437cm" svg:viewBox="0 0 224 224" svg:d="M112 224c29 0 57-11 78-32s34-50 34-79c0-30-13-58-34-80-21-21-49-33-78-33-30 0-58 12-79 33-21 22-33 50-33 80 0 29 12 58 33 79s49 32 79 32z">
          <text:p/>
        </draw:path>
        <draw:path draw:style-name="gr18" draw:text-style-name="P7" draw:layer="layout" svg:width="0.223cm" svg:height="0.223cm" svg:x="34.826cm" svg:y="7.376cm" svg:viewBox="0 0 224 224" svg:d="M113 224c29 0 58-12 78-33 21-21 33-49 33-79s-12-59-33-80c-20-20-49-32-78-32-30 0-59 12-80 32-21 21-33 50-33 80s12 58 33 79 50 33 80 33z">
          <text:p/>
        </draw:path>
        <draw:path draw:style-name="gr18" draw:text-style-name="P7" draw:layer="layout" svg:width="0.223cm" svg:height="0.223cm" svg:x="34.351cm" svg:y="6.967cm" svg:viewBox="0 0 224 224" svg:d="M112 224c30 0 58-12 79-33s33-49 33-79c0-29-12-58-33-79s-49-33-79-33-59 12-80 33-32 50-32 79c0 30 11 58 32 79s50 33 80 33z">
          <text:p/>
        </draw:path>
        <draw:path draw:style-name="gr16" draw:text-style-name="P6" draw:layer="layout" svg:width="0.224cm" svg:height="0.223cm" svg:x="35.727cm" svg:y="7.584cm" svg:viewBox="0 0 225 224" svg:d="M113 224c30 0 58-12 79-33s33-49 33-79-12-59-33-80-49-32-79-32-59 11-80 32-33 50-33 80 12 58 33 79 50 33 80 33z">
          <text:p/>
        </draw:path>
        <draw:path draw:style-name="gr16" draw:text-style-name="P6" draw:layer="layout" svg:width="0.223cm" svg:height="0.224cm" svg:x="35.723cm" svg:y="7.299cm" svg:viewBox="0 0 224 225" svg:d="M113 225c29 0 58-12 79-33 21-22 32-50 32-80s-11-58-32-79-50-33-79-33c-30 0-59 12-80 33s-33 49-33 79 12 58 33 80c21 21 50 33 80 33z">
          <text:p/>
        </draw:path>
        <draw:path draw:style-name="gr16" draw:text-style-name="P6" draw:layer="layout" svg:width="0.223cm" svg:height="0.223cm" svg:x="38.801cm" svg:y="8.113cm" svg:viewBox="0 0 224 224" svg:d="M112 224c30 0 59-12 80-32 21-21 32-50 32-79 0-30-11-58-32-79-21-22-50-34-80-34s-58 12-79 34c-21 21-33 49-33 79 0 29 12 58 33 79 21 20 49 32 79 32z">
          <text:p/>
        </draw:path>
        <draw:path draw:style-name="gr16" draw:text-style-name="P6" draw:layer="layout" svg:width="0.224cm" svg:height="0.223cm" svg:x="39.307cm" svg:y="7.375cm" svg:viewBox="0 0 225 224" svg:d="M113 224c30 0 58-11 79-32s33-50 33-79c0-31-12-59-33-80s-49-33-79-33-58 12-80 33c-21 21-33 49-33 80 0 29 12 58 33 79 22 21 50 32 80 32z">
          <text:p/>
        </draw:path>
        <draw:path draw:style-name="gr18" draw:text-style-name="P7" draw:layer="layout" svg:width="0.223cm" svg:height="0.223cm" svg:x="34.714cm" svg:y="7.19cm" svg:viewBox="0 0 224 224" svg:d="M111 224c30 0 58-12 80-33 21-21 33-49 33-79 0-29-12-59-33-80-22-21-50-32-80-32-29 0-58 11-78 32-21 21-33 51-33 80 0 30 12 58 33 79 20 21 49 33 78 33z">
          <text:p/>
        </draw:path>
        <draw:path draw:style-name="gr16" draw:text-style-name="P6" draw:layer="layout" svg:width="0.223cm" svg:height="0.224cm" svg:x="35.869cm" svg:y="7.688cm" svg:viewBox="0 0 224 225" svg:d="M111 225c30 0 59-12 80-33s33-49 33-79-12-58-33-79-50-34-80-34c-29 0-58 13-79 34-20 21-32 49-32 79s12 58 32 79c21 21 50 33 79 33z">
          <text:p/>
        </draw:path>
        <draw:path draw:style-name="gr16" draw:text-style-name="P6" draw:layer="layout" svg:width="0.223cm" svg:height="0.223cm" svg:x="39.678cm" svg:y="6.551cm" svg:viewBox="0 0 224 224" svg:d="M112 224c30 0 59-12 79-33 21-21 33-49 33-79 0-29-12-58-33-79-20-22-49-33-79-33s-58 11-79 33c-21 21-33 50-33 79 0 30 12 58 33 79s49 33 79 33z">
          <text:p/>
        </draw:path>
        <draw:path draw:style-name="gr16" draw:text-style-name="P6" draw:layer="layout" svg:width="0.223cm" svg:height="0.223cm" svg:x="39.741cm" svg:y="6.626cm" svg:viewBox="0 0 224 224" svg:d="M113 224c29 0 57-12 78-33 21-22 33-50 33-80s-12-58-33-79-49-32-78-32c-30 0-59 11-80 32s-33 49-33 79 12 58 33 80c21 21 50 33 80 33z">
          <text:p/>
        </draw:path>
        <draw:path draw:style-name="gr18" draw:text-style-name="P7" draw:layer="layout" svg:width="0.224cm" svg:height="0.223cm" svg:x="35.001cm" svg:y="5.651cm" svg:viewBox="0 0 225 224" svg:d="M112 224c31 0 59-11 80-32s33-50 33-79c0-30-12-58-33-80-21-21-49-33-80-33-30 0-58 12-79 33-21 22-33 50-33 80 0 29 12 58 33 79s49 32 79 32z">
          <text:p/>
        </draw:path>
        <draw:path draw:style-name="gr16" draw:text-style-name="P6" draw:layer="layout" svg:width="0.223cm" svg:height="0.223cm" svg:x="35.396cm" svg:y="5.345cm" svg:viewBox="0 0 224 224" svg:d="M111 224c30 0 58-12 80-33 21-21 33-49 33-79s-12-58-33-79c-22-21-50-33-80-33s-58 12-79 33-32 49-32 79 11 58 32 79 49 33 79 33z">
          <text:p/>
        </draw:path>
        <draw:path draw:style-name="gr16" draw:text-style-name="P6" draw:layer="layout" svg:width="0.223cm" svg:height="0.223cm" svg:x="35.371cm" svg:y="5.393cm" svg:viewBox="0 0 224 224" svg:d="M112 224c29 0 58-12 79-33s33-49 33-79c0-29-12-59-33-80-21-20-50-32-79-32-30 0-58 12-79 32-21 21-33 51-33 80 0 30 12 58 33 79s49 33 79 33z">
          <text:p/>
        </draw:path>
        <draw:path draw:style-name="gr16" draw:text-style-name="P6" draw:layer="layout" svg:width="0.223cm" svg:height="0.223cm" svg:x="36.405cm" svg:y="7.378cm" svg:viewBox="0 0 224 224" svg:d="M113 224c29 0 58-12 79-33s32-49 32-78c0-31-11-59-32-80s-50-33-79-33c-30 0-59 12-80 33s-33 49-33 80c0 29 12 57 33 78s50 33 80 33z">
          <text:p/>
        </draw:path>
        <draw:path draw:style-name="gr16" draw:text-style-name="P6" draw:layer="layout" svg:width="0.223cm" svg:height="0.223cm" svg:x="36.539cm" svg:y="7.339cm" svg:viewBox="0 0 224 224" svg:d="M112 224c29 0 59-11 80-32s32-50 32-80-11-58-32-79-51-33-80-33c-30 0-58 12-79 33s-33 49-33 79 12 59 33 80 49 32 79 32z">
          <text:p/>
        </draw:path>
        <draw:path draw:style-name="gr19" draw:text-style-name="P6" draw:layer="layout" svg:width="0.223cm" svg:height="0.223cm" svg:x="39.726cm" svg:y="7.203cm" svg:viewBox="0 0 224 224" svg:d="M113 224c29 0 58-12 79-33 20-21 32-49 32-79 0-29-12-57-32-79-21-21-50-33-79-33-30 0-59 12-80 33-21 22-33 50-33 79 0 30 12 58 33 79s50 33 80 33z">
          <text:p/>
        </draw:path>
        <draw:path draw:style-name="gr17" draw:text-style-name="P2" draw:layer="layout" svg:width="0.223cm" svg:height="0.223cm" svg:x="39.726cm" svg:y="7.203cm" svg:viewBox="0 0 224 224" svg:d="M113 224c29 0 58-12 79-33 20-21 32-49 32-79 0-29-12-57-32-79-21-21-50-33-79-33-30 0-59 12-80 33-21 22-33 50-33 79 0 30 12 58 33 79s50 33 80 33z">
          <text:p/>
        </draw:path>
        <draw:path draw:style-name="gr16" draw:text-style-name="P6" draw:layer="layout" svg:width="0.223cm" svg:height="0.223cm" svg:x="36.66cm" svg:y="7.154cm" svg:viewBox="0 0 224 224" svg:d="M112 224c30 0 58-11 79-32s33-50 33-79c0-31-12-59-33-80s-49-33-79-33-58 12-79 33c-22 21-33 49-33 80 0 29 11 58 33 79 21 21 49 32 79 32z">
          <text:p/>
        </draw:path>
        <draw:path draw:style-name="gr16" draw:text-style-name="P6" draw:layer="layout" svg:width="0.223cm" svg:height="0.223cm" svg:x="38.699cm" svg:y="7.336cm" svg:viewBox="0 0 224 224" svg:d="M111 224c30 0 58-12 79-33 21-20 34-49 34-79s-13-58-34-79-49-33-79-33c-29 0-58 12-79 33-20 21-32 49-32 79s12 59 32 79c21 21 50 33 79 33z">
          <text:p/>
        </draw:path>
        <draw:path draw:style-name="gr16" draw:text-style-name="P6" draw:layer="layout" svg:width="0.223cm" svg:height="0.224cm" svg:x="36.733cm" svg:y="7.184cm" svg:viewBox="0 0 224 225" svg:d="M111 225c30 0 58-12 80-33 21-21 33-49 33-79s-12-59-33-80c-22-21-50-33-80-33-29 0-58 12-79 33s-32 50-32 80 11 58 32 79 50 33 79 33z">
          <text:p/>
        </draw:path>
        <draw:path draw:style-name="gr16" draw:text-style-name="P6" draw:layer="layout" svg:width="0.225cm" svg:height="0.223cm" svg:x="36.46cm" svg:y="7.335cm" svg:viewBox="0 0 226 224" svg:d="M113 224c30 0 58-12 79-33s34-49 34-80c0-29-13-58-34-79s-49-32-79-32-58 11-79 32-34 50-34 79c0 31 13 59 34 80s49 33 79 33z">
          <text:p/>
        </draw:path>
        <draw:path draw:style-name="gr16" draw:text-style-name="P6" draw:layer="layout" svg:width="0.223cm" svg:height="0.224cm" svg:x="39.679cm" svg:y="7.12cm" svg:viewBox="0 0 224 225" svg:d="M111 225c31 0 59-12 80-33s33-49 33-80c0-30-12-58-33-79s-49-33-80-33c-29 0-58 12-79 33s-32 49-32 79c0 31 11 59 32 80s50 33 79 33z">
          <text:p/>
        </draw:path>
        <draw:path draw:style-name="gr16" draw:text-style-name="P6" draw:layer="layout" svg:width="0.223cm" svg:height="0.223cm" svg:x="38.553cm" svg:y="7.082cm" svg:viewBox="0 0 224 224" svg:d="M112 224c30 0 59-12 80-33s32-50 32-80c0-29-11-58-32-79s-50-32-80-32-58 11-79 32-33 50-33 79c0 30 12 59 33 80s49 33 79 33z">
          <text:p/>
        </draw:path>
        <draw:path draw:style-name="gr16" draw:text-style-name="P6" draw:layer="layout" svg:width="0.223cm" svg:height="0.223cm" svg:x="35.643cm" svg:y="5.056cm" svg:viewBox="0 0 224 224" svg:d="M112 224c29 0 59-12 79-33 21-22 33-50 33-80 0-29-12-57-33-78-20-21-50-33-79-33-30 0-58 12-79 33s-33 49-33 78c0 30 12 58 33 80 21 21 49 33 79 33z">
          <text:p/>
        </draw:path>
        <draw:path draw:style-name="gr16" draw:text-style-name="P6" draw:layer="layout" svg:width="0.223cm" svg:height="0.223cm" svg:x="40.174cm" svg:y="7.035cm" svg:viewBox="0 0 224 224" svg:d="M113 224c29 0 58-13 78-34 21-21 33-49 33-79 0-29-12-58-33-78-20-21-49-33-78-33-30 0-59 12-80 33-21 20-33 49-33 78 0 30 12 58 33 79s50 34 80 34z">
          <text:p/>
        </draw:path>
        <draw:path draw:style-name="gr16" draw:text-style-name="P6" draw:layer="layout" svg:width="0.223cm" svg:height="0.224cm" svg:x="40.134cm" svg:y="7.035cm" svg:viewBox="0 0 224 225" svg:d="M111 225c31 0 59-13 80-34s33-49 33-79-12-58-33-79-49-33-80-33c-29 0-58 12-78 33-21 21-33 49-33 79s12 58 33 79c20 21 49 34 78 34z">
          <text:p/>
        </draw:path>
        <draw:path draw:style-name="gr18" draw:text-style-name="P7" draw:layer="layout" svg:width="0.223cm" svg:height="0.224cm" svg:x="30.729cm" svg:y="5.415cm" svg:viewBox="0 0 224 225" svg:d="M111 225c30 0 59-12 80-33s33-49 33-79-12-58-33-80c-21-21-50-33-80-33-29 0-58 12-78 33-21 22-33 50-33 80s12 58 33 79c20 21 49 33 78 33z">
          <text:p/>
        </draw:path>
        <draw:path draw:style-name="gr18" draw:text-style-name="P7" draw:layer="layout" svg:width="0.223cm" svg:height="0.223cm" svg:x="30.48cm" svg:y="5.619cm" svg:viewBox="0 0 224 224" svg:d="M112 224c29 0 58-12 80-33 21-20 32-49 32-78 0-30-11-59-32-80-22-21-51-33-80-33-30 0-58 12-79 33s-33 50-33 80c0 29 12 58 33 78 21 21 49 33 79 33z">
          <text:p/>
        </draw:path>
        <draw:path draw:style-name="gr18" draw:text-style-name="P7" draw:layer="layout" svg:width="0.223cm" svg:height="0.223cm" svg:x="32.847cm" svg:y="6.412cm" svg:viewBox="0 0 224 224" svg:d="M113 224c29 0 57-12 78-33s33-50 33-80c0-29-12-57-33-78s-49-33-78-33c-30 0-58 12-80 33-21 21-33 49-33 78 0 30 12 59 33 80 22 21 50 33 80 33z">
          <text:p/>
        </draw:path>
        <draw:path draw:style-name="gr18" draw:text-style-name="P7" draw:layer="layout" svg:width="0.223cm" svg:height="0.223cm" svg:x="30.896cm" svg:y="5.535cm" svg:viewBox="0 0 224 224" svg:d="M111 224c30 0 58-12 79-32 21-21 34-51 34-80 0-30-13-58-34-79s-49-33-79-33c-29 0-58 12-79 33s-32 49-32 79c0 29 11 59 32 80 21 20 50 32 79 32z">
          <text:p/>
        </draw:path>
        <draw:path draw:style-name="gr18" draw:text-style-name="P7" draw:layer="layout" svg:width="0.224cm" svg:height="0.223cm" svg:x="31.551cm" svg:y="5.626cm" svg:viewBox="0 0 225 224" svg:d="M113 224c30 0 58-11 79-32s33-50 33-79c0-30-12-59-33-80s-49-33-79-33-58 12-79 33-34 50-34 80c0 29 13 58 34 79s49 32 79 32z">
          <text:p/>
        </draw:path>
        <draw:path draw:style-name="gr18" draw:text-style-name="P7" draw:layer="layout" svg:width="0.223cm" svg:height="0.223cm" svg:x="34.522cm" svg:y="7.123cm" svg:viewBox="0 0 224 224" svg:d="M112 224c29 0 59-12 80-33 20-21 32-49 32-80 0-29-12-58-32-79-21-21-51-32-80-32-30 0-58 11-79 32s-33 50-33 79c0 31 12 59 33 80s49 33 79 33z">
          <text:p/>
        </draw:path>
        <draw:path draw:style-name="gr18" draw:text-style-name="P7" draw:layer="layout" svg:width="0.223cm" svg:height="0.223cm" svg:x="30.981cm" svg:y="6.078cm" svg:viewBox="0 0 224 224" svg:d="M111 224c31 0 59-11 80-32s33-50 33-79c0-30-12-59-33-80s-49-33-80-33c-29 0-58 12-79 33s-32 50-32 80c0 29 11 58 32 79s50 32 79 32z">
          <text:p/>
        </draw:path>
        <draw:path draw:style-name="gr18" draw:text-style-name="P7" draw:layer="layout" svg:width="0.223cm" svg:height="0.223cm" svg:x="34.549cm" svg:y="5.483cm" svg:viewBox="0 0 224 224" svg:d="M112 224c30 0 59-12 80-34 21-21 32-49 32-79 0-29-11-58-32-79s-50-32-80-32-58 11-79 32-33 50-33 79c0 30 12 58 33 79 21 22 49 34 79 34z">
          <text:p/>
        </draw:path>
        <draw:path draw:style-name="gr18" draw:text-style-name="P7" draw:layer="layout" svg:width="0.223cm" svg:height="0.223cm" svg:x="34.746cm" svg:y="5.533cm" svg:viewBox="0 0 224 224" svg:d="M112 224c29 0 58-12 79-33 21-20 33-50 33-79 0-30-12-58-33-79s-50-33-79-33c-30 0-58 12-79 33s-33 49-33 79c0 29 12 59 33 79 21 21 49 33 79 33z">
          <text:p/>
        </draw:path>
        <draw:path draw:style-name="gr18" draw:text-style-name="P7" draw:layer="layout" svg:width="0.223cm" svg:height="0.223cm" svg:x="34.59cm" svg:y="5.524cm" svg:viewBox="0 0 224 224" svg:d="M112 224c30 0 58-11 79-32s33-51 33-80c0-30-12-58-33-79s-49-33-79-33-59 12-80 33-32 49-32 79c0 29 11 59 32 80s50 32 80 32z">
          <text:p/>
        </draw:path>
        <draw:path draw:style-name="gr16" draw:text-style-name="P6" draw:layer="layout" svg:width="0.223cm" svg:height="0.223cm" svg:x="34.981cm" svg:y="5.479cm" svg:viewBox="0 0 224 224" svg:d="M112 224c29 0 59-12 80-34 21-21 32-49 32-79 0-29-11-58-32-79-21-20-51-32-80-32-30 0-58 12-79 32-21 21-33 50-33 79 0 30 12 58 33 79 21 22 49 34 79 34z">
          <text:p/>
        </draw:path>
        <draw:path draw:style-name="gr18" draw:text-style-name="P7" draw:layer="layout" svg:width="0.223cm" svg:height="0.223cm" svg:x="32.434cm" svg:y="5.809cm" svg:viewBox="0 0 224 224" svg:d="M113 224c29 0 58-11 78-32 21-21 33-49 33-79 0-31-12-59-33-80-20-21-49-33-78-33-30 0-58 12-79 33-22 21-34 49-34 80 0 30 12 58 34 79 21 21 49 32 79 32z">
          <text:p/>
        </draw:path>
        <draw:path draw:style-name="gr18" draw:text-style-name="P7" draw:layer="layout" svg:width="0.223cm" svg:height="0.223cm" svg:x="32.684cm" svg:y="6.106cm" svg:viewBox="0 0 224 224" svg:d="M112 224c29 0 58-11 79-32s33-50 33-79c0-30-12-58-33-79-21-22-50-34-79-34-30 0-58 12-79 34-21 21-33 49-33 79 0 29 12 58 33 79s49 32 79 32z">
          <text:p/>
        </draw:path>
        <draw:path draw:style-name="gr18" draw:text-style-name="P7" draw:layer="layout" svg:width="0.223cm" svg:height="0.223cm" svg:x="34.798cm" svg:y="5.416cm" svg:viewBox="0 0 224 224" svg:d="M113 224c29 0 58-12 79-33s32-49 32-79c0-29-11-58-32-80-21-21-50-32-79-32-31 0-59 11-80 32-21 22-33 51-33 80 0 30 12 58 33 79s49 33 80 33z">
          <text:p/>
        </draw:path>
        <draw:path draw:style-name="gr16" draw:text-style-name="P6" draw:layer="layout" svg:width="0.223cm" svg:height="0.223cm" svg:x="35.151cm" svg:y="5.282cm" svg:viewBox="0 0 224 224" svg:d="M112 224c29 0 57-11 78-32 22-22 34-51 34-80 0-30-12-58-34-79-21-21-49-33-78-33-30 0-58 12-79 33s-33 49-33 79c0 29 12 58 33 80 21 21 49 32 79 32z">
          <text:p/>
        </draw:path>
        <draw:path draw:style-name="gr16" draw:text-style-name="P6" draw:layer="layout" svg:width="0.223cm" svg:height="0.223cm" svg:x="35.064cm" svg:y="5.409cm" svg:viewBox="0 0 224 224" svg:d="M112 224c30 0 58-12 79-32 21-21 33-50 33-79 0-30-12-59-33-80s-49-33-79-33c-29 0-59 12-79 33-21 21-33 50-33 80 0 29 12 58 33 79 20 20 50 32 79 32z">
          <text:p/>
        </draw:path>
        <draw:path draw:style-name="gr18" draw:text-style-name="P7" draw:layer="layout" svg:width="0.223cm" svg:height="0.223cm" svg:x="31.504cm" svg:y="5.6cm" svg:viewBox="0 0 224 224" svg:d="M112 224c30 0 58-12 79-33s33-49 33-79-12-58-33-79-49-33-79-33c-29 0-58 12-80 33-20 21-32 49-32 79s12 58 32 79c22 21 51 33 80 33z">
          <text:p/>
        </draw:path>
        <draw:path draw:style-name="gr18" draw:text-style-name="P7" draw:layer="layout" svg:width="0.223cm" svg:height="0.223cm" svg:x="32.606cm" svg:y="5.941cm" svg:viewBox="0 0 224 224" svg:d="M113 224c29 0 58-12 79-34 21-20 32-49 32-78 0-30-11-58-32-79s-50-33-79-33c-30 0-59 12-80 33s-33 49-33 79c0 29 12 58 33 78 21 22 50 34 80 34z">
          <text:p/>
        </draw:path>
        <draw:path draw:style-name="gr18" draw:text-style-name="P7" draw:layer="layout" svg:width="0.223cm" svg:height="0.223cm" svg:x="32.754cm" svg:y="5.783cm" svg:viewBox="0 0 224 224" svg:d="M111 224c31 0 59-12 80-33s33-49 33-80c0-29-12-58-33-79s-49-32-80-32c-29 0-58 11-79 32s-32 50-32 79c0 31 11 59 32 80s50 33 79 33z">
          <text:p/>
        </draw:path>
        <draw:path draw:style-name="gr18" draw:text-style-name="P7" draw:layer="layout" svg:width="0.223cm" svg:height="0.223cm" svg:x="34.002cm" svg:y="6.764cm" svg:viewBox="0 0 224 224" svg:d="M113 224c29 0 57-11 78-32s33-50 33-79c0-30-12-58-33-80-21-21-49-33-78-33-30 0-58 12-79 33-21 22-34 50-34 80 0 29 13 58 34 79s49 32 79 32z">
          <text:p/>
        </draw:path>
        <draw:path draw:style-name="gr18" draw:text-style-name="P7" draw:layer="layout" svg:width="0.223cm" svg:height="0.223cm" svg:x="31.983cm" svg:y="5.618cm" svg:viewBox="0 0 224 224" svg:d="M112 224c30 0 58-12 79-33s33-49 33-79c0-29-12-58-33-79s-49-33-79-33c-29 0-58 12-79 33-22 21-33 50-33 79 0 30 11 58 33 79 21 21 50 33 79 33z">
          <text:p/>
        </draw:path>
        <draw:path draw:style-name="gr18" draw:text-style-name="P7" draw:layer="layout" svg:width="0.223cm" svg:height="0.223cm" svg:x="30.689cm" svg:y="5.45cm" svg:viewBox="0 0 224 224" svg:d="M112 224c29 0 58-12 79-33s33-49 33-79c0-29-12-58-33-78-21-22-50-34-79-34-30 0-58 12-79 34-21 20-33 49-33 78 0 30 12 58 33 79s49 33 79 33z">
          <text:p/>
        </draw:path>
        <draw:path draw:style-name="gr18" draw:text-style-name="P7" draw:layer="layout" svg:width="0.223cm" svg:height="0.223cm" svg:x="31.319cm" svg:y="5.504cm" svg:viewBox="0 0 224 224" svg:d="M113 224c29 0 58-11 79-32 21-22 32-51 32-80 0-30-11-58-32-79s-50-33-79-33c-30 0-58 12-79 33-22 21-34 49-34 79 0 29 12 58 34 80 21 21 49 32 79 32z">
          <text:p/>
        </draw:path>
        <draw:path draw:style-name="gr18" draw:text-style-name="P7" draw:layer="layout" svg:width="0.223cm" svg:height="0.224cm" svg:x="30.448cm" svg:y="5.505cm" svg:viewBox="0 0 224 225" svg:d="M111 225c30 0 58-12 79-33 21-22 34-50 34-80s-13-58-34-79-49-33-79-33c-29 0-58 12-78 33-21 21-33 49-33 79s12 58 33 80c20 21 49 33 78 33z">
          <text:p/>
        </draw:path>
        <draw:path draw:style-name="gr18" draw:text-style-name="P7" draw:layer="layout" svg:width="0.223cm" svg:height="0.223cm" svg:x="30.742cm" svg:y="5.57cm" svg:viewBox="0 0 224 224" svg:d="M111 224c30 0 59-12 80-33s33-49 33-80c0-29-12-58-33-79-21-20-50-32-80-32-29 0-57 12-78 32-21 21-33 50-33 79 0 31 12 59 33 80s49 33 78 33z">
          <text:p/>
        </draw:path>
        <draw:path draw:style-name="gr18" draw:text-style-name="P7" draw:layer="layout" svg:width="0.223cm" svg:height="0.223cm" svg:x="30.876cm" svg:y="5.429cm" svg:viewBox="0 0 224 224" svg:d="M112 224c30 0 58-12 79-33s33-49 33-79c0-29-12-58-33-79s-49-33-79-33c-29 0-58 12-79 33-20 21-33 50-33 79 0 30 13 58 33 79 21 21 50 33 79 33z">
          <text:p/>
        </draw:path>
        <draw:path draw:style-name="gr16" draw:text-style-name="P6" draw:layer="layout" svg:width="0.223cm" svg:height="0.223cm" svg:x="35.738cm" svg:y="9.109cm" svg:viewBox="0 0 224 224" svg:d="M113 224c29 0 58-12 79-33 20-20 32-50 32-79 0-30-12-58-32-79-21-21-50-33-79-33-30 0-58 12-80 33-21 21-33 49-33 79 0 29 12 59 33 79 22 21 50 33 80 33z">
          <text:p/>
        </draw:path>
        <draw:path draw:style-name="gr18" draw:text-style-name="P7" draw:layer="layout" svg:width="0.224cm" svg:height="0.223cm" svg:x="35.883cm" svg:y="9.102cm" svg:viewBox="0 0 225 224" svg:d="M112 224c31 0 59-12 80-33s33-50 33-79c0-30-12-58-33-79s-49-33-80-33c-30 0-58 12-79 33s-33 49-33 79c0 29 12 58 33 79s49 33 79 33z">
          <text:p/>
        </draw:path>
        <draw:path draw:style-name="gr18" draw:text-style-name="P7" draw:layer="layout" svg:width="0.223cm" svg:height="0.224cm" svg:x="33.836cm" svg:y="10.026cm" svg:viewBox="0 0 224 225" svg:d="M112 225c29 0 58-12 80-33 21-21 32-49 32-80 0-30-11-58-32-79-22-21-51-33-80-33-30 0-58 12-79 33s-33 49-33 79c0 31 12 59 33 80s49 33 79 33z">
          <text:p/>
        </draw:path>
        <draw:path draw:style-name="gr18" draw:text-style-name="P7" draw:layer="layout" svg:width="0.223cm" svg:height="0.223cm" svg:x="34.729cm" svg:y="7.028cm" svg:viewBox="0 0 224 224" svg:d="M111 224c30 0 58-12 80-33 21-21 33-50 33-79 0-30-12-58-33-79-22-21-50-33-80-33-29 0-58 12-79 33s-32 49-32 79c0 29 11 58 32 79s50 33 79 33z">
          <text:p/>
        </draw:path>
        <draw:path draw:style-name="gr16" draw:text-style-name="P6" draw:layer="layout" svg:width="0.223cm" svg:height="0.223cm" svg:x="35.863cm" svg:y="7.584cm" svg:viewBox="0 0 224 224" svg:d="M112 224c29 0 59-12 80-33s32-49 32-79-11-59-32-80c-21-20-51-32-80-32-30 0-58 12-79 32-21 21-33 50-33 80s12 58 33 79 49 33 79 33z">
          <text:p/>
        </draw:path>
        <draw:path draw:style-name="gr16" draw:text-style-name="P6" draw:layer="layout" svg:width="0.224cm" svg:height="0.223cm" svg:x="35.889cm" svg:y="7.243cm" svg:viewBox="0 0 225 224" svg:d="M112 224c31 0 59-12 80-32 21-21 33-50 33-79 0-30-12-58-33-79s-49-34-80-34c-30 0-58 13-79 34s-33 49-33 79c0 29 12 58 33 79 21 20 49 32 79 32z">
          <text:p/>
        </draw:path>
        <draw:path draw:style-name="gr16" draw:text-style-name="P6" draw:layer="layout" svg:width="0.223cm" svg:height="0.223cm" svg:x="39.425cm" svg:y="7.312cm" svg:viewBox="0 0 224 224" svg:d="M112 224c29 0 59-12 80-33s32-50 32-80c0-29-11-58-32-79s-51-32-80-32c-30 0-58 11-79 32s-33 50-33 79c0 30 12 59 33 80s49 33 79 33z">
          <text:p/>
        </draw:path>
        <draw:path draw:style-name="gr16" draw:text-style-name="P6" draw:layer="layout" svg:width="0.223cm" svg:height="0.223cm" svg:x="36.193cm" svg:y="7.034cm" svg:viewBox="0 0 224 224" svg:d="M113 224c29 0 58-13 79-34s32-49 32-79c0-29-11-57-32-78s-50-33-79-33c-30 0-58 12-80 33-21 21-33 49-33 78 0 30 12 58 33 79 22 21 50 34 80 34z">
          <text:p/>
        </draw:path>
        <draw:path draw:style-name="gr16" draw:text-style-name="P6" draw:layer="layout" svg:width="0.223cm" svg:height="0.223cm" svg:x="39.598cm" svg:y="7.026cm" svg:viewBox="0 0 224 224" svg:d="M112 224c30 0 58-13 79-34 22-21 33-49 33-79s-11-58-33-79c-21-21-49-32-79-32s-58 11-79 32-33 49-33 79 12 58 33 79 49 34 79 34z">
          <text:p/>
        </draw:path>
        <draw:path draw:style-name="gr16" draw:text-style-name="P6" draw:layer="layout" svg:width="0.223cm" svg:height="0.223cm" svg:x="35.664cm" svg:y="7.732cm" svg:viewBox="0 0 224 224" svg:d="M111 224c31 0 59-12 80-33 21-22 33-50 33-80 0-29-12-58-33-78-21-21-49-33-80-33-29 0-58 12-79 33-21 20-32 49-32 78 0 30 11 58 32 80 21 21 50 33 79 33z">
          <text:p/>
        </draw:path>
        <draw:path draw:style-name="gr16" draw:text-style-name="P6" draw:layer="layout" svg:width="0.223cm" svg:height="0.224cm" svg:x="36.238cm" svg:y="6.864cm" svg:viewBox="0 0 224 225" svg:d="M112 225c29 0 58-12 79-33s33-50 33-80-12-58-33-79-50-33-79-33c-30 0-58 12-79 33s-33 49-33 79 12 59 33 80 49 33 79 33z">
          <text:p/>
        </draw:path>
        <draw:path draw:style-name="gr16" draw:text-style-name="P6" draw:layer="layout" svg:width="0.223cm" svg:height="0.223cm" svg:x="38.896cm" svg:y="8.041cm" svg:viewBox="0 0 224 224" svg:d="M112 224c30 0 58-12 79-33s33-49 33-79-12-59-33-80-49-32-79-32c-29 0-58 11-79 32s-33 50-33 80 12 58 33 79 50 33 79 33z">
          <text:p/>
        </draw:path>
        <draw:path draw:style-name="gr16" draw:text-style-name="P6" draw:layer="layout" svg:width="0.223cm" svg:height="0.223cm" svg:x="38.878cm" svg:y="7.915cm" svg:viewBox="0 0 224 224" svg:d="M112 224c30 0 58-12 79-33s33-49 33-79c0-29-12-58-33-79s-49-33-79-33c-29 0-58 12-80 33-20 21-32 50-32 79 0 30 12 58 32 79 22 21 51 33 80 33z">
          <text:p/>
        </draw:path>
        <draw:path draw:style-name="gr16" draw:text-style-name="P6" draw:layer="layout" svg:width="0.223cm" svg:height="0.223cm" svg:x="39.846cm" svg:y="7.078cm" svg:viewBox="0 0 224 224" svg:d="M112 224c30 0 58-12 80-32 21-21 32-51 32-80 0-30-11-58-32-79-22-21-50-33-80-33s-58 12-79 33-33 49-33 79c0 29 12 59 33 80 21 20 49 32 79 32z">
          <text:p/>
        </draw:path>
        <draw:path draw:style-name="gr16" draw:text-style-name="P6" draw:layer="layout" svg:width="0.223cm" svg:height="0.223cm" svg:x="39.313cm" svg:y="8.183cm" svg:viewBox="0 0 224 224" svg:d="M113 224c29 0 58-12 79-33 21-22 32-50 32-80 0-29-11-58-32-79s-50-32-79-32c-30 0-58 11-80 32-21 21-33 50-33 79 0 30 12 58 33 80 22 21 50 33 80 33z">
          <text:p/>
        </draw:path>
        <draw:path draw:style-name="gr16" draw:text-style-name="P6" draw:layer="layout" svg:width="0.223cm" svg:height="0.223cm" svg:x="39.825cm" svg:y="6.955cm" svg:viewBox="0 0 224 224" svg:d="M112 224c30 0 58-12 79-32 22-21 33-50 33-79 0-30-11-59-33-80-21-21-49-33-79-33s-58 12-79 33-33 50-33 80c0 29 12 58 33 79 21 20 49 32 79 32z">
          <text:p/>
        </draw:path>
        <draw:path draw:style-name="gr16" draw:text-style-name="P6" draw:layer="layout" svg:width="0.223cm" svg:height="0.223cm" svg:x="38.862cm" svg:y="8.077cm" svg:viewBox="0 0 224 224" svg:d="M113 224c29 0 58-12 79-33 21-20 32-49 32-78 0-30-11-59-32-80s-50-33-79-33c-30 0-58 12-80 33-21 21-33 50-33 80 0 29 12 58 33 78 22 21 50 33 80 33z">
          <text:p/>
        </draw:path>
        <draw:path draw:style-name="gr16" draw:text-style-name="P6" draw:layer="layout" svg:width="0.223cm" svg:height="0.223cm" svg:x="39.85cm" svg:y="7.314cm" svg:viewBox="0 0 224 224" svg:d="M111 224c30 0 58-12 80-33 21-21 33-50 33-80 0-29-12-58-33-79-22-21-50-32-80-32-29 0-58 11-79 32-20 21-32 50-32 79 0 30 12 59 32 80 21 21 50 33 79 33z">
          <text:p/>
        </draw:path>
        <draw:path draw:style-name="gr16" draw:text-style-name="P6" draw:layer="layout" svg:width="0.223cm" svg:height="0.223cm" svg:x="39.306cm" svg:y="8.179cm" svg:viewBox="0 0 224 224" svg:d="M112 224c30 0 58-12 79-33 21-22 33-50 33-80 0-29-12-57-33-78s-49-33-79-33c-29 0-59 12-80 33-20 21-32 49-32 78 0 30 12 58 32 80 21 21 51 33 80 33z">
          <text:p/>
        </draw:path>
        <draw:path draw:style-name="gr16" draw:text-style-name="P6" draw:layer="layout" svg:width="0.223cm" svg:height="0.223cm" svg:x="39.071cm" svg:y="7.828cm" svg:viewBox="0 0 224 224" svg:d="M112 224c30 0 58-12 79-33s33-49 33-79-12-59-33-80c-21-20-49-32-79-32-29 0-59 12-80 32-21 21-32 50-32 80s11 58 32 79 51 33 80 33z">
          <text:p/>
        </draw:path>
        <draw:path draw:style-name="gr16" draw:text-style-name="P6" draw:layer="layout" svg:width="0.223cm" svg:height="0.223cm" svg:x="39.982cm" svg:y="6.557cm" svg:viewBox="0 0 224 224" svg:d="M112 224c30 0 58-12 79-33s33-49 33-79c0-29-12-58-33-79s-49-33-79-33c-29 0-58 12-79 33s-33 50-33 79c0 30 12 58 33 79s50 33 79 33z">
          <text:p/>
        </draw:path>
        <draw:path draw:style-name="gr16" draw:text-style-name="P6" draw:layer="layout" svg:width="0.223cm" svg:height="0.223cm" svg:x="36.17cm" svg:y="6.943cm" svg:viewBox="0 0 224 224" svg:d="M113 224c29 0 58-12 79-33s32-49 32-79c0-31-11-59-32-80s-50-32-79-32c-30 0-59 11-80 32s-33 49-33 80c0 30 12 58 33 79s50 33 80 33z">
          <text:p/>
        </draw:path>
        <draw:path draw:style-name="gr16" draw:text-style-name="P6" draw:layer="layout" svg:width="0.223cm" svg:height="0.223cm" svg:x="39.54cm" svg:y="6.989cm" svg:viewBox="0 0 224 224" svg:d="M112 224c30 0 58-11 79-32s33-50 33-79c0-30-12-58-33-80-21-21-49-33-79-33-29 0-58 12-80 33-20 22-32 50-32 80 0 29 12 58 32 79 22 21 51 32 80 32z">
          <text:p/>
        </draw:path>
        <draw:path draw:style-name="gr16" draw:text-style-name="P6" draw:layer="layout" svg:width="0.223cm" svg:height="0.223cm" svg:x="39.621cm" svg:y="6.827cm" svg:viewBox="0 0 224 224" svg:d="M111 224c30 0 58-12 80-34 21-21 33-49 33-79 0-29-12-58-33-78-22-21-50-33-80-33-29 0-58 12-79 33-21 20-32 49-32 78 0 30 11 58 32 79 21 22 50 34 79 34z">
          <text:p/>
        </draw:path>
        <draw:path draw:style-name="gr16" draw:text-style-name="P6" draw:layer="layout" svg:width="0.223cm" svg:height="0.223cm" svg:x="40.762cm" svg:y="6.239cm" svg:viewBox="0 0 224 224" svg:d="M111 224c30 0 59-11 80-32s33-50 33-80-12-58-33-79-50-33-80-33-58 12-79 33-32 49-32 79 11 59 32 80 49 32 79 32z">
          <text:p/>
        </draw:path>
        <draw:path draw:style-name="gr16" draw:text-style-name="P6" draw:layer="layout" svg:width="0.223cm" svg:height="0.223cm" svg:x="35.345cm" svg:y="5.242cm" svg:viewBox="0 0 224 224" svg:d="M113 224c29 0 58-13 79-34 21-20 32-49 32-78 0-30-11-58-32-79s-50-33-79-33c-30 0-58 12-79 33s-34 49-34 79c0 29 13 58 34 78 21 21 49 34 79 34z">
          <text:p/>
        </draw:path>
        <draw:path draw:style-name="gr16" draw:text-style-name="P6" draw:layer="layout" svg:width="0.224cm" svg:height="0.223cm" svg:x="35.635cm" svg:y="5.067cm" svg:viewBox="0 0 225 224" svg:d="M112 224c30 0 59-12 80-33s33-50 33-79c0-30-12-58-33-79s-50-33-80-33-58 12-79 33-33 49-33 79c0 29 12 58 33 79s49 33 79 33z">
          <text:p/>
        </draw:path>
        <draw:path draw:style-name="gr16" draw:text-style-name="P6" draw:layer="layout" svg:width="0.223cm" svg:height="0.224cm" svg:x="40.207cm" svg:y="6.689cm" svg:viewBox="0 0 224 225" svg:d="M112 225c30 0 58-12 79-33s33-49 33-80c0-30-12-58-33-79s-49-33-79-33c-29 0-58 12-80 33-20 21-32 49-32 79 0 31 12 59 32 80 22 21 51 33 80 33z">
          <text:p/>
        </draw:path>
        <draw:path draw:style-name="gr16" draw:text-style-name="P6" draw:layer="layout" svg:width="0.223cm" svg:height="0.223cm" svg:x="39.944cm" svg:y="7.045cm" svg:viewBox="0 0 224 224" svg:d="M112 224c30 0 58-11 79-33 21-21 33-50 33-79 0-30-12-58-33-79s-49-33-79-33-59 12-80 33-32 49-32 79c0 29 11 58 32 79 21 22 50 33 80 33z">
          <text:p/>
        </draw:path>
        <draw:path draw:style-name="gr16" draw:text-style-name="P6" draw:layer="layout" svg:width="0.223cm" svg:height="0.223cm" svg:x="40.51cm" svg:y="6.239cm" svg:viewBox="0 0 224 224" svg:d="M111 224c30 0 58-11 80-32 21-21 33-50 33-80s-12-58-33-79c-22-21-50-33-80-33-29 0-57 12-78 33s-33 49-33 79 12 59 33 80 49 32 78 32z">
          <text:p/>
        </draw:path>
        <draw:path draw:style-name="gr16" draw:text-style-name="P6" draw:layer="layout" svg:width="0.223cm" svg:height="0.223cm" svg:x="40.021cm" svg:y="6.402cm" svg:viewBox="0 0 224 224" svg:d="M113 224c29 0 58-12 79-33s32-50 32-79c0-30-11-58-32-79s-50-33-79-33c-30 0-58 12-79 33s-34 49-34 79c0 29 13 58 34 79s49 33 79 33z">
          <text:p/>
        </draw:path>
        <draw:path draw:style-name="gr18" draw:text-style-name="P7" draw:layer="layout" svg:width="0.223cm" svg:height="0.224cm" svg:x="32.939cm" svg:y="8.902cm" svg:viewBox="0 0 224 225" svg:d="M112 225c29 0 58-12 79-33s33-49 33-80c0-30-12-58-33-79s-50-33-79-33c-30 0-58 12-79 33s-33 49-33 79c0 31 12 59 33 80s49 33 79 33z">
          <text:p/>
        </draw:path>
        <draw:path draw:style-name="gr18" draw:text-style-name="P7" draw:layer="layout" svg:width="0.223cm" svg:height="0.223cm" svg:x="34.704cm" svg:y="5.322cm" svg:viewBox="0 0 224 224" svg:d="M112 224c29 0 58-11 79-32 22-21 33-49 33-80 0-30-11-58-33-79-21-21-50-33-79-33-30 0-58 12-79 33s-33 49-33 79c0 31 12 59 33 80s49 32 79 32z">
          <text:p/>
        </draw:path>
        <draw:path draw:style-name="gr16" draw:text-style-name="P6" draw:layer="layout" svg:width="0.223cm" svg:height="0.223cm" svg:x="35.047cm" svg:y="7.026cm" svg:viewBox="0 0 224 224" svg:d="M113 224c29 0 58-12 78-33 21-21 33-50 33-79 0-30-12-58-33-79-20-21-49-33-78-33-30 0-59 12-80 33s-33 49-33 79c0 29 12 58 33 79s50 33 80 33z">
          <text:p/>
        </draw:path>
        <draw:path draw:style-name="gr16" draw:text-style-name="P6" draw:layer="layout" svg:width="0.223cm" svg:height="0.223cm" svg:x="35.843cm" svg:y="7.091cm" svg:viewBox="0 0 224 224" svg:d="M111 224c30 0 58-12 80-32 21-21 33-51 33-80 0-30-12-58-33-79-22-21-50-33-80-33-29 0-58 12-79 33s-32 49-32 79c0 29 11 59 32 80 21 20 50 32 79 32z">
          <text:p/>
        </draw:path>
        <draw:path draw:style-name="gr18" draw:text-style-name="P7" draw:layer="layout" svg:width="0.223cm" svg:height="0.223cm" svg:x="34.52cm" svg:y="6.765cm" svg:viewBox="0 0 224 224" svg:d="M112 224c29 0 59-12 80-33s32-49 32-79c0-29-11-57-32-79-21-21-51-33-80-33-30 0-58 12-79 33-21 22-33 50-33 79 0 30 12 58 33 79s49 33 79 33z">
          <text:p/>
        </draw:path>
        <draw:path draw:style-name="gr18" draw:text-style-name="P7" draw:layer="layout" svg:width="0.224cm" svg:height="0.223cm" svg:x="34.035cm" svg:y="6.509cm" svg:viewBox="0 0 225 224" svg:d="M112 224c30 0 58-12 79-33 22-20 34-49 34-78 0-30-12-59-34-80-21-21-49-33-79-33s-58 12-79 33-33 50-33 80c0 29 12 58 33 78 21 21 49 33 79 33z">
          <text:p/>
        </draw:path>
        <draw:path draw:style-name="gr18" draw:text-style-name="P7" draw:layer="layout" svg:width="0.223cm" svg:height="0.223cm" svg:x="34.795cm" svg:y="6.833cm" svg:viewBox="0 0 224 224" svg:d="M113 224c29 0 58-11 79-33 21-21 32-50 32-79 0-30-11-58-32-79s-50-33-79-33c-31 0-59 12-80 33s-33 49-33 79c0 29 12 58 33 79 21 22 49 33 80 33z">
          <text:p/>
        </draw:path>
        <draw:path draw:style-name="gr16" draw:text-style-name="P6" draw:layer="layout" svg:width="0.223cm" svg:height="0.223cm" svg:x="35.778cm" svg:y="6.856cm" svg:viewBox="0 0 224 224" svg:d="M112 224c30 0 58-12 79-33s33-50 33-80c0-29-12-57-33-78s-49-33-79-33c-29 0-58 12-79 33-22 21-33 49-33 78 0 30 11 59 33 80 21 21 50 33 79 33z">
          <text:p/>
        </draw:path>
        <draw:path draw:style-name="gr18" draw:text-style-name="P7" draw:layer="layout" svg:width="0.223cm" svg:height="0.223cm" svg:x="34.027cm" svg:y="6.397cm" svg:viewBox="0 0 224 224" svg:d="M112 224c29 0 58-12 79-33 22-22 33-50 33-80 0-29-11-58-33-79-21-21-50-32-79-32-30 0-58 11-79 32s-33 50-33 79c0 30 12 58 33 80 21 21 49 33 79 33z">
          <text:p/>
        </draw:path>
        <draw:path draw:style-name="gr18" draw:text-style-name="P7" draw:layer="layout" svg:width="0.223cm" svg:height="0.223cm" svg:x="34.454cm" svg:y="6.524cm" svg:viewBox="0 0 224 224" svg:d="M112 224c29 0 58-11 79-32s33-50 33-79c0-30-12-59-33-80s-50-33-79-33c-30 0-58 12-79 33s-33 50-33 80c0 29 12 58 33 79s49 32 79 32z">
          <text:p/>
        </draw:path>
        <draw:path draw:style-name="gr18" draw:text-style-name="P7" draw:layer="layout" svg:width="0.223cm" svg:height="0.223cm" svg:x="34.472cm" svg:y="6.736cm" svg:viewBox="0 0 224 224" svg:d="M111 224c30 0 58-12 79-32 22-21 34-50 34-79 0-30-12-59-34-80-21-21-49-33-79-33-29 0-58 12-79 33s-32 50-32 80c0 29 11 58 32 79 21 20 50 32 79 32z">
          <text:p/>
        </draw:path>
        <draw:path draw:style-name="gr18" draw:text-style-name="P7" draw:layer="layout" svg:width="0.223cm" svg:height="0.224cm" svg:x="34.413cm" svg:y="7.132cm" svg:viewBox="0 0 224 225" svg:d="M113 225c29 0 58-12 79-33 20-21 32-49 32-80 0-30-12-58-32-79-21-21-50-33-79-33-30 0-58 12-80 33-21 21-33 49-33 79 0 31 12 59 33 80 22 21 50 33 80 33z">
          <text:p/>
        </draw:path>
        <draw:path draw:style-name="gr16" draw:text-style-name="P6" draw:layer="layout" svg:width="0.223cm" svg:height="0.224cm" svg:x="36.021cm" svg:y="7.155cm" svg:viewBox="0 0 224 225" svg:d="M112 225c29 0 58-12 79-33s33-49 33-79c0-31-12-59-33-80s-50-33-79-33c-30 0-58 12-79 33s-33 49-33 80c0 30 12 58 33 79s49 33 79 33z">
          <text:p/>
        </draw:path>
        <draw:path draw:style-name="gr16" draw:text-style-name="P6" draw:layer="layout" svg:width="0.223cm" svg:height="0.223cm" svg:x="36.035cm" svg:y="7.294cm" svg:viewBox="0 0 224 224" svg:d="M112 224c29 0 58-12 79-33 21-22 33-50 33-80 0-29-12-58-33-79-21-20-50-32-79-32-30 0-58 12-79 32-21 21-33 50-33 79 0 30 12 58 33 80 21 21 49 33 79 33z">
          <text:p/>
        </draw:path>
        <draw:path draw:style-name="gr16" draw:text-style-name="P6" draw:layer="layout" svg:width="0.223cm" svg:height="0.223cm" svg:x="35.976cm" svg:y="7.487cm" svg:viewBox="0 0 224 224" svg:d="M113 224c29 0 58-11 79-33 20-21 32-50 32-79 0-30-12-58-32-79-21-21-50-33-79-33-30 0-58 12-80 33-21 21-33 49-33 79 0 29 12 58 33 79 22 22 50 33 80 33z">
          <text:p/>
        </draw:path>
        <draw:path draw:style-name="gr16" draw:text-style-name="P6" draw:layer="layout" svg:width="0.223cm" svg:height="0.223cm" svg:x="35.715cm" svg:y="7.035cm" svg:viewBox="0 0 224 224" svg:d="M112 224c30 0 58-12 79-33s33-50 33-79c0-30-12-58-33-79s-49-33-79-33c-29 0-59 12-80 33-20 21-32 49-32 79 0 29 12 58 32 79 21 21 51 33 80 33z">
          <text:p/>
        </draw:path>
        <draw:path draw:style-name="gr16" draw:text-style-name="P6" draw:layer="layout" svg:width="0.224cm" svg:height="0.223cm" svg:x="38.629cm" svg:y="1.303cm" svg:viewBox="0 0 225 224" svg:d="M113 224c30 0 58-12 79-32 21-21 33-51 33-80 0-30-12-58-33-79s-49-33-79-33-59 12-80 33-33 49-33 79c0 29 12 59 33 80 21 20 50 32 80 32z">
          <text:p/>
        </draw:path>
        <draw:path draw:style-name="gr18" draw:text-style-name="P7" draw:layer="layout" svg:width="0.223cm" svg:height="0.223cm" svg:x="31.678cm" svg:y="8.187cm" svg:viewBox="0 0 224 224" svg:d="M113 224c29 0 58-11 79-32 20-22 32-51 32-80 0-30-12-58-32-79-21-21-50-33-79-33-31 0-59 12-80 33s-33 49-33 79c0 29 12 58 33 80 21 21 49 32 80 32z">
          <text:p/>
        </draw:path>
        <draw:path draw:style-name="gr18" draw:text-style-name="P7" draw:layer="layout" svg:width="0.223cm" svg:height="0.223cm" svg:x="31.678cm" svg:y="7.906cm" svg:viewBox="0 0 224 224" svg:d="M113 224c29 0 58-12 79-33 20-21 32-49 32-79 0-29-12-58-32-79-21-20-50-33-79-33-31 0-59 13-80 33-21 21-33 50-33 79 0 30 12 58 33 79s49 33 80 33z">
          <text:p/>
        </draw:path>
        <draw:path draw:style-name="gr18" draw:text-style-name="P7" draw:layer="layout" svg:width="0.223cm" svg:height="0.223cm" svg:x="32.304cm" svg:y="6.155cm" svg:viewBox="0 0 224 224" svg:d="M112 224c29 0 59-11 80-33 21-21 32-49 32-79s-11-58-32-79-51-33-80-33c-30 0-58 12-79 33s-33 49-33 79 12 58 33 79c21 22 49 33 79 33z">
          <text:p/>
        </draw:path>
        <draw:path draw:style-name="gr18" draw:text-style-name="P7" draw:layer="layout" svg:width="0.223cm" svg:height="0.223cm" svg:x="32.416cm" svg:y="6.359cm" svg:viewBox="0 0 224 224" svg:d="M112 224c30 0 58-13 79-33 21-21 33-50 33-79 0-30-12-58-33-79s-49-33-79-33c-29 0-58 12-79 33-22 21-33 49-33 79 0 29 11 58 33 79 21 20 50 33 79 33z">
          <text:p/>
        </draw:path>
        <draw:path draw:style-name="gr18" draw:text-style-name="P7" draw:layer="layout" svg:width="0.223cm" svg:height="0.223cm" svg:x="31.753cm" svg:y="8.515cm" svg:viewBox="0 0 224 224" svg:d="M113 224c29 0 58-12 78-33 21-21 33-49 33-79 0-29-12-58-33-79-20-21-49-33-78-33-30 0-58 12-79 33-22 21-34 50-34 79 0 30 12 58 34 79 21 21 49 33 79 33z">
          <text:p/>
        </draw:path>
        <draw:path draw:style-name="gr18" draw:text-style-name="P7" draw:layer="layout" svg:width="0.223cm" svg:height="0.223cm" svg:x="30.972cm" svg:y="6.932cm" svg:viewBox="0 0 224 224" svg:d="M112 224c30 0 59-12 80-33s32-49 32-78c0-31-11-59-32-80s-50-33-80-33-58 12-79 33-33 49-33 80c0 29 12 57 33 78s49 33 79 33z">
          <text:p/>
        </draw:path>
        <draw:path draw:style-name="gr18" draw:text-style-name="P7" draw:layer="layout" svg:width="0.223cm" svg:height="0.223cm" svg:x="32.398cm" svg:y="6.59cm" svg:viewBox="0 0 224 224" svg:d="M113 224c29 0 57-13 78-34s33-49 33-79c0-29-12-58-33-79s-49-32-78-32c-30 0-58 11-80 32-21 21-33 50-33 79 0 30 12 58 33 79 22 21 50 34 80 34z">
          <text:p/>
        </draw:path>
        <draw:path draw:style-name="gr18" draw:text-style-name="P7" draw:layer="layout" svg:width="0.223cm" svg:height="0.223cm" svg:x="31.909cm" svg:y="8.317cm" svg:viewBox="0 0 224 224" svg:d="M112 224c30 0 58-12 79-33s33-49 33-79c0-29-12-58-33-80-21-20-49-32-79-32s-58 12-79 32c-21 22-33 51-33 80 0 30 12 58 33 79s49 33 79 33z">
          <text:p/>
        </draw:path>
        <draw:path draw:style-name="gr19" draw:text-style-name="P6" draw:layer="layout" svg:width="0.223cm" svg:height="0.223cm" svg:x="37.572cm" svg:y="8.164cm" svg:viewBox="0 0 224 224" svg:d="M113 224c29 0 58-12 78-34 21-21 33-49 33-78 0-30-12-58-33-79-20-21-49-33-78-33-30 0-58 12-79 33s-34 49-34 79c0 29 13 57 34 78 21 22 49 34 79 34z">
          <text:p/>
        </draw:path>
        <draw:path draw:style-name="gr17" draw:text-style-name="P2" draw:layer="layout" svg:width="0.223cm" svg:height="0.223cm" svg:x="37.572cm" svg:y="8.164cm" svg:viewBox="0 0 224 224" svg:d="M113 224c29 0 58-12 78-34 21-21 33-49 33-78 0-30-12-58-33-79-20-21-49-33-78-33-30 0-58 12-79 33s-34 49-34 79c0 29 13 57 34 78 21 22 49 34 79 34z">
          <text:p/>
        </draw:path>
        <draw:path draw:style-name="gr18" draw:text-style-name="P7" draw:layer="layout" svg:width="0.223cm" svg:height="0.223cm" svg:x="33.566cm" svg:y="9.993cm" svg:viewBox="0 0 224 224" svg:d="M111 224c30 0 58-11 79-32s34-51 34-80c0-30-13-58-34-79s-49-33-79-33c-29 0-58 12-79 33s-32 49-32 79c0 29 11 59 32 80s50 32 79 32z">
          <text:p/>
        </draw:path>
        <draw:path draw:style-name="gr18" draw:text-style-name="P7" draw:layer="layout" svg:width="0.223cm" svg:height="0.224cm" svg:x="33.575cm" svg:y="10.219cm" svg:viewBox="0 0 224 225" svg:d="M111 225c30 0 58-12 79-33 22-21 34-50 34-80s-12-58-34-79c-21-21-49-33-79-33-29 0-58 12-79 33s-32 49-32 79 11 59 32 80 50 33 79 33z">
          <text:p/>
        </draw:path>
        <draw:path draw:style-name="gr18" draw:text-style-name="P7" draw:layer="layout" svg:width="0.223cm" svg:height="0.223cm" svg:x="31.839cm" svg:y="8.255cm" svg:viewBox="0 0 224 224" svg:d="M111 224c30 0 59-12 80-33 21-20 33-49 33-78 0-31-12-59-33-80s-50-33-80-33-58 12-79 33-32 49-32 80c0 29 11 58 32 78 21 21 49 33 79 33z">
          <text:p/>
        </draw:path>
        <draw:path draw:style-name="gr18" draw:text-style-name="P7" draw:layer="layout" svg:width="0.223cm" svg:height="0.223cm" svg:x="31.868cm" svg:y="8.393cm" svg:viewBox="0 0 224 224" svg:d="M112 224c30 0 59-12 80-34 20-21 32-49 32-79 0-29-12-58-32-79-21-21-50-32-80-32s-58 11-79 32-33 50-33 79c0 30 12 58 33 79 21 22 49 34 79 34z">
          <text:p/>
        </draw:path>
        <draw:path draw:style-name="gr18" draw:text-style-name="P7" draw:layer="layout" svg:width="0.223cm" svg:height="0.223cm" svg:x="30.351cm" svg:y="5.674cm" svg:viewBox="0 0 224 224" svg:d="M112 224c30 0 58-12 79-33s33-49 33-79-12-58-33-79c-21-22-49-33-79-33s-59 11-80 33c-21 21-32 49-32 79s11 58 32 79 50 33 80 33z">
          <text:p/>
        </draw:path>
        <draw:path draw:style-name="gr18" draw:text-style-name="P7" draw:layer="layout" svg:width="0.223cm" svg:height="0.223cm" svg:x="30.326cm" svg:y="5.675cm" svg:viewBox="0 0 224 224" svg:d="M112 224c30 0 59-11 80-32 20-21 32-50 32-79 0-30-12-58-32-79-21-21-50-34-80-34s-58 13-79 34-33 49-33 79c0 29 12 58 33 79s49 32 79 32z">
          <text:p/>
        </draw:path>
        <draw:path draw:style-name="gr18" draw:text-style-name="P7" draw:layer="layout" svg:width="0.223cm" svg:height="0.223cm" svg:x="30.571cm" svg:y="5.797cm" svg:viewBox="0 0 224 224" svg:d="M113 224c29 0 58-12 79-33s32-49 32-80c0-29-11-58-32-78-21-21-50-33-79-33-31 0-59 12-80 33-21 20-33 49-33 78 0 31 12 59 33 80s49 33 80 33z">
          <text:p/>
        </draw:path>
        <draw:path draw:style-name="gr18" draw:text-style-name="P7" draw:layer="layout" svg:width="0.224cm" svg:height="0.223cm" svg:x="30.726cm" svg:y="5.243cm" svg:viewBox="0 0 225 224" svg:d="M112 224c30 0 59-13 80-33 21-21 33-50 33-79 0-30-12-58-33-79s-50-33-80-33-58 12-79 33-33 49-33 79c0 29 12 58 33 79 21 20 49 33 79 33z">
          <text:p/>
        </draw:path>
        <draw:polygon draw:style-name="gr3" draw:text-style-name="P3" draw:layer="layout" svg:width="0cm" svg:height="0.123cm" svg:x="31.203cm" svg:y="11.219cm" svg:viewBox="0 0 0 124" draw:points="0,0 0,124">
          <text:p/>
        </draw:polygon>
        <draw:line draw:style-name="gr4" draw:text-style-name="P2" draw:layer="layout" svg:x1="31.203cm" svg:y1="11.219cm" svg:x2="31.203cm" svg:y2="11.343cm">
          <text:p/>
        </draw:line>
        <draw:polygon draw:style-name="gr3" draw:text-style-name="P3" draw:layer="layout" svg:width="0.221cm" svg:height="0.029cm" svg:x="30.868cm" svg:y="11.609cm" svg:viewBox="0 0 222 30" draw:points="0,0 222,0 222,30 0,30">
          <text:p/>
        </draw:polygon>
        <draw:polygon draw:style-name="gr3" draw:text-style-name="P3" draw:layer="layout" svg:width="0cm" svg:height="0.123cm" svg:x="32.712cm" svg:y="11.219cm" svg:viewBox="0 0 0 124" draw:points="0,0 0,124">
          <text:p/>
        </draw:polygon>
        <draw:line draw:style-name="gr4" draw:text-style-name="P2" draw:layer="layout" svg:x1="32.712cm" svg:y1="11.219cm" svg:x2="32.712cm" svg:y2="11.343cm">
          <text:p/>
        </draw:line>
        <draw:frame draw:style-name="gr5" draw:text-style-name="P5" draw:layer="layout" svg:width="0.447cm" svg:height="0.412cm" svg:x="31.127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22cm" svg:height="0.029cm" svg:x="32.378cm" svg:y="11.609cm" svg:viewBox="0 0 221 30" draw:points="0,0 221,0 221,30 0,30">
          <text:p/>
        </draw:polygon>
        <draw:polygon draw:style-name="gr3" draw:text-style-name="P3" draw:layer="layout" svg:width="0cm" svg:height="0.123cm" svg:x="34.222cm" svg:y="11.219cm" svg:viewBox="0 0 0 124" draw:points="0,0 0,124">
          <text:p/>
        </draw:polygon>
        <draw:line draw:style-name="gr4" draw:text-style-name="P2" draw:layer="layout" svg:x1="34.222cm" svg:y1="11.219cm" svg:x2="34.222cm" svg:y2="11.343cm">
          <text:p/>
        </draw:line>
        <draw:frame draw:style-name="gr5" draw:text-style-name="P5" draw:layer="layout" svg:width="0.447cm" svg:height="0.412cm" svg:x="32.636cm" svg:y="11.407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33.887cm" svg:y="11.609cm" svg:viewBox="0 0 222 30" draw:points="0,0 222,0 222,30 0,30">
          <text:p/>
        </draw:polygon>
        <draw:polygon draw:style-name="gr3" draw:text-style-name="P3" draw:layer="layout" svg:width="0cm" svg:height="0.123cm" svg:x="35.732cm" svg:y="11.219cm" svg:viewBox="0 0 0 124" draw:points="0,0 0,124">
          <text:p/>
        </draw:polygon>
        <draw:line draw:style-name="gr4" draw:text-style-name="P2" draw:layer="layout" svg:x1="35.732cm" svg:y1="11.219cm" svg:x2="35.732cm" svg:y2="11.343cm">
          <text:p/>
        </draw:line>
        <draw:frame draw:style-name="gr5" draw:text-style-name="P5" draw:layer="layout" svg:width="0.447cm" svg:height="0.412cm" svg:x="34.146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37.241cm" svg:y="11.219cm" svg:viewBox="0 0 0 124" draw:points="0,0 0,124">
          <text:p/>
        </draw:polygon>
        <draw:line draw:style-name="gr4" draw:text-style-name="P2" draw:layer="layout" svg:x1="37.241cm" svg:y1="11.219cm" svg:x2="37.241cm" svg:y2="11.343cm">
          <text:p/>
        </draw:line>
        <draw:frame draw:style-name="gr5" draw:text-style-name="P5" draw:layer="layout" svg:width="0.352cm" svg:height="0.412cm" svg:x="35.62cm" svg:y="11.407cm">
          <draw:text-box>
            <text:p text:style-name="P4"><text:span text:style-name="T1">0</text:span></text:p>
          </draw:text-box>
        </draw:frame>
        <draw:polygon draw:style-name="gr3" draw:text-style-name="P3" draw:layer="layout" svg:width="0cm" svg:height="0.123cm" svg:x="38.751cm" svg:y="11.219cm" svg:viewBox="0 0 0 124" draw:points="0,0 0,124">
          <text:p/>
        </draw:polygon>
        <draw:line draw:style-name="gr4" draw:text-style-name="P2" draw:layer="layout" svg:x1="38.751cm" svg:y1="11.219cm" svg:x2="38.751cm" svg:y2="11.343cm">
          <text:p/>
        </draw:line>
        <draw:frame draw:style-name="gr5" draw:text-style-name="P5" draw:layer="layout" svg:width="0.447cm" svg:height="0.412cm" svg:x="37.017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40.261cm" svg:y="11.219cm" svg:viewBox="0 0 0 124" draw:points="0,0 0,124">
          <text:p/>
        </draw:polygon>
        <draw:line draw:style-name="gr4" draw:text-style-name="P2" draw:layer="layout" svg:x1="40.261cm" svg:y1="11.219cm" svg:x2="40.261cm" svg:y2="11.343cm">
          <text:p/>
        </draw:line>
        <draw:frame draw:style-name="gr5" draw:text-style-name="P5" draw:layer="layout" svg:width="0.447cm" svg:height="0.412cm" svg:x="38.527cm" svg:y="11.407cm">
          <draw:text-box>
            <text:p text:style-name="P4"><text:span text:style-name="T1">20</text:span></text:p>
          </draw:text-box>
        </draw:frame>
        <draw:frame draw:style-name="gr5" draw:text-style-name="P5" draw:layer="layout" svg:width="0.447cm" svg:height="0.412cm" svg:x="40.037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122cm" svg:height="0cm" svg:x="29.637cm" svg:y="10.639cm" svg:viewBox="0 0 123 0" draw:points="123,0 0,0">
          <text:p/>
        </draw:polygon>
        <draw:line draw:style-name="gr4" draw:text-style-name="P2" draw:layer="layout" svg:x1="29.76cm" svg:y1="10.639cm" svg:x2="29.637cm" svg:y2="10.639cm">
          <text:p/>
        </draw:line>
        <draw:frame draw:style-name="gr5" draw:text-style-name="P5" draw:layer="layout" svg:width="1.069cm" svg:height="0.412cm" svg:x="35.102cm" svg:y="11.89cm">
          <draw:text-box>
            <text:p text:style-name="P4"><text:span text:style-name="T1">tSNE1</text:span></text:p>
          </draw:text-box>
        </draw:frame>
        <draw:polygon draw:style-name="gr3" draw:text-style-name="P3" draw:layer="layout" svg:width="0.221cm" svg:height="0.029cm" svg:x="28.807cm" svg:y="10.648cm" svg:viewBox="0 0 222 30" draw:points="0,0 222,0 222,30 0,30">
          <text:p/>
        </draw:polygon>
        <draw:polygon draw:style-name="gr3" draw:text-style-name="P3" draw:layer="layout" svg:width="0.122cm" svg:height="0cm" svg:x="29.637cm" svg:y="9.38cm" svg:viewBox="0 0 123 0" draw:points="123,0 0,0">
          <text:p/>
        </draw:polygon>
        <draw:line draw:style-name="gr4" draw:text-style-name="P2" draw:layer="layout" svg:x1="29.76cm" svg:y1="9.38cm" svg:x2="29.637cm" svg:y2="9.38cm">
          <text:p/>
        </draw:line>
        <draw:frame draw:style-name="gr5" draw:text-style-name="P5" draw:layer="layout" svg:width="0.447cm" svg:height="0.412cm" svg:x="29.066cm" svg:y="10.446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28.807cm" svg:y="9.389cm" svg:viewBox="0 0 222 30" draw:points="0,0 222,0 222,30 0,30">
          <text:p/>
        </draw:polygon>
        <draw:polygon draw:style-name="gr3" draw:text-style-name="P3" draw:layer="layout" svg:width="0.122cm" svg:height="0cm" svg:x="29.637cm" svg:y="8.121cm" svg:viewBox="0 0 123 0" draw:points="123,0 0,0">
          <text:p/>
        </draw:polygon>
        <draw:line draw:style-name="gr4" draw:text-style-name="P2" draw:layer="layout" svg:x1="29.76cm" svg:y1="8.121cm" svg:x2="29.637cm" svg:y2="8.121cm">
          <text:p/>
        </draw:line>
        <draw:frame draw:style-name="gr5" draw:text-style-name="P5" draw:layer="layout" svg:width="0.447cm" svg:height="0.412cm" svg:x="29.066cm" svg:y="9.187cm">
          <draw:text-box>
            <text:p text:style-name="P4"><text:span text:style-name="T1">15</text:span></text:p>
          </draw:text-box>
        </draw:frame>
        <draw:polygon draw:style-name="gr3" draw:text-style-name="P3" draw:layer="layout" svg:width="0.221cm" svg:height="0.029cm" svg:x="28.807cm" svg:y="8.13cm" svg:viewBox="0 0 222 30" draw:points="0,0 222,0 222,30 0,30">
          <text:p/>
        </draw:polygon>
        <draw:polygon draw:style-name="gr3" draw:text-style-name="P3" draw:layer="layout" svg:width="0.122cm" svg:height="0cm" svg:x="29.637cm" svg:y="6.862cm" svg:viewBox="0 0 123 0" draw:points="123,0 0,0">
          <text:p/>
        </draw:polygon>
        <draw:line draw:style-name="gr4" draw:text-style-name="P2" draw:layer="layout" svg:x1="29.76cm" svg:y1="6.862cm" svg:x2="29.637cm" svg:y2="6.862cm">
          <text:p/>
        </draw:line>
        <draw:frame draw:style-name="gr5" draw:text-style-name="P5" draw:layer="layout" svg:width="0.447cm" svg:height="0.412cm" svg:x="29.066cm" svg:y="7.928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221cm" svg:height="0.029cm" svg:x="29.031cm" svg:y="6.871cm" svg:viewBox="0 0 222 30" draw:points="0,0 222,0 222,30 0,30">
          <text:p/>
        </draw:polygon>
        <draw:polygon draw:style-name="gr3" draw:text-style-name="P3" draw:layer="layout" svg:width="0.122cm" svg:height="0cm" svg:x="29.637cm" svg:y="5.603cm" svg:viewBox="0 0 123 0" draw:points="123,0 0,0">
          <text:p/>
        </draw:polygon>
        <draw:line draw:style-name="gr4" draw:text-style-name="P2" draw:layer="layout" svg:x1="29.76cm" svg:y1="5.603cm" svg:x2="29.637cm" svg:y2="5.603cm">
          <text:p/>
        </draw:line>
        <draw:frame draw:style-name="gr5" draw:text-style-name="P5" draw:layer="layout" svg:width="0.352cm" svg:height="0.412cm" svg:x="29.29cm" svg:y="6.669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2cm" svg:height="0cm" svg:x="29.637cm" svg:y="4.344cm" svg:viewBox="0 0 123 0" draw:points="123,0 0,0">
          <text:p/>
        </draw:polygon>
        <draw:line draw:style-name="gr4" draw:text-style-name="P2" draw:layer="layout" svg:x1="29.76cm" svg:y1="4.344cm" svg:x2="29.637cm" svg:y2="4.344cm">
          <text:p/>
        </draw:line>
        <draw:frame draw:style-name="gr5" draw:text-style-name="P5" draw:layer="layout" svg:width="0.352cm" svg:height="0.412cm" svg:x="29.29cm" svg:y="5.41cm">
          <draw:text-box>
            <text:p text:style-name="P4"><text:span text:style-name="T1">0</text:span></text:p>
          </draw:text-box>
        </draw:frame>
        <draw:polygon draw:style-name="gr3" draw:text-style-name="P3" draw:layer="layout" svg:width="0.122cm" svg:height="0cm" svg:x="29.637cm" svg:y="3.085cm" svg:viewBox="0 0 123 0" draw:points="123,0 0,0">
          <text:p/>
        </draw:polygon>
        <draw:line draw:style-name="gr4" draw:text-style-name="P2" draw:layer="layout" svg:x1="29.76cm" svg:y1="3.085cm" svg:x2="29.637cm" svg:y2="3.085cm">
          <text:p/>
        </draw:line>
        <draw:frame draw:style-name="gr5" draw:text-style-name="P5" draw:layer="layout" svg:width="0.352cm" svg:height="0.412cm" svg:x="29.29cm" svg:y="4.151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2cm" svg:height="0cm" svg:x="29.637cm" svg:y="1.826cm" svg:viewBox="0 0 123 0" draw:points="123,0 0,0">
          <text:p/>
        </draw:polygon>
        <draw:line draw:style-name="gr4" draw:text-style-name="P2" draw:layer="layout" svg:x1="29.76cm" svg:y1="1.826cm" svg:x2="29.637cm" svg:y2="1.826cm">
          <text:p/>
        </draw:line>
        <draw:frame draw:style-name="gr5" draw:text-style-name="P5" draw:layer="layout" svg:width="0.447cm" svg:height="0.412cm" svg:x="29.065cm" svg:y="2.892cm">
          <draw:text-box>
            <text:p text:style-name="P4"><text:span text:style-name="T1">10</text:span></text:p>
          </draw:text-box>
        </draw:frame>
        <draw:frame draw:style-name="gr5" draw:text-style-name="P5" draw:layer="layout" svg:width="0.447cm" svg:height="0.412cm" svg:x="29.065cm" svg:y="1.633cm">
          <draw:text-box>
            <text:p text:style-name="P4"><text:span text:style-name="T1">15</text:span></text:p>
          </draw:text-box>
        </draw:frame>
        <draw:line draw:style-name="gr13" draw:text-style-name="P2" draw:layer="layout" svg:x1="29.76cm" svg:y1="11.219cm" svg:x2="29.76cm" svg:y2="0.948cm">
          <text:p/>
        </draw:line>
        <draw:line draw:style-name="gr13" draw:text-style-name="P2" draw:layer="layout" svg:x1="41.515cm" svg:y1="11.219cm" svg:x2="41.515cm" svg:y2="0.948cm">
          <text:p/>
        </draw:line>
        <draw:line draw:style-name="gr13" draw:text-style-name="P2" draw:layer="layout" svg:x1="29.76cm" svg:y1="11.219cm" svg:x2="41.515cm" svg:y2="11.219cm">
          <text:p/>
        </draw:line>
        <draw:line draw:style-name="gr13" draw:text-style-name="P2" draw:layer="layout" svg:x1="29.76cm" svg:y1="0.948cm" svg:x2="41.515cm" svg:y2="0.948cm">
          <text:p/>
        </draw:line>
        <draw:frame draw:style-name="gr5" draw:text-style-name="P5" draw:layer="layout" svg:width="1.069cm" svg:height="0.412cm" draw:transform="rotate (1.5707963267949) translate (28.228cm 6.621cm)">
          <draw:text-box>
            <text:p text:style-name="P4"><text:span text:style-name="T1">tSNE2</text:span></text:p>
          </draw:text-box>
        </draw:frame>
        <draw:polygon draw:style-name="gr1" draw:text-style-name="P1" draw:layer="layout" svg:width="11.754cm" svg:height="10.271cm" svg:x="43.744cm" svg:y="0.948cm" svg:viewBox="0 0 11755 10272" draw:points="0,10272 11755,10272 11755,0 0,0">
          <text:p/>
        </draw:polygon>
        <draw:line draw:style-name="gr2" draw:text-style-name="P2" draw:layer="layout" svg:x1="46.682cm" svg:y1="11.219cm" svg:x2="46.682cm" svg:y2="0.948cm">
          <text:p/>
        </draw:line>
        <draw:polygon draw:style-name="gr3" draw:text-style-name="P3" draw:layer="layout" svg:width="0cm" svg:height="0.123cm" svg:x="46.682cm" svg:y="11.219cm" svg:viewBox="0 0 0 124" draw:points="0,0 0,124">
          <text:p/>
        </draw:polygon>
        <draw:line draw:style-name="gr4" draw:text-style-name="P2" draw:layer="layout" svg:x1="46.682cm" svg:y1="11.219cm" svg:x2="46.682cm" svg:y2="11.343cm">
          <text:p/>
        </draw:line>
        <draw:frame draw:style-name="gr15" draw:text-style-name="P11" draw:layer="layout" svg:width="4.951cm" svg:height="0.53cm" svg:x="29.761cm" svg:y="0.344cm">
          <draw:text-box>
            <text:p text:style-name="P10"><text:span text:style-name="T2">C) t-SNE Clustering</text:span></text:p>
          </draw:text-box>
        </draw:frame>
        <draw:line draw:style-name="gr2" draw:text-style-name="P2" draw:layer="layout" svg:x1="52.56cm" svg:y1="11.219cm" svg:x2="52.56cm" svg:y2="0.948cm">
          <text:p/>
        </draw:line>
        <draw:polygon draw:style-name="gr3" draw:text-style-name="P3" draw:layer="layout" svg:width="0cm" svg:height="0.123cm" svg:x="52.56cm" svg:y="11.219cm" svg:viewBox="0 0 0 124" draw:points="0,0 0,124">
          <text:p/>
        </draw:polygon>
        <draw:line draw:style-name="gr4" draw:text-style-name="P2" draw:layer="layout" svg:x1="52.56cm" svg:y1="11.219cm" svg:x2="52.56cm" svg:y2="11.343cm">
          <text:p/>
        </draw:line>
        <draw:frame draw:style-name="gr5" draw:text-style-name="P5" draw:layer="layout" svg:width="0.352cm" svg:height="0.412cm" svg:x="46.571cm" svg:y="11.407cm">
          <draw:text-box>
            <text:p text:style-name="P4"><text:span text:style-name="T1">0</text:span></text:p>
          </draw:text-box>
        </draw:frame>
        <draw:frame draw:style-name="gr5" draw:text-style-name="P5" draw:layer="layout" svg:width="0.352cm" svg:height="0.412cm" svg:x="52.448cm" svg:y="11.407cm">
          <draw:text-box>
            <text:p text:style-name="P4"><text:span text:style-name="T1">1</text:span></text:p>
          </draw:text-box>
        </draw:frame>
        <draw:line draw:style-name="gr2" draw:text-style-name="P2" draw:layer="layout" svg:x1="43.744cm" svg:y1="10.752cm" svg:x2="55.498cm" svg:y2="10.752cm">
          <text:p/>
        </draw:line>
        <draw:polygon draw:style-name="gr3" draw:text-style-name="P3" draw:layer="layout" svg:width="0.123cm" svg:height="0cm" svg:x="43.62cm" svg:y="10.752cm" svg:viewBox="0 0 124 0" draw:points="124,0 0,0">
          <text:p/>
        </draw:polygon>
        <draw:line draw:style-name="gr4" draw:text-style-name="P2" draw:layer="layout" svg:x1="43.744cm" svg:y1="10.752cm" svg:x2="43.62cm" svg:y2="10.752cm">
          <text:p/>
        </draw:line>
        <draw:frame draw:style-name="gr5" draw:text-style-name="P5" draw:layer="layout" svg:width="1.247cm" svg:height="0.412cm" svg:x="48.995cm" svg:y="11.89cm">
          <draw:text-box>
            <text:p text:style-name="P4"><text:span text:style-name="T1">Cluster</text:span></text:p>
          </draw:text-box>
        </draw:frame>
        <draw:line draw:style-name="gr2" draw:text-style-name="P2" draw:layer="layout" svg:x1="43.744cm" svg:y1="9.37cm" svg:x2="55.498cm" svg:y2="9.37cm">
          <text:p/>
        </draw:line>
        <draw:polygon draw:style-name="gr3" draw:text-style-name="P3" draw:layer="layout" svg:width="0.123cm" svg:height="0cm" svg:x="43.62cm" svg:y="9.37cm" svg:viewBox="0 0 124 0" draw:points="124,0 0,0">
          <text:p/>
        </draw:polygon>
        <draw:line draw:style-name="gr4" draw:text-style-name="P2" draw:layer="layout" svg:x1="43.744cm" svg:y1="9.37cm" svg:x2="43.62cm" svg:y2="9.37cm">
          <text:p/>
        </draw:line>
        <draw:frame draw:style-name="gr5" draw:text-style-name="P5" draw:layer="layout" svg:width="0.557cm" svg:height="0.412cm" svg:x="42.936cm" svg:y="10.559cm">
          <draw:text-box>
            <text:p text:style-name="P4"><text:span text:style-name="T1">0.0</text:span></text:p>
          </draw:text-box>
        </draw:frame>
        <draw:line draw:style-name="gr2" draw:text-style-name="P2" draw:layer="layout" svg:x1="43.744cm" svg:y1="7.989cm" svg:x2="55.498cm" svg:y2="7.989cm">
          <text:p/>
        </draw:line>
        <draw:polygon draw:style-name="gr3" draw:text-style-name="P3" draw:layer="layout" svg:width="0.123cm" svg:height="0cm" svg:x="43.62cm" svg:y="7.989cm" svg:viewBox="0 0 124 0" draw:points="124,0 0,0">
          <text:p/>
        </draw:polygon>
        <draw:line draw:style-name="gr4" draw:text-style-name="P2" draw:layer="layout" svg:x1="43.744cm" svg:y1="7.989cm" svg:x2="43.62cm" svg:y2="7.989cm">
          <text:p/>
        </draw:line>
        <draw:frame draw:style-name="gr5" draw:text-style-name="P5" draw:layer="layout" svg:width="0.557cm" svg:height="0.412cm" svg:x="42.936cm" svg:y="9.178cm">
          <draw:text-box>
            <text:p text:style-name="P4"><text:span text:style-name="T1">0.2</text:span></text:p>
          </draw:text-box>
        </draw:frame>
        <draw:line draw:style-name="gr2" draw:text-style-name="P2" draw:layer="layout" svg:x1="43.744cm" svg:y1="6.607cm" svg:x2="55.498cm" svg:y2="6.607cm">
          <text:p/>
        </draw:line>
        <draw:polygon draw:style-name="gr3" draw:text-style-name="P3" draw:layer="layout" svg:width="0.123cm" svg:height="0cm" svg:x="43.62cm" svg:y="6.607cm" svg:viewBox="0 0 124 0" draw:points="124,0 0,0">
          <text:p/>
        </draw:polygon>
        <draw:line draw:style-name="gr4" draw:text-style-name="P2" draw:layer="layout" svg:x1="43.744cm" svg:y1="6.607cm" svg:x2="43.62cm" svg:y2="6.607cm">
          <text:p/>
        </draw:line>
        <draw:frame draw:style-name="gr5" draw:text-style-name="P5" draw:layer="layout" svg:width="0.557cm" svg:height="0.412cm" svg:x="42.936cm" svg:y="7.796cm">
          <draw:text-box>
            <text:p text:style-name="P4"><text:span text:style-name="T1">0.4</text:span></text:p>
          </draw:text-box>
        </draw:frame>
        <draw:line draw:style-name="gr2" draw:text-style-name="P2" draw:layer="layout" svg:x1="43.744cm" svg:y1="5.225cm" svg:x2="55.498cm" svg:y2="5.225cm">
          <text:p/>
        </draw:line>
        <draw:polygon draw:style-name="gr3" draw:text-style-name="P3" draw:layer="layout" svg:width="0.123cm" svg:height="0cm" svg:x="43.62cm" svg:y="5.225cm" svg:viewBox="0 0 124 0" draw:points="124,0 0,0">
          <text:p/>
        </draw:polygon>
        <draw:line draw:style-name="gr4" draw:text-style-name="P2" draw:layer="layout" svg:x1="43.744cm" svg:y1="5.225cm" svg:x2="43.62cm" svg:y2="5.225cm">
          <text:p/>
        </draw:line>
        <draw:frame draw:style-name="gr5" draw:text-style-name="P5" draw:layer="layout" svg:width="0.557cm" svg:height="0.412cm" svg:x="42.936cm" svg:y="6.414cm">
          <draw:text-box>
            <text:p text:style-name="P4"><text:span text:style-name="T1">0.6</text:span></text:p>
          </draw:text-box>
        </draw:frame>
        <draw:line draw:style-name="gr2" draw:text-style-name="P2" draw:layer="layout" svg:x1="43.744cm" svg:y1="3.843cm" svg:x2="55.498cm" svg:y2="3.843cm">
          <text:p/>
        </draw:line>
        <draw:polygon draw:style-name="gr3" draw:text-style-name="P3" draw:layer="layout" svg:width="0.123cm" svg:height="0cm" svg:x="43.62cm" svg:y="3.843cm" svg:viewBox="0 0 124 0" draw:points="124,0 0,0">
          <text:p/>
        </draw:polygon>
        <draw:line draw:style-name="gr4" draw:text-style-name="P2" draw:layer="layout" svg:x1="43.744cm" svg:y1="3.843cm" svg:x2="43.62cm" svg:y2="3.843cm">
          <text:p/>
        </draw:line>
        <draw:frame draw:style-name="gr5" draw:text-style-name="P5" draw:layer="layout" svg:width="0.557cm" svg:height="0.412cm" svg:x="42.936cm" svg:y="5.032cm">
          <draw:text-box>
            <text:p text:style-name="P4"><text:span text:style-name="T1">0.8</text:span></text:p>
          </draw:text-box>
        </draw:frame>
        <draw:line draw:style-name="gr2" draw:text-style-name="P2" draw:layer="layout" svg:x1="43.744cm" svg:y1="2.461cm" svg:x2="55.498cm" svg:y2="2.461cm">
          <text:p/>
        </draw:line>
        <draw:polygon draw:style-name="gr3" draw:text-style-name="P3" draw:layer="layout" svg:width="0.123cm" svg:height="0cm" svg:x="43.62cm" svg:y="2.461cm" svg:viewBox="0 0 124 0" draw:points="124,0 0,0">
          <text:p/>
        </draw:polygon>
        <draw:line draw:style-name="gr4" draw:text-style-name="P2" draw:layer="layout" svg:x1="43.744cm" svg:y1="2.461cm" svg:x2="43.62cm" svg:y2="2.461cm">
          <text:p/>
        </draw:line>
        <draw:frame draw:style-name="gr5" draw:text-style-name="P5" draw:layer="layout" svg:width="0.557cm" svg:height="0.412cm" svg:x="42.936cm" svg:y="3.65cm">
          <draw:text-box>
            <text:p text:style-name="P4"><text:span text:style-name="T1">1.0</text:span></text:p>
          </draw:text-box>
        </draw:frame>
        <draw:line draw:style-name="gr2" draw:text-style-name="P2" draw:layer="layout" svg:x1="43.744cm" svg:y1="1.079cm" svg:x2="55.498cm" svg:y2="1.079cm">
          <text:p/>
        </draw:line>
        <draw:polygon draw:style-name="gr3" draw:text-style-name="P3" draw:layer="layout" svg:width="0.123cm" svg:height="0cm" svg:x="43.62cm" svg:y="1.079cm" svg:viewBox="0 0 124 0" draw:points="124,0 0,0">
          <text:p/>
        </draw:polygon>
        <draw:line draw:style-name="gr4" draw:text-style-name="P2" draw:layer="layout" svg:x1="43.744cm" svg:y1="1.079cm" svg:x2="43.62cm" svg:y2="1.079cm">
          <text:p/>
        </draw:line>
        <draw:frame draw:style-name="gr5" draw:text-style-name="P5" draw:layer="layout" svg:width="0.557cm" svg:height="0.412cm" svg:x="42.936cm" svg:y="2.268cm">
          <draw:text-box>
            <text:p text:style-name="P4"><text:span text:style-name="T1">1.2</text:span></text:p>
          </draw:text-box>
        </draw:frame>
        <draw:frame draw:style-name="gr5" draw:text-style-name="P5" draw:layer="layout" svg:width="0.557cm" svg:height="0.412cm" svg:x="42.936cm" svg:y="0.886cm">
          <draw:text-box>
            <text:p text:style-name="P4"><text:span text:style-name="T1">1.4</text:span></text:p>
          </draw:text-box>
        </draw:frame>
        <draw:polygon draw:style-name="gr20" draw:text-style-name="P12" draw:layer="layout" svg:width="4.701cm" svg:height="0cm" svg:x="44.331cm" svg:y="10.752cm" svg:viewBox="0 0 4702 0" draw:points="0,0 4702,0">
          <text:p/>
        </draw:polygon>
        <draw:polyline draw:style-name="gr21" draw:text-style-name="P2" draw:layer="layout" svg:width="0cm" svg:height="0cm" svg:x="46.682cm" svg:y="10.752cm" svg:viewBox="0 0 0 0" draw:points="0,0">
          <text:p/>
        </draw:polyline>
        <draw:polyline draw:style-name="gr21" draw:text-style-name="P2" draw:layer="layout" svg:width="0cm" svg:height="0cm" svg:x="46.682cm" svg:y="10.752cm" svg:viewBox="0 0 0 0" draw:points="0,0">
          <text:p/>
        </draw:polyline>
        <draw:line draw:style-name="gr22" draw:text-style-name="P2" draw:layer="layout" svg:x1="45.507cm" svg:y1="10.752cm" svg:x2="47.858cm" svg:y2="10.752cm">
          <text:p/>
        </draw:line>
        <draw:line draw:style-name="gr22" draw:text-style-name="P2" draw:layer="layout" svg:x1="45.507cm" svg:y1="10.752cm" svg:x2="47.858cm" svg:y2="10.752cm">
          <text:p/>
        </draw:line>
        <draw:path draw:style-name="gr23" draw:text-style-name="P2" draw:layer="layout" svg:width="0.211cm" svg:height="0.212cm" svg:x="46.577cm" svg:y="6.628cm" svg:viewBox="0 0 212 213" svg:d="M105 213c28 0 56-11 76-31s31-47 31-75-11-55-31-75c-20-21-48-32-76-32s-55 11-74 32c-20 20-31 47-31 75s11 55 31 75c19 20 46 31 74 31z">
          <text:p/>
        </draw:path>
        <draw:path draw:style-name="gr23" draw:text-style-name="P2" draw:layer="layout" svg:width="0.211cm" svg:height="0.211cm" svg:x="46.577cm" svg:y="1.309cm" svg:viewBox="0 0 212 212" svg:d="M105 212c28 0 56-11 76-31 20-19 31-46 31-74s-11-56-31-76-48-31-76-31-55 11-74 31c-20 20-31 48-31 76s11 55 31 74c19 20 46 31 74 31z">
          <text:p/>
        </draw:path>
        <draw:path draw:style-name="gr23" draw:text-style-name="P2" draw:layer="layout" svg:width="0.211cm" svg:height="0.212cm" svg:x="46.577cm" svg:y="7.501cm" svg:viewBox="0 0 212 213" svg:d="M105 213c28 0 56-11 76-32 20-20 31-47 31-75s-11-55-31-75-48-31-76-31-55 11-74 31c-20 20-31 47-31 75s11 55 31 75c19 21 46 32 74 32z">
          <text:p/>
        </draw:path>
        <draw:path draw:style-name="gr23" draw:text-style-name="P2" draw:layer="layout" svg:width="0.211cm" svg:height="0.212cm" svg:x="46.577cm" svg:y="8.888cm" svg:viewBox="0 0 212 213" svg:d="M105 213c28 0 56-11 76-31s31-47 31-75c0-29-11-56-31-76-20-19-48-31-76-31s-55 12-74 31c-20 20-31 47-31 76 0 28 11 55 31 75 19 20 46 31 74 31z">
          <text:p/>
        </draw:path>
        <draw:polygon draw:style-name="gr24" draw:text-style-name="P13" draw:layer="layout" svg:width="4.701cm" svg:height="0cm" svg:x="50.209cm" svg:y="10.752cm" svg:viewBox="0 0 4702 0" draw:points="0,0 4702,0">
          <text:p/>
        </draw:polygon>
        <draw:polyline draw:style-name="gr21" draw:text-style-name="P2" draw:layer="layout" svg:width="0cm" svg:height="0cm" svg:x="52.56cm" svg:y="10.752cm" svg:viewBox="0 0 0 0" draw:points="0,0">
          <text:p/>
        </draw:polyline>
        <draw:polyline draw:style-name="gr21" draw:text-style-name="P2" draw:layer="layout" svg:width="0cm" svg:height="0cm" svg:x="52.56cm" svg:y="10.752cm" svg:viewBox="0 0 0 0" draw:points="0,0">
          <text:p/>
        </draw:polyline>
        <draw:line draw:style-name="gr22" draw:text-style-name="P2" draw:layer="layout" svg:x1="51.384cm" svg:y1="10.752cm" svg:x2="53.735cm" svg:y2="10.752cm">
          <text:p/>
        </draw:line>
        <draw:line draw:style-name="gr22" draw:text-style-name="P2" draw:layer="layout" svg:x1="51.384cm" svg:y1="10.752cm" svg:x2="53.735cm" svg:y2="10.752cm">
          <text:p/>
        </draw:line>
        <draw:line draw:style-name="gr21" draw:text-style-name="P2" draw:layer="layout" svg:x1="44.331cm" svg:y1="10.752cm" svg:x2="49.033cm" svg:y2="10.752cm">
          <text:p/>
        </draw:line>
        <draw:polygon draw:style-name="gr12" draw:text-style-name="P8" draw:layer="layout" svg:width="0.211cm" svg:height="0.212cm" svg:x="46.577cm" svg:y="10.579cm" svg:viewBox="0 0 212 213" draw:points="105,0 0,213 212,213">
          <text:p/>
        </draw:polygon>
        <draw:line draw:style-name="gr21" draw:text-style-name="P2" draw:layer="layout" svg:x1="50.209cm" svg:y1="10.752cm" svg:x2="54.911cm" svg:y2="10.752cm">
          <text:p/>
        </draw:line>
        <draw:polygon draw:style-name="gr12" draw:text-style-name="P8" draw:layer="layout" svg:width="0.212cm" svg:height="0.211cm" svg:x="52.454cm" svg:y="10.647cm" svg:viewBox="0 0 213 212" draw:points="106,0 0,212 213,212">
          <text:p/>
        </draw:polygon>
        <draw:line draw:style-name="gr13" draw:text-style-name="P2" draw:layer="layout" svg:x1="43.744cm" svg:y1="11.219cm" svg:x2="43.744cm" svg:y2="0.948cm">
          <text:p/>
        </draw:line>
        <draw:line draw:style-name="gr13" draw:text-style-name="P2" draw:layer="layout" svg:x1="55.499cm" svg:y1="11.219cm" svg:x2="55.499cm" svg:y2="0.948cm">
          <text:p/>
        </draw:line>
        <draw:line draw:style-name="gr13" draw:text-style-name="P2" draw:layer="layout" svg:x1="43.744cm" svg:y1="11.219cm" svg:x2="55.498cm" svg:y2="11.219cm">
          <text:p/>
        </draw:line>
        <draw:line draw:style-name="gr13" draw:text-style-name="P2" draw:layer="layout" svg:x1="43.744cm" svg:y1="0.948cm" svg:x2="55.498cm" svg:y2="0.948cm">
          <text:p/>
        </draw:line>
        <draw:frame draw:style-name="gr5" draw:text-style-name="P5" draw:layer="layout" svg:width="2.555cm" svg:height="0.412cm" draw:transform="rotate (1.5707963267949) translate (42.384cm 7.366cm)">
          <draw:text-box>
            <text:p text:style-name="P4"><text:span text:style-name="T1">pce_pcdtbt(%)</text:span></text:p>
          </draw:text-box>
        </draw:frame>
        <draw:polygon draw:style-name="gr1" draw:text-style-name="P1" draw:layer="layout" svg:width="8.816cm" svg:height="8.817cm" svg:x="15.777cm" svg:y="1.675cm" svg:viewBox="0 0 8817 8818" draw:points="0,8818 8817,8818 8817,0 0,0">
          <text:p/>
        </draw:polygon>
        <draw:polygon draw:style-name="gr25" draw:text-style-name="P14" draw:layer="layout" svg:width="4.073cm" svg:height="5.138cm" svg:x="16.231cm" svg:y="2.795cm" svg:viewBox="0 0 4074 5139" draw:points="4074,3742 122,5139 0,1139 4074,0">
          <text:p/>
        </draw:polygon>
        <draw:polyline draw:style-name="gr26" draw:text-style-name="P2" draw:layer="layout" svg:width="4.073cm" svg:height="5.138cm" svg:x="16.231cm" svg:y="2.795cm" svg:viewBox="0 0 4074 5139" draw:points="4074,3742 122,5139 0,1139 4074,0">
          <text:p/>
        </draw:polyline>
        <draw:polygon draw:style-name="gr27" draw:text-style-name="P15" draw:layer="layout" svg:width="4.074cm" svg:height="5.138cm" svg:x="20.304cm" svg:y="2.795cm" svg:viewBox="0 0 4075 5139" draw:points="3953,5139 0,3742 0,0 4075,1139">
          <text:p/>
        </draw:polygon>
        <draw:polyline draw:style-name="gr28" draw:text-style-name="P2" draw:layer="layout" svg:width="4.074cm" svg:height="5.138cm" svg:x="20.304cm" svg:y="2.795cm" svg:viewBox="0 0 4075 5139" draw:points="3953,5139 0,3742 0,0 4075,1139">
          <text:p/>
        </draw:polyline>
        <draw:polygon draw:style-name="gr29" draw:text-style-name="P16" draw:layer="layout" svg:width="7.903cm" svg:height="3.028cm" svg:x="16.353cm" svg:y="6.537cm" svg:viewBox="0 0 7904 3029" draw:points="7904,1397 3952,0 0,1397 3952,3029">
          <text:p/>
        </draw:polygon>
        <draw:polyline draw:style-name="gr30" draw:text-style-name="P2" draw:layer="layout" svg:width="7.903cm" svg:height="3.028cm" svg:x="16.353cm" svg:y="6.537cm" svg:viewBox="0 0 7904 3029" draw:points="7904,1397 3952,0 0,1397 3952,3029">
          <text:p/>
        </draw:polyline>
        <draw:line draw:style-name="gr31" draw:text-style-name="P2" draw:layer="layout" svg:x1="16.353cm" svg:y1="7.933cm" svg:x2="20.305cm" svg:y2="9.566cm">
          <text:p/>
        </draw:line>
        <draw:frame draw:style-name="gr15" draw:text-style-name="P11" draw:layer="layout" svg:width="12.351cm" svg:height="0.53cm" svg:x="43.18cm" svg:y="0.105cm">
          <draw:text-box>
            <text:p text:style-name="P10"><text:span text:style-name="T2">D) Power Conversion Efficiency (PCE) by Cluster</text:span></text:p>
          </draw:text-box>
        </draw:frame>
        <draw:polyline draw:style-name="gr32" draw:text-style-name="P2" draw:layer="layout" svg:width="4.065cm" svg:height="5.589cm" svg:x="19.967cm" svg:y="3.837cm" svg:viewBox="0 0 4066 5590" draw:points="0,5590 3955,3978 4066,0">
          <text:p/>
        </draw:polyline>
        <draw:polyline draw:style-name="gr32" draw:text-style-name="P2" draw:layer="layout" svg:width="4.05cm" svg:height="5.524cm" svg:x="19.45cm" svg:y="3.689cm" svg:viewBox="0 0 4051 5525" draw:points="0,5525 3956,3944 4051,0">
          <text:p/>
        </draw:polyline>
        <draw:polyline draw:style-name="gr32" draw:text-style-name="P2" draw:layer="layout" svg:width="4.035cm" svg:height="5.46cm" svg:x="18.944cm" svg:y="3.543cm" svg:viewBox="0 0 4036 5461" draw:points="0,5461 3957,3912 4036,0">
          <text:p/>
        </draw:polyline>
        <draw:polyline draw:style-name="gr32" draw:text-style-name="P2" draw:layer="layout" svg:width="4.02cm" svg:height="5.398cm" svg:x="18.447cm" svg:y="3.4cm" svg:viewBox="0 0 4021 5399" draw:points="0,5399 3958,3879 4021,0">
          <text:p/>
        </draw:polyline>
        <draw:polyline draw:style-name="gr32" draw:text-style-name="P2" draw:layer="layout" svg:width="4.005cm" svg:height="5.337cm" svg:x="17.96cm" svg:y="3.26cm" svg:viewBox="0 0 4006 5338" draw:points="0,5338 3958,3847 4006,0">
          <text:p/>
        </draw:polyline>
        <draw:polyline draw:style-name="gr32" draw:text-style-name="P2" draw:layer="layout" svg:width="3.99cm" svg:height="5.278cm" svg:x="17.483cm" svg:y="3.122cm" svg:viewBox="0 0 3991 5279" draw:points="0,5279 3957,3816 3991,0">
          <text:p/>
        </draw:polyline>
        <draw:polyline draw:style-name="gr32" draw:text-style-name="P2" draw:layer="layout" svg:width="3.974cm" svg:height="5.22cm" svg:x="17.016cm" svg:y="2.987cm" svg:viewBox="0 0 3975 5221" draw:points="0,5221 3955,3786 3975,0">
          <text:p/>
        </draw:polyline>
        <draw:polyline draw:style-name="gr32" draw:text-style-name="P2" draw:layer="layout" svg:width="3.958cm" svg:height="5.164cm" svg:x="16.557cm" svg:y="2.854cm" svg:viewBox="0 0 3959 5165" draw:points="0,5165 3953,3756 3959,0">
          <text:p/>
        </draw:polyline>
        <draw:line draw:style-name="gr31" draw:text-style-name="P2" draw:layer="layout" svg:x1="20.003cm" svg:y1="9.412cm" svg:x2="19.899cm" svg:y2="9.455cm">
          <text:p/>
        </draw:line>
        <draw:frame draw:style-name="gr33" draw:text-style-name="P17" draw:layer="layout" svg:width="0.688cm" svg:height="0.247cm" draw:transform="rotate (-0.391651884147528) translate (17.166cm 9.552cm)">
          <draw:text-box>
            <text:p text:style-name="P4"><text:span text:style-name="T3">PCA11</text:span></text:p>
          </draw:text-box>
        </draw:frame>
        <draw:polygon draw:style-name="gr3" draw:text-style-name="P3" draw:layer="layout" svg:width="0.22cm" svg:height="0.03cm" svg:x="19.366cm" svg:y="10.09cm" svg:viewBox="0 0 221 31" draw:points="0,0 221,0 221,31 0,31">
          <text:p/>
        </draw:polygon>
        <draw:line draw:style-name="gr31" draw:text-style-name="P2" draw:layer="layout" svg:x1="19.485cm" svg:y1="9.199cm" svg:x2="19.382cm" svg:y2="9.241cm">
          <text:p/>
        </draw:line>
        <draw:frame draw:style-name="gr5" draw:text-style-name="P5" draw:layer="layout" svg:width="0.352cm" svg:height="0.412cm" svg:x="19.624cm" svg:y="9.889cm">
          <draw:text-box>
            <text:p text:style-name="P4"><text:span text:style-name="T1">6</text:span></text:p>
          </draw:text-box>
        </draw:frame>
        <draw:polygon draw:style-name="gr3" draw:text-style-name="P3" draw:layer="layout" svg:width="0.221cm" svg:height="0.03cm" svg:x="18.85cm" svg:y="9.87cm" svg:viewBox="0 0 222 31" draw:points="0,0 222,0 222,31 0,31">
          <text:p/>
        </draw:polygon>
        <draw:line draw:style-name="gr31" draw:text-style-name="P2" draw:layer="layout" svg:x1="18.979cm" svg:y1="8.99cm" svg:x2="18.875cm" svg:y2="9.031cm">
          <text:p/>
        </draw:line>
        <draw:frame draw:style-name="gr5" draw:text-style-name="P5" draw:layer="layout" svg:width="0.352cm" svg:height="0.412cm" svg:x="19.109cm" svg:y="9.669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18.345cm" svg:y="9.655cm" svg:viewBox="0 0 222 30" draw:points="0,0 222,0 222,30 0,30">
          <text:p/>
        </draw:polygon>
        <draw:line draw:style-name="gr31" draw:text-style-name="P2" draw:layer="layout" svg:x1="18.482cm" svg:y1="8.785cm" svg:x2="18.378cm" svg:y2="8.826cm">
          <text:p/>
        </draw:line>
        <draw:frame draw:style-name="gr5" draw:text-style-name="P5" draw:layer="layout" svg:width="0.352cm" svg:height="0.412cm" svg:x="18.604cm" svg:y="9.453cm">
          <draw:text-box>
            <text:p text:style-name="P4"><text:span text:style-name="T1">2</text:span></text:p>
          </draw:text-box>
        </draw:frame>
        <draw:line draw:style-name="gr31" draw:text-style-name="P2" draw:layer="layout" svg:x1="17.996cm" svg:y1="8.584cm" svg:x2="17.892cm" svg:y2="8.624cm">
          <text:p/>
        </draw:line>
        <draw:frame draw:style-name="gr5" draw:text-style-name="P5" draw:layer="layout" svg:width="0.352cm" svg:height="0.412cm" svg:x="17.961cm" svg:y="9.242cm">
          <draw:text-box>
            <text:p text:style-name="P4"><text:span text:style-name="T1">0</text:span></text:p>
          </draw:text-box>
        </draw:frame>
        <draw:line draw:style-name="gr31" draw:text-style-name="P2" draw:layer="layout" svg:x1="17.518cm" svg:y1="8.388cm" svg:x2="17.415cm" svg:y2="8.426cm">
          <text:p/>
        </draw:line>
        <draw:frame draw:style-name="gr5" draw:text-style-name="P5" draw:layer="layout" svg:width="0.352cm" svg:height="0.412cm" svg:x="17.476cm" svg:y="9.035cm">
          <draw:text-box>
            <text:p text:style-name="P4"><text:span text:style-name="T1">2</text:span></text:p>
          </draw:text-box>
        </draw:frame>
        <draw:line draw:style-name="gr31" draw:text-style-name="P2" draw:layer="layout" svg:x1="17.051cm" svg:y1="8.195cm" svg:x2="16.947cm" svg:y2="8.233cm">
          <text:p/>
        </draw:line>
        <draw:frame draw:style-name="gr5" draw:text-style-name="P5" draw:layer="layout" svg:width="0.352cm" svg:height="0.412cm" svg:x="17cm" svg:y="8.833cm">
          <draw:text-box>
            <text:p text:style-name="P4"><text:span text:style-name="T1">4</text:span></text:p>
          </draw:text-box>
        </draw:frame>
        <draw:line draw:style-name="gr31" draw:text-style-name="P2" draw:layer="layout" svg:x1="16.592cm" svg:y1="8.005cm" svg:x2="16.489cm" svg:y2="8.043cm">
          <text:p/>
        </draw:line>
        <draw:frame draw:style-name="gr5" draw:text-style-name="P5" draw:layer="layout" svg:width="0.352cm" svg:height="0.412cm" svg:x="16.534cm" svg:y="8.634cm">
          <draw:text-box>
            <text:p text:style-name="P4"><text:span text:style-name="T1">6</text:span></text:p>
          </draw:text-box>
        </draw:frame>
        <draw:line draw:style-name="gr31" draw:text-style-name="P2" draw:layer="layout" svg:x1="24.257cm" svg:y1="7.933cm" svg:x2="20.304cm" svg:y2="9.566cm">
          <text:p/>
        </draw:line>
        <draw:frame draw:style-name="gr5" draw:text-style-name="P5" draw:layer="layout" svg:width="0.352cm" svg:height="0.412cm" svg:x="16.077cm" svg:y="8.439cm">
          <draw:text-box>
            <text:p text:style-name="P4"><text:span text:style-name="T1">8</text:span></text:p>
          </draw:text-box>
        </draw:frame>
        <draw:polyline draw:style-name="gr32" draw:text-style-name="P2" draw:layer="layout" svg:width="3.957cm" svg:height="5.159cm" svg:x="20.127cm" svg:y="2.845cm" svg:viewBox="0 0 3958 5160" draw:points="0,0 5,3753 3958,5160">
          <text:p/>
        </draw:polyline>
        <draw:polyline draw:style-name="gr32" draw:text-style-name="P2" draw:layer="layout" svg:width="3.975cm" svg:height="5.225cm" svg:x="19.583cm" svg:y="2.997cm" svg:viewBox="0 0 3976 5226" draw:points="0,0 20,3788 3976,5226">
          <text:p/>
        </draw:polyline>
        <draw:polyline draw:style-name="gr32" draw:text-style-name="P2" draw:layer="layout" svg:width="3.993cm" svg:height="5.292cm" svg:x="19.027cm" svg:y="3.152cm" svg:viewBox="0 0 3994 5293" draw:points="0,0 37,3824 3994,5293">
          <text:p/>
        </draw:polyline>
        <draw:polyline draw:style-name="gr32" draw:text-style-name="P2" draw:layer="layout" svg:width="4.01cm" svg:height="5.36cm" svg:x="18.46cm" svg:y="3.311cm" svg:viewBox="0 0 4011 5361" draw:points="0,0 53,3859 4011,5361">
          <text:p/>
        </draw:polyline>
        <draw:polyline draw:style-name="gr32" draw:text-style-name="P2" draw:layer="layout" svg:width="4.028cm" svg:height="5.43cm" svg:x="17.879cm" svg:y="3.473cm" svg:viewBox="0 0 4029 5431" draw:points="0,0 71,3896 4029,5431">
          <text:p/>
        </draw:polyline>
        <draw:polyline draw:style-name="gr32" draw:text-style-name="P2" draw:layer="layout" svg:width="4.045cm" svg:height="5.502cm" svg:x="17.286cm" svg:y="3.639cm" svg:viewBox="0 0 4046 5503" draw:points="0,0 89,3933 4046,5503">
          <text:p/>
        </draw:polyline>
        <draw:polyline draw:style-name="gr32" draw:text-style-name="P2" draw:layer="layout" svg:width="4.062cm" svg:height="5.576cm" svg:x="16.679cm" svg:y="3.809cm" svg:viewBox="0 0 4063 5577" draw:points="0,0 108,3971 4063,5577">
          <text:p/>
        </draw:polyline>
        <draw:line draw:style-name="gr31" draw:text-style-name="P2" draw:layer="layout" svg:x1="24.05cm" svg:y1="7.992cm" svg:x2="24.153cm" svg:y2="8.03cm">
          <text:p/>
        </draw:line>
        <draw:frame draw:style-name="gr33" draw:text-style-name="P17" draw:layer="layout" svg:width="0.688cm" svg:height="0.247cm" draw:transform="rotate (0.391651884147528) translate (22.806cm 9.815cm)">
          <draw:text-box>
            <text:p text:style-name="P4"><text:span text:style-name="T3">PCA21</text:span></text:p>
          </draw:text-box>
        </draw:frame>
        <draw:polygon draw:style-name="gr3" draw:text-style-name="P3" draw:layer="layout" svg:width="0.22cm" svg:height="0.029cm" svg:x="24.23cm" svg:y="8.627cm" svg:viewBox="0 0 221 30" draw:points="0,0 221,0 221,30 0,30">
          <text:p/>
        </draw:polygon>
        <draw:line draw:style-name="gr31" draw:text-style-name="P2" draw:layer="layout" svg:x1="23.524cm" svg:y1="8.209cm" svg:x2="23.628cm" svg:y2="8.247cm">
          <text:p/>
        </draw:line>
        <draw:frame draw:style-name="gr5" draw:text-style-name="P5" draw:layer="layout" svg:width="0.352cm" svg:height="0.412cm" svg:x="24.488cm" svg:y="8.425cm">
          <draw:text-box>
            <text:p text:style-name="P4"><text:span text:style-name="T1">6</text:span></text:p>
          </draw:text-box>
        </draw:frame>
        <draw:polygon draw:style-name="gr3" draw:text-style-name="P3" draw:layer="layout" svg:width="0.22cm" svg:height="0.03cm" svg:x="23.706cm" svg:y="8.85cm" svg:viewBox="0 0 221 31" draw:points="0,0 221,0 221,31 0,31">
          <text:p/>
        </draw:polygon>
        <draw:line draw:style-name="gr31" draw:text-style-name="P2" draw:layer="layout" svg:x1="22.986cm" svg:y1="8.431cm" svg:x2="23.09cm" svg:y2="8.47cm">
          <text:p/>
        </draw:line>
        <draw:frame draw:style-name="gr5" draw:text-style-name="P5" draw:layer="layout" svg:width="0.352cm" svg:height="0.412cm" svg:x="23.964cm" svg:y="8.649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23.169cm" svg:y="9.079cm" svg:viewBox="0 0 222 30" draw:points="0,0 222,0 222,30 0,30">
          <text:p/>
        </draw:polygon>
        <draw:line draw:style-name="gr31" draw:text-style-name="P2" draw:layer="layout" svg:x1="22.436cm" svg:y1="8.658cm" svg:x2="22.54cm" svg:y2="8.698cm">
          <text:p/>
        </draw:line>
        <draw:frame draw:style-name="gr5" draw:text-style-name="P5" draw:layer="layout" svg:width="0.352cm" svg:height="0.412cm" svg:x="23.428cm" svg:y="8.877cm">
          <draw:text-box>
            <text:p text:style-name="P4"><text:span text:style-name="T1">2</text:span></text:p>
          </draw:text-box>
        </draw:frame>
        <draw:line draw:style-name="gr31" draw:text-style-name="P2" draw:layer="layout" svg:x1="21.873cm" svg:y1="8.89cm" svg:x2="21.977cm" svg:y2="8.931cm">
          <text:p/>
        </draw:line>
        <draw:frame draw:style-name="gr5" draw:text-style-name="P5" draw:layer="layout" svg:width="0.352cm" svg:height="0.412cm" svg:x="22.732cm" svg:y="9.111cm">
          <draw:text-box>
            <text:p text:style-name="P4"><text:span text:style-name="T1">0</text:span></text:p>
          </draw:text-box>
        </draw:frame>
        <draw:line draw:style-name="gr31" draw:text-style-name="P2" draw:layer="layout" svg:x1="21.297cm" svg:y1="9.128cm" svg:x2="21.4cm" svg:y2="9.17cm">
          <text:p/>
        </draw:line>
        <draw:frame draw:style-name="gr5" draw:text-style-name="P5" draw:layer="layout" svg:width="0.352cm" svg:height="0.412cm" svg:x="22.171cm" svg:y="9.351cm">
          <draw:text-box>
            <text:p text:style-name="P4"><text:span text:style-name="T1">2</text:span></text:p>
          </draw:text-box>
        </draw:frame>
        <draw:line draw:style-name="gr31" draw:text-style-name="P2" draw:layer="layout" svg:x1="20.707cm" svg:y1="9.371cm" svg:x2="20.811cm" svg:y2="9.414cm">
          <text:p/>
        </draw:line>
        <draw:frame draw:style-name="gr5" draw:text-style-name="P5" draw:layer="layout" svg:width="0.352cm" svg:height="0.412cm" svg:x="21.596cm" svg:y="9.596cm">
          <draw:text-box>
            <text:p text:style-name="P4"><text:span text:style-name="T1">4</text:span></text:p>
          </draw:text-box>
        </draw:frame>
        <draw:line draw:style-name="gr31" draw:text-style-name="P2" draw:layer="layout" svg:x1="24.256cm" svg:y1="7.934cm" svg:x2="24.379cm" svg:y2="3.934cm">
          <text:p/>
        </draw:line>
        <draw:frame draw:style-name="gr5" draw:text-style-name="P5" draw:layer="layout" svg:width="0.352cm" svg:height="0.412cm" svg:x="21.008cm" svg:y="9.847cm">
          <draw:text-box>
            <text:p text:style-name="P4"><text:span text:style-name="T1">6</text:span></text:p>
          </draw:text-box>
        </draw:frame>
        <draw:polyline draw:style-name="gr32" draw:text-style-name="P2" draw:layer="layout" svg:width="7.918cm" svg:height="1.38cm" svg:x="16.345cm" svg:y="6.298cm" svg:viewBox="0 0 7919 1381" draw:points="7919,1381 3960,0 0,1381">
          <text:p/>
        </draw:polyline>
        <draw:polyline draw:style-name="gr32" draw:text-style-name="P2" draw:layer="layout" svg:width="7.953cm" svg:height="1.345cm" svg:x="16.328cm" svg:y="5.768cm" svg:viewBox="0 0 7954 1346" draw:points="7954,1346 3977,0 0,1346">
          <text:p/>
        </draw:polyline>
        <draw:polyline draw:style-name="gr32" draw:text-style-name="P2" draw:layer="layout" svg:width="7.987cm" svg:height="1.308cm" svg:x="16.311cm" svg:y="5.234cm" svg:viewBox="0 0 7988 1309" draw:points="7988,1309 3994,0 0,1309">
          <text:p/>
        </draw:polyline>
        <draw:polyline draw:style-name="gr32" draw:text-style-name="P2" draw:layer="layout" svg:width="8.023cm" svg:height="1.271cm" svg:x="16.293cm" svg:y="4.695cm" svg:viewBox="0 0 8024 1272" draw:points="8024,1272 4012,0 0,1272">
          <text:p/>
        </draw:polyline>
        <draw:polyline draw:style-name="gr32" draw:text-style-name="P2" draw:layer="layout" svg:width="8.059cm" svg:height="1.234cm" svg:x="16.275cm" svg:y="4.151cm" svg:viewBox="0 0 8060 1235" draw:points="8060,1235 4030,0 0,1235">
          <text:p/>
        </draw:polyline>
        <draw:polyline draw:style-name="gr32" draw:text-style-name="P2" draw:layer="layout" svg:width="8.095cm" svg:height="1.195cm" svg:x="16.257cm" svg:y="3.604cm" svg:viewBox="0 0 8096 1196" draw:points="8096,1196 4048,0 0,1196">
          <text:p/>
        </draw:polyline>
        <draw:polyline draw:style-name="gr32" draw:text-style-name="P2" draw:layer="layout" svg:width="8.131cm" svg:height="1.157cm" svg:x="16.239cm" svg:y="3.051cm" svg:viewBox="0 0 8132 1158" draw:points="8132,1158 4065,0 0,1158">
          <text:p/>
        </draw:polyline>
        <draw:line draw:style-name="gr31" draw:text-style-name="P2" draw:layer="layout" svg:x1="24.229cm" svg:y1="7.667cm" svg:x2="24.333cm" svg:y2="7.703cm">
          <text:p/>
        </draw:line>
        <draw:frame draw:style-name="gr33" draw:text-style-name="P17" draw:layer="layout" svg:width="0.688cm" svg:height="0.247cm" draw:transform="rotate (1.540253064885) translate (25.709cm 6.305cm)">
          <draw:text-box>
            <text:p text:style-name="P4"><text:span text:style-name="T3">PCA31</text:span></text:p>
          </draw:text-box>
        </draw:frame>
        <draw:polygon draw:style-name="gr3" draw:text-style-name="P3" draw:layer="layout" svg:width="0.221cm" svg:height="0.029cm" svg:x="24.46cm" svg:y="7.821cm" svg:viewBox="0 0 222 30" draw:points="0,0 222,0 222,30 0,30">
          <text:p/>
        </draw:polygon>
        <draw:line draw:style-name="gr31" draw:text-style-name="P2" draw:layer="layout" svg:x1="24.247cm" svg:y1="7.101cm" svg:x2="24.351cm" svg:y2="7.137cm">
          <text:p/>
        </draw:line>
        <draw:frame draw:style-name="gr5" draw:text-style-name="P5" draw:layer="layout" svg:width="0.781cm" svg:height="0.412cm" svg:x="24.719cm" svg:y="7.619cm">
          <draw:text-box>
            <text:p text:style-name="P4"><text:span text:style-name="T1">12.5</text:span></text:p>
          </draw:text-box>
        </draw:frame>
        <draw:polygon draw:style-name="gr3" draw:text-style-name="P3" draw:layer="layout" svg:width="0.221cm" svg:height="0.03cm" svg:x="24.48cm" svg:y="7.255cm" svg:viewBox="0 0 222 31" draw:points="0,0 222,0 222,31 0,31">
          <text:p/>
        </draw:polygon>
        <draw:line draw:style-name="gr31" draw:text-style-name="P2" draw:layer="layout" svg:x1="24.264cm" svg:y1="6.531cm" svg:x2="24.368cm" svg:y2="6.566cm">
          <text:p/>
        </draw:line>
        <draw:frame draw:style-name="gr5" draw:text-style-name="P5" draw:layer="layout" svg:width="0.781cm" svg:height="0.412cm" svg:x="24.739cm" svg:y="7.054cm">
          <draw:text-box>
            <text:p text:style-name="P4"><text:span text:style-name="T1">10.0</text:span></text:p>
          </draw:text-box>
        </draw:frame>
        <draw:polygon draw:style-name="gr3" draw:text-style-name="P3" draw:layer="layout" svg:width="0.221cm" svg:height="0.029cm" svg:x="24.613cm" svg:y="6.685cm" svg:viewBox="0 0 222 30" draw:points="0,0 222,0 222,30 0,30">
          <text:p/>
        </draw:polygon>
        <draw:line draw:style-name="gr31" draw:text-style-name="P2" draw:layer="layout" svg:x1="24.281cm" svg:y1="5.955cm" svg:x2="24.386cm" svg:y2="5.989cm">
          <text:p/>
        </draw:line>
        <draw:frame draw:style-name="gr5" draw:text-style-name="P5" draw:layer="layout" svg:width="0.557cm" svg:height="0.412cm" svg:x="24.872cm" svg:y="6.483cm">
          <draw:text-box>
            <text:p text:style-name="P4"><text:span text:style-name="T1">7.5</text:span></text:p>
          </draw:text-box>
        </draw:frame>
        <draw:polygon draw:style-name="gr3" draw:text-style-name="P3" draw:layer="layout" svg:width="0.221cm" svg:height="0.029cm" svg:x="24.634cm" svg:y="6.109cm" svg:viewBox="0 0 222 30" draw:points="0,0 222,0 222,30 0,30">
          <text:p/>
        </draw:polygon>
        <draw:line draw:style-name="gr31" draw:text-style-name="P2" draw:layer="layout" svg:x1="24.299cm" svg:y1="5.375cm" svg:x2="24.404cm" svg:y2="5.408cm">
          <text:p/>
        </draw:line>
        <draw:frame draw:style-name="gr5" draw:text-style-name="P5" draw:layer="layout" svg:width="0.557cm" svg:height="0.412cm" svg:x="24.893cm" svg:y="5.907cm">
          <draw:text-box>
            <text:p text:style-name="P4"><text:span text:style-name="T1">5.0</text:span></text:p>
          </draw:text-box>
        </draw:frame>
        <draw:polygon draw:style-name="gr3" draw:text-style-name="P3" draw:layer="layout" svg:width="0.221cm" svg:height="0.029cm" svg:x="24.655cm" svg:y="5.528cm" svg:viewBox="0 0 222 30" draw:points="0,0 222,0 222,30 0,30">
          <text:p/>
        </draw:polygon>
        <draw:line draw:style-name="gr31" draw:text-style-name="P2" draw:layer="layout" svg:x1="24.317cm" svg:y1="4.789cm" svg:x2="24.423cm" svg:y2="4.821cm">
          <text:p/>
        </draw:line>
        <draw:frame draw:style-name="gr5" draw:text-style-name="P5" draw:layer="layout" svg:width="0.557cm" svg:height="0.412cm" svg:x="24.914cm" svg:y="5.327cm">
          <draw:text-box>
            <text:p text:style-name="P4"><text:span text:style-name="T1">2.5</text:span></text:p>
          </draw:text-box>
        </draw:frame>
        <draw:line draw:style-name="gr31" draw:text-style-name="P2" draw:layer="layout" svg:x1="24.335cm" svg:y1="4.198cm" svg:x2="24.441cm" svg:y2="4.229cm">
          <text:p/>
        </draw:line>
        <draw:frame draw:style-name="gr5" draw:text-style-name="P5" draw:layer="layout" svg:width="0.557cm" svg:height="0.412cm" svg:x="24.787cm" svg:y="4.74cm">
          <draw:text-box>
            <text:p text:style-name="P4"><text:span text:style-name="T1">0.0</text:span></text:p>
          </draw:text-box>
        </draw:frame>
        <draw:path draw:style-name="gr34" draw:text-style-name="P18" draw:layer="layout" svg:width="0.273cm" svg:height="0.273cm" svg:x="20.659cm" svg:y="6.883cm" svg:viewBox="0 0 274 274" svg:d="M136 274c37 0 71-14 98-40 26-25 40-60 40-96s-14-72-40-98c-27-25-61-40-98-40-36 0-71 15-96 40-26 26-40 62-40 98s14 71 40 96c25 26 60 40 96 40z">
          <text:p/>
        </draw:path>
        <draw:path draw:style-name="gr34" draw:text-style-name="P18" draw:layer="layout" svg:width="0.273cm" svg:height="0.273cm" svg:x="19.877cm" svg:y="4.258cm" svg:viewBox="0 0 274 274" svg:d="M137 274c36 0 72-14 97-41 26-26 40-60 40-97 0-36-14-71-40-96-25-26-61-40-97-40-37 0-71 14-97 40-26 25-40 60-40 96 0 37 14 71 40 97 26 27 60 41 97 41z">
          <text:p/>
        </draw:path>
        <draw:path draw:style-name="gr34" draw:text-style-name="P18" draw:layer="layout" svg:width="0.273cm" svg:height="0.273cm" svg:x="19.059cm" svg:y="4.355cm" svg:viewBox="0 0 274 274" svg:d="M136 274c36 0 72-14 98-40 25-25 40-60 40-97 0-36-15-71-40-97-26-25-62-40-98-40s-71 15-96 40c-26 26-40 61-40 97 0 37 14 72 40 97 25 26 60 40 96 40z">
          <text:p/>
        </draw:path>
        <draw:path draw:style-name="gr34" draw:text-style-name="P18" draw:layer="layout" svg:width="0.274cm" svg:height="0.273cm" svg:x="18.442cm" svg:y="5.289cm" svg:viewBox="0 0 275 274" svg:d="M137 274c36 0 71-14 97-40 26-25 41-60 41-96s-15-71-41-97-61-41-97-41-71 15-97 41c-25 26-40 61-40 97s15 71 40 96c26 26 61 40 97 40z">
          <text:p/>
        </draw:path>
        <draw:path draw:style-name="gr34" draw:text-style-name="P18" draw:layer="layout" svg:width="0.273cm" svg:height="0.273cm" svg:x="19.277cm" svg:y="4.364cm" svg:viewBox="0 0 274 274" svg:d="M136 274c37 0 71-14 97-40 27-25 41-60 41-97 0-36-14-71-41-97-26-25-60-40-97-40-36 0-71 15-96 40-26 26-40 61-40 97 0 37 14 72 40 97 25 26 60 40 96 40z">
          <text:p/>
        </draw:path>
        <draw:path draw:style-name="gr34" draw:text-style-name="P18" draw:layer="layout" svg:width="0.273cm" svg:height="0.273cm" svg:x="20.33cm" svg:y="4.168cm" svg:viewBox="0 0 274 274" svg:d="M138 274c36 0 71-14 96-40 26-25 40-60 40-96s-14-71-40-98c-25-25-60-40-96-40s-71 15-97 40c-25 27-41 62-41 98s16 71 41 96c26 26 61 40 97 40z">
          <text:p/>
        </draw:path>
        <draw:path draw:style-name="gr34" draw:text-style-name="P18" draw:layer="layout" svg:width="0.274cm" svg:height="0.273cm" svg:x="19.963cm" svg:y="4.831cm" svg:viewBox="0 0 275 274" svg:d="M138 274c36 0 71-14 97-40 25-26 40-61 40-97s-15-71-40-97c-26-25-61-40-97-40-37 0-72 15-98 40-25 26-40 61-40 97s15 71 40 97c26 26 61 40 98 40z">
          <text:p/>
        </draw:path>
        <draw:path draw:style-name="gr34" draw:text-style-name="P18" draw:layer="layout" svg:width="0.273cm" svg:height="0.273cm" svg:x="18.209cm" svg:y="4.839cm" svg:viewBox="0 0 274 274" svg:d="M136 274c37 0 71-14 98-40 26-27 40-61 40-98 0-36-14-71-40-96-27-26-61-40-98-40-36 0-71 14-96 40-26 25-40 60-40 96 0 37 14 71 40 98 25 26 60 40 96 40z">
          <text:p/>
        </draw:path>
        <draw:path draw:style-name="gr35" draw:text-style-name="P19" draw:layer="layout" svg:width="0.273cm" svg:height="0.274cm" svg:x="22.772cm" svg:y="6.631cm" svg:viewBox="0 0 274 275" svg:d="M137 275c37 0 71-15 97-40 26-26 40-61 40-97s-14-71-40-97-60-41-97-41c-36 0-71 15-96 41-27 26-41 61-41 97s14 71 41 97c25 25 60 40 96 40z">
          <text:p/>
        </draw:path>
        <draw:path draw:style-name="gr34" draw:text-style-name="P18" draw:layer="layout" svg:width="0.273cm" svg:height="0.274cm" svg:x="20.035cm" svg:y="4.958cm" svg:viewBox="0 0 274 275" svg:d="M137 275c37 0 71-15 97-40 26-26 40-61 40-97s-14-72-40-98c-26-25-60-40-97-40-36 0-71 15-96 40-27 26-41 62-41 98s14 71 41 97c25 25 60 40 96 40z">
          <text:p/>
        </draw:path>
        <draw:path draw:style-name="gr34" draw:text-style-name="P18" draw:layer="layout" svg:width="0.274cm" svg:height="0.274cm" svg:x="19.68cm" svg:y="4.392cm" svg:viewBox="0 0 275 275" svg:d="M138 275c36 0 71-15 97-40 25-26 40-61 40-97 0-37-15-72-40-98-26-25-61-40-97-40-37 0-72 15-98 40-25 26-40 61-40 98 0 36 15 71 40 97 26 25 61 40 98 40z">
          <text:p/>
        </draw:path>
        <draw:path draw:style-name="gr34" draw:text-style-name="P18" draw:layer="layout" svg:width="0.274cm" svg:height="0.273cm" svg:x="19.411cm" svg:y="4.362cm" svg:viewBox="0 0 275 274" svg:d="M138 274c36 0 71-14 97-40 25-25 40-60 40-97 0-36-15-71-40-97-26-25-61-40-97-40-37 0-72 15-98 40-25 26-40 61-40 97 0 37 15 72 40 97 26 26 61 40 98 40z">
          <text:p/>
        </draw:path>
        <draw:path draw:style-name="gr34" draw:text-style-name="P18" draw:layer="layout" svg:width="0.273cm" svg:height="0.273cm" svg:x="20.473cm" svg:y="4.3cm" svg:viewBox="0 0 274 274" svg:d="M136 274c38 0 72-14 98-40s40-61 40-98c0-36-14-71-40-96-26-26-60-40-98-40-36 0-71 14-96 40-26 25-40 60-40 96 0 37 14 72 40 98 25 26 60 40 96 40z">
          <text:p/>
        </draw:path>
        <draw:path draw:style-name="gr34" draw:text-style-name="P18" draw:layer="layout" svg:width="0.273cm" svg:height="0.274cm" svg:x="19.664cm" svg:y="4.458cm" svg:viewBox="0 0 274 275" svg:d="M138 275c36 0 71-15 96-40 26-26 40-61 40-97s-14-71-40-98c-25-25-60-40-96-40-38 0-72 15-98 40-26 27-40 62-40 98s14 71 40 97c26 25 60 40 98 40z">
          <text:p/>
        </draw:path>
        <draw:path draw:style-name="gr34" draw:text-style-name="P18" draw:layer="layout" svg:width="0.273cm" svg:height="0.273cm" svg:x="18.873cm" svg:y="4.362cm" svg:viewBox="0 0 274 274" svg:d="M137 274c37 0 71-14 97-40 26-25 40-60 40-97s-14-71-40-97-60-40-97-40-72 14-97 40c-26 26-40 60-40 97s14 72 40 97c25 26 60 40 97 40z">
          <text:p/>
        </draw:path>
        <draw:path draw:style-name="gr34" draw:text-style-name="P18" draw:layer="layout" svg:width="0.273cm" svg:height="0.273cm" svg:x="19.785cm" svg:y="4.3cm" svg:viewBox="0 0 274 274" svg:d="M137 274c36 0 71-14 97-40 25-26 40-61 40-98 0-36-15-71-40-96-26-26-61-40-97-40s-71 14-96 40c-26 25-41 60-41 96 0 37 15 72 41 98 25 26 60 40 96 40z">
          <text:p/>
        </draw:path>
        <draw:path draw:style-name="gr34" draw:text-style-name="P18" draw:layer="layout" svg:width="0.274cm" svg:height="0.273cm" svg:x="19.1cm" svg:y="4.192cm" svg:viewBox="0 0 275 274" svg:d="M137 274c37 0 72-14 98-40 25-25 40-60 40-96s-15-71-40-97c-26-26-61-41-98-41-36 0-71 15-97 41-25 26-40 61-40 97s15 71 40 96c26 26 61 40 97 40z">
          <text:p/>
        </draw:path>
        <draw:path draw:style-name="gr34" draw:text-style-name="P18" draw:layer="layout" svg:width="0.274cm" svg:height="0.274cm" svg:x="21.257cm" svg:y="5.704cm" svg:viewBox="0 0 275 275" svg:d="M137 275c36 0 72-15 98-40 25-26 40-61 40-98 0-36-15-71-40-97-26-25-62-40-98-40s-71 15-97 40c-25 26-40 61-40 97 0 37 15 72 40 98 26 25 61 40 97 40z">
          <text:p/>
        </draw:path>
        <draw:path draw:style-name="gr34" draw:text-style-name="P18" draw:layer="layout" svg:width="0.273cm" svg:height="0.274cm" svg:x="18.763cm" svg:y="5.128cm" svg:viewBox="0 0 274 275" svg:d="M137 275c36 0 71-15 97-40 26-26 40-62 40-98s-14-71-40-97c-26-25-61-40-97-40-37 0-71 15-97 40-26 26-40 61-40 97s14 72 40 98c26 25 60 40 97 40z">
          <text:p/>
        </draw:path>
        <draw:path draw:style-name="gr34" draw:text-style-name="P18" draw:layer="layout" svg:width="0.273cm" svg:height="0.273cm" svg:x="19.472cm" svg:y="4.42cm" svg:viewBox="0 0 274 274" svg:d="M138 274c36 0 71-15 96-40 26-26 40-61 40-97s-14-72-40-97c-25-26-60-40-96-40s-71 14-98 40c-25 25-40 61-40 97s15 71 40 97c27 25 62 40 98 40z">
          <text:p/>
        </draw:path>
        <draw:path draw:style-name="gr34" draw:text-style-name="P18" draw:layer="layout" svg:width="0.273cm" svg:height="0.273cm" svg:x="19.228cm" svg:y="4.399cm" svg:viewBox="0 0 274 274" svg:d="M137 274c37 0 71-15 97-40 26-26 40-61 40-97 0-37-14-72-40-97-26-26-60-40-97-40-36 0-71 14-96 40-27 25-41 60-41 97 0 36 14 71 41 97 25 25 60 40 96 40z">
          <text:p/>
        </draw:path>
        <draw:path draw:style-name="gr34" draw:text-style-name="P18" draw:layer="layout" svg:width="0.274cm" svg:height="0.274cm" svg:x="19.437cm" svg:y="4.547cm" svg:viewBox="0 0 275 275" svg:d="M138 275c36 0 71-15 96-40 26-27 41-62 41-98s-15-71-41-97c-25-25-60-40-96-40s-72 15-98 40c-25 26-40 61-40 97s15 71 40 98c26 25 62 40 98 40z">
          <text:p/>
        </draw:path>
        <draw:path draw:style-name="gr34" draw:text-style-name="P18" draw:layer="layout" svg:width="0.273cm" svg:height="0.273cm" svg:x="19.388cm" svg:y="4.072cm" svg:viewBox="0 0 274 274" svg:d="M138 274c36 0 71-14 96-40 26-25 40-60 40-97 0-36-14-71-40-97-25-25-60-40-96-40-37 0-72 15-98 40-25 26-40 61-40 97 0 37 15 72 40 97 26 26 61 40 98 40z">
          <text:p/>
        </draw:path>
        <draw:path draw:style-name="gr34" draw:text-style-name="P18" draw:layer="layout" svg:width="0.274cm" svg:height="0.273cm" svg:x="19.213cm" svg:y="4.276cm" svg:viewBox="0 0 275 274" svg:d="M138 274c36 0 71-14 97-40 25-27 40-61 40-98 0-36-15-71-40-96-26-26-61-40-97-40s-71 14-97 40c-26 25-41 60-41 96 0 37 15 71 41 98 26 26 61 40 97 40z">
          <text:p/>
        </draw:path>
        <draw:path draw:style-name="gr34" draw:text-style-name="P18" draw:layer="layout" svg:width="0.273cm" svg:height="0.273cm" svg:x="19.499cm" svg:y="4.091cm" svg:viewBox="0 0 274 274" svg:d="M138 274c36 0 71-14 96-40 26-25 40-60 40-97 0-36-14-71-40-97-25-25-60-40-96-40s-71 15-97 40c-26 26-41 61-41 97 0 37 15 72 41 97 26 26 61 40 97 40z">
          <text:p/>
        </draw:path>
        <draw:path draw:style-name="gr34" draw:text-style-name="P18" draw:layer="layout" svg:width="0.273cm" svg:height="0.273cm" svg:x="19.567cm" svg:y="4.355cm" svg:viewBox="0 0 274 274" svg:d="M136 274c37 0 71-15 98-40 26-26 40-61 40-98 0-36-14-71-40-96-27-26-61-40-98-40-36 0-71 14-96 40-26 25-40 60-40 96 0 37 14 72 40 98 25 25 60 40 96 40z">
          <text:p/>
        </draw:path>
        <draw:path draw:style-name="gr34" draw:text-style-name="P18" draw:layer="layout" svg:width="0.273cm" svg:height="0.273cm" svg:x="19.251cm" svg:y="4.63cm" svg:viewBox="0 0 274 274" svg:d="M136 274c37 0 71-14 97-40 26-25 41-60 41-97s-15-71-41-97-60-40-97-40c-36 0-71 14-96 40-26 26-40 60-40 97s14 72 40 97c25 26 60 40 96 40z">
          <text:p/>
        </draw:path>
        <draw:path draw:style-name="gr34" draw:text-style-name="P18" draw:layer="layout" svg:width="0.274cm" svg:height="0.273cm" svg:x="19.409cm" svg:y="4.31cm" svg:viewBox="0 0 275 274" svg:d="M138 274c36 0 71-14 97-40 25-25 40-61 40-97s-15-71-40-97c-26-25-61-40-97-40-37 0-72 15-97 40-26 26-41 61-41 97s15 72 41 97c25 26 60 40 97 40z">
          <text:p/>
        </draw:path>
        <draw:path draw:style-name="gr34" draw:text-style-name="P18" draw:layer="layout" svg:width="0.273cm" svg:height="0.274cm" svg:x="19.542cm" svg:y="4.314cm" svg:viewBox="0 0 274 275" svg:d="M136 275c37 0 71-15 97-40 27-26 41-62 41-98s-14-71-41-97c-26-25-60-40-97-40-36 0-71 15-96 40-26 26-40 61-40 97s14 72 40 98c25 25 60 40 96 40z">
          <text:p/>
        </draw:path>
        <draw:path draw:style-name="gr34" draw:text-style-name="P18" draw:layer="layout" svg:width="0.273cm" svg:height="0.273cm" svg:x="20.099cm" svg:y="4.517cm" svg:viewBox="0 0 274 274" svg:d="M136 274c37 0 71-15 97-41 27-25 41-60 41-96 0-37-14-71-41-97-26-26-60-40-97-40-36 0-71 14-96 40-26 26-40 60-40 97 0 36 14 71 40 96 25 26 60 41 96 41z">
          <text:p/>
        </draw:path>
        <draw:path draw:style-name="gr34" draw:text-style-name="P18" draw:layer="layout" svg:width="0.273cm" svg:height="0.274cm" svg:x="19.135cm" svg:y="4.788cm" svg:viewBox="0 0 274 275" svg:d="M137 275c37 0 71-16 97-41 26-26 40-61 40-97s-14-71-40-97c-26-25-60-40-97-40s-72 15-97 40c-26 26-40 61-40 97s14 71 40 97c25 25 60 41 97 41z">
          <text:p/>
        </draw:path>
        <draw:path draw:style-name="gr34" draw:text-style-name="P18" draw:layer="layout" svg:width="0.274cm" svg:height="0.273cm" svg:x="19.571cm" svg:y="4.681cm" svg:viewBox="0 0 275 274" svg:d="M137 274c36 0 71-14 98-40 25-26 40-60 40-97 0-36-15-72-40-97-27-26-62-40-98-40s-71 14-97 40c-25 25-40 61-40 97 0 37 15 71 40 97 26 26 61 40 97 40z">
          <text:p/>
        </draw:path>
        <draw:path draw:style-name="gr34" draw:text-style-name="P18" draw:layer="layout" svg:width="0.274cm" svg:height="0.273cm" svg:x="20.183cm" svg:y="4.503cm" svg:viewBox="0 0 275 274" svg:d="M137 274c37 0 72-14 97-40 26-25 41-60 41-96 0-37-15-71-41-97-25-26-60-41-97-41-36 0-71 15-97 41-25 26-40 60-40 97 0 36 15 71 40 96 26 26 61 40 97 40z">
          <text:p/>
        </draw:path>
        <draw:path draw:style-name="gr34" draw:text-style-name="P18" draw:layer="layout" svg:width="0.274cm" svg:height="0.273cm" svg:x="19.455cm" svg:y="4.425cm" svg:viewBox="0 0 275 274" svg:d="M138 274c36 0 71-15 97-40 25-26 40-61 40-97s-15-72-40-97c-26-26-61-40-97-40s-71 14-98 40c-25 25-40 61-40 97s15 71 40 97c27 25 62 40 98 40z">
          <text:p/>
        </draw:path>
        <draw:path draw:style-name="gr34" draw:text-style-name="P18" draw:layer="layout" svg:width="0.273cm" svg:height="0.273cm" svg:x="19.522cm" svg:y="4.571cm" svg:viewBox="0 0 274 274" svg:d="M136 274c37 0 71-14 97-40 26-25 41-61 41-97 0-37-15-71-41-97s-60-40-97-40c-36 0-71 14-96 40-26 26-40 60-40 97 0 36 14 72 40 97 25 26 60 40 96 40z">
          <text:p/>
        </draw:path>
        <draw:path draw:style-name="gr34" draw:text-style-name="P18" draw:layer="layout" svg:width="0.273cm" svg:height="0.273cm" svg:x="19.855cm" svg:y="4.284cm" svg:viewBox="0 0 274 274" svg:d="M136 274c37 0 71-14 98-40 26-26 40-61 40-97 0-37-14-71-40-97-27-26-61-40-98-40-36 0-71 14-96 40-26 26-40 60-40 97 0 36 14 71 40 97 25 26 60 40 96 40z">
          <text:p/>
        </draw:path>
        <draw:path draw:style-name="gr34" draw:text-style-name="P18" draw:layer="layout" svg:width="0.273cm" svg:height="0.273cm" svg:x="19.057cm" svg:y="4.321cm" svg:viewBox="0 0 274 274" svg:d="M137 274c36 0 72-14 97-40 26-25 40-61 40-97s-14-71-40-97c-25-25-61-40-97-40s-71 15-97 40c-25 26-40 61-40 97s15 72 40 97c26 26 61 40 97 40z">
          <text:p/>
        </draw:path>
        <draw:path draw:style-name="gr34" draw:text-style-name="P18" draw:layer="layout" svg:width="0.274cm" svg:height="0.273cm" svg:x="19.027cm" svg:y="4.488cm" svg:viewBox="0 0 275 274" svg:d="M137 274c36 0 71-14 97-40s41-60 41-97c0-36-15-70-41-96-26-27-61-41-97-41s-71 14-97 41c-25 26-40 60-40 96 0 37 15 71 40 97 26 26 61 40 97 40z">
          <text:p/>
        </draw:path>
        <draw:path draw:style-name="gr34" draw:text-style-name="P18" draw:layer="layout" svg:width="0.273cm" svg:height="0.273cm" svg:x="19.527cm" svg:y="4.307cm" svg:viewBox="0 0 274 274" svg:d="M136 274c37 0 71-14 97-40 26-25 41-61 41-97 0-37-15-71-41-97s-60-40-97-40c-36 0-71 14-96 40-26 26-40 60-40 97 0 36 14 72 40 97 25 26 60 40 96 40z">
          <text:p/>
        </draw:path>
        <draw:path draw:style-name="gr34" draw:text-style-name="P18" draw:layer="layout" svg:width="0.273cm" svg:height="0.273cm" svg:x="19.579cm" svg:y="4.31cm" svg:viewBox="0 0 274 274" svg:d="M136 274c37 0 71-14 98-40 26-25 40-61 40-97 0-37-14-71-40-97-27-26-61-40-98-40-36 0-71 14-96 40-26 26-40 60-40 97 0 36 14 72 40 97 25 26 60 40 96 40z">
          <text:p/>
        </draw:path>
        <draw:path draw:style-name="gr34" draw:text-style-name="P18" draw:layer="layout" svg:width="0.273cm" svg:height="0.273cm" svg:x="19.647cm" svg:y="4.164cm" svg:viewBox="0 0 274 274" svg:d="M137 274c37 0 72-14 97-40 26-26 40-60 40-97 0-36-14-72-40-97-25-26-60-40-97-40s-71 14-97 40c-26 25-40 61-40 97 0 37 14 71 40 97s60 40 97 40z">
          <text:p/>
        </draw:path>
        <draw:path draw:style-name="gr34" draw:text-style-name="P18" draw:layer="layout" svg:width="0.274cm" svg:height="0.273cm" svg:x="20.66cm" svg:y="5.896cm" svg:viewBox="0 0 275 274" svg:d="M137 274c36 0 71-14 98-41 25-26 40-60 40-97 0-36-15-71-40-96-27-26-62-40-98-40s-71 14-97 40c-25 25-40 60-40 96 0 37 15 71 40 97 26 27 61 41 97 41z">
          <text:p/>
        </draw:path>
        <draw:path draw:style-name="gr34" draw:text-style-name="P18" draw:layer="layout" svg:width="0.273cm" svg:height="0.273cm" svg:x="20.137cm" svg:y="4.44cm" svg:viewBox="0 0 274 274" svg:d="M136 274c36 0 72-15 98-40 25-26 40-61 40-97s-15-71-40-97c-26-26-62-40-98-40s-71 14-96 40c-26 26-40 61-40 97s14 71 40 97c25 25 60 40 96 40z">
          <text:p/>
        </draw:path>
        <draw:path draw:style-name="gr34" draw:text-style-name="P18" draw:layer="layout" svg:width="0.274cm" svg:height="0.273cm" svg:x="19.061cm" svg:y="4.458cm" svg:viewBox="0 0 275 274" svg:d="M137 274c36 0 72-14 98-40 25-25 40-60 40-96s-15-71-40-98c-26-25-62-40-98-40s-71 15-97 40c-25 27-40 62-40 98s15 71 40 96c26 26 61 40 97 40z">
          <text:p/>
        </draw:path>
        <draw:path draw:style-name="gr34" draw:text-style-name="P18" draw:layer="layout" svg:width="0.273cm" svg:height="0.273cm" svg:x="20.312cm" svg:y="4.493cm" svg:viewBox="0 0 274 274" svg:d="M138 274c36 0 71-14 96-40 26-26 40-60 40-97 0-36-14-71-40-96-25-26-60-41-96-41s-71 15-97 41c-26 25-41 60-41 96 0 37 15 71 41 97s61 40 97 40z">
          <text:p/>
        </draw:path>
        <draw:path draw:style-name="gr34" draw:text-style-name="P18" draw:layer="layout" svg:width="0.273cm" svg:height="0.274cm" svg:x="21.357cm" svg:y="4.478cm" svg:viewBox="0 0 274 275" svg:d="M137 275c37 0 71-15 97-40 26-26 40-61 40-97s-14-71-40-97-60-41-97-41c-36 0-72 15-97 41-26 26-40 61-40 97s14 71 40 97c25 25 61 40 97 40z">
          <text:p/>
        </draw:path>
        <draw:path draw:style-name="gr34" draw:text-style-name="P18" draw:layer="layout" svg:width="0.273cm" svg:height="0.273cm" svg:x="19.471cm" svg:y="4.627cm" svg:viewBox="0 0 274 274" svg:d="M138 274c36 0 71-14 96-40 26-25 40-60 40-97 0-36-14-71-40-97-25-25-60-40-96-40-37 0-71 15-98 40-26 26-40 61-40 97 0 37 14 72 40 97 27 26 61 40 98 40z">
          <text:p/>
        </draw:path>
        <draw:path draw:style-name="gr34" draw:text-style-name="P18" draw:layer="layout" svg:width="0.274cm" svg:height="0.273cm" svg:x="20.508cm" svg:y="4.423cm" svg:viewBox="0 0 275 274" svg:d="M138 274c36 0 71-14 97-40 25-26 40-60 40-97 0-36-15-72-40-97-26-26-61-40-97-40-37 0-72 14-98 40-25 25-40 61-40 97 0 37 15 71 40 97 26 26 61 40 98 40z">
          <text:p/>
        </draw:path>
        <draw:path draw:style-name="gr34" draw:text-style-name="P18" draw:layer="layout" svg:width="0.274cm" svg:height="0.273cm" svg:x="19.408cm" svg:y="4.337cm" svg:viewBox="0 0 275 274" svg:d="M138 274c36 0 71-14 97-40 25-25 40-60 40-97s-15-71-40-97c-26-26-61-40-97-40-37 0-72 14-98 40-25 26-40 60-40 97s15 72 40 97c26 26 61 40 98 40z">
          <text:p/>
        </draw:path>
        <draw:path draw:style-name="gr34" draw:text-style-name="P18" draw:layer="layout" svg:width="0.273cm" svg:height="0.273cm" svg:x="19.446cm" svg:y="4.327cm" svg:viewBox="0 0 274 274" svg:d="M137 274c37 0 71-14 97-40s40-61 40-98c0-36-14-71-40-96-26-26-60-40-97-40-36 0-72 14-97 40-26 25-40 60-40 96 0 37 14 72 40 98 25 26 61 40 97 40z">
          <text:p/>
        </draw:path>
        <draw:path draw:style-name="gr34" draw:text-style-name="P18" draw:layer="layout" svg:width="0.274cm" svg:height="0.274cm" svg:x="19.515cm" svg:y="5.339cm" svg:viewBox="0 0 275 275" svg:d="M138 275c36 0 71-15 97-41 25-26 40-61 40-97s-15-71-40-97c-26-25-61-40-97-40s-71 15-97 40c-25 26-41 61-41 97s16 71 41 97c26 26 61 41 97 41z">
          <text:p/>
        </draw:path>
        <draw:path draw:style-name="gr34" draw:text-style-name="P18" draw:layer="layout" svg:width="0.273cm" svg:height="0.273cm" svg:x="20.376cm" svg:y="4.098cm" svg:viewBox="0 0 274 274" svg:d="M136 274c36 0 71-14 97-40s41-60 41-97-15-72-41-97c-26-26-61-40-97-40s-71 14-96 40c-26 25-40 60-40 97s14 71 40 97c25 26 60 40 96 40z">
          <text:p/>
        </draw:path>
        <draw:path draw:style-name="gr34" draw:text-style-name="P18" draw:layer="layout" svg:width="0.273cm" svg:height="0.274cm" svg:x="20.353cm" svg:y="4.813cm" svg:viewBox="0 0 274 275" svg:d="M136 275c36 0 71-15 97-41 25-26 41-61 41-97s-16-71-41-97c-26-25-61-40-97-40s-71 15-96 40c-26 26-40 61-40 97s14 71 40 97c25 26 60 41 96 41z">
          <text:p/>
        </draw:path>
        <draw:path draw:style-name="gr34" draw:text-style-name="P18" draw:layer="layout" svg:width="0.274cm" svg:height="0.273cm" svg:x="19.717cm" svg:y="4.194cm" svg:viewBox="0 0 275 274" svg:d="M138 274c36 0 71-14 97-40 25-25 40-60 40-96 0-37-15-71-40-97-26-27-61-41-97-41s-72 14-98 41c-25 26-40 60-40 97 0 36 15 71 40 96 26 26 62 40 98 40z">
          <text:p/>
        </draw:path>
        <draw:path draw:style-name="gr34" draw:text-style-name="P18" draw:layer="layout" svg:width="0.273cm" svg:height="0.273cm" svg:x="19.919cm" svg:y="4.221cm" svg:viewBox="0 0 274 274" svg:d="M136 274c37 0 72-14 98-40 25-25 40-60 40-96s-15-71-40-97c-26-25-61-41-98-41-36 0-71 16-96 41-26 26-40 61-40 97s14 71 40 96c25 26 60 40 96 40z">
          <text:p/>
        </draw:path>
        <draw:path draw:style-name="gr34" draw:text-style-name="P18" draw:layer="layout" svg:width="0.273cm" svg:height="0.273cm" svg:x="19.688cm" svg:y="4.382cm" svg:viewBox="0 0 274 274" svg:d="M137 274c37 0 71-14 97-40s40-60 40-97-14-72-40-97c-26-26-60-40-97-40s-72 14-97 40c-26 25-40 60-40 97s14 71 40 97c25 26 60 40 97 40z">
          <text:p/>
        </draw:path>
        <draw:path draw:style-name="gr34" draw:text-style-name="P18" draw:layer="layout" svg:width="0.273cm" svg:height="0.273cm" svg:x="19.913cm" svg:y="4.322cm" svg:viewBox="0 0 274 274" svg:d="M136 274c38 0 72-14 98-40 26-25 40-61 40-97 0-37-14-71-40-97s-60-40-98-40c-36 0-71 14-96 40-26 26-40 60-40 97 0 36 14 72 40 97 25 26 60 40 96 40z">
          <text:p/>
        </draw:path>
        <draw:path draw:style-name="gr34" draw:text-style-name="P18" draw:layer="layout" svg:width="0.274cm" svg:height="0.273cm" svg:x="18.902cm" svg:y="4.444cm" svg:viewBox="0 0 275 274" svg:d="M138 274c36 0 71-14 97-40 25-25 40-60 40-96 0-37-15-71-40-98-26-26-61-40-97-40s-72 14-98 40c-25 27-40 61-40 98 0 36 15 71 40 96 26 26 62 40 98 40z">
          <text:p/>
        </draw:path>
        <draw:path draw:style-name="gr34" draw:text-style-name="P18" draw:layer="layout" svg:width="0.273cm" svg:height="0.273cm" svg:x="19.797cm" svg:y="4.801cm" svg:viewBox="0 0 274 274" svg:d="M137 274c36 0 71-14 96-41 26-26 41-60 41-97 0-36-15-71-41-96-25-26-60-40-96-40-37 0-71 14-97 40-26 25-40 60-40 96 0 37 14 71 40 97 26 27 60 41 97 41z">
          <text:p/>
        </draw:path>
        <draw:path draw:style-name="gr34" draw:text-style-name="P18" draw:layer="layout" svg:width="0.273cm" svg:height="0.274cm" svg:x="19.44cm" svg:y="4.234cm" svg:viewBox="0 0 274 275" svg:d="M137 275c37 0 71-16 97-41 26-26 40-61 40-97s-14-71-40-97c-26-25-60-40-97-40-36 0-72 15-97 40-26 26-40 61-40 97s14 71 40 97c25 25 61 41 97 41z">
          <text:p/>
        </draw:path>
        <draw:path draw:style-name="gr34" draw:text-style-name="P18" draw:layer="layout" svg:width="0.273cm" svg:height="0.273cm" svg:x="19.608cm" svg:y="4.574cm" svg:viewBox="0 0 274 274" svg:d="M137 274c36 0 72-14 97-40 26-25 40-61 40-97s-14-71-40-97c-25-25-61-40-97-40-37 0-71 15-97 40-26 26-40 61-40 97s14 72 40 97c26 26 60 40 97 40z">
          <text:p/>
        </draw:path>
        <draw:path draw:style-name="gr34" draw:text-style-name="P18" draw:layer="layout" svg:width="0.273cm" svg:height="0.273cm" svg:x="19.896cm" svg:y="4.165cm" svg:viewBox="0 0 274 274" svg:d="M137 274c37 0 72-14 97-40 26-25 40-60 40-96 0-37-14-72-40-98-25-26-60-40-97-40s-71 14-97 40-40 61-40 98c0 36 14 71 40 96 26 26 60 40 97 40z">
          <text:p/>
        </draw:path>
        <draw:path draw:style-name="gr34" draw:text-style-name="P18" draw:layer="layout" svg:width="0.273cm" svg:height="0.274cm" svg:x="19.741cm" svg:y="4.734cm" svg:viewBox="0 0 274 275" svg:d="M138 275c36 0 71-15 96-40 26-26 40-61 40-97s-14-71-40-98c-25-25-60-40-96-40-37 0-71 15-98 40-26 27-40 62-40 98s14 71 40 97c27 25 61 40 98 40z">
          <text:p/>
        </draw:path>
        <draw:path draw:style-name="gr34" draw:text-style-name="P18" draw:layer="layout" svg:width="0.273cm" svg:height="0.273cm" svg:x="19.449cm" svg:y="4.836cm" svg:viewBox="0 0 274 274" svg:d="M137 274c36 0 71-14 97-40 25-27 40-61 40-98 0-36-15-71-40-96-26-26-61-40-97-40s-72 14-97 40c-26 25-40 60-40 96 0 37 14 71 40 98 25 26 61 40 97 40z">
          <text:p/>
        </draw:path>
        <draw:path draw:style-name="gr34" draw:text-style-name="P18" draw:layer="layout" svg:width="0.274cm" svg:height="0.274cm" svg:x="19.579cm" svg:y="4.359cm" svg:viewBox="0 0 275 275" svg:d="M137 275c36 0 71-15 98-40 25-26 40-61 40-98 0-36-15-71-40-97-27-25-62-40-98-40s-71 15-97 40c-25 26-40 61-40 97 0 37 15 72 40 98 26 25 61 40 97 40z">
          <text:p/>
        </draw:path>
        <draw:path draw:style-name="gr34" draw:text-style-name="P18" draw:layer="layout" svg:width="0.274cm" svg:height="0.274cm" svg:x="19.853cm" svg:y="4.288cm" svg:viewBox="0 0 275 275" svg:d="M137 275c36 0 71-15 98-40 25-27 40-62 40-98s-15-71-40-97c-27-25-62-40-98-40s-71 15-97 40c-25 26-40 61-40 97s15 71 40 98c26 25 61 40 97 40z">
          <text:p/>
        </draw:path>
        <draw:path draw:style-name="gr34" draw:text-style-name="P18" draw:layer="layout" svg:width="0.273cm" svg:height="0.273cm" svg:x="19.419cm" svg:y="4.804cm" svg:viewBox="0 0 274 274" svg:d="M137 274c37 0 71-14 97-41 26-25 40-60 40-96 0-37-14-71-40-97s-60-40-97-40-72 14-97 40c-26 26-40 60-40 97 0 36 14 71 40 96 25 27 60 41 97 41z">
          <text:p/>
        </draw:path>
        <draw:path draw:style-name="gr34" draw:text-style-name="P18" draw:layer="layout" svg:width="0.273cm" svg:height="0.274cm" svg:x="20.072cm" svg:y="4.281cm" svg:viewBox="0 0 274 275" svg:d="M136 275c36 0 71-15 97-41 25-26 41-61 41-97s-16-71-41-97c-26-25-61-40-97-40s-71 15-96 40c-26 26-40 61-40 97s14 71 40 97c25 26 60 41 96 41z">
          <text:p/>
        </draw:path>
        <draw:path draw:style-name="gr34" draw:text-style-name="P18" draw:layer="layout" svg:width="0.273cm" svg:height="0.273cm" svg:x="19.796cm" svg:y="4.172cm" svg:viewBox="0 0 274 274" svg:d="M136 274c36 0 71-15 97-40 25-26 41-61 41-97s-16-71-41-97c-26-26-61-40-97-40s-71 14-96 40c-26 26-40 61-40 97s14 71 40 97c25 25 60 40 96 40z">
          <text:p/>
        </draw:path>
        <draw:path draw:style-name="gr34" draw:text-style-name="P18" draw:layer="layout" svg:width="0.273cm" svg:height="0.273cm" svg:x="19.639cm" svg:y="4.329cm" svg:viewBox="0 0 274 274" svg:d="M137 274c37 0 72-14 97-40 26-26 40-61 40-98 0-36-14-71-40-96-25-26-60-40-97-40s-71 14-97 40c-26 25-40 60-40 96 0 37 14 72 40 98s60 40 97 40z">
          <text:p/>
        </draw:path>
        <draw:path draw:style-name="gr34" draw:text-style-name="P18" draw:layer="layout" svg:width="0.274cm" svg:height="0.274cm" svg:x="20.221cm" svg:y="4.705cm" svg:viewBox="0 0 275 275" svg:d="M138 275c36 0 71-15 97-41 25-25 40-60 40-96s-15-72-40-98c-26-25-61-40-97-40-37 0-72 15-98 40-25 26-40 62-40 98s15 71 40 96c26 26 61 41 98 41z">
          <text:p/>
        </draw:path>
        <draw:path draw:style-name="gr34" draw:text-style-name="P18" draw:layer="layout" svg:width="0.273cm" svg:height="0.274cm" svg:x="19.358cm" svg:y="4.422cm" svg:viewBox="0 0 274 275" svg:d="M137 275c37 0 72-15 97-40 26-26 40-61 40-97s-14-72-40-98c-25-25-60-40-97-40s-71 15-97 40c-26 26-40 62-40 98s14 71 40 97c26 25 60 40 97 40z">
          <text:p/>
        </draw:path>
        <draw:path draw:style-name="gr35" draw:text-style-name="P19" draw:layer="layout" svg:width="0.273cm" svg:height="0.274cm" svg:x="20.977cm" svg:y="5.89cm" svg:viewBox="0 0 274 275" svg:d="M136 275c36 0 72-15 98-41 25-26 40-61 40-97s-15-71-40-97c-26-25-62-40-98-40s-71 15-96 40c-26 26-40 61-40 97s14 71 40 97c25 26 60 41 96 41z">
          <text:p/>
        </draw:path>
        <draw:path draw:style-name="gr34" draw:text-style-name="P18" draw:layer="layout" svg:width="0.274cm" svg:height="0.274cm" svg:x="19.771cm" svg:y="4.532cm" svg:viewBox="0 0 275 275" svg:d="M138 275c36 0 71-15 97-41 25-26 40-61 40-97s-15-71-40-97c-26-25-61-40-97-40s-71 15-97 40c-26 26-41 61-41 97s15 71 41 97 61 41 97 41z">
          <text:p/>
        </draw:path>
        <draw:path draw:style-name="gr34" draw:text-style-name="P18" draw:layer="layout" svg:width="0.274cm" svg:height="0.273cm" svg:x="19.754cm" svg:y="4.184cm" svg:viewBox="0 0 275 274" svg:d="M138 274c36 0 71-14 96-40 26-25 41-60 41-96 0-37-15-71-41-98-25-26-60-40-96-40s-71 14-97 40c-26 27-41 61-41 98 0 36 15 71 41 96 26 26 61 40 97 40z">
          <text:p/>
        </draw:path>
        <draw:path draw:style-name="gr34" draw:text-style-name="P18" draw:layer="layout" svg:width="0.273cm" svg:height="0.273cm" svg:x="20.367cm" svg:y="4.652cm" svg:viewBox="0 0 274 274" svg:d="M137 274c36 0 71-14 96-40 27-26 41-60 41-97s-14-72-41-97c-25-26-60-40-96-40-37 0-71 14-97 40-26 25-40 60-40 97s14 71 40 97 60 40 97 40z">
          <text:p/>
        </draw:path>
        <draw:path draw:style-name="gr34" draw:text-style-name="P18" draw:layer="layout" svg:width="0.273cm" svg:height="0.274cm" svg:x="19.517cm" svg:y="4.232cm" svg:viewBox="0 0 274 275" svg:d="M137 275c37 0 71-16 97-41 26-26 40-61 40-97s-14-71-40-97c-26-25-60-40-97-40-36 0-71 15-96 40-26 26-41 61-41 97s15 71 41 97c25 25 60 41 96 41z">
          <text:p/>
        </draw:path>
        <draw:path draw:style-name="gr34" draw:text-style-name="P18" draw:layer="layout" svg:width="0.273cm" svg:height="0.273cm" svg:x="19.88cm" svg:y="4.22cm" svg:viewBox="0 0 274 274" svg:d="M136 274c37 0 72-14 98-40s40-60 40-97c0-36-14-71-40-96-26-26-61-41-98-41-36 0-71 15-96 41-26 25-40 60-40 96 0 37 14 71 40 97 25 26 60 40 96 40z">
          <text:p/>
        </draw:path>
        <draw:path draw:style-name="gr34" draw:text-style-name="P18" draw:layer="layout" svg:width="0.273cm" svg:height="0.274cm" svg:x="19.711cm" svg:y="4.219cm" svg:viewBox="0 0 274 275" svg:d="M138 275c36 0 71-15 96-40 26-26 40-61 40-97s-14-71-40-97c-25-25-60-41-96-41s-72 16-98 41c-25 26-40 61-40 97s15 71 40 97c26 25 62 40 98 40z">
          <text:p/>
        </draw:path>
        <draw:path draw:style-name="gr34" draw:text-style-name="P18" draw:layer="layout" svg:width="0.274cm" svg:height="0.274cm" svg:x="20.498cm" svg:y="4.831cm" svg:viewBox="0 0 275 275" svg:d="M138 275c36 0 71-15 97-41 25-26 40-61 40-97s-15-71-40-97c-26-25-61-40-97-40-37 0-72 15-98 40-25 26-40 61-40 97s15 71 40 97c26 26 61 41 98 41z">
          <text:p/>
        </draw:path>
        <draw:path draw:style-name="gr34" draw:text-style-name="P18" draw:layer="layout" svg:width="0.273cm" svg:height="0.274cm" svg:x="20.769cm" svg:y="4.503cm" svg:viewBox="0 0 274 275" svg:d="M138 275c36 0 71-15 96-40 26-26 40-61 40-97s-14-71-40-97c-25-25-60-41-96-41-37 0-72 16-98 41-25 26-40 61-40 97s15 71 40 97c26 25 61 40 98 40z">
          <text:p/>
        </draw:path>
        <draw:path draw:style-name="gr34" draw:text-style-name="P18" draw:layer="layout" svg:width="0.273cm" svg:height="0.273cm" svg:x="19.561cm" svg:y="4.41cm" svg:viewBox="0 0 274 274" svg:d="M137 274c36 0 71-14 97-40 26-25 40-60 40-96 0-37-14-72-40-98s-61-40-97-40c-37 0-71 14-97 40s-40 61-40 98c0 36 14 71 40 96 26 26 60 40 97 40z">
          <text:p/>
        </draw:path>
        <draw:path draw:style-name="gr34" draw:text-style-name="P18" draw:layer="layout" svg:width="0.274cm" svg:height="0.273cm" svg:x="20.316cm" svg:y="4.847cm" svg:viewBox="0 0 275 274" svg:d="M138 274c36 0 71-14 97-40 25-25 40-61 40-97 0-37-15-71-40-97-26-26-61-40-97-40s-71 14-97 40-41 60-41 97c0 36 15 72 41 97 26 26 61 40 97 40z">
          <text:p/>
        </draw:path>
        <draw:path draw:style-name="gr34" draw:text-style-name="P18" draw:layer="layout" svg:width="0.273cm" svg:height="0.274cm" svg:x="19.832cm" svg:y="4.419cm" svg:viewBox="0 0 274 275" svg:d="M137 275c36 0 71-15 96-40 27-26 41-61 41-97s-14-72-41-98c-25-25-60-40-96-40-37 0-71 15-97 40-26 26-40 62-40 98s14 71 40 97c26 25 60 40 97 40z">
          <text:p/>
        </draw:path>
        <draw:path draw:style-name="gr34" draw:text-style-name="P18" draw:layer="layout" svg:width="0.273cm" svg:height="0.273cm" svg:x="19.616cm" svg:y="4.35cm" svg:viewBox="0 0 274 274" svg:d="M136 274c36 0 72-14 98-40 25-26 40-60 40-98 0-36-15-71-40-96-26-26-62-40-98-40s-71 14-96 40c-26 25-40 60-40 96 0 38 14 72 40 98 25 26 60 40 96 40z">
          <text:p/>
        </draw:path>
        <draw:path draw:style-name="gr34" draw:text-style-name="P18" draw:layer="layout" svg:width="0.274cm" svg:height="0.273cm" svg:x="19.191cm" svg:y="4.43cm" svg:viewBox="0 0 275 274" svg:d="M138 274c36 0 71-14 97-40 25-26 40-60 40-97 0-36-15-72-40-97-26-26-61-40-97-40s-71 14-98 40c-25 25-40 61-40 97 0 37 15 71 40 97 27 26 62 40 98 40z">
          <text:p/>
        </draw:path>
        <draw:path draw:style-name="gr34" draw:text-style-name="P18" draw:layer="layout" svg:width="0.274cm" svg:height="0.274cm" svg:x="19.726cm" svg:y="4.238cm" svg:viewBox="0 0 275 275" svg:d="M138 275c36 0 71-16 97-41 25-26 40-61 40-97s-15-71-40-97c-26-25-61-40-97-40s-72 15-98 40c-25 26-40 61-40 97s15 71 40 97c26 25 62 41 98 41z">
          <text:p/>
        </draw:path>
        <draw:path draw:style-name="gr34" draw:text-style-name="P18" draw:layer="layout" svg:width="0.273cm" svg:height="0.273cm" svg:x="20.673cm" svg:y="4.162cm" svg:viewBox="0 0 274 274" svg:d="M136 274c37 0 71-14 98-40 26-25 40-60 40-96 0-37-14-72-40-98-27-26-61-40-98-40-36 0-71 14-96 40-26 26-40 61-40 98 0 36 14 71 40 96 25 26 60 40 96 40z">
          <text:p/>
        </draw:path>
        <draw:path draw:style-name="gr34" draw:text-style-name="P18" draw:layer="layout" svg:width="0.274cm" svg:height="0.274cm" svg:x="20.071cm" svg:y="4.185cm" svg:viewBox="0 0 275 275" svg:d="M137 275c36 0 71-15 97-40 25-26 41-61 41-97s-16-71-41-98c-26-25-61-40-97-40s-71 15-97 40c-25 27-40 62-40 98s15 71 40 97c26 25 61 40 97 40z">
          <text:p/>
        </draw:path>
        <draw:path draw:style-name="gr34" draw:text-style-name="P18" draw:layer="layout" svg:width="0.273cm" svg:height="0.273cm" svg:x="19.965cm" svg:y="4.194cm" svg:viewBox="0 0 274 274" svg:d="M138 274c36 0 71-15 96-40 26-26 40-61 40-97s-14-71-40-96c-25-27-60-41-96-41s-72 14-98 41c-25 25-40 60-40 96s15 71 40 97c26 25 62 40 98 40z">
          <text:p/>
        </draw:path>
        <draw:path draw:style-name="gr34" draw:text-style-name="P18" draw:layer="layout" svg:width="0.273cm" svg:height="0.273cm" svg:x="19.552cm" svg:y="4.37cm" svg:viewBox="0 0 274 274" svg:d="M137 274c36 0 71-14 96-40 27-25 41-60 41-96 0-38-14-72-41-98-25-26-60-40-96-40-37 0-71 14-97 40s-40 60-40 98c0 36 14 71 40 96 26 26 60 40 97 40z">
          <text:p/>
        </draw:path>
        <draw:path draw:style-name="gr34" draw:text-style-name="P18" draw:layer="layout" svg:width="0.273cm" svg:height="0.273cm" svg:x="19.76cm" svg:y="4.241cm" svg:viewBox="0 0 274 274" svg:d="M137 274c37 0 71-15 97-41 26-25 40-60 40-96 0-37-14-71-40-97s-60-40-97-40c-36 0-71 14-96 40-27 26-41 60-41 97 0 36 14 71 41 96 25 26 60 41 96 41z">
          <text:p/>
        </draw:path>
        <draw:path draw:style-name="gr34" draw:text-style-name="P18" draw:layer="layout" svg:width="0.273cm" svg:height="0.273cm" svg:x="19.735cm" svg:y="4.467cm" svg:viewBox="0 0 274 274" svg:d="M137 274c37 0 71-14 97-40s40-60 40-97c0-36-14-71-40-96-26-27-60-41-97-41-36 0-71 14-97 41-26 25-40 60-40 96 0 37 14 71 40 97s61 40 97 40z">
          <text:p/>
        </draw:path>
        <draw:path draw:style-name="gr34" draw:text-style-name="P18" draw:layer="layout" svg:width="0.273cm" svg:height="0.274cm" svg:x="19.613cm" svg:y="4.444cm" svg:viewBox="0 0 274 275" svg:d="M136 275c36 0 72-15 98-41 25-25 40-60 40-96s-15-71-40-98c-26-25-62-40-98-40s-71 15-96 40c-26 27-40 62-40 98s14 71 40 96c25 26 60 41 96 41z">
          <text:p/>
        </draw:path>
        <draw:path draw:style-name="gr34" draw:text-style-name="P18" draw:layer="layout" svg:width="0.273cm" svg:height="0.273cm" svg:x="19.651cm" svg:y="4.395cm" svg:viewBox="0 0 274 274" svg:d="M137 274c37 0 72-14 97-40 26-26 40-60 40-97s-14-72-40-97c-25-26-60-40-97-40s-71 14-97 40c-26 25-40 60-40 97s14 71 40 97 60 40 97 40z">
          <text:p/>
        </draw:path>
        <draw:path draw:style-name="gr35" draw:text-style-name="P19" draw:layer="layout" svg:width="0.273cm" svg:height="0.273cm" svg:x="23.037cm" svg:y="5.311cm" svg:viewBox="0 0 274 274" svg:d="M137 274c37 0 71-15 97-40 26-26 40-61 40-97s-14-71-40-96c-26-26-60-41-97-41-36 0-71 15-96 41-27 25-41 60-41 96s14 71 41 97c25 25 60 40 96 40z">
          <text:p/>
        </draw:path>
        <draw:path draw:style-name="gr34" draw:text-style-name="P18" draw:layer="layout" svg:width="0.273cm" svg:height="0.273cm" svg:x="19.734cm" svg:y="4.217cm" svg:viewBox="0 0 274 274" svg:d="M137 274c37 0 71-14 97-40s40-60 40-97c0-36-14-71-40-96-26-27-60-41-97-41-36 0-71 14-97 41-26 25-40 60-40 96 0 37 14 71 40 97s61 40 97 40z">
          <text:p/>
        </draw:path>
        <draw:path draw:style-name="gr34" draw:text-style-name="P18" draw:layer="layout" svg:width="0.274cm" svg:height="0.273cm" svg:x="19.528cm" svg:y="4.329cm" svg:viewBox="0 0 275 274" svg:d="M137 274c36 0 71-14 97-40 25-25 41-61 41-97 0-37-16-71-41-97-26-26-61-40-97-40s-71 14-97 40c-25 26-40 60-40 97 0 36 15 72 40 97 26 26 61 40 97 40z">
          <text:p/>
        </draw:path>
        <draw:path draw:style-name="gr34" draw:text-style-name="P18" draw:layer="layout" svg:width="0.273cm" svg:height="0.273cm" svg:x="19.692cm" svg:y="4.467cm" svg:viewBox="0 0 274 274" svg:d="M137 274c37 0 71-14 97-40s40-60 40-97c0-36-14-71-40-96-26-27-60-41-97-41s-72 14-97 41c-26 25-40 60-40 96 0 37 14 71 40 97 25 26 60 40 97 40z">
          <text:p/>
        </draw:path>
        <draw:path draw:style-name="gr34" draw:text-style-name="P18" draw:layer="layout" svg:width="0.274cm" svg:height="0.273cm" svg:x="19.808cm" svg:y="4.277cm" svg:viewBox="0 0 275 274" svg:d="M137 274c36 0 71-14 97-40 26-27 41-61 41-98 0-36-15-71-41-96-26-26-61-40-97-40s-71 14-97 40c-25 25-40 60-40 96 0 37 15 71 40 98 26 26 61 40 97 40z">
          <text:p/>
        </draw:path>
        <draw:path draw:style-name="gr34" draw:text-style-name="P18" draw:layer="layout" svg:width="0.274cm" svg:height="0.273cm" svg:x="19.74cm" svg:y="4.22cm" svg:viewBox="0 0 275 274" svg:d="M138 274c36 0 71-14 97-40 25-26 40-60 40-97 0-36-15-71-40-96-26-26-61-41-97-41s-71 15-97 41c-26 25-41 60-41 96 0 37 15 71 41 97s61 40 97 40z">
          <text:p/>
        </draw:path>
        <draw:path draw:style-name="gr34" draw:text-style-name="P18" draw:layer="layout" svg:width="0.273cm" svg:height="0.273cm" svg:x="19.829cm" svg:y="4.273cm" svg:viewBox="0 0 274 274" svg:d="M137 274c36 0 71-14 96-40 27-26 41-61 41-97 0-37-14-71-41-97-25-26-60-40-96-40-37 0-71 14-97 40s-40 60-40 97c0 36 14 71 40 97s60 40 97 40z">
          <text:p/>
        </draw:path>
        <draw:path draw:style-name="gr34" draw:text-style-name="P18" draw:layer="layout" svg:width="0.273cm" svg:height="0.273cm" svg:x="20.405cm" svg:y="4.223cm" svg:viewBox="0 0 274 274" svg:d="M136 274c37 0 72-14 98-40 26-25 40-60 40-96s-14-71-40-97c-26-25-61-41-98-41-36 0-71 16-96 41-26 26-40 61-40 97s14 71 40 96c25 26 60 40 96 40z">
          <text:p/>
        </draw:path>
        <draw:path draw:style-name="gr35" draw:text-style-name="P19" draw:layer="layout" svg:width="0.274cm" svg:height="0.273cm" svg:x="21.888cm" svg:y="4.534cm" svg:viewBox="0 0 275 274" svg:d="M138 274c36 0 71-15 97-41 25-26 40-61 40-97s-15-71-40-96c-26-26-61-40-97-40s-72 14-98 40c-25 25-40 60-40 96s15 71 40 97c26 26 62 41 98 41z">
          <text:p/>
        </draw:path>
        <draw:path draw:style-name="gr34" draw:text-style-name="P18" draw:layer="layout" svg:width="0.274cm" svg:height="0.274cm" svg:x="19.481cm" svg:y="4.607cm" svg:viewBox="0 0 275 275" svg:d="M138 275c36 0 71-15 97-40 25-26 40-61 40-98 0-36-15-71-40-97-26-25-61-40-97-40s-71 15-97 40c-26 26-41 61-41 97 0 37 15 72 41 98 26 25 61 40 97 40z">
          <text:p/>
        </draw:path>
        <draw:path draw:style-name="gr34" draw:text-style-name="P18" draw:layer="layout" svg:width="0.273cm" svg:height="0.273cm" svg:x="19.881cm" svg:y="4.252cm" svg:viewBox="0 0 274 274" svg:d="M137 274c36 0 72-14 97-41 26-25 40-60 40-96 0-37-14-71-40-97-25-26-61-40-97-40s-71 14-97 40c-25 26-40 60-40 97 0 36 15 71 40 96 26 27 61 41 97 41z">
          <text:p/>
        </draw:path>
        <draw:path draw:style-name="gr34" draw:text-style-name="P18" draw:layer="layout" svg:width="0.273cm" svg:height="0.273cm" svg:x="19.528cm" svg:y="4.413cm" svg:viewBox="0 0 274 274" svg:d="M136 274c37 0 71-14 97-40s41-60 41-97c0-36-15-72-41-97-26-26-60-40-97-40-36 0-71 14-96 40-26 25-40 61-40 97 0 37 14 71 40 97 25 26 60 40 96 40z">
          <text:p/>
        </draw:path>
        <draw:path draw:style-name="gr34" draw:text-style-name="P18" draw:layer="layout" svg:width="0.273cm" svg:height="0.274cm" svg:x="19.564cm" svg:y="4.685cm" svg:viewBox="0 0 274 275" svg:d="M136 275c37 0 71-15 98-40 26-26 40-61 40-97s-14-72-40-98c-27-25-61-40-98-40-36 0-71 15-96 40-26 26-40 62-40 98s14 71 40 97c25 25 60 40 96 40z">
          <text:p/>
        </draw:path>
        <draw:path draw:style-name="gr34" draw:text-style-name="P18" draw:layer="layout" svg:width="0.273cm" svg:height="0.273cm" svg:x="19.136cm" svg:y="4.525cm" svg:viewBox="0 0 274 274" svg:d="M137 274c36 0 71-14 97-41 25-25 40-60 40-96s-15-71-40-97c-26-25-61-40-97-40-37 0-72 15-97 40-26 26-40 61-40 97s14 71 40 96c25 27 60 41 97 41z">
          <text:p/>
        </draw:path>
        <draw:path draw:style-name="gr34" draw:text-style-name="P18" draw:layer="layout" svg:width="0.273cm" svg:height="0.273cm" svg:x="19.347cm" svg:y="4.514cm" svg:viewBox="0 0 274 274" svg:d="M137 274c37 0 72-16 97-41 26-26 40-61 40-97s-14-71-40-96c-25-26-60-40-97-40-36 0-71 14-97 40-25 25-40 60-40 96s15 71 40 97c26 25 61 41 97 41z">
          <text:p/>
        </draw:path>
        <draw:path draw:style-name="gr34" draw:text-style-name="P18" draw:layer="layout" svg:width="0.273cm" svg:height="0.273cm" svg:x="19.44cm" svg:y="4.425cm" svg:viewBox="0 0 274 274" svg:d="M138 274c36 0 71-14 96-40 26-25 40-60 40-96 0-37-14-72-40-98-25-26-60-40-96-40s-72 14-98 40c-25 26-40 61-40 98 0 36 15 71 40 96 26 26 62 40 98 40z">
          <text:p/>
        </draw:path>
        <draw:path draw:style-name="gr34" draw:text-style-name="P18" draw:layer="layout" svg:width="0.273cm" svg:height="0.273cm" svg:x="19.931cm" svg:y="4.543cm" svg:viewBox="0 0 274 274" svg:d="M138 274c36 0 71-14 96-41 26-25 40-60 40-96s-14-71-40-97c-25-25-60-40-96-40-38 0-72 15-98 40-26 26-40 61-40 97s14 71 40 96c26 27 60 41 98 41z">
          <text:p/>
        </draw:path>
        <draw:path draw:style-name="gr34" draw:text-style-name="P18" draw:layer="layout" svg:width="0.273cm" svg:height="0.273cm" svg:x="20.807cm" svg:y="4.267cm" svg:viewBox="0 0 274 274" svg:d="M137 274c36 0 71-14 97-41 25-26 40-60 40-97 0-36-15-71-40-96-26-26-61-40-97-40s-72 14-97 40c-26 25-40 60-40 96 0 37 14 71 40 97 25 27 61 41 97 41z">
          <text:p/>
        </draw:path>
        <draw:path draw:style-name="gr34" draw:text-style-name="P18" draw:layer="layout" svg:width="0.273cm" svg:height="0.274cm" svg:x="20.482cm" svg:y="4.345cm" svg:viewBox="0 0 274 275" svg:d="M137 275c36 0 71-15 97-40 25-26 40-61 40-98 0-36-15-71-40-97-26-25-61-40-97-40-37 0-72 15-97 40-26 26-40 61-40 97 0 37 14 72 40 98 25 25 60 40 97 40z">
          <text:p/>
        </draw:path>
        <draw:path draw:style-name="gr34" draw:text-style-name="P18" draw:layer="layout" svg:width="0.274cm" svg:height="0.273cm" svg:x="20.154cm" svg:y="4.887cm" svg:viewBox="0 0 275 274" svg:d="M137 274c36 0 72-15 98-40 25-26 40-61 40-98 0-36-15-71-40-96-26-26-62-40-98-40s-71 14-97 40c-25 25-40 60-40 96 0 37 15 72 40 98 26 25 61 40 97 40z">
          <text:p/>
        </draw:path>
        <draw:path draw:style-name="gr34" draw:text-style-name="P18" draw:layer="layout" svg:width="0.273cm" svg:height="0.273cm" svg:x="19.507cm" svg:y="4.502cm" svg:viewBox="0 0 274 274" svg:d="M138 274c36 0 71-14 96-40 26-26 40-60 40-97 0-36-14-71-40-96-25-26-60-41-96-41-37 0-71 15-97 41-26 25-41 60-41 96 0 37 15 71 41 97s60 40 97 40z">
          <text:p/>
        </draw:path>
        <draw:path draw:style-name="gr34" draw:text-style-name="P18" draw:layer="layout" svg:width="0.273cm" svg:height="0.273cm" svg:x="19.284cm" svg:y="4.63cm" svg:viewBox="0 0 274 274" svg:d="M137 274c36 0 71-14 96-40 27-25 41-60 41-97s-14-71-41-97c-25-26-60-40-96-40s-71 14-97 40c-25 26-40 60-40 97s15 72 40 97c26 26 61 40 97 40z">
          <text:p/>
        </draw:path>
        <draw:path draw:style-name="gr34" draw:text-style-name="P18" draw:layer="layout" svg:width="0.273cm" svg:height="0.273cm" svg:x="20.744cm" svg:y="4.451cm" svg:viewBox="0 0 274 274" svg:d="M136 274c38 0 72-14 98-40s40-60 40-97c0-36-14-71-40-97s-60-40-98-40c-36 0-71 14-96 40-26 26-40 61-40 97 0 37 14 71 40 97 25 26 60 40 96 40z">
          <text:p/>
        </draw:path>
        <draw:path draw:style-name="gr35" draw:text-style-name="P19" draw:layer="layout" svg:width="0.273cm" svg:height="0.273cm" svg:x="21.529cm" svg:y="4.718cm" svg:viewBox="0 0 274 274" svg:d="M137 274c36 0 72-14 97-40 26-25 40-60 40-96s-14-71-40-98c-25-25-61-40-97-40-37 0-71 15-97 40-26 27-40 62-40 98s14 71 40 96c26 26 60 40 97 40z">
          <text:p/>
        </draw:path>
        <draw:path draw:style-name="gr34" draw:text-style-name="P18" draw:layer="layout" svg:width="0.273cm" svg:height="0.273cm" svg:x="20.238cm" svg:y="4.071cm" svg:viewBox="0 0 274 274" svg:d="M138 274c36 0 71-14 96-40 26-25 40-60 40-97 0-36-14-71-40-97-25-25-60-40-96-40-38 0-72 15-98 40-26 26-40 61-40 97 0 37 14 72 40 97 26 26 60 40 98 40z">
          <text:p/>
        </draw:path>
        <draw:path draw:style-name="gr35" draw:text-style-name="P19" draw:layer="layout" svg:width="0.273cm" svg:height="0.273cm" svg:x="22.311cm" svg:y="6.018cm" svg:viewBox="0 0 274 274" svg:d="M136 274c36 0 71-14 98-40 25-25 40-60 40-96 0-38-15-72-40-98-27-26-62-40-98-40s-71 14-96 40c-26 26-40 60-40 98 0 36 14 71 40 96 25 26 60 40 96 40z">
          <text:p/>
        </draw:path>
        <draw:path draw:style-name="gr34" draw:text-style-name="P18" draw:layer="layout" svg:width="0.274cm" svg:height="0.273cm" svg:x="19.843cm" svg:y="4.29cm" svg:viewBox="0 0 275 274" svg:d="M137 274c36 0 71-14 97-40 26-27 41-61 41-98 0-36-15-71-41-96-26-26-61-40-97-40s-71 14-97 40c-25 25-40 60-40 96 0 37 15 71 40 98 26 26 61 40 97 40z">
          <text:p/>
        </draw:path>
        <draw:path draw:style-name="gr34" draw:text-style-name="P18" draw:layer="layout" svg:width="0.273cm" svg:height="0.274cm" svg:x="19.964cm" svg:y="4.301cm" svg:viewBox="0 0 274 275" svg:d="M138 275c36 0 71-15 96-40 26-26 40-62 40-98s-14-71-40-97c-25-25-60-40-96-40-38 0-72 15-98 40-26 26-40 61-40 97s14 72 40 98c26 25 60 40 98 40z">
          <text:p/>
        </draw:path>
        <draw:path draw:style-name="gr34" draw:text-style-name="P18" draw:layer="layout" svg:width="0.273cm" svg:height="0.273cm" svg:x="19.662cm" svg:y="4.595cm" svg:viewBox="0 0 274 274" svg:d="M137 274c37 0 71-14 97-40 26-25 40-61 40-97 0-37-14-71-40-97s-60-40-97-40-72 14-97 40c-26 26-40 60-40 97 0 36 14 72 40 97 25 26 60 40 97 40z">
          <text:p/>
        </draw:path>
        <draw:path draw:style-name="gr34" draw:text-style-name="P18" draw:layer="layout" svg:width="0.273cm" svg:height="0.273cm" svg:x="19.907cm" svg:y="4.204cm" svg:viewBox="0 0 274 274" svg:d="M137 274c37 0 72-14 97-40 26-26 40-60 40-97 0-36-14-70-40-96-25-27-60-41-97-41s-71 14-97 41c-26 26-40 60-40 96 0 37 14 71 40 97s60 40 97 40z">
          <text:p/>
        </draw:path>
        <draw:path draw:style-name="gr34" draw:text-style-name="P18" draw:layer="layout" svg:width="0.274cm" svg:height="0.273cm" svg:x="19.713cm" svg:y="4.345cm" svg:viewBox="0 0 275 274" svg:d="M138 274c36 0 71-15 97-40 25-26 40-61 40-98 0-36-15-71-40-96-26-26-61-40-97-40s-72 14-98 40c-25 25-40 60-40 96 0 37 15 72 40 98 26 25 62 40 98 40z">
          <text:p/>
        </draw:path>
        <draw:path draw:style-name="gr34" draw:text-style-name="P18" draw:layer="layout" svg:width="0.273cm" svg:height="0.274cm" svg:x="19.966cm" svg:y="4.363cm" svg:viewBox="0 0 274 275" svg:d="M138 275c36 0 71-15 96-40 26-26 40-61 40-98 0-36-14-71-40-97-25-25-60-40-96-40-37 0-72 15-98 40-26 26-40 61-40 97 0 37 14 72 40 98 26 25 61 40 98 40z">
          <text:p/>
        </draw:path>
        <draw:path draw:style-name="gr34" draw:text-style-name="P18" draw:layer="layout" svg:width="0.273cm" svg:height="0.274cm" svg:x="18.901cm" svg:y="4.739cm" svg:viewBox="0 0 274 275" svg:d="M137 275c37 0 71-15 97-40 26-26 40-61 40-97s-14-71-40-97-60-41-97-41c-36 0-72 15-97 41-26 26-40 61-40 97s14 71 40 97c25 25 61 40 97 40z">
          <text:p/>
        </draw:path>
        <draw:path draw:style-name="gr35" draw:text-style-name="P19" draw:layer="layout" svg:width="0.273cm" svg:height="0.273cm" svg:x="22.807cm" svg:y="5.344cm" svg:viewBox="0 0 274 274" svg:d="M137 274c36 0 71-14 96-41 26-26 41-60 41-97 0-36-15-71-41-96-25-26-60-40-96-40-37 0-71 14-97 40-26 25-40 60-40 96 0 37 14 71 40 97 26 27 60 41 97 41z">
          <text:p/>
        </draw:path>
        <draw:path draw:style-name="gr34" draw:text-style-name="P18" draw:layer="layout" svg:width="0.273cm" svg:height="0.273cm" svg:x="20.592cm" svg:y="4.423cm" svg:viewBox="0 0 274 274" svg:d="M137 274c36 0 71-14 97-40 25-25 40-60 40-96s-15-72-40-98c-26-25-61-40-97-40s-71 15-96 40c-27 26-41 62-41 98s14 71 41 96c25 26 60 40 96 40z">
          <text:p/>
        </draw:path>
        <draw:path draw:style-name="gr34" draw:text-style-name="P18" draw:layer="layout" svg:width="0.273cm" svg:height="0.273cm" svg:x="19.964cm" svg:y="4.251cm" svg:viewBox="0 0 274 274" svg:d="M137 274c37 0 71-15 97-41s40-61 40-97-14-71-40-96c-26-26-60-40-97-40s-72 14-97 40c-26 25-40 60-40 96s14 71 40 97c25 26 60 41 97 41z">
          <text:p/>
        </draw:path>
        <draw:path draw:style-name="gr34" draw:text-style-name="P18" draw:layer="layout" svg:width="0.274cm" svg:height="0.274cm" svg:x="19.704cm" svg:y="4.409cm" svg:viewBox="0 0 275 275" svg:d="M138 275c36 0 71-15 97-41 25-25 40-60 40-96s-15-72-40-98c-26-25-61-40-97-40s-72 15-98 40c-25 26-40 62-40 98s15 71 40 96c26 26 62 41 98 41z">
          <text:p/>
        </draw:path>
        <draw:path draw:style-name="gr34" draw:text-style-name="P18" draw:layer="layout" svg:width="0.274cm" svg:height="0.274cm" svg:x="19.583cm" svg:y="4.448cm" svg:viewBox="0 0 275 275" svg:d="M137 275c36 0 71-15 98-40 25-26 40-61 40-97s-15-71-40-97c-27-26-62-41-98-41s-71 15-97 41c-25 26-40 61-40 97s15 71 40 97c26 25 61 40 97 40z">
          <text:p/>
        </draw:path>
        <draw:path draw:style-name="gr34" draw:text-style-name="P18" draw:layer="layout" svg:width="0.273cm" svg:height="0.273cm" svg:x="20.001cm" svg:y="4.763cm" svg:viewBox="0 0 274 274" svg:d="M137 274c36 0 71-15 97-40 25-26 40-61 40-97s-15-71-40-96c-26-27-61-41-97-41s-71 14-97 41c-26 25-40 60-40 96s14 71 40 97c26 25 61 40 97 40z">
          <text:p/>
        </draw:path>
        <draw:path draw:style-name="gr34" draw:text-style-name="P18" draw:layer="layout" svg:width="0.273cm" svg:height="0.273cm" svg:x="19.987cm" svg:y="4.262cm" svg:viewBox="0 0 274 274" svg:d="M138 274c36 0 71-14 96-41 26-26 40-60 40-97 0-36-14-71-40-96-25-26-60-40-96-40-37 0-72 14-98 40-26 25-40 60-40 96 0 37 14 71 40 97 26 27 61 41 98 41z">
          <text:p/>
        </draw:path>
        <draw:path draw:style-name="gr34" draw:text-style-name="P18" draw:layer="layout" svg:width="0.273cm" svg:height="0.273cm" svg:x="20.843cm" svg:y="4.279cm" svg:viewBox="0 0 274 274" svg:d="M138 274c36 0 71-14 96-40 26-27 40-61 40-98 0-36-14-71-40-96-25-26-60-40-96-40-37 0-71 14-98 40-26 25-40 60-40 96 0 37 14 71 40 98 27 26 61 40 98 40z">
          <text:p/>
        </draw:path>
        <draw:path draw:style-name="gr34" draw:text-style-name="P18" draw:layer="layout" svg:width="0.273cm" svg:height="0.274cm" svg:x="20.45cm" svg:y="4.414cm" svg:viewBox="0 0 274 275" svg:d="M137 275c37 0 72-15 97-40 26-26 40-61 40-97s-14-72-40-98c-25-25-60-40-97-40-36 0-71 15-97 40-25 26-40 62-40 98s15 71 40 97c26 25 61 40 97 40z">
          <text:p/>
        </draw:path>
        <draw:path draw:style-name="gr34" draw:text-style-name="P18" draw:layer="layout" svg:width="0.273cm" svg:height="0.273cm" svg:x="20.089cm" svg:y="4.104cm" svg:viewBox="0 0 274 274" svg:d="M137 274c36 0 71-14 96-40 27-26 41-60 41-97s-14-72-41-97c-25-26-60-40-96-40-37 0-71 14-97 40-26 25-40 60-40 97s14 71 40 97 60 40 97 40z">
          <text:p/>
        </draw:path>
        <draw:path draw:style-name="gr34" draw:text-style-name="P18" draw:layer="layout" svg:width="0.273cm" svg:height="0.273cm" svg:x="19.994cm" svg:y="4.387cm" svg:viewBox="0 0 274 274" svg:d="M137 274c37 0 71-14 97-40 26-25 40-60 40-96 0-38-14-72-40-98s-60-40-97-40c-36 0-72 14-97 40-26 26-40 60-40 98 0 36 14 71 40 96 25 26 61 40 97 40z">
          <text:p/>
        </draw:path>
        <draw:path draw:style-name="gr34" draw:text-style-name="P18" draw:layer="layout" svg:width="0.273cm" svg:height="0.273cm" svg:x="19.912cm" svg:y="4.428cm" svg:viewBox="0 0 274 274" svg:d="M137 274c37 0 72-14 97-40 26-25 40-60 40-96 0-37-14-72-40-98-25-26-60-40-97-40s-71 14-97 40-40 61-40 98c0 36 14 71 40 96 26 26 60 40 97 40z">
          <text:p/>
        </draw:path>
        <draw:path draw:style-name="gr35" draw:text-style-name="P19" draw:layer="layout" svg:width="0.273cm" svg:height="0.273cm" svg:x="21.425cm" svg:y="4.18cm" svg:viewBox="0 0 274 274" svg:d="M137 274c37 0 71-14 97-40s40-60 40-97c0-36-14-70-40-97-26-26-60-40-97-40-36 0-71 14-96 40-26 27-41 61-41 97 0 37 15 71 41 97 25 26 60 40 96 40z">
          <text:p/>
        </draw:path>
        <draw:path draw:style-name="gr34" draw:text-style-name="P18" draw:layer="layout" svg:width="0.273cm" svg:height="0.274cm" svg:x="20.011cm" svg:y="4.321cm" svg:viewBox="0 0 274 275" svg:d="M137 275c36 0 71-15 97-40 25-26 40-62 40-98s-15-71-40-97c-26-25-61-40-97-40s-71 15-97 40c-26 26-40 61-40 97s14 72 40 98c26 25 61 40 97 40z">
          <text:p/>
        </draw:path>
        <draw:path draw:style-name="gr34" draw:text-style-name="P18" draw:layer="layout" svg:width="0.273cm" svg:height="0.274cm" svg:x="20.037cm" svg:y="4.207cm" svg:viewBox="0 0 274 275" svg:d="M137 275c36 0 71-15 97-40 25-26 40-61 40-97s-15-71-40-97c-26-26-61-41-97-41s-71 15-96 41c-27 26-41 61-41 97s14 71 41 97c25 25 60 40 96 40z">
          <text:p/>
        </draw:path>
        <draw:path draw:style-name="gr34" draw:text-style-name="P18" draw:layer="layout" svg:width="0.273cm" svg:height="0.273cm" svg:x="20.184cm" svg:y="4.909cm" svg:viewBox="0 0 274 274" svg:d="M136 274c37 0 72-14 98-40 25-26 40-60 40-98 0-36-15-71-40-96-26-26-61-40-98-40-36 0-71 14-96 40-26 25-40 60-40 96 0 38 14 72 40 98 25 26 60 40 96 40z">
          <text:p/>
        </draw:path>
        <draw:path draw:style-name="gr35" draw:text-style-name="P19" draw:layer="layout" svg:width="0.273cm" svg:height="0.274cm" svg:x="22.343cm" svg:y="6.078cm" svg:viewBox="0 0 274 275" svg:d="M136 275c37 0 72-15 98-40 26-26 40-61 40-97s-14-71-40-98c-26-25-61-40-98-40-36 0-71 15-96 40-26 27-40 62-40 98s14 71 40 97c25 25 60 40 96 40z">
          <text:p/>
        </draw:path>
        <draw:path draw:style-name="gr34" draw:text-style-name="P18" draw:layer="layout" svg:width="0.274cm" svg:height="0.273cm" svg:x="19.962cm" svg:y="4.424cm" svg:viewBox="0 0 275 274" svg:d="M138 274c36 0 71-14 97-40 25-26 40-60 40-97 0-36-15-72-40-97-26-26-61-40-97-40-37 0-72 14-98 40-25 25-40 61-40 97 0 37 15 71 40 97 26 26 61 40 98 40z">
          <text:p/>
        </draw:path>
        <draw:path draw:style-name="gr34" draw:text-style-name="P18" draw:layer="layout" svg:width="0.273cm" svg:height="0.273cm" svg:x="20.376cm" svg:y="4.584cm" svg:viewBox="0 0 274 274" svg:d="M136 274c37 0 71-14 97-40 27-25 41-61 41-97 0-37-14-71-41-97-26-26-60-40-97-40-36 0-71 14-96 40-26 26-40 60-40 97 0 36 14 72 40 97 25 26 60 40 96 40z">
          <text:p/>
        </draw:path>
        <draw:path draw:style-name="gr34" draw:text-style-name="P18" draw:layer="layout" svg:width="0.273cm" svg:height="0.273cm" svg:x="19.749cm" svg:y="4.429cm" svg:viewBox="0 0 274 274" svg:d="M137 274c37 0 71-14 97-40 26-25 40-60 40-96s-14-72-40-98c-26-25-60-40-97-40-36 0-71 15-97 40-26 26-40 62-40 98s14 71 40 96c26 26 61 40 97 40z">
          <text:p/>
        </draw:path>
        <draw:path draw:style-name="gr34" draw:text-style-name="P18" draw:layer="layout" svg:width="0.273cm" svg:height="0.273cm" svg:x="20.485cm" svg:y="4.321cm" svg:viewBox="0 0 274 274" svg:d="M137 274c37 0 71-14 97-40 26-25 40-61 40-97 0-37-14-71-40-97s-60-40-97-40-72 14-97 40c-26 26-40 60-40 97 0 36 14 72 40 97 25 26 60 40 97 40z">
          <text:p/>
        </draw:path>
        <draw:path draw:style-name="gr34" draw:text-style-name="P18" draw:layer="layout" svg:width="0.273cm" svg:height="0.273cm" svg:x="20.798cm" svg:y="4.115cm" svg:viewBox="0 0 274 274" svg:d="M137 274c37 0 71-14 97-40 26-25 40-60 40-96 0-37-14-72-40-98-26-25-60-40-97-40-36 0-72 15-97 40-26 26-40 61-40 98 0 36 14 71 40 96 25 26 61 40 97 40z">
          <text:p/>
        </draw:path>
        <draw:path draw:style-name="gr34" draw:text-style-name="P18" draw:layer="layout" svg:width="0.273cm" svg:height="0.274cm" svg:x="20.108cm" svg:y="4.238cm" svg:viewBox="0 0 274 275" svg:d="M137 275c36 0 71-16 97-41 26-26 40-61 40-97s-14-71-40-97c-26-25-61-40-97-40s-71 15-97 40c-25 26-40 61-40 97s15 71 40 97c26 25 61 41 97 41z">
          <text:p/>
        </draw:path>
        <draw:path draw:style-name="gr34" draw:text-style-name="P18" draw:layer="layout" svg:width="0.273cm" svg:height="0.274cm" svg:x="20.439cm" svg:y="4.061cm" svg:viewBox="0 0 274 275" svg:d="M137 275c37 0 72-15 97-40 26-26 40-61 40-98 0-36-14-71-40-97-25-25-60-40-97-40s-71 15-97 40c-26 26-40 61-40 97 0 37 14 72 40 98 26 25 60 40 97 40z">
          <text:p/>
        </draw:path>
        <draw:path draw:style-name="gr34" draw:text-style-name="P18" draw:layer="layout" svg:width="0.273cm" svg:height="0.274cm" svg:x="20.122cm" svg:y="4.25cm" svg:viewBox="0 0 274 275" svg:d="M136 275c37 0 71-15 98-41 26-26 40-61 40-97s-14-71-40-97c-27-25-61-40-98-40-36 0-71 15-96 40-26 26-40 61-40 97s14 71 40 97c25 26 60 41 96 41z">
          <text:p/>
        </draw:path>
        <draw:path draw:style-name="gr34" draw:text-style-name="P18" draw:layer="layout" svg:width="0.273cm" svg:height="0.273cm" svg:x="20.209cm" svg:y="4.321cm" svg:viewBox="0 0 274 274" svg:d="M138 274c36 0 71-14 96-40 26-25 40-61 40-97s-14-71-40-97c-25-25-60-40-96-40-37 0-72 15-98 40-25 26-40 61-40 97s15 72 40 97c26 26 61 40 98 40z">
          <text:p/>
        </draw:path>
        <draw:path draw:style-name="gr34" draw:text-style-name="P18" draw:layer="layout" svg:width="0.274cm" svg:height="0.273cm" svg:x="20.226cm" svg:y="4.405cm" svg:viewBox="0 0 275 274" svg:d="M138 274c36 0 71-15 97-40 25-26 40-61 40-97s-15-72-40-97c-26-26-61-40-97-40-37 0-72 14-98 40-25 25-40 61-40 97s15 71 40 97c26 25 61 40 98 40z">
          <text:p/>
        </draw:path>
        <draw:path draw:style-name="gr35" draw:text-style-name="P19" draw:layer="layout" svg:width="0.274cm" svg:height="0.273cm" svg:x="23.149cm" svg:y="5.348cm" svg:viewBox="0 0 275 274" svg:d="M137 274c36 0 72-14 98-41 25-25 40-60 40-96s-15-71-40-97c-26-25-62-40-98-40s-71 15-97 40c-25 26-40 61-40 97s15 71 40 96c26 27 61 41 97 41z">
          <text:p/>
        </draw:path>
        <draw:path draw:style-name="gr34" draw:text-style-name="P18" draw:layer="layout" svg:width="0.273cm" svg:height="0.274cm" svg:x="19.767cm" svg:y="4.367cm" svg:viewBox="0 0 274 275" svg:d="M138 275c36 0 71-15 96-40 26-26 40-61 40-98 0-36-14-71-40-97-25-25-60-40-96-40-37 0-71 15-97 40-27 26-41 61-41 97 0 37 14 72 41 98 26 25 60 40 97 40z">
          <text:p/>
        </draw:path>
        <draw:path draw:style-name="gr34" draw:text-style-name="P18" draw:layer="layout" svg:width="0.273cm" svg:height="0.273cm" svg:x="19.774cm" svg:y="4.413cm" svg:viewBox="0 0 274 274" svg:d="M137 274c36 0 71-14 97-40 25-25 40-60 40-96 0-37-15-72-40-98-26-26-61-40-97-40s-71 14-96 40c-27 26-41 61-41 98 0 36 14 71 41 96 25 26 60 40 96 40z">
          <text:p/>
        </draw:path>
        <draw:path draw:style-name="gr34" draw:text-style-name="P18" draw:layer="layout" svg:width="0.274cm" svg:height="0.274cm" svg:x="21.058cm" svg:y="4.215cm" svg:viewBox="0 0 275 275" svg:d="M138 275c36 0 71-15 97-40 25-26 40-61 40-97s-15-71-40-97c-26-26-61-41-97-41s-72 15-98 41c-25 26-40 61-40 97s15 71 40 97c26 25 62 40 98 40z">
          <text:p/>
        </draw:path>
        <draw:path draw:style-name="gr34" draw:text-style-name="P18" draw:layer="layout" svg:width="0.273cm" svg:height="0.273cm" svg:x="20.294cm" svg:y="4.321cm" svg:viewBox="0 0 274 274" svg:d="M137 274c37 0 71-14 97-40 26-25 40-61 40-97 0-37-14-71-40-97s-60-40-97-40c-36 0-71 14-97 40s-40 60-40 97c0 36 14 72 40 97 26 26 61 40 97 40z">
          <text:p/>
        </draw:path>
        <draw:path draw:style-name="gr35" draw:text-style-name="P19" draw:layer="layout" svg:width="0.274cm" svg:height="0.273cm" svg:x="22.009cm" svg:y="6.18cm" svg:viewBox="0 0 275 274" svg:d="M137 274c36 0 71-15 97-41s41-61 41-97-15-71-41-96c-26-26-61-40-97-40s-71 14-97 40c-25 25-40 60-40 96s15 71 40 97c26 26 61 41 97 41z">
          <text:p/>
        </draw:path>
        <draw:path draw:style-name="gr34" draw:text-style-name="P18" draw:layer="layout" svg:width="0.273cm" svg:height="0.273cm" svg:x="20.228cm" svg:y="4.567cm" svg:viewBox="0 0 274 274" svg:d="M138 274c36 0 71-14 96-40 26-27 40-61 40-98 0-36-14-71-40-96-25-26-60-40-96-40-38 0-72 14-98 40-26 25-40 60-40 96 0 37 14 71 40 98 26 26 60 40 98 40z">
          <text:p/>
        </draw:path>
        <draw:path draw:style-name="gr34" draw:text-style-name="P18" draw:layer="layout" svg:width="0.273cm" svg:height="0.273cm" svg:x="20.261cm" svg:y="4.215cm" svg:viewBox="0 0 274 274" svg:d="M138 274c36 0 71-14 96-40 26-25 40-60 40-96s-14-71-40-97c-25-26-60-41-96-41-37 0-72 15-98 41s-40 61-40 97 14 71 40 96c26 26 61 40 98 40z">
          <text:p/>
        </draw:path>
        <draw:path draw:style-name="gr35" draw:text-style-name="P19" draw:layer="layout" svg:width="0.273cm" svg:height="0.273cm" svg:x="22.002cm" svg:y="4.491cm" svg:viewBox="0 0 274 274" svg:d="M137 274c36 0 71-14 96-40 27-25 41-60 41-96 0-37-14-71-41-97-25-26-60-41-96-41-37 0-71 15-97 41s-40 60-40 97c0 36 14 71 40 96 26 26 60 40 97 40z">
          <text:p/>
        </draw:path>
        <draw:path draw:style-name="gr34" draw:text-style-name="P18" draw:layer="layout" svg:width="0.274cm" svg:height="0.273cm" svg:x="20.952cm" svg:y="4.099cm" svg:viewBox="0 0 275 274" svg:d="M137 274c36 0 72-14 97-40 26-25 41-60 41-96 0-38-15-72-41-98-25-26-61-40-97-40s-71 14-97 40c-25 26-40 60-40 98 0 36 15 71 40 96 26 26 61 40 97 40z">
          <text:p/>
        </draw:path>
        <draw:path draw:style-name="gr34" draw:text-style-name="P18" draw:layer="layout" svg:width="0.273cm" svg:height="0.273cm" svg:x="20.526cm" svg:y="4.277cm" svg:viewBox="0 0 274 274" svg:d="M137 274c37 0 71-14 97-40s40-61 40-97-14-71-40-97c-26-25-60-40-97-40-36 0-72 15-97 40-26 26-40 61-40 97s14 71 40 97c25 26 61 40 97 40z">
          <text:p/>
        </draw:path>
        <draw:path draw:style-name="gr34" draw:text-style-name="P18" draw:layer="layout" svg:width="0.274cm" svg:height="0.274cm" svg:x="19.803cm" svg:y="4.37cm" svg:viewBox="0 0 275 275" svg:d="M137 275c36 0 71-15 97-40 25-26 41-61 41-97 0-37-16-72-41-98-26-25-61-40-97-40s-71 15-97 40c-25 26-40 61-40 98 0 36 15 71 40 97 26 25 61 40 97 40z">
          <text:p/>
        </draw:path>
        <draw:path draw:style-name="gr34" draw:text-style-name="P18" draw:layer="layout" svg:width="0.273cm" svg:height="0.274cm" svg:x="20.098cm" svg:y="4.216cm" svg:viewBox="0 0 274 275" svg:d="M136 275c36 0 71-15 97-40 26-26 41-61 41-97s-15-71-41-97-61-41-97-41-71 15-96 41c-26 26-40 61-40 97s14 71 40 97c25 25 60 40 96 40z">
          <text:p/>
        </draw:path>
        <draw:path draw:style-name="gr34" draw:text-style-name="P18" draw:layer="layout" svg:width="0.274cm" svg:height="0.273cm" svg:x="20.733cm" svg:y="4.156cm" svg:viewBox="0 0 275 274" svg:d="M137 274c37 0 72-14 97-40 26-25 41-60 41-96s-15-72-41-98c-25-25-60-40-97-40-36 0-71 15-97 40-25 26-40 62-40 98s15 71 40 96c26 26 61 40 97 40z">
          <text:p/>
        </draw:path>
        <draw:path draw:style-name="gr35" draw:text-style-name="P19" draw:layer="layout" svg:width="0.273cm" svg:height="0.274cm" svg:x="22.113cm" svg:y="4.513cm" svg:viewBox="0 0 274 275" svg:d="M136 275c38 0 72-16 98-41 26-26 40-61 40-97s-14-71-40-97c-26-25-60-40-98-40-36 0-71 15-96 40-26 26-40 61-40 97s14 71 40 97c25 25 60 41 96 41z">
          <text:p/>
        </draw:path>
        <draw:path draw:style-name="gr34" draw:text-style-name="P18" draw:layer="layout" svg:width="0.273cm" svg:height="0.273cm" svg:x="20.087cm" svg:y="4.536cm" svg:viewBox="0 0 274 274" svg:d="M137 274c36 0 71-14 96-41 27-26 41-60 41-97 0-36-14-71-41-96-25-26-60-40-96-40s-71 14-97 40c-25 25-40 60-40 96 0 37 15 71 40 97 26 27 61 41 97 41z">
          <text:p/>
        </draw:path>
        <draw:path draw:style-name="gr34" draw:text-style-name="P18" draw:layer="layout" svg:width="0.273cm" svg:height="0.273cm" svg:x="20.322cm" svg:y="4.222cm" svg:viewBox="0 0 274 274" svg:d="M137 274c36 0 71-14 97-40 25-25 40-60 40-96 0-37-15-71-40-97-26-26-61-41-97-41s-71 15-96 41c-27 26-41 60-41 97 0 36 14 71 41 96 25 26 60 40 96 40z">
          <text:p/>
        </draw:path>
        <draw:path draw:style-name="gr34" draw:text-style-name="P18" draw:layer="layout" svg:width="0.273cm" svg:height="0.273cm" svg:x="19.822cm" svg:y="4.491cm" svg:viewBox="0 0 274 274" svg:d="M136 274c36 0 71-14 97-40s41-60 41-97c0-36-15-71-41-96-26-26-61-41-97-41s-71 15-96 41c-26 25-40 60-40 96 0 37 14 71 40 97 25 26 60 40 96 40z">
          <text:p/>
        </draw:path>
        <draw:path draw:style-name="gr34" draw:text-style-name="P18" draw:layer="layout" svg:width="0.273cm" svg:height="0.274cm" svg:x="20.217cm" svg:y="4.664cm" svg:viewBox="0 0 274 275" svg:d="M138 275c36 0 71-15 96-40 26-26 40-61 40-97 0-37-14-72-40-98-25-25-60-40-96-40-38 0-72 15-98 40-26 26-40 61-40 98 0 36 14 71 40 97 26 25 60 40 98 40z">
          <text:p/>
        </draw:path>
        <draw:path draw:style-name="gr35" draw:text-style-name="P19" draw:layer="layout" svg:width="0.274cm" svg:height="0.274cm" svg:x="21.967cm" svg:y="4.477cm" svg:viewBox="0 0 275 275" svg:d="M138 275c36 0 71-15 97-41 25-25 40-60 40-96s-15-71-40-97c-26-26-61-41-97-41s-71 15-97 41c-25 26-41 61-41 97s16 71 41 96c26 26 61 41 97 41z">
          <text:p/>
        </draw:path>
        <draw:path draw:style-name="gr34" draw:text-style-name="P18" draw:layer="layout" svg:width="0.273cm" svg:height="0.273cm" svg:x="20.309cm" svg:y="4.672cm" svg:viewBox="0 0 274 274" svg:d="M137 274c36 0 71-15 97-40 25-26 40-61 40-97 0-37-15-72-40-97-26-26-61-40-97-40s-71 14-96 40c-27 25-41 60-41 97 0 36 14 71 41 97 25 25 60 40 96 40z">
          <text:p/>
        </draw:path>
        <draw:path draw:style-name="gr34" draw:text-style-name="P18" draw:layer="layout" svg:width="0.273cm" svg:height="0.274cm" svg:x="20.554cm" svg:y="4.069cm" svg:viewBox="0 0 274 275" svg:d="M138 275c36 0 71-15 96-40 26-26 40-61 40-98 0-36-14-71-40-96-25-26-60-41-96-41s-71 15-98 41c-25 25-40 60-40 96 0 37 15 72 40 98 27 25 62 40 98 40z">
          <text:p/>
        </draw:path>
        <draw:path draw:style-name="gr34" draw:text-style-name="P18" draw:layer="layout" svg:width="0.273cm" svg:height="0.273cm" svg:x="19.902cm" svg:y="4.309cm" svg:viewBox="0 0 274 274" svg:d="M137 274c37 0 72-14 97-40 26-26 40-61 40-98 0-36-14-71-40-96-25-26-60-40-97-40s-71 14-97 40c-26 25-40 60-40 96 0 37 14 72 40 98s60 40 97 40z">
          <text:p/>
        </draw:path>
        <draw:path draw:style-name="gr34" draw:text-style-name="P18" draw:layer="layout" svg:width="0.274cm" svg:height="0.273cm" svg:x="20.207cm" svg:y="4.221cm" svg:viewBox="0 0 275 274" svg:d="M138 274c36 0 71-14 97-40 25-25 40-60 40-96 0-37-15-71-40-97-26-26-61-41-97-41-37 0-72 15-98 41-25 26-40 60-40 97 0 36 15 71 40 96 26 26 61 40 98 40z">
          <text:p/>
        </draw:path>
        <draw:path draw:style-name="gr34" draw:text-style-name="P18" draw:layer="layout" svg:width="0.274cm" svg:height="0.274cm" svg:x="20.639cm" svg:y="4.252cm" svg:viewBox="0 0 275 275" svg:d="M137 275c36 0 71-15 97-41s41-61 41-97-15-71-41-97c-26-25-61-40-97-40s-71 15-97 40c-25 26-40 61-40 97s15 71 40 97c26 26 61 41 97 41z">
          <text:p/>
        </draw:path>
        <draw:path draw:style-name="gr34" draw:text-style-name="P18" draw:layer="layout" svg:width="0.273cm" svg:height="0.273cm" svg:x="20.04cm" svg:y="4.524cm" svg:viewBox="0 0 274 274" svg:d="M138 274c36 0 71-14 96-41 26-25 40-60 40-96 0-37-14-71-40-97-25-26-60-40-96-40-37 0-71 14-97 40-27 26-41 60-41 97 0 36 14 71 41 96 26 27 60 41 97 41z">
          <text:p/>
        </draw:path>
        <draw:path draw:style-name="gr34" draw:text-style-name="P18" draw:layer="layout" svg:width="0.273cm" svg:height="0.274cm" svg:x="20.304cm" svg:y="4.397cm" svg:viewBox="0 0 274 275" svg:d="M137 275c37 0 71-15 97-40 26-26 40-61 40-97 0-37-14-72-40-98-26-25-60-40-97-40-36 0-71 15-96 40-27 26-41 61-41 98 0 36 14 71 41 97 25 25 60 40 96 40z">
          <text:p/>
        </draw:path>
        <draw:path draw:style-name="gr35" draw:text-style-name="P19" draw:layer="layout" svg:width="0.274cm" svg:height="0.273cm" svg:x="22.593cm" svg:y="5.442cm" svg:viewBox="0 0 275 274" svg:d="M137 274c36 0 72-14 98-40 25-26 40-60 40-98 0-36-15-71-40-96-26-26-62-40-98-40s-71 14-97 40c-25 25-40 60-40 96 0 38 15 72 40 98 26 26 61 40 97 40z">
          <text:p/>
        </draw:path>
        <draw:path draw:style-name="gr35" draw:text-style-name="P19" draw:layer="layout" svg:width="0.273cm" svg:height="0.273cm" svg:x="22.009cm" svg:y="4.473cm" svg:viewBox="0 0 274 274" svg:d="M136 274c37 0 71-14 97-40 27-25 41-60 41-96s-14-71-41-97c-26-26-60-41-97-41-36 0-71 15-96 41-26 26-40 61-40 97s14 71 40 96c25 26 60 40 96 40z">
          <text:p/>
        </draw:path>
        <draw:path draw:style-name="gr34" draw:text-style-name="P18" draw:layer="layout" svg:width="0.274cm" svg:height="0.273cm" svg:x="20.021cm" svg:y="4.426cm" svg:viewBox="0 0 275 274" svg:d="M138 274c36 0 71-14 97-40 25-25 40-60 40-96s-15-72-40-98c-26-25-61-40-97-40s-71 15-98 40c-25 26-40 62-40 98s15 71 40 96c27 26 62 40 98 40z">
          <text:p/>
        </draw:path>
        <draw:path draw:style-name="gr34" draw:text-style-name="P18" draw:layer="layout" svg:width="0.273cm" svg:height="0.273cm" svg:x="20.719cm" svg:y="4.497cm" svg:viewBox="0 0 274 274" svg:d="M136 274c38 0 72-14 98-40 26-25 40-60 40-96s-14-71-40-97c-26-25-60-41-98-41-36 0-71 16-96 41-26 26-40 61-40 97s14 71 40 96c25 26 60 40 96 40z">
          <text:p/>
        </draw:path>
        <draw:path draw:style-name="gr34" draw:text-style-name="P18" draw:layer="layout" svg:width="0.273cm" svg:height="0.273cm" svg:x="19.829cm" svg:y="4.43cm" svg:viewBox="0 0 274 274" svg:d="M137 274c36 0 71-14 96-40 27-25 41-60 41-96 0-37-14-72-41-98-25-26-60-40-96-40-37 0-71 14-97 40s-40 61-40 98c0 36 14 71 40 96 26 26 60 40 97 40z">
          <text:p/>
        </draw:path>
        <draw:path draw:style-name="gr34" draw:text-style-name="P18" draw:layer="layout" svg:width="0.273cm" svg:height="0.273cm" svg:x="20.752cm" svg:y="4.198cm" svg:viewBox="0 0 274 274" svg:d="M138 274c36 0 71-14 96-40 26-25 40-60 40-96s-14-71-40-97c-25-26-60-41-96-41-38 0-72 15-98 41s-40 61-40 97 14 71 40 96c26 26 60 40 98 40z">
          <text:p/>
        </draw:path>
        <draw:path draw:style-name="gr35" draw:text-style-name="P19" draw:layer="layout" svg:width="0.274cm" svg:height="0.273cm" svg:x="21.891cm" svg:y="5.017cm" svg:viewBox="0 0 275 274" svg:d="M138 274c36 0 71-15 97-40 25-26 40-61 40-97s-15-71-40-96c-26-27-61-41-97-41s-72 14-98 41c-25 25-40 60-40 96s15 71 40 97c26 25 62 40 98 40z">
          <text:p/>
        </draw:path>
        <draw:path draw:style-name="gr34" draw:text-style-name="P18" draw:layer="layout" svg:width="0.274cm" svg:height="0.273cm" svg:x="20.062cm" svg:y="4.194cm" svg:viewBox="0 0 275 274" svg:d="M138 274c36 0 71-14 97-40 25-25 40-60 40-96 0-37-15-71-40-97-26-27-61-41-97-41s-71 14-97 41c-25 26-41 60-41 97 0 36 16 71 41 96 26 26 61 40 97 40z">
          <text:p/>
        </draw:path>
        <draw:path draw:style-name="gr35" draw:text-style-name="P19" draw:layer="layout" svg:width="0.273cm" svg:height="0.273cm" svg:x="20.888cm" svg:y="5.121cm" svg:viewBox="0 0 274 274" svg:d="M136 274c37 0 71-14 97-40 26-25 41-61 41-97s-15-71-41-97c-26-25-60-40-97-40-36 0-71 15-96 40-26 26-40 61-40 97s14 72 40 97c25 26 60 40 96 40z">
          <text:p/>
        </draw:path>
        <draw:path draw:style-name="gr34" draw:text-style-name="P18" draw:layer="layout" svg:width="0.273cm" svg:height="0.273cm" svg:x="20.294cm" svg:y="4.41cm" svg:viewBox="0 0 274 274" svg:d="M137 274c37 0 71-14 97-40s40-60 40-97c0-36-14-71-40-97s-60-40-97-40c-36 0-71 14-97 40s-40 61-40 97c0 37 14 71 40 97s61 40 97 40z">
          <text:p/>
        </draw:path>
        <draw:path draw:style-name="gr34" draw:text-style-name="P18" draw:layer="layout" svg:width="0.273cm" svg:height="0.273cm" svg:x="20.544cm" svg:y="4.341cm" svg:viewBox="0 0 274 274" svg:d="M137 274c37 0 71-15 97-40 26-26 40-61 40-98 0-36-14-71-40-96-26-26-60-40-97-40-36 0-72 14-97 40-26 25-40 60-40 96 0 37 14 72 40 98 25 25 61 40 97 40z">
          <text:p/>
        </draw:path>
        <draw:path draw:style-name="gr34" draw:text-style-name="P18" draw:layer="layout" svg:width="0.274cm" svg:height="0.273cm" svg:x="19.926cm" svg:y="4.267cm" svg:viewBox="0 0 275 274" svg:d="M137 274c37 0 72-14 98-41 25-25 40-60 40-96 0-37-15-71-40-97-26-26-61-40-98-40-36 0-71 14-96 40-26 26-41 60-41 97 0 36 15 71 41 96 25 27 60 41 96 41z">
          <text:p/>
        </draw:path>
        <draw:path draw:style-name="gr34" draw:text-style-name="P18" draw:layer="layout" svg:width="0.273cm" svg:height="0.273cm" svg:x="19.534cm" svg:y="4.595cm" svg:viewBox="0 0 274 274" svg:d="M137 274c36 0 71-14 96-40 27-26 41-61 41-98 0-36-14-71-41-96-25-26-60-40-96-40s-71 14-97 40c-25 25-40 60-40 96 0 37 15 72 40 98 26 26 61 40 97 40z">
          <text:p/>
        </draw:path>
        <draw:path draw:style-name="gr34" draw:text-style-name="P18" draw:layer="layout" svg:width="0.273cm" svg:height="0.274cm" svg:x="20.101cm" svg:y="4.257cm" svg:viewBox="0 0 274 275" svg:d="M136 275c37 0 71-15 97-41s41-61 41-97-15-71-41-97c-26-25-60-40-97-40-36 0-71 15-96 40-26 26-40 61-40 97s14 71 40 97c25 26 60 41 96 41z">
          <text:p/>
        </draw:path>
        <draw:path draw:style-name="gr34" draw:text-style-name="P18" draw:layer="layout" svg:width="0.273cm" svg:height="0.273cm" svg:x="20.35cm" svg:y="4.164cm" svg:viewBox="0 0 274 274" svg:d="M136 274c36 0 71-15 97-40 25-26 41-61 41-97s-16-72-41-97c-26-26-61-40-97-40s-71 14-96 40c-26 25-40 61-40 97s14 71 40 97c25 25 60 40 96 40z">
          <text:p/>
        </draw:path>
        <draw:path draw:style-name="gr34" draw:text-style-name="P18" draw:layer="layout" svg:width="0.273cm" svg:height="0.273cm" svg:x="20.234cm" svg:y="4.447cm" svg:viewBox="0 0 274 274" svg:d="M137 274c36 0 71-15 97-40 25-26 40-61 40-97s-15-71-40-97c-26-26-61-40-97-40-37 0-72 14-97 40-26 26-40 61-40 97s14 71 40 97c25 25 60 40 97 40z">
          <text:p/>
        </draw:path>
        <draw:path draw:style-name="gr34" draw:text-style-name="P18" draw:layer="layout" svg:width="0.274cm" svg:height="0.273cm" svg:x="20.941cm" svg:y="4.187cm" svg:viewBox="0 0 275 274" svg:d="M137 274c36 0 71-14 98-40 25-25 40-60 40-96 0-37-15-71-40-98-27-26-62-40-98-40s-71 14-97 40c-25 27-40 61-40 98 0 36 15 71 40 96 26 26 61 40 97 40z">
          <text:p/>
        </draw:path>
        <draw:path draw:style-name="gr35" draw:text-style-name="P19" draw:layer="layout" svg:width="0.273cm" svg:height="0.274cm" svg:x="21.133cm" svg:y="5.521cm" svg:viewBox="0 0 274 275" svg:d="M138 275c36 0 71-15 96-40 26-26 40-61 40-97s-14-72-40-98c-25-25-60-40-96-40s-71 15-97 40c-26 26-41 62-41 98s15 71 41 97c26 25 61 40 97 40z">
          <text:p/>
        </draw:path>
        <draw:path draw:style-name="gr35" draw:text-style-name="P19" draw:layer="layout" svg:width="0.273cm" svg:height="0.273cm" svg:x="22.511cm" svg:y="5.979cm" svg:viewBox="0 0 274 274" svg:d="M138 274c36 0 71-14 96-40 26-26 40-60 40-98 0-36-14-71-40-96-25-26-60-40-96-40s-71 14-97 40c-25 25-41 60-41 96 0 38 16 72 41 98 26 26 61 40 97 40z">
          <text:p/>
        </draw:path>
        <draw:path draw:style-name="gr34" draw:text-style-name="P18" draw:layer="layout" svg:width="0.273cm" svg:height="0.273cm" svg:x="19.89cm" svg:y="4.49cm" svg:viewBox="0 0 274 274" svg:d="M137 274c36 0 72-14 97-40 26-26 40-60 40-97 0-36-14-71-40-96-25-27-61-41-97-41-37 0-71 14-97 41-26 25-40 60-40 96 0 37 14 71 40 97s60 40 97 40z">
          <text:p/>
        </draw:path>
        <draw:path draw:style-name="gr34" draw:text-style-name="P18" draw:layer="layout" svg:width="0.273cm" svg:height="0.273cm" svg:x="19.092cm" svg:y="5.044cm" svg:viewBox="0 0 274 274" svg:d="M137 274c37 0 72-14 97-40 26-26 40-60 40-97 0-36-14-71-40-96-25-26-60-41-97-41s-71 15-97 41c-26 25-40 60-40 96 0 37 14 71 40 97s60 40 97 40z">
          <text:p/>
        </draw:path>
        <draw:path draw:style-name="gr34" draw:text-style-name="P18" draw:layer="layout" svg:width="0.273cm" svg:height="0.273cm" svg:x="20.193cm" svg:y="4.571cm" svg:viewBox="0 0 274 274" svg:d="M137 274c37 0 72-14 97-40 26-25 40-61 40-97 0-37-14-71-40-97-25-26-60-40-97-40-36 0-71 14-97 40-25 26-40 60-40 97 0 36 15 72 40 97 26 26 61 40 97 40z">
          <text:p/>
        </draw:path>
        <draw:path draw:style-name="gr34" draw:text-style-name="P18" draw:layer="layout" svg:width="0.273cm" svg:height="0.273cm" svg:x="19.987cm" svg:y="4.383cm" svg:viewBox="0 0 274 274" svg:d="M137 274c37 0 71-14 97-40s40-60 40-97-14-72-40-97c-26-26-60-40-97-40-36 0-72 14-97 40-26 25-40 60-40 97s14 71 40 97c25 26 61 40 97 40z">
          <text:p/>
        </draw:path>
        <draw:path draw:style-name="gr34" draw:text-style-name="P18" draw:layer="layout" svg:width="0.273cm" svg:height="0.273cm" svg:x="20.174cm" svg:y="4.237cm" svg:viewBox="0 0 274 274" svg:d="M136 274c37 0 72-15 98-41 25-25 40-60 40-96 0-37-15-71-40-97-26-26-61-40-98-40-36 0-71 14-96 40-26 26-40 60-40 97 0 36 14 71 40 96 25 26 60 41 96 41z">
          <text:p/>
        </draw:path>
        <draw:path draw:style-name="gr35" draw:text-style-name="P19" draw:layer="layout" svg:width="0.273cm" svg:height="0.273cm" svg:x="21.328cm" svg:y="3.928cm" svg:viewBox="0 0 274 274" svg:d="M137 274c36 0 71-14 97-40 25-26 40-60 40-96 0-37-15-71-40-97-26-27-61-41-97-41-37 0-72 14-97 41-26 26-40 60-40 97 0 36 14 70 40 96 25 26 60 40 97 40z">
          <text:p/>
        </draw:path>
        <draw:path draw:style-name="gr34" draw:text-style-name="P18" draw:layer="layout" svg:width="0.273cm" svg:height="0.273cm" svg:x="20.171cm" svg:y="4.297cm" svg:viewBox="0 0 274 274" svg:d="M136 274c37 0 72-14 98-40 25-27 40-61 40-98 0-36-15-71-40-96-26-26-61-40-98-40-36 0-71 14-96 40-26 25-40 60-40 96 0 37 14 71 40 98 25 26 60 40 96 40z">
          <text:p/>
        </draw:path>
        <draw:path draw:style-name="gr34" draw:text-style-name="P18" draw:layer="layout" svg:width="0.273cm" svg:height="0.273cm" svg:x="20.572cm" svg:y="4.368cm" svg:viewBox="0 0 274 274" svg:d="M138 274c36 0 71-14 96-40 26-25 40-60 40-96 0-38-14-72-40-98-25-26-60-40-96-40-37 0-71 14-97 40-27 26-41 60-41 98 0 36 14 71 41 96 26 26 60 40 97 40z">
          <text:p/>
        </draw:path>
        <draw:path draw:style-name="gr34" draw:text-style-name="P18" draw:layer="layout" svg:width="0.273cm" svg:height="0.273cm" svg:x="20.175cm" svg:y="4.534cm" svg:viewBox="0 0 274 274" svg:d="M137 274c37 0 72-14 97-41 26-26 40-60 40-97 0-36-14-71-40-96-25-26-60-40-97-40-36 0-71 14-97 40-25 25-40 60-40 96 0 37 15 71 40 97 26 27 61 41 97 41z">
          <text:p/>
        </draw:path>
        <draw:path draw:style-name="gr34" draw:text-style-name="P18" draw:layer="layout" svg:width="0.273cm" svg:height="0.273cm" svg:x="20.459cm" svg:y="4.413cm" svg:viewBox="0 0 274 274" svg:d="M136 274c38 0 72-15 98-40 26-26 40-61 40-97s-14-72-40-97c-26-26-60-40-98-40-36 0-71 14-96 40-26 25-40 61-40 97s14 71 40 97c25 25 60 40 96 40z">
          <text:p/>
        </draw:path>
        <draw:path draw:style-name="gr34" draw:text-style-name="P18" draw:layer="layout" svg:width="0.273cm" svg:height="0.273cm" svg:x="19.399cm" svg:y="5.867cm" svg:viewBox="0 0 274 274" svg:d="M138 274c36 0 71-14 96-40 26-25 40-60 40-96 0-37-14-71-40-97-25-26-60-41-96-41-38 0-72 15-98 41s-40 60-40 97c0 36 14 71 40 96 26 26 60 40 98 40z">
          <text:p/>
        </draw:path>
        <draw:path draw:style-name="gr34" draw:text-style-name="P18" draw:layer="layout" svg:width="0.273cm" svg:height="0.273cm" svg:x="20.036cm" svg:y="4.346cm" svg:viewBox="0 0 274 274" svg:d="M138 274c36 0 71-14 96-40 26-25 40-60 40-97 0-36-14-71-40-97-25-25-60-40-96-40s-71 15-97 40c-26 26-41 61-41 97 0 37 15 72 41 97 26 26 61 40 97 40z">
          <text:p/>
        </draw:path>
        <draw:path draw:style-name="gr34" draw:text-style-name="P18" draw:layer="layout" svg:width="0.273cm" svg:height="0.274cm" svg:x="20.392cm" svg:y="4.258cm" svg:viewBox="0 0 274 275" svg:d="M137 275c36 0 71-15 97-41s40-61 40-97-14-71-40-97c-26-25-61-40-97-40s-71 15-97 40c-25 26-40 61-40 97s15 71 40 97c26 26 61 41 97 41z">
          <text:p/>
        </draw:path>
        <draw:path draw:style-name="gr35" draw:text-style-name="P19" draw:layer="layout" svg:width="0.273cm" svg:height="0.273cm" svg:x="22.647cm" svg:y="5.111cm" svg:viewBox="0 0 274 274" svg:d="M137 274c37 0 72-14 97-40 26-26 40-61 40-97 0-37-14-71-40-97-25-26-60-40-97-40-36 0-71 14-97 40-25 26-40 60-40 97 0 36 15 71 40 97 26 26 61 40 97 40z">
          <text:p/>
        </draw:path>
        <draw:path draw:style-name="gr34" draw:text-style-name="P18" draw:layer="layout" svg:width="0.273cm" svg:height="0.273cm" svg:x="20.39cm" svg:y="4.275cm" svg:viewBox="0 0 274 274" svg:d="M136 274c36 0 71-15 98-40 25-27 40-62 40-98s-15-71-40-96c-27-26-62-40-98-40s-71 14-96 40c-26 25-40 60-40 96s14 71 40 98c25 25 60 40 96 40z">
          <text:p/>
        </draw:path>
        <draw:path draw:style-name="gr35" draw:text-style-name="P19" draw:layer="layout" svg:width="0.274cm" svg:height="0.274cm" svg:x="21.655cm" svg:y="4.285cm" svg:viewBox="0 0 275 275" svg:d="M138 275c36 0 71-15 97-40 25-27 40-62 40-98s-15-71-40-97c-26-25-61-40-97-40s-71 15-98 40c-25 26-40 61-40 97s15 71 40 98c27 25 62 40 98 40z">
          <text:p/>
        </draw:path>
        <draw:path draw:style-name="gr35" draw:text-style-name="P19" draw:layer="layout" svg:width="0.273cm" svg:height="0.274cm" svg:x="21.223cm" svg:y="4.392cm" svg:viewBox="0 0 274 275" svg:d="M137 275c36 0 72-15 97-40 26-26 40-61 40-97 0-37-14-72-40-98-25-25-61-40-97-40-37 0-71 15-97 40-26 26-40 61-40 98 0 36 14 71 40 97 26 25 60 40 97 40z">
          <text:p/>
        </draw:path>
        <draw:path draw:style-name="gr34" draw:text-style-name="P18" draw:layer="layout" svg:width="0.273cm" svg:height="0.273cm" svg:x="20.081cm" svg:y="4.313cm" svg:viewBox="0 0 274 274" svg:d="M136 274c37 0 71-14 97-40 27-26 41-61 41-98 0-36-14-71-41-96-26-26-60-40-97-40-36 0-71 14-96 40-26 25-40 60-40 96 0 37 14 72 40 98 25 26 60 40 96 40z">
          <text:p/>
        </draw:path>
        <draw:path draw:style-name="gr34" draw:text-style-name="P18" draw:layer="layout" svg:width="0.273cm" svg:height="0.273cm" svg:x="20.26cm" svg:y="4.385cm" svg:viewBox="0 0 274 274" svg:d="M137 274c36 0 71-14 97-40 25-26 40-60 40-97s-15-72-40-97c-26-26-61-40-97-40s-72 14-97 40c-26 25-40 60-40 97s14 71 40 97c25 26 61 40 97 40z">
          <text:p/>
        </draw:path>
        <draw:path draw:style-name="gr34" draw:text-style-name="P18" draw:layer="layout" svg:width="0.273cm" svg:height="0.273cm" svg:x="20.088cm" svg:y="4.326cm" svg:viewBox="0 0 274 274" svg:d="M137 274c36 0 71-15 96-40 27-26 41-62 41-98s-14-71-41-96c-25-26-60-40-96-40-37 0-71 14-97 40-26 25-40 60-40 96s14 72 40 98c26 25 60 40 97 40z">
          <text:p/>
        </draw:path>
        <draw:path draw:style-name="gr34" draw:text-style-name="P18" draw:layer="layout" svg:width="0.273cm" svg:height="0.274cm" svg:x="20.218cm" svg:y="4.554cm" svg:viewBox="0 0 274 275" svg:d="M138 275c36 0 71-15 96-40 26-27 40-62 40-98s-14-71-40-96c-25-26-60-41-96-41-38 0-72 15-98 41-26 25-40 60-40 96s14 71 40 98c26 25 60 40 98 40z">
          <text:p/>
        </draw:path>
        <draw:path draw:style-name="gr34" draw:text-style-name="P18" draw:layer="layout" svg:width="0.273cm" svg:height="0.274cm" svg:x="20.503cm" svg:y="4.425cm" svg:viewBox="0 0 274 275" svg:d="M137 275c37 0 71-15 97-41 26-25 40-60 40-96s-14-72-40-98c-26-25-60-40-97-40s-72 15-97 40c-26 26-40 62-40 98s14 71 40 96c25 26 60 41 97 41z">
          <text:p/>
        </draw:path>
        <draw:path draw:style-name="gr35" draw:text-style-name="P19" draw:layer="layout" svg:width="0.273cm" svg:height="0.273cm" svg:x="22.371cm" svg:y="5.151cm" svg:viewBox="0 0 274 274" svg:d="M136 274c38 0 72-14 98-40s40-60 40-98c0-36-14-71-40-96-26-26-60-40-98-40-36 0-71 14-96 40-26 25-40 60-40 96 0 38 14 72 40 98 25 26 60 40 96 40z">
          <text:p/>
        </draw:path>
        <draw:path draw:style-name="gr34" draw:text-style-name="P18" draw:layer="layout" svg:width="0.273cm" svg:height="0.274cm" svg:x="20.591cm" svg:y="4.408cm" svg:viewBox="0 0 274 275" svg:d="M137 275c37 0 71-15 97-40 26-26 40-61 40-97s-14-72-40-98c-26-25-60-40-97-40-36 0-71 15-96 40-27 26-41 62-41 98s14 71 41 97c25 25 60 40 96 40z">
          <text:p/>
        </draw:path>
        <draw:path draw:style-name="gr34" draw:text-style-name="P18" draw:layer="layout" svg:width="0.274cm" svg:height="0.274cm" svg:x="19.897cm" svg:y="4.439cm" svg:viewBox="0 0 275 275" svg:d="M137 275c37 0 72-15 98-40 25-26 40-61 40-97s-15-71-40-98c-26-25-61-40-98-40-36 0-71 15-97 40-25 27-40 62-40 98s15 71 40 97c26 25 61 40 97 40z">
          <text:p/>
        </draw:path>
        <draw:path draw:style-name="gr34" draw:text-style-name="P18" draw:layer="layout" svg:width="0.273cm" svg:height="0.273cm" svg:x="20.314cm" svg:y="4.231cm" svg:viewBox="0 0 274 274" svg:d="M138 274c36 0 71-14 96-40 26-25 40-60 40-96s-14-71-40-97c-25-25-60-41-96-41-37 0-71 16-97 41-27 26-41 61-41 97s14 71 41 96c26 26 60 40 97 40z">
          <text:p/>
        </draw:path>
        <draw:path draw:style-name="gr34" draw:text-style-name="P18" draw:layer="layout" svg:width="0.273cm" svg:height="0.273cm" svg:x="20.305cm" svg:y="4.239cm" svg:viewBox="0 0 274 274" svg:d="M137 274c37 0 71-16 97-41 26-26 40-61 40-97s-14-71-40-96c-26-26-60-40-97-40-36 0-71 14-96 40-27 25-41 60-41 96s14 71 41 97c25 25 60 41 96 41z">
          <text:p/>
        </draw:path>
        <draw:path draw:style-name="gr34" draw:text-style-name="P18" draw:layer="layout" svg:width="0.273cm" svg:height="0.274cm" svg:x="20.42cm" svg:y="4.216cm" svg:viewBox="0 0 274 275" svg:d="M136 275c36 0 72-15 98-40 25-26 40-61 40-97s-15-71-40-97c-26-26-62-41-98-41s-71 15-96 41c-26 26-40 61-40 97s14 71 40 97c25 25 60 40 96 40z">
          <text:p/>
        </draw:path>
        <draw:path draw:style-name="gr34" draw:text-style-name="P18" draw:layer="layout" svg:width="0.274cm" svg:height="0.273cm" svg:x="20.228cm" svg:y="4.481cm" svg:viewBox="0 0 275 274" svg:d="M138 274c36 0 71-14 97-40 25-25 40-60 40-96s-15-71-40-97c-26-26-61-41-97-41-37 0-72 15-98 41-25 26-40 61-40 97s15 71 40 96c26 26 61 40 98 40z">
          <text:p/>
        </draw:path>
        <draw:path draw:style-name="gr34" draw:text-style-name="P18" draw:layer="layout" svg:width="0.273cm" svg:height="0.274cm" svg:x="20.403cm" svg:y="4.251cm" svg:viewBox="0 0 274 275" svg:d="M136 275c36 0 71-15 98-42 25-25 40-60 40-96s-15-71-40-97c-27-25-62-40-98-40s-71 15-96 40c-26 26-40 61-40 97s14 71 40 96c25 27 60 42 96 42z">
          <text:p/>
        </draw:path>
        <draw:path draw:style-name="gr34" draw:text-style-name="P18" draw:layer="layout" svg:width="0.273cm" svg:height="0.273cm" svg:x="20cm" svg:y="4.43cm" svg:viewBox="0 0 274 274" svg:d="M137 274c37 0 71-14 97-40 26-25 40-60 40-96s-14-72-40-98c-26-25-60-40-97-40-36 0-72 15-97 40-26 26-40 62-40 98s14 71 40 96c25 26 61 40 97 40z">
          <text:p/>
        </draw:path>
        <draw:path draw:style-name="gr34" draw:text-style-name="P18" draw:layer="layout" svg:width="0.273cm" svg:height="0.273cm" svg:x="20.334cm" svg:y="4.538cm" svg:viewBox="0 0 274 274" svg:d="M138 274c36 0 71-15 96-41 26-26 40-61 40-97s-14-71-40-96c-25-26-60-40-96-40s-71 14-97 40c-25 25-41 60-41 96s16 71 41 97c26 26 61 41 97 41z">
          <text:p/>
        </draw:path>
        <draw:path draw:style-name="gr34" draw:text-style-name="P18" draw:layer="layout" svg:width="0.273cm" svg:height="0.273cm" svg:x="20.405cm" svg:y="4.713cm" svg:viewBox="0 0 274 274" svg:d="M136 274c36 0 72-14 98-40 25-25 40-60 40-96s-15-71-40-98c-26-25-62-40-98-40s-71 15-96 40c-26 27-40 62-40 98s14 71 40 96c25 26 60 40 96 40z">
          <text:p/>
        </draw:path>
        <draw:path draw:style-name="gr34" draw:text-style-name="P18" draw:layer="layout" svg:width="0.273cm" svg:height="0.273cm" svg:x="20.256cm" svg:y="4.444cm" svg:viewBox="0 0 274 274" svg:d="M138 274c36 0 71-14 96-40 26-26 40-60 40-97 0-36-14-71-40-97-25-26-60-40-96-40-37 0-72 14-98 40s-40 61-40 97c0 37 14 71 40 97s61 40 98 40z">
          <text:p/>
        </draw:path>
        <draw:path draw:style-name="gr34" draw:text-style-name="P18" draw:layer="layout" svg:width="0.273cm" svg:height="0.273cm" svg:x="19.866cm" svg:y="4.754cm" svg:viewBox="0 0 274 274" svg:d="M137 274c36 0 72-15 97-40 26-26 40-61 40-97s-14-71-40-96c-25-27-61-41-97-41s-71 14-97 41c-25 25-40 60-40 96s15 71 40 97c26 25 61 40 97 40z">
          <text:p/>
        </draw:path>
        <draw:path draw:style-name="gr34" draw:text-style-name="P18" draw:layer="layout" svg:width="0.273cm" svg:height="0.274cm" svg:x="20.006cm" svg:y="4.516cm" svg:viewBox="0 0 274 275" svg:d="M138 275c36 0 71-16 96-41 26-26 40-61 40-97s-14-71-40-97c-25-25-60-40-96-40-37 0-71 15-98 40-26 26-40 61-40 97s14 71 40 97c27 25 61 41 98 41z">
          <text:p/>
        </draw:path>
        <draw:path draw:style-name="gr34" draw:text-style-name="P18" draw:layer="layout" svg:width="0.273cm" svg:height="0.274cm" svg:x="20.426cm" svg:y="4.197cm" svg:viewBox="0 0 274 275" svg:d="M137 275c36 0 72-15 97-40 26-26 40-61 40-97s-14-71-40-97c-25-26-61-41-97-41-37 0-71 15-97 41s-40 61-40 97 14 71 40 97c26 25 60 40 97 40z">
          <text:p/>
        </draw:path>
        <draw:path draw:style-name="gr34" draw:text-style-name="P18" draw:layer="layout" svg:width="0.273cm" svg:height="0.273cm" svg:x="20.029cm" svg:y="4.46cm" svg:viewBox="0 0 274 274" svg:d="M137 274c37 0 71-15 97-40 26-26 40-61 40-97s-14-71-40-97-60-40-97-40c-36 0-71 14-96 40-27 26-41 61-41 97s14 71 41 97c25 25 60 40 96 40z">
          <text:p/>
        </draw:path>
        <draw:path draw:style-name="gr34" draw:text-style-name="P18" draw:layer="layout" svg:width="0.273cm" svg:height="0.274cm" svg:x="20.601cm" svg:y="4.744cm" svg:viewBox="0 0 274 275" svg:d="M138 275c36 0 71-15 96-40 26-26 40-61 40-97s-14-71-40-97c-25-26-60-41-96-41s-71 15-97 41c-25 26-41 61-41 97s16 71 41 97c26 25 61 40 97 40z">
          <text:p/>
        </draw:path>
        <draw:path draw:style-name="gr34" draw:text-style-name="P18" draw:layer="layout" svg:width="0.274cm" svg:height="0.274cm" svg:x="20.504cm" svg:y="4.107cm" svg:viewBox="0 0 275 275" svg:d="M138 275c36 0 71-15 97-40 25-26 40-61 40-97 0-37-15-72-40-98-26-25-61-40-97-40-37 0-72 15-98 40-25 26-40 61-40 98 0 36 15 71 40 97 26 25 61 40 98 40z">
          <text:p/>
        </draw:path>
        <draw:path draw:style-name="gr34" draw:text-style-name="P18" draw:layer="layout" svg:width="0.273cm" svg:height="0.273cm" svg:x="20.28cm" svg:y="4.264cm" svg:viewBox="0 0 274 274" svg:d="M138 274c36 0 71-14 96-41 26-25 40-60 40-96 0-37-14-71-40-97-25-26-60-40-96-40s-71 14-98 40c-25 26-40 60-40 97 0 36 15 71 40 96 27 27 62 41 98 41z">
          <text:p/>
        </draw:path>
        <draw:path draw:style-name="gr34" draw:text-style-name="P18" draw:layer="layout" svg:width="0.274cm" svg:height="0.274cm" svg:x="20.081cm" svg:y="4.751cm" svg:viewBox="0 0 275 275" svg:d="M137 275c36 0 71-15 97-40 26-26 41-61 41-97s-15-71-41-97-61-41-97-41-71 15-97 41c-25 26-40 61-40 97s15 71 40 97c26 25 61 40 97 40z">
          <text:p/>
        </draw:path>
        <draw:path draw:style-name="gr34" draw:text-style-name="P18" draw:layer="layout" svg:width="0.273cm" svg:height="0.273cm" svg:x="19.878cm" svg:y="4.461cm" svg:viewBox="0 0 274 274" svg:d="M136 274c36 0 72-14 98-40 25-26 40-60 40-97 0-36-15-71-40-97-26-26-62-40-98-40s-71 14-96 40c-26 26-40 61-40 97 0 37 14 71 40 97 25 26 60 40 96 40z">
          <text:p/>
        </draw:path>
        <draw:path draw:style-name="gr34" draw:text-style-name="P18" draw:layer="layout" svg:width="0.273cm" svg:height="0.273cm" svg:x="20.653cm" svg:y="4.112cm" svg:viewBox="0 0 274 274" svg:d="M136 274c36 0 71-14 98-40 25-26 40-60 40-97s-15-72-40-97c-27-26-62-40-98-40s-71 14-96 40c-26 25-40 60-40 97s14 71 40 97c25 26 60 40 96 40z">
          <text:p/>
        </draw:path>
        <draw:path draw:style-name="gr34" draw:text-style-name="P18" draw:layer="layout" svg:width="0.273cm" svg:height="0.274cm" svg:x="20.412cm" svg:y="4.386cm" svg:viewBox="0 0 274 275" svg:d="M137 275c36 0 72-15 97-40 26-26 40-61 40-97 0-37-14-72-40-98-25-25-61-40-97-40s-71 15-97 40c-25 26-40 61-40 98 0 36 15 71 40 97 26 25 61 40 97 40z">
          <text:p/>
        </draw:path>
        <draw:path draw:style-name="gr34" draw:text-style-name="P18" draw:layer="layout" svg:width="0.274cm" svg:height="0.274cm" svg:x="19.829cm" svg:y="4.509cm" svg:viewBox="0 0 275 275" svg:d="M137 275c36 0 71-16 97-41 26-26 41-61 41-97s-15-71-41-97c-26-25-61-40-97-40s-71 15-97 40c-25 26-40 61-40 97s15 71 40 97c26 25 61 41 97 41z">
          <text:p/>
        </draw:path>
        <draw:path draw:style-name="gr34" draw:text-style-name="P18" draw:layer="layout" svg:width="0.273cm" svg:height="0.274cm" svg:x="20.025cm" svg:y="4.362cm" svg:viewBox="0 0 274 275" svg:d="M138 275c36 0 71-15 96-40 26-26 40-61 40-98 0-36-14-71-40-97-25-25-60-40-96-40-37 0-71 15-98 40-26 26-40 61-40 97 0 37 14 72 40 98 27 25 61 40 98 40z">
          <text:p/>
        </draw:path>
        <draw:path draw:style-name="gr34" draw:text-style-name="P18" draw:layer="layout" svg:width="0.273cm" svg:height="0.274cm" svg:x="20.038cm" svg:y="4.587cm" svg:viewBox="0 0 274 275" svg:d="M137 275c36 0 71-15 97-40 25-26 40-62 40-98s-15-71-40-96c-26-26-61-41-97-41s-71 15-96 41c-27 25-41 60-41 96s14 72 41 98c25 25 60 40 96 40z">
          <text:p/>
        </draw:path>
        <draw:path draw:style-name="gr35" draw:text-style-name="P19" draw:layer="layout" svg:width="0.273cm" svg:height="0.273cm" svg:x="22.116cm" svg:y="4.385cm" svg:viewBox="0 0 274 274" svg:d="M138 274c36 0 71-15 96-40 26-26 40-61 40-97 0-37-14-72-40-97-25-26-60-40-96-40-38 0-72 14-98 40-26 25-40 60-40 97 0 36 14 71 40 97 26 25 60 40 98 40z">
          <text:p/>
        </draw:path>
        <draw:path draw:style-name="gr35" draw:text-style-name="P19" draw:layer="layout" svg:width="0.273cm" svg:height="0.273cm" svg:x="21.727cm" svg:y="4.29cm" svg:viewBox="0 0 274 274" svg:d="M137 274c36 0 71-14 96-40 27-27 41-61 41-98 0-36-14-71-41-96-25-26-60-40-96-40-37 0-71 14-97 40-26 25-40 60-40 96 0 37 14 71 40 98 26 26 60 40 97 40z">
          <text:p/>
        </draw:path>
        <draw:path draw:style-name="gr34" draw:text-style-name="P18" draw:layer="layout" svg:width="0.273cm" svg:height="0.273cm" svg:x="20.221cm" svg:y="4.445cm" svg:viewBox="0 0 274 274" svg:d="M138 274c36 0 71-15 96-40 26-26 40-61 40-97s-14-71-40-97c-25-26-60-40-96-40-38 0-72 14-98 40s-40 61-40 97 14 71 40 97c26 25 60 40 98 40z">
          <text:p/>
        </draw:path>
        <draw:path draw:style-name="gr34" draw:text-style-name="P18" draw:layer="layout" svg:width="0.273cm" svg:height="0.273cm" svg:x="20.079cm" svg:y="4.611cm" svg:viewBox="0 0 274 274" svg:d="M137 274c36 0 71-14 96-40 26-25 41-60 41-97s-15-71-41-97c-25-26-60-40-96-40-37 0-71 14-97 40s-40 60-40 97 14 72 40 97c26 26 60 40 97 40z">
          <text:p/>
        </draw:path>
        <draw:path draw:style-name="gr35" draw:text-style-name="P19" draw:layer="layout" svg:width="0.273cm" svg:height="0.273cm" svg:x="21.773cm" svg:y="4.297cm" svg:viewBox="0 0 274 274" svg:d="M136 274c37 0 72-14 98-40 26-25 40-61 40-97 0-37-14-71-40-97s-61-40-98-40c-36 0-71 14-96 40-26 26-40 60-40 97 0 36 14 72 40 97 25 26 60 40 96 40z">
          <text:p/>
        </draw:path>
        <draw:path draw:style-name="gr34" draw:text-style-name="P18" draw:layer="layout" svg:width="0.273cm" svg:height="0.273cm" svg:x="20.483cm" svg:y="4.179cm" svg:viewBox="0 0 274 274" svg:d="M137 274c37 0 71-14 97-40s40-60 40-97c0-36-14-71-40-97s-60-40-97-40-72 14-97 40c-26 26-40 61-40 97 0 37 14 71 40 97 25 26 60 40 97 40z">
          <text:p/>
        </draw:path>
        <draw:path draw:style-name="gr35" draw:text-style-name="P19" draw:layer="layout" svg:width="0.273cm" svg:height="0.273cm" svg:x="21.691cm" svg:y="5.056cm" svg:viewBox="0 0 274 274" svg:d="M137 274c37 0 71-15 97-41s40-60 40-97c0-36-14-71-40-96-26-26-60-40-97-40-36 0-71 14-96 40-26 25-41 60-41 96 0 37 15 71 41 97 25 26 60 41 96 41z">
          <text:p/>
        </draw:path>
        <draw:path draw:style-name="gr34" draw:text-style-name="P18" draw:layer="layout" svg:width="0.273cm" svg:height="0.273cm" svg:x="19.854cm" svg:y="4.458cm" svg:viewBox="0 0 274 274" svg:d="M137 274c36 0 71-15 97-40 26-26 40-61 40-97s-14-71-40-97-61-40-97-40-71 14-97 40c-25 26-40 61-40 97s15 71 40 97c26 25 61 40 97 40z">
          <text:p/>
        </draw:path>
        <draw:path draw:style-name="gr34" draw:text-style-name="P18" draw:layer="layout" svg:width="0.273cm" svg:height="0.273cm" svg:x="19.825cm" svg:y="4.547cm" svg:viewBox="0 0 274 274" svg:d="M137 274c36 0 71-15 96-40 27-27 41-62 41-98s-14-71-41-96c-25-26-60-40-96-40-37 0-71 14-97 40-26 25-40 60-40 96s14 71 40 98c26 25 60 40 97 40z">
          <text:p/>
        </draw:path>
        <draw:path draw:style-name="gr34" draw:text-style-name="P18" draw:layer="layout" svg:width="0.274cm" svg:height="0.274cm" svg:x="20.082cm" svg:y="4.499cm" svg:viewBox="0 0 275 275" svg:d="M137 275c36 0 71-15 97-41 26-25 41-60 41-96s-15-71-41-97c-26-25-61-41-97-41s-71 16-97 41c-25 26-40 61-40 97s15 71 40 96c26 26 61 41 97 41z">
          <text:p/>
        </draw:path>
        <draw:path draw:style-name="gr34" draw:text-style-name="P18" draw:layer="layout" svg:width="0.273cm" svg:height="0.274cm" svg:x="20.246cm" svg:y="4.438cm" svg:viewBox="0 0 274 275" svg:d="M137 275c37 0 71-15 97-40 26-26 40-61 40-97s-14-72-40-98c-26-25-60-40-97-40-36 0-72 15-97 40-26 26-40 62-40 98s14 71 40 97c25 25 61 40 97 40z">
          <text:p/>
        </draw:path>
        <draw:path draw:style-name="gr34" draw:text-style-name="P18" draw:layer="layout" svg:width="0.273cm" svg:height="0.273cm" svg:x="20.18cm" svg:y="4.529cm" svg:viewBox="0 0 274 274" svg:d="M136 274c37 0 72-14 98-41 25-25 40-60 40-96 0-37-15-71-40-97-26-26-61-40-98-40-36 0-71 14-96 40-26 26-40 60-40 97 0 36 14 71 40 96 25 27 60 41 96 41z">
          <text:p/>
        </draw:path>
        <draw:path draw:style-name="gr35" draw:text-style-name="P19" draw:layer="layout" svg:width="0.273cm" svg:height="0.274cm" svg:x="20.873cm" svg:y="4.77cm" svg:viewBox="0 0 274 275" svg:d="M138 275c36 0 71-15 96-40 26-26 40-61 40-97s-14-71-40-97c-25-25-60-41-96-41s-71 16-97 41c-25 26-41 61-41 97s16 71 41 97c26 25 61 40 97 40z">
          <text:p/>
        </draw:path>
        <draw:path draw:style-name="gr34" draw:text-style-name="P18" draw:layer="layout" svg:width="0.273cm" svg:height="0.273cm" svg:x="20.134cm" svg:y="4.524cm" svg:viewBox="0 0 274 274" svg:d="M136 274c37 0 72-14 98-41 26-26 40-60 40-97 0-36-14-71-40-96-26-26-61-40-98-40-36 0-71 14-96 40-26 25-40 60-40 96 0 37 14 71 40 97 25 27 60 41 96 41z">
          <text:p/>
        </draw:path>
        <draw:path draw:style-name="gr35" draw:text-style-name="P19" draw:layer="layout" svg:width="0.273cm" svg:height="0.274cm" svg:x="21.444cm" svg:y="4.397cm" svg:viewBox="0 0 274 275" svg:d="M136 275c37 0 71-15 97-40 26-26 41-61 41-97 0-37-15-72-41-98-26-25-60-40-97-40-36 0-71 15-96 40-26 26-40 61-40 98 0 36 14 71 40 97 25 25 60 40 96 40z">
          <text:p/>
        </draw:path>
        <draw:path draw:style-name="gr35" draw:text-style-name="P19" draw:layer="layout" svg:width="0.274cm" svg:height="0.273cm" svg:x="20.927cm" svg:y="4.55cm" svg:viewBox="0 0 275 274" svg:d="M137 274c36 0 71-14 98-40 25-26 40-61 40-97 0-37-15-71-40-97-27-26-62-40-98-40s-71 14-97 40c-25 26-40 60-40 97 0 36 15 71 40 97 26 26 61 40 97 40z">
          <text:p/>
        </draw:path>
        <draw:path draw:style-name="gr34" draw:text-style-name="P18" draw:layer="layout" svg:width="0.273cm" svg:height="0.273cm" svg:x="20.046cm" svg:y="4.591cm" svg:viewBox="0 0 274 274" svg:d="M137 274c37 0 71-15 97-40 26-26 40-62 40-98s-14-71-40-96c-26-26-60-40-97-40-36 0-71 14-96 40-27 25-41 60-41 96s14 72 41 98c25 25 60 40 96 40z">
          <text:p/>
        </draw:path>
        <draw:path draw:style-name="gr34" draw:text-style-name="P18" draw:layer="layout" svg:width="0.273cm" svg:height="0.273cm" svg:x="20.225cm" svg:y="4.454cm" svg:viewBox="0 0 274 274" svg:d="M138 274c36 0 71-14 96-40 26-26 40-60 40-97 0-36-14-71-40-97-25-26-60-40-96-40-37 0-72 14-98 40-25 26-40 61-40 97 0 37 15 71 40 97 26 26 61 40 98 40z">
          <text:p/>
        </draw:path>
        <draw:path draw:style-name="gr34" draw:text-style-name="P18" draw:layer="layout" svg:width="0.273cm" svg:height="0.273cm" svg:x="20.586cm" svg:y="4.643cm" svg:viewBox="0 0 274 274" svg:d="M138 274c36 0 71-14 96-40 26-25 40-60 40-96 0-37-14-72-40-98-25-25-60-40-96-40-37 0-71 15-97 40-27 26-41 61-41 98 0 36 14 71 41 96 26 26 60 40 97 40z">
          <text:p/>
        </draw:path>
        <draw:path draw:style-name="gr35" draw:text-style-name="P19" draw:layer="layout" svg:width="0.274cm" svg:height="0.273cm" svg:x="21.975cm" svg:y="4.372cm" svg:viewBox="0 0 275 274" svg:d="M138 274c36 0 71-14 97-40 25-25 40-60 40-96 0-38-15-72-40-98-26-26-61-40-97-40s-71 14-97 40c-25 26-41 60-41 98 0 36 16 71 41 96 26 26 61 40 97 40z">
          <text:p/>
        </draw:path>
        <draw:path draw:style-name="gr34" draw:text-style-name="P18" draw:layer="layout" svg:width="0.274cm" svg:height="0.274cm" svg:x="19.988cm" svg:y="4.485cm" svg:viewBox="0 0 275 275" svg:d="M138 275c36 0 71-15 97-40 25-26 40-61 40-97s-15-71-40-97c-26-26-61-41-97-41s-72 15-98 41c-25 26-40 61-40 97s15 71 40 97c26 25 62 40 98 40z">
          <text:p/>
        </draw:path>
        <draw:path draw:style-name="gr35" draw:text-style-name="P19" draw:layer="layout" svg:width="0.274cm" svg:height="0.273cm" svg:x="20.683cm" svg:y="4.695cm" svg:viewBox="0 0 275 274" svg:d="M137 274c36 0 72-14 98-40 25-26 40-60 40-97 0-36-15-72-40-97-26-26-62-40-98-40s-71 14-97 40c-25 25-40 61-40 97 0 37 15 71 40 97 26 26 61 40 97 40z">
          <text:p/>
        </draw:path>
        <draw:path draw:style-name="gr34" draw:text-style-name="P18" draw:layer="layout" svg:width="0.273cm" svg:height="0.273cm" svg:x="18.585cm" svg:y="4.978cm" svg:viewBox="0 0 274 274" svg:d="M137 274c37 0 71-14 97-40 26-25 40-60 40-96 0-37-14-72-40-98s-60-40-97-40-72 14-97 40c-26 26-40 61-40 98 0 36 14 71 40 96 25 26 60 40 97 40z">
          <text:p/>
        </draw:path>
        <draw:path draw:style-name="gr34" draw:text-style-name="P18" draw:layer="layout" svg:width="0.273cm" svg:height="0.273cm" svg:x="20.047cm" svg:y="4.541cm" svg:viewBox="0 0 274 274" svg:d="M137 274c37 0 71-14 97-41 26-25 40-60 40-96s-14-71-40-97c-26-25-60-40-97-40-36 0-71 15-96 40-27 26-41 61-41 97s14 71 41 96c25 27 60 41 96 41z">
          <text:p/>
        </draw:path>
        <draw:path draw:style-name="gr35" draw:text-style-name="P19" draw:layer="layout" svg:width="0.273cm" svg:height="0.273cm" svg:x="20.784cm" svg:y="4.884cm" svg:viewBox="0 0 274 274" svg:d="M137 274c37 0 71-14 97-40 26-25 40-60 40-97 0-36-14-71-40-97-26-25-60-40-97-40s-72 15-97 40c-26 26-40 61-40 97 0 37 14 72 40 97 25 26 60 40 97 40z">
          <text:p/>
        </draw:path>
        <draw:path draw:style-name="gr34" draw:text-style-name="P18" draw:layer="layout" svg:width="0.273cm" svg:height="0.273cm" svg:x="20.336cm" svg:y="4.526cm" svg:viewBox="0 0 274 274" svg:d="M138 274c36 0 71-14 96-41 26-26 40-60 40-97 0-36-14-71-40-96-25-26-60-40-96-40s-71 14-97 40c-25 25-41 60-41 96 0 37 16 71 41 97 26 27 61 41 97 41z">
          <text:p/>
        </draw:path>
        <draw:path draw:style-name="gr34" draw:text-style-name="P18" draw:layer="layout" svg:width="0.274cm" svg:height="0.273cm" svg:x="19.923cm" svg:y="4.766cm" svg:viewBox="0 0 275 274" svg:d="M137 274c37 0 72-14 98-40 25-25 40-60 40-96 0-37-15-71-40-97-26-26-61-41-98-41-36 0-71 15-97 41-25 26-40 60-40 97 0 36 15 71 40 96 26 26 61 40 97 40z">
          <text:p/>
        </draw:path>
        <draw:path draw:style-name="gr34" draw:text-style-name="P18" draw:layer="layout" svg:width="0.274cm" svg:height="0.273cm" svg:x="20.107cm" svg:y="4.567cm" svg:viewBox="0 0 275 274" svg:d="M137 274c36 0 71-15 98-40 25-27 40-62 40-98s-15-71-40-96c-27-26-62-40-98-40s-71 14-97 40c-25 25-40 60-40 96s15 71 40 98c26 25 61 40 97 40z">
          <text:p/>
        </draw:path>
        <draw:path draw:style-name="gr34" draw:text-style-name="P18" draw:layer="layout" svg:width="0.273cm" svg:height="0.274cm" svg:x="19.99cm" svg:y="4.786cm" svg:viewBox="0 0 274 275" svg:d="M138 275c36 0 71-16 96-41 26-26 40-61 40-97s-14-71-40-97c-25-25-60-40-96-40-37 0-72 15-98 40-26 26-40 61-40 97s14 71 40 97c26 25 61 41 98 41z">
          <text:p/>
        </draw:path>
        <draw:path draw:style-name="gr35" draw:text-style-name="P19" draw:layer="layout" svg:width="0.274cm" svg:height="0.273cm" svg:x="22.517cm" svg:y="5.127cm" svg:viewBox="0 0 275 274" svg:d="M138 274c36 0 71-14 97-40 25-25 40-61 40-97 0-37-15-71-40-97-26-26-61-40-97-40s-71 14-97 40c-25 26-41 60-41 97 0 36 16 72 41 97 26 26 61 40 97 40z">
          <text:p/>
        </draw:path>
        <draw:path draw:style-name="gr34" draw:text-style-name="P18" draw:layer="layout" svg:width="0.273cm" svg:height="0.274cm" svg:x="20.226cm" svg:y="4.644cm" svg:viewBox="0 0 274 275" svg:d="M138 275c36 0 71-15 96-41 26-25 40-60 40-96 0-37-14-72-40-98-25-25-60-40-96-40-38 0-72 15-98 40-26 26-40 61-40 98 0 36 14 71 40 96 26 26 60 41 98 41z">
          <text:p/>
        </draw:path>
        <draw:path draw:style-name="gr34" draw:text-style-name="P18" draw:layer="layout" svg:width="0.274cm" svg:height="0.274cm" svg:x="20.206cm" svg:y="4.654cm" svg:viewBox="0 0 275 275" svg:d="M138 275c36 0 71-15 97-40 25-26 40-61 40-97 0-37-15-72-40-98-26-25-61-40-97-40-37 0-72 15-98 40-25 26-40 61-40 98 0 36 15 71 40 97 26 25 61 40 98 40z">
          <text:p/>
        </draw:path>
        <draw:path draw:style-name="gr35" draw:text-style-name="P19" draw:layer="layout" svg:width="0.273cm" svg:height="0.273cm" svg:x="21.612cm" svg:y="4.809cm" svg:viewBox="0 0 274 274" svg:d="M137 274c37 0 71-14 97-41 26-26 40-60 40-97 0-36-14-71-40-96-26-26-60-40-97-40-36 0-72 14-97 40-26 25-40 60-40 96 0 37 14 71 40 97 25 27 61 41 97 41z">
          <text:p/>
        </draw:path>
        <draw:path draw:style-name="gr35" draw:text-style-name="P19" draw:layer="layout" svg:width="0.273cm" svg:height="0.273cm" svg:x="20.753cm" svg:y="4.343cm" svg:viewBox="0 0 274 274" svg:d="M137 274c37 0 71-14 97-40 26-25 40-60 40-97s-14-71-40-97-60-40-97-40-72 14-97 40c-26 26-40 60-40 97s14 72 40 97c25 26 60 40 97 40z">
          <text:p/>
        </draw:path>
        <draw:path draw:style-name="gr34" draw:text-style-name="P18" draw:layer="layout" svg:width="0.273cm" svg:height="0.273cm" svg:x="20.017cm" svg:y="4.498cm" svg:viewBox="0 0 274 274" svg:d="M137 274c37 0 71-14 97-40 26-25 40-60 40-96s-14-71-40-97c-26-25-60-41-97-41-36 0-71 16-97 41-26 26-40 61-40 97s14 71 40 96c26 26 61 40 97 40z">
          <text:p/>
        </draw:path>
        <draw:path draw:style-name="gr34" draw:text-style-name="P18" draw:layer="layout" svg:width="0.273cm" svg:height="0.273cm" svg:x="20.13cm" svg:y="4.622cm" svg:viewBox="0 0 274 274" svg:d="M136 274c36 0 71-15 98-40 25-26 40-61 40-98 0-36-15-71-40-96-27-26-62-40-98-40s-71 14-96 40c-26 25-40 60-40 96 0 37 14 72 40 98 25 25 60 40 96 40z">
          <text:p/>
        </draw:path>
        <draw:path draw:style-name="gr35" draw:text-style-name="P19" draw:layer="layout" svg:width="0.273cm" svg:height="0.273cm" svg:x="21.951cm" svg:y="4.369cm" svg:viewBox="0 0 274 274" svg:d="M137 274c37 0 71-14 97-40 26-25 40-60 40-96 0-38-14-72-40-98s-60-40-97-40c-36 0-71 14-96 40-27 26-41 60-41 98 0 36 14 71 41 96 25 26 60 40 96 40z">
          <text:p/>
        </draw:path>
        <draw:path draw:style-name="gr34" draw:text-style-name="P18" draw:layer="layout" svg:width="0.274cm" svg:height="0.273cm" svg:x="19.851cm" svg:y="4.589cm" svg:viewBox="0 0 275 274" svg:d="M137 274c36 0 71-14 98-40 25-25 40-61 40-97 0-37-15-71-40-97-27-26-62-40-98-40s-71 14-97 40c-25 26-40 60-40 97 0 36 15 72 40 97 26 26 61 40 97 40z">
          <text:p/>
        </draw:path>
        <draw:path draw:style-name="gr35" draw:text-style-name="P19" draw:layer="layout" svg:width="0.273cm" svg:height="0.273cm" svg:x="21.253cm" svg:y="4.361cm" svg:viewBox="0 0 274 274" svg:d="M137 274c36 0 72-14 97-40 26-26 40-60 40-98 0-36-14-70-40-96-25-26-61-40-97-40-37 0-71 14-97 40s-40 60-40 96c0 38 14 72 40 98s60 40 97 40z">
          <text:p/>
        </draw:path>
        <draw:path draw:style-name="gr34" draw:text-style-name="P18" draw:layer="layout" svg:width="0.273cm" svg:height="0.273cm" svg:x="18.52cm" svg:y="5.089cm" svg:viewBox="0 0 274 274" svg:d="M137 274c36 0 72-14 97-41 26-26 40-60 40-97 0-36-14-71-40-96-25-26-61-40-97-40s-71 14-97 40c-25 25-40 60-40 96 0 37 15 71 40 97 26 27 61 41 97 41z">
          <text:p/>
        </draw:path>
        <draw:path draw:style-name="gr34" draw:text-style-name="P18" draw:layer="layout" svg:width="0.273cm" svg:height="0.273cm" svg:x="20.467cm" svg:y="4.612cm" svg:viewBox="0 0 274 274" svg:d="M136 274c38 0 72-15 98-40 26-26 40-61 40-98 0-36-14-71-40-96-26-26-60-40-98-40-36 0-71 14-96 40-26 25-40 60-40 96 0 37 14 72 40 98 25 25 60 40 96 40z">
          <text:p/>
        </draw:path>
        <draw:path draw:style-name="gr34" draw:text-style-name="P18" draw:layer="layout" svg:width="0.274cm" svg:height="0.273cm" svg:x="19.798cm" svg:y="4.647cm" svg:viewBox="0 0 275 274" svg:d="M137 274c36 0 71-15 97-40 25-26 41-61 41-97 0-37-16-72-41-97-26-26-61-40-97-40s-71 14-97 40c-25 25-40 60-40 97 0 36 15 71 40 97 26 25 61 40 97 40z">
          <text:p/>
        </draw:path>
        <draw:path draw:style-name="gr35" draw:text-style-name="P19" draw:layer="layout" svg:width="0.274cm" svg:height="0.273cm" svg:x="20.705cm" svg:y="4.64cm" svg:viewBox="0 0 275 274" svg:d="M137 274c36 0 72-14 97-40 26-25 41-60 41-97s-15-71-41-97c-25-26-61-40-97-40s-71 14-97 40c-25 26-40 60-40 97s15 72 40 97c26 26 61 40 97 40z">
          <text:p/>
        </draw:path>
        <draw:path draw:style-name="gr35" draw:text-style-name="P19" draw:layer="layout" svg:width="0.273cm" svg:height="0.273cm" svg:x="20.558cm" svg:y="4.609cm" svg:viewBox="0 0 274 274" svg:d="M138 274c36 0 71-14 96-40 26-25 40-60 40-97s-14-71-40-97c-25-26-60-40-96-40s-71 14-98 40c-25 26-40 60-40 97s15 72 40 97c27 26 62 40 98 40z">
          <text:p/>
        </draw:path>
        <draw:path draw:style-name="gr35" draw:text-style-name="P19" draw:layer="layout" svg:width="0.273cm" svg:height="0.274cm" svg:x="20.498cm" svg:y="4.635cm" svg:viewBox="0 0 274 275" svg:d="M138 275c36 0 71-15 96-40 26-26 40-61 40-98 0-36-14-71-40-97-25-25-60-40-96-40-38 0-72 15-98 40-26 26-40 61-40 97 0 37 14 72 40 98 26 25 60 40 98 40z">
          <text:p/>
        </draw:path>
        <draw:path draw:style-name="gr35" draw:text-style-name="P19" draw:layer="layout" svg:width="0.273cm" svg:height="0.273cm" svg:x="22.314cm" svg:y="5.246cm" svg:viewBox="0 0 274 274" svg:d="M137 274c36 0 71-14 97-40 26-25 40-60 40-96s-14-72-40-98c-26-25-61-40-97-40-37 0-71 15-97 40-26 26-40 62-40 98s14 71 40 96c26 26 60 40 97 40z">
          <text:p/>
        </draw:path>
        <draw:path draw:style-name="gr35" draw:text-style-name="P19" draw:layer="layout" svg:width="0.273cm" svg:height="0.273cm" svg:x="21.937cm" svg:y="4.372cm" svg:viewBox="0 0 274 274" svg:d="M137 274c37 0 71-14 97-40 26-25 40-60 40-96 0-37-14-72-40-98-26-25-60-40-97-40-36 0-70 15-96 40-27 26-41 61-41 98 0 36 14 71 41 96 26 26 60 40 96 40z">
          <text:p/>
        </draw:path>
        <draw:path draw:style-name="gr35" draw:text-style-name="P19" draw:layer="layout" svg:width="0.273cm" svg:height="0.274cm" svg:x="22.345cm" svg:y="5.205cm" svg:viewBox="0 0 274 275" svg:d="M136 275c37 0 72-15 98-40 26-26 40-61 40-97 0-37-14-72-40-98-26-25-61-40-98-40-36 0-71 15-96 40-26 26-40 61-40 98 0 36 14 71 40 97 25 25 60 40 96 40z">
          <text:p/>
        </draw:path>
        <draw:path draw:style-name="gr35" draw:text-style-name="P19" draw:layer="layout" svg:width="0.273cm" svg:height="0.273cm" svg:x="21.5cm" svg:y="4.733cm" svg:viewBox="0 0 274 274" svg:d="M137 274c36 0 72-14 97-40 26-26 40-60 40-97 0-36-14-71-40-97-25-26-61-40-97-40-37 0-71 14-97 40s-40 61-40 97c0 37 14 71 40 97s60 40 97 40z">
          <text:p/>
        </draw:path>
        <draw:path draw:style-name="gr35" draw:text-style-name="P19" draw:layer="layout" svg:width="0.274cm" svg:height="0.273cm" svg:x="22.182cm" svg:y="5.263cm" svg:viewBox="0 0 275 274" svg:d="M138 274c36 0 71-15 97-40 25-26 40-61 40-97s-15-71-40-97c-26-26-61-40-97-40s-72 14-98 40c-25 26-40 61-40 97s15 71 40 97c26 25 62 40 98 40z">
          <text:p/>
        </draw:path>
        <draw:path draw:style-name="gr35" draw:text-style-name="P19" draw:layer="layout" svg:width="0.273cm" svg:height="0.273cm" svg:x="22.109cm" svg:y="4.917cm" svg:viewBox="0 0 274 274" svg:d="M136 274c38 0 72-14 98-40 26-25 40-60 40-96 0-37-14-72-40-98-26-25-60-40-98-40-36 0-71 15-96 40-26 26-40 61-40 98 0 36 14 71 40 96 25 26 60 40 96 40z">
          <text:p/>
        </draw:path>
        <draw:path draw:style-name="gr35" draw:text-style-name="P19" draw:layer="layout" svg:width="0.273cm" svg:height="0.273cm" svg:x="20.709cm" svg:y="4.672cm" svg:viewBox="0 0 274 274" svg:d="M137 274c36 0 72-14 97-40 26-25 40-60 40-96 0-37-14-72-40-98-25-25-61-40-97-40-37 0-71 15-97 40-26 26-40 61-40 98 0 36 14 71 40 96 26 26 60 40 97 40z">
          <text:p/>
        </draw:path>
        <draw:path draw:style-name="gr35" draw:text-style-name="P19" draw:layer="layout" svg:width="0.274cm" svg:height="0.273cm" svg:x="20.683cm" svg:y="4.585cm" svg:viewBox="0 0 275 274" svg:d="M137 274c36 0 72-14 98-40 25-25 40-61 40-97 0-37-15-71-40-97-26-26-62-40-98-40s-71 14-97 40c-25 26-40 60-40 97 0 36 15 72 40 97 26 26 61 40 97 40z">
          <text:p/>
        </draw:path>
        <draw:path draw:style-name="gr35" draw:text-style-name="P19" draw:layer="layout" svg:width="0.273cm" svg:height="0.273cm" svg:x="21.992cm" svg:y="4.967cm" svg:viewBox="0 0 274 274" svg:d="M136 274c37 0 71-15 97-40 27-26 41-61 41-97s-14-72-41-97c-26-26-60-40-97-40-36 0-71 14-96 40-26 25-40 61-40 97s14 71 40 97c25 25 60 40 96 40z">
          <text:p/>
        </draw:path>
        <draw:path draw:style-name="gr34" draw:text-style-name="P18" draw:layer="layout" svg:width="0.273cm" svg:height="0.273cm" svg:x="18.825cm" svg:y="4.96cm" svg:viewBox="0 0 274 274" svg:d="M137 274c37 0 72-14 97-40 26-26 40-60 40-97 0-36-14-72-40-97-25-26-60-40-97-40-36 0-71 14-97 40-25 25-40 61-40 97 0 37 15 71 40 97 26 26 61 40 97 40z">
          <text:p/>
        </draw:path>
        <draw:path draw:style-name="gr35" draw:text-style-name="P19" draw:layer="layout" svg:width="0.273cm" svg:height="0.273cm" svg:x="22.109cm" svg:y="4.413cm" svg:viewBox="0 0 274 274" svg:d="M136 274c37 0 72-14 98-40 25-26 40-60 40-97 0-36-15-72-40-97-26-26-61-40-98-40-36 0-71 14-96 40-26 25-40 61-40 97 0 37 14 71 40 97 25 26 60 40 96 40z">
          <text:p/>
        </draw:path>
        <draw:path draw:style-name="gr35" draw:text-style-name="P19" draw:layer="layout" svg:width="0.273cm" svg:height="0.273cm" svg:x="22.234cm" svg:y="5.076cm" svg:viewBox="0 0 274 274" svg:d="M137 274c36 0 71-15 97-41 25-26 40-61 40-97s-15-71-40-96c-26-26-61-40-97-40s-71 14-96 40c-27 25-41 60-41 96s14 71 41 97c25 26 60 41 96 41z">
          <text:p/>
        </draw:path>
        <draw:path draw:style-name="gr35" draw:text-style-name="P19" draw:layer="layout" svg:width="0.273cm" svg:height="0.273cm" svg:x="20.496cm" svg:y="4.433cm" svg:viewBox="0 0 274 274" svg:d="M137 274c36 0 71-14 97-40 25-25 40-60 40-96 0-37-15-72-40-98-26-26-61-40-97-40-37 0-72 14-97 40-26 26-40 61-40 98 0 36 14 71 40 96 25 26 60 40 97 40z">
          <text:p/>
        </draw:path>
        <draw:path draw:style-name="gr35" draw:text-style-name="P19" draw:layer="layout" svg:width="0.274cm" svg:height="0.274cm" svg:x="20.62cm" svg:y="4.516cm" svg:viewBox="0 0 275 275" svg:d="M137 275c36 0 71-16 97-41 25-26 41-61 41-97s-16-71-41-97c-26-25-61-40-97-40s-71 15-97 40c-25 26-40 61-40 97s15 71 40 97c26 25 61 41 97 41z">
          <text:p/>
        </draw:path>
        <draw:path draw:style-name="gr35" draw:text-style-name="P19" draw:layer="layout" svg:width="0.273cm" svg:height="0.273cm" svg:x="20.451cm" svg:y="4.606cm" svg:viewBox="0 0 274 274" svg:d="M136 274c37 0 72-14 98-40 25-25 40-60 40-97s-15-71-40-97c-26-26-61-40-98-40-36 0-71 14-96 40-26 26-40 60-40 97s14 72 40 97c25 26 60 40 96 40z">
          <text:p/>
        </draw:path>
        <draw:path draw:style-name="gr35" draw:text-style-name="P19" draw:layer="layout" svg:width="0.273cm" svg:height="0.273cm" svg:x="20.75cm" svg:y="4.487cm" svg:viewBox="0 0 274 274" svg:d="M137 274c37 0 71-14 97-40s40-60 40-97c0-36-14-71-40-96-26-27-60-41-97-41s-72 14-97 41c-26 25-40 60-40 96 0 37 14 71 40 97 25 26 60 40 97 40z">
          <text:p/>
        </draw:path>
        <draw:path draw:style-name="gr35" draw:text-style-name="P19" draw:layer="layout" svg:width="0.273cm" svg:height="0.273cm" svg:x="21.881cm" svg:y="4.249cm" svg:viewBox="0 0 274 274" svg:d="M137 274c37 0 71-14 97-41 26-25 40-60 40-96s-14-71-40-97c-26-25-60-40-97-40-36 0-72 15-97 40-26 26-40 61-40 97s14 71 40 96c25 27 61 41 97 41z">
          <text:p/>
        </draw:path>
        <draw:path draw:style-name="gr35" draw:text-style-name="P19" draw:layer="layout" svg:width="0.274cm" svg:height="0.273cm" svg:x="20.583cm" svg:y="4.561cm" svg:viewBox="0 0 275 274" svg:d="M138 274c36 0 71-14 97-40 25-26 40-61 40-97 0-37-15-71-40-97-26-26-61-40-97-40s-71 14-97 40-41 60-41 97c0 36 15 71 41 97s61 40 97 40z">
          <text:p/>
        </draw:path>
        <draw:path draw:style-name="gr34" draw:text-style-name="P18" draw:layer="layout" svg:width="0.273cm" svg:height="0.273cm" svg:x="20.291cm" svg:y="4.645cm" svg:viewBox="0 0 274 274" svg:d="M138 274c36 0 71-14 96-40 26-25 40-60 40-96 0-38-14-72-40-98-25-26-60-40-96-40-37 0-71 14-98 40-26 26-40 60-40 98 0 36 14 71 40 96 27 26 61 40 98 40z">
          <text:p/>
        </draw:path>
        <draw:path draw:style-name="gr34" draw:text-style-name="P18" draw:layer="layout" svg:width="0.273cm" svg:height="0.273cm" svg:x="20.256cm" svg:y="4.546cm" svg:viewBox="0 0 274 274" svg:d="M137 274c36 0 71-14 97-40 25-26 40-61 40-97s-15-71-40-97c-26-25-61-40-97-40s-72 15-97 40c-26 26-40 61-40 97s14 71 40 97c25 26 61 40 97 40z">
          <text:p/>
        </draw:path>
        <draw:path draw:style-name="gr34" draw:text-style-name="P18" draw:layer="layout" svg:width="0.273cm" svg:height="0.273cm" svg:x="20.331cm" svg:y="4.596cm" svg:viewBox="0 0 274 274" svg:d="M138 274c36 0 71-14 96-40 26-26 40-61 40-98 0-36-14-71-40-96-25-26-60-40-96-40-37 0-71 14-97 40-26 25-41 60-41 96 0 37 15 72 41 98s60 40 97 40z">
          <text:p/>
        </draw:path>
        <draw:path draw:style-name="gr35" draw:text-style-name="P19" draw:layer="layout" svg:width="0.274cm" svg:height="0.273cm" svg:x="20.567cm" svg:y="4.422cm" svg:viewBox="0 0 275 274" svg:d="M138 274c36 0 71-14 96-40 26-26 41-60 41-97 0-36-15-72-41-97-25-26-60-40-96-40s-71 14-98 40c-25 25-40 61-40 97 0 37 15 71 40 97 27 26 62 40 98 40z">
          <text:p/>
        </draw:path>
        <draw:path draw:style-name="gr35" draw:text-style-name="P19" draw:layer="layout" svg:width="0.273cm" svg:height="0.273cm" svg:x="21.304cm" svg:y="5.319cm" svg:viewBox="0 0 274 274" svg:d="M138 274c36 0 71-15 96-40 26-26 40-61 40-97s-14-71-40-96c-25-26-60-41-96-41-37 0-72 15-98 41-25 25-40 60-40 96s15 71 40 97c26 25 61 40 98 40z">
          <text:p/>
        </draw:path>
        <draw:path draw:style-name="gr35" draw:text-style-name="P19" draw:layer="layout" svg:width="0.273cm" svg:height="0.273cm" svg:x="20.419cm" svg:y="4.545cm" svg:viewBox="0 0 274 274" svg:d="M137 274c36 0 72-14 97-40 26-26 40-61 40-97 0-37-14-71-40-97-25-26-61-40-97-40-37 0-71 14-97 40s-40 60-40 97c0 36 14 71 40 97s60 40 97 40z">
          <text:p/>
        </draw:path>
        <draw:path draw:style-name="gr35" draw:text-style-name="P19" draw:layer="layout" svg:width="0.273cm" svg:height="0.273cm" svg:x="20.839cm" svg:y="4.533cm" svg:viewBox="0 0 274 274" svg:d="M138 274c36 0 71-14 96-41 26-26 40-60 40-97 0-36-14-71-40-96-25-26-60-40-96-40s-71 14-98 40c-25 25-40 60-40 96 0 37 15 71 40 97 27 27 62 41 98 41z">
          <text:p/>
        </draw:path>
        <draw:path draw:style-name="gr35" draw:text-style-name="P19" draw:layer="layout" svg:width="0.273cm" svg:height="0.274cm" svg:x="20.653cm" svg:y="4.645cm" svg:viewBox="0 0 274 275" svg:d="M137 275c36 0 71-15 97-40 26-26 40-61 40-97 0-37-14-72-40-98-26-25-61-40-97-40-37 0-71 15-97 40-26 26-40 61-40 98 0 36 14 71 40 97 26 25 60 40 97 40z">
          <text:p/>
        </draw:path>
        <draw:path draw:style-name="gr35" draw:text-style-name="P19" draw:layer="layout" svg:width="0.273cm" svg:height="0.274cm" svg:x="22.065cm" svg:y="4.383cm" svg:viewBox="0 0 274 275" svg:d="M137 275c36 0 72-15 97-40 26-26 40-61 40-97 0-37-14-72-40-98-25-25-61-40-97-40s-71 15-97 40c-25 26-40 61-40 98 0 36 15 71 40 97 26 25 61 40 97 40z">
          <text:p/>
        </draw:path>
        <draw:path draw:style-name="gr34" draw:text-style-name="P18" draw:layer="layout" svg:width="0.273cm" svg:height="0.273cm" svg:x="20.258cm" svg:y="4.805cm" svg:viewBox="0 0 274 274" svg:d="M138 274c36 0 71-14 96-41 26-25 40-60 40-96s-14-71-40-97c-25-25-60-40-96-40-37 0-72 15-98 40-26 26-40 61-40 97s14 71 40 96c26 27 61 41 98 41z">
          <text:p/>
        </draw:path>
        <draw:path draw:style-name="gr35" draw:text-style-name="P19" draw:layer="layout" svg:width="0.274cm" svg:height="0.273cm" svg:x="22.007cm" svg:y="4.367cm" svg:viewBox="0 0 275 274" svg:d="M137 274c36 0 71-14 97-40 26-25 41-60 41-97s-15-71-41-97-61-40-97-40-71 14-97 40c-25 26-40 60-40 97s15 72 40 97c26 26 61 40 97 40z">
          <text:p/>
        </draw:path>
        <draw:path draw:style-name="gr34" draw:text-style-name="P18" draw:layer="layout" svg:width="0.273cm" svg:height="0.273cm" svg:x="19.686cm" svg:y="5.047cm" svg:viewBox="0 0 274 274" svg:d="M138 274c36 0 71-14 96-40 26-26 40-60 40-97 0-36-14-71-40-96-25-26-60-41-96-41-37 0-72 15-98 41-25 25-40 60-40 96 0 37 15 71 40 97 26 26 61 40 98 40z">
          <text:p/>
        </draw:path>
        <draw:path draw:style-name="gr35" draw:text-style-name="P19" draw:layer="layout" svg:width="0.273cm" svg:height="0.274cm" svg:x="22.051cm" svg:y="4.377cm" svg:viewBox="0 0 274 275" svg:d="M136 275c37 0 72-15 98-40 26-26 40-61 40-97 0-37-14-72-40-98-26-25-61-40-98-40-36 0-71 15-96 40-26 26-40 61-40 98 0 36 14 71 40 97 25 25 60 40 96 40z">
          <text:p/>
        </draw:path>
        <draw:path draw:style-name="gr34" draw:text-style-name="P18" draw:layer="layout" svg:width="0.273cm" svg:height="0.273cm" svg:x="19.382cm" svg:y="5.037cm" svg:viewBox="0 0 274 274" svg:d="M137 274c37 0 71-14 97-40 26-25 40-60 40-96s-14-71-40-97c-26-25-60-41-97-41s-71 16-97 41c-26 26-40 61-40 97s14 71 40 96c26 26 60 40 97 40z">
          <text:p/>
        </draw:path>
        <draw:path draw:style-name="gr35" draw:text-style-name="P19" draw:layer="layout" svg:width="0.274cm" svg:height="0.273cm" svg:x="20.648cm" svg:y="4.43cm" svg:viewBox="0 0 275 274" svg:d="M137 274c36 0 71-14 97-40 26-25 41-60 41-96s-15-72-41-98c-26-25-61-40-97-40s-71 15-97 40c-25 26-40 62-40 98s15 71 40 96c26 26 61 40 97 40z">
          <text:p/>
        </draw:path>
        <draw:path draw:style-name="gr34" draw:text-style-name="P18" draw:layer="layout" svg:width="0.273cm" svg:height="0.273cm" svg:x="19.665cm" svg:y="5.334cm" svg:viewBox="0 0 274 274" svg:d="M138 274c36 0 71-15 96-41 26-25 40-60 40-96s-14-71-40-97c-25-25-60-40-96-40-38 0-72 15-98 40-26 26-40 61-40 97s14 71 40 96c26 26 60 41 98 41z">
          <text:p/>
        </draw:path>
        <draw:path draw:style-name="gr35" draw:text-style-name="P19" draw:layer="layout" svg:width="0.273cm" svg:height="0.273cm" svg:x="20.654cm" svg:y="4.491cm" svg:viewBox="0 0 274 274" svg:d="M136 274c36 0 71-14 98-40 25-25 40-60 40-96 0-37-15-71-40-97-27-26-62-41-98-41s-71 15-96 41c-26 26-40 60-40 97 0 36 14 71 40 96 25 26 60 40 96 40z">
          <text:p/>
        </draw:path>
        <draw:path draw:style-name="gr35" draw:text-style-name="P19" draw:layer="layout" svg:width="0.273cm" svg:height="0.273cm" svg:x="20.513cm" svg:y="4.717cm" svg:viewBox="0 0 274 274" svg:d="M138 274c36 0 71-14 96-40 26-25 40-60 40-96 0-37-14-71-40-98-25-26-60-40-96-40-37 0-72 14-98 40-26 27-40 61-40 98 0 36 14 71 40 96 26 26 61 40 98 40z">
          <text:p/>
        </draw:path>
        <draw:path draw:style-name="gr35" draw:text-style-name="P19" draw:layer="layout" svg:width="0.274cm" svg:height="0.273cm" svg:x="20.482cm" svg:y="4.549cm" svg:viewBox="0 0 275 274" svg:d="M138 274c36 0 71-15 97-40 25-27 40-62 40-98s-15-71-40-96c-26-26-61-40-97-40-37 0-72 14-98 40-25 25-40 60-40 96s15 71 40 98c26 25 61 40 98 40z">
          <text:p/>
        </draw:path>
        <draw:path draw:style-name="gr35" draw:text-style-name="P19" draw:layer="layout" svg:width="0.273cm" svg:height="0.273cm" svg:x="20.457cm" svg:y="4.745cm" svg:viewBox="0 0 274 274" svg:d="M136 274c38 0 72-14 98-40 26-25 40-60 40-96 0-37-14-71-40-97-26-27-60-41-98-41-36 0-71 14-96 41-26 26-40 60-40 97 0 36 14 71 40 96 25 26 60 40 96 40z">
          <text:p/>
        </draw:path>
        <draw:path draw:style-name="gr35" draw:text-style-name="P19" draw:layer="layout" svg:width="0.273cm" svg:height="0.274cm" svg:x="20.368cm" svg:y="4.625cm" svg:viewBox="0 0 274 275" svg:d="M137 275c36 0 71-15 96-40 27-26 41-61 41-98 0-36-14-71-41-96-25-26-60-41-96-41-37 0-71 15-97 41-26 25-40 60-40 96 0 37 14 72 40 98 26 25 60 40 97 40z">
          <text:p/>
        </draw:path>
        <draw:path draw:style-name="gr35" draw:text-style-name="P19" draw:layer="layout" svg:width="0.273cm" svg:height="0.274cm" svg:x="20.921cm" svg:y="4.354cm" svg:viewBox="0 0 274 275" svg:d="M137 275c36 0 71-15 96-40 27-26 41-61 41-98 0-36-14-71-41-97-25-25-60-40-96-40-37 0-71 15-97 40-26 26-40 61-40 97 0 37 14 72 40 98 26 25 60 40 97 40z">
          <text:p/>
        </draw:path>
        <draw:path draw:style-name="gr35" draw:text-style-name="P19" draw:layer="layout" svg:width="0.273cm" svg:height="0.273cm" svg:x="20.463cm" svg:y="4.592cm" svg:viewBox="0 0 274 274" svg:d="M137 274c37 0 72-14 97-40 26-25 40-61 40-97 0-37-14-71-40-97-25-26-60-40-97-40s-71 14-97 40-40 60-40 97c0 36 14 72 40 97 26 26 60 40 97 40z">
          <text:p/>
        </draw:path>
        <draw:path draw:style-name="gr35" draw:text-style-name="P19" draw:layer="layout" svg:width="0.274cm" svg:height="0.273cm" svg:x="20.671cm" svg:y="4.614cm" svg:viewBox="0 0 275 274" svg:d="M137 274c36 0 71-14 98-40 25-26 40-60 40-98 0-36-15-71-40-96-27-26-62-40-98-40s-71 14-96 40c-26 25-41 60-41 96 0 38 15 72 41 98 25 26 60 40 96 40z">
          <text:p/>
        </draw:path>
        <draw:path draw:style-name="gr35" draw:text-style-name="P19" draw:layer="layout" svg:width="0.273cm" svg:height="0.273cm" svg:x="20.886cm" svg:y="4.701cm" svg:viewBox="0 0 274 274" svg:d="M136 274c37 0 71-14 97-40s41-60 41-97c0-36-15-72-41-97-26-26-60-40-97-40-36 0-71 14-96 40-26 25-40 61-40 97 0 37 14 71 40 97 25 26 60 40 96 40z">
          <text:p/>
        </draw:path>
        <draw:path draw:style-name="gr35" draw:text-style-name="P19" draw:layer="layout" svg:width="0.273cm" svg:height="0.273cm" svg:x="20.471cm" svg:y="4.665cm" svg:viewBox="0 0 274 274" svg:d="M136 274c37 0 72-14 98-40 25-25 40-60 40-96 0-38-15-72-40-98-26-26-61-40-98-40-36 0-71 14-96 40-26 26-40 60-40 98 0 36 14 71 40 96 25 26 60 40 96 40z">
          <text:p/>
        </draw:path>
        <draw:path draw:style-name="gr35" draw:text-style-name="P19" draw:layer="layout" svg:width="0.273cm" svg:height="0.273cm" svg:x="20.894cm" svg:y="4.697cm" svg:viewBox="0 0 274 274" svg:d="M136 274c37 0 71-14 97-40s41-60 41-97c0-36-15-72-41-97-26-26-60-40-97-40-36 0-71 14-96 40-26 25-40 61-40 97 0 37 14 71 40 97 25 26 60 40 96 40z">
          <text:p/>
        </draw:path>
        <draw:path draw:style-name="gr35" draw:text-style-name="P19" draw:layer="layout" svg:width="0.274cm" svg:height="0.273cm" svg:x="20.563cm" svg:y="4.641cm" svg:viewBox="0 0 275 274" svg:d="M138 274c36 0 71-14 97-40 25-26 40-60 40-98 0-36-15-71-40-96-26-26-61-40-97-40s-71 14-98 40c-25 25-40 60-40 96 0 38 15 72 40 98 27 26 62 40 98 40z">
          <text:p/>
        </draw:path>
        <draw:path draw:style-name="gr35" draw:text-style-name="P19" draw:layer="layout" svg:width="0.273cm" svg:height="0.273cm" svg:x="20.445cm" svg:y="4.609cm" svg:viewBox="0 0 274 274" svg:d="M137 274c37 0 72-14 97-40 26-26 40-60 40-98 0-36-14-71-40-96-25-26-60-40-97-40s-71 14-97 40c-26 25-40 60-40 96 0 38 14 72 40 98s60 40 97 40z">
          <text:p/>
        </draw:path>
        <draw:path draw:style-name="gr35" draw:text-style-name="P19" draw:layer="layout" svg:width="0.273cm" svg:height="0.273cm" svg:x="22.169cm" svg:y="4.702cm" svg:viewBox="0 0 274 274" svg:d="M138 274c36 0 71-14 96-40 26-25 40-60 40-96s-14-72-40-98c-25-25-60-40-96-40-37 0-72 15-98 40-26 26-40 62-40 98s14 71 40 96c26 26 61 40 98 40z">
          <text:p/>
        </draw:path>
        <draw:path draw:style-name="gr35" draw:text-style-name="P19" draw:layer="layout" svg:width="0.273cm" svg:height="0.274cm" svg:x="20.579cm" svg:y="4.62cm" svg:viewBox="0 0 274 275" svg:d="M137 275c36 0 71-15 97-40 25-26 40-61 40-98 0-36-15-71-40-97-26-25-61-40-97-40s-71 15-96 40c-27 26-41 61-41 97 0 37 14 72 41 98 25 25 60 40 96 40z">
          <text:p/>
        </draw:path>
        <draw:path draw:style-name="gr34" draw:text-style-name="P18" draw:layer="layout" svg:width="0.273cm" svg:height="0.273cm" svg:x="19.259cm" svg:y="5.003cm" svg:viewBox="0 0 274 274" svg:d="M137 274c36 0 71-15 96-40 26-26 41-61 41-97s-15-71-41-97c-25-26-60-40-96-40-37 0-71 14-97 40s-40 61-40 97 14 71 40 97c26 25 60 40 97 40z">
          <text:p/>
        </draw:path>
        <draw:path draw:style-name="gr35" draw:text-style-name="P19" draw:layer="layout" svg:width="0.273cm" svg:height="0.273cm" svg:x="22.758cm" svg:y="5.244cm" svg:viewBox="0 0 274 274" svg:d="M137 274c36 0 71-14 97-40 25-26 40-60 40-97 0-36-15-72-40-97-26-26-61-40-97-40s-71 14-96 40c-27 25-41 61-41 97 0 37 14 71 41 97 25 26 60 40 96 40z">
          <text:p/>
        </draw:path>
        <draw:path draw:style-name="gr34" draw:text-style-name="P18" draw:layer="layout" svg:width="0.273cm" svg:height="0.274cm" svg:x="20.224cm" svg:y="4.575cm" svg:viewBox="0 0 274 275" svg:d="M137 275c36 0 71-15 97-40 25-26 40-62 40-98s-15-71-40-96c-26-26-61-41-97-41-37 0-72 15-97 41-26 25-40 60-40 96s14 72 40 98c25 25 60 40 97 40z">
          <text:p/>
        </draw:path>
        <draw:path draw:style-name="gr35" draw:text-style-name="P19" draw:layer="layout" svg:width="0.273cm" svg:height="0.273cm" svg:x="20.668cm" svg:y="4.808cm" svg:viewBox="0 0 274 274" svg:d="M136 274c36 0 71-14 98-41 25-26 40-60 40-97 0-36-15-71-40-96-27-26-62-40-98-40s-71 14-96 40c-26 25-40 60-40 96 0 37 14 71 40 97 25 27 60 41 96 41z">
          <text:p/>
        </draw:path>
        <draw:path draw:style-name="gr35" draw:text-style-name="P19" draw:layer="layout" svg:width="0.273cm" svg:height="0.273cm" svg:x="20.515cm" svg:y="4.686cm" svg:viewBox="0 0 274 274" svg:d="M137 274c37 0 71-14 97-40s40-60 40-97c0-36-14-72-40-97-26-26-60-40-97-40-36 0-72 14-97 40-26 25-40 61-40 97 0 37 14 71 40 97 25 26 61 40 97 40z">
          <text:p/>
        </draw:path>
        <draw:path draw:style-name="gr34" draw:text-style-name="P18" draw:layer="layout" svg:width="0.273cm" svg:height="0.273cm" svg:x="19.718cm" svg:y="4.972cm" svg:viewBox="0 0 274 274" svg:d="M138 274c36 0 71-14 96-40 26-26 40-60 40-97 0-36-14-72-40-97-25-26-60-40-96-40-37 0-72 14-98 40-26 25-40 61-40 97 0 37 14 71 40 97s61 40 98 40z">
          <text:p/>
        </draw:path>
        <draw:path draw:style-name="gr35" draw:text-style-name="P19" draw:layer="layout" svg:width="0.274cm" svg:height="0.274cm" svg:x="20.661cm" svg:y="4.326cm" svg:viewBox="0 0 275 275" svg:d="M137 275c36 0 71-15 98-40 25-26 40-62 40-98s-15-71-40-97c-27-25-62-40-98-40s-71 15-97 40c-25 26-40 61-40 97s15 72 40 98c26 25 61 40 97 40z">
          <text:p/>
        </draw:path>
        <draw:path draw:style-name="gr35" draw:text-style-name="P19" draw:layer="layout" svg:width="0.274cm" svg:height="0.274cm" svg:x="22.014cm" svg:y="4.329cm" svg:viewBox="0 0 275 275" svg:d="M137 275c36 0 71-15 97-41 26-25 41-61 41-97s-15-71-41-97c-26-25-61-40-97-40s-71 15-97 40c-25 26-40 61-40 97s15 72 40 97c26 26 61 41 97 41z">
          <text:p/>
        </draw:path>
        <draw:path draw:style-name="gr35" draw:text-style-name="P19" draw:layer="layout" svg:width="0.274cm" svg:height="0.273cm" svg:x="20.431cm" svg:y="4.61cm" svg:viewBox="0 0 275 274" svg:d="M137 274c36 0 72-14 98-40 25-26 40-60 40-98 0-36-15-71-40-96-26-26-62-40-98-40s-71 14-97 40c-25 25-40 60-40 96 0 38 15 72 40 98 26 26 61 40 97 40z">
          <text:p/>
        </draw:path>
        <draw:path draw:style-name="gr35" draw:text-style-name="P19" draw:layer="layout" svg:width="0.273cm" svg:height="0.273cm" svg:x="20.773cm" svg:y="4.641cm" svg:viewBox="0 0 274 274" svg:d="M138 274c36 0 71-15 96-40 26-26 40-61 40-98 0-36-14-71-40-96-25-26-60-40-96-40-37 0-72 14-98 40-25 25-40 60-40 96 0 37 15 72 40 98 26 25 61 40 98 40z">
          <text:p/>
        </draw:path>
        <draw:path draw:style-name="gr35" draw:text-style-name="P19" draw:layer="layout" svg:width="0.273cm" svg:height="0.273cm" svg:x="21.098cm" svg:y="4.729cm" svg:viewBox="0 0 274 274" svg:d="M137 274c36 0 71-14 97-40 25-25 40-60 40-96s-15-71-40-98c-26-25-61-40-97-40s-71 15-97 40c-26 27-40 62-40 98s14 71 40 96c26 26 61 40 97 40z">
          <text:p/>
        </draw:path>
        <draw:path draw:style-name="gr35" draw:text-style-name="P19" draw:layer="layout" svg:width="0.274cm" svg:height="0.273cm" svg:x="21.343cm" svg:y="5.081cm" svg:viewBox="0 0 275 274" svg:d="M138 274c36 0 71-14 97-41 25-25 40-60 40-96 0-37-15-71-40-97-26-26-61-40-97-40s-72 14-98 40c-25 26-40 60-40 97 0 36 15 71 40 96 26 27 62 41 98 41z">
          <text:p/>
        </draw:path>
        <draw:path draw:style-name="gr35" draw:text-style-name="P19" draw:layer="layout" svg:width="0.273cm" svg:height="0.273cm" svg:x="20.712cm" svg:y="4.53cm" svg:viewBox="0 0 274 274" svg:d="M136 274c38 0 72-14 98-41 26-25 40-60 40-96 0-37-14-71-40-97s-60-40-98-40c-36 0-71 14-96 40-26 26-40 60-40 97 0 36 14 71 40 96 25 27 60 41 96 41z">
          <text:p/>
        </draw:path>
        <draw:path draw:style-name="gr35" draw:text-style-name="P19" draw:layer="layout" svg:width="0.273cm" svg:height="0.273cm" svg:x="22.143cm" svg:y="4.324cm" svg:viewBox="0 0 274 274" svg:d="M138 274c36 0 71-14 96-40 26-26 40-61 40-98 0-36-14-71-40-96-25-26-60-40-96-40-38 0-72 14-98 40-26 25-40 60-40 96 0 37 14 72 40 98s60 40 98 40z">
          <text:p/>
        </draw:path>
        <draw:path draw:style-name="gr35" draw:text-style-name="P19" draw:layer="layout" svg:width="0.274cm" svg:height="0.274cm" svg:x="20.434cm" svg:y="4.642cm" svg:viewBox="0 0 275 275" svg:d="M137 275c36 0 72-15 98-40 25-26 40-61 40-97 0-37-15-72-40-98-26-25-62-40-98-40s-71 15-97 40c-25 26-40 61-40 98 0 36 15 71 40 97 26 25 61 40 97 40z">
          <text:p/>
        </draw:path>
        <draw:path draw:style-name="gr35" draw:text-style-name="P19" draw:layer="layout" svg:width="0.273cm" svg:height="0.273cm" svg:x="20.785cm" svg:y="4.8cm" svg:viewBox="0 0 274 274" svg:d="M138 274c36 0 71-14 96-41 26-25 40-60 40-96 0-37-14-71-40-97-25-26-60-40-96-40-37 0-72 14-98 40s-40 60-40 97c0 36 14 71 40 96 26 27 61 41 98 41z">
          <text:p/>
        </draw:path>
        <draw:path draw:style-name="gr35" draw:text-style-name="P19" draw:layer="layout" svg:width="0.273cm" svg:height="0.273cm" svg:x="20.386cm" svg:y="4.634cm" svg:viewBox="0 0 274 274" svg:d="M137 274c36 0 71-14 97-40 26-25 40-60 40-97s-14-71-40-97-61-40-97-40-71 14-97 40c-25 26-40 60-40 97s15 72 40 97c26 26 61 40 97 40z">
          <text:p/>
        </draw:path>
        <draw:path draw:style-name="gr35" draw:text-style-name="P19" draw:layer="layout" svg:width="0.274cm" svg:height="0.274cm" svg:x="20.475cm" svg:y="4.593cm" svg:viewBox="0 0 275 275" svg:d="M138 275c36 0 71-15 97-40 25-26 40-62 40-98s-15-71-40-97c-26-25-61-40-97-40-37 0-72 15-98 40-25 26-40 61-40 97s15 72 40 98c26 25 61 40 98 40z">
          <text:p/>
        </draw:path>
        <draw:path draw:style-name="gr35" draw:text-style-name="P19" draw:layer="layout" svg:width="0.274cm" svg:height="0.273cm" svg:x="21.4cm" svg:y="5.2cm" svg:viewBox="0 0 275 274" svg:d="M138 274c36 0 71-14 97-40 25-26 40-60 40-97s-15-72-40-97c-26-26-61-40-97-40s-71 14-97 40c-26 25-41 60-41 97s15 71 41 97 61 40 97 40z">
          <text:p/>
        </draw:path>
        <draw:path draw:style-name="gr35" draw:text-style-name="P19" draw:layer="layout" svg:width="0.273cm" svg:height="0.273cm" svg:x="20.462cm" svg:y="4.663cm" svg:viewBox="0 0 274 274" svg:d="M136 274c38 0 72-14 98-40s40-60 40-97-14-72-40-97c-26-26-60-40-98-40-36 0-71 14-96 40-26 25-40 60-40 97s14 71 40 97c25 26 60 40 96 40z">
          <text:p/>
        </draw:path>
        <draw:path draw:style-name="gr35" draw:text-style-name="P19" draw:layer="layout" svg:width="0.273cm" svg:height="0.273cm" svg:x="20.616cm" svg:y="4.687cm" svg:viewBox="0 0 274 274" svg:d="M136 274c37 0 71-14 97-40 26-25 41-60 41-96s-15-72-41-98c-26-25-60-40-97-40-36 0-71 15-96 40-26 26-40 62-40 98s14 71 40 96c25 26 60 40 96 40z">
          <text:p/>
        </draw:path>
        <draw:path draw:style-name="gr35" draw:text-style-name="P19" draw:layer="layout" svg:width="0.273cm" svg:height="0.274cm" svg:x="22.211cm" svg:y="5.426cm" svg:viewBox="0 0 274 275" svg:d="M138 275c36 0 71-15 96-40 26-26 40-61 40-98 0-36-14-71-40-97-25-25-60-40-96-40-37 0-71 15-97 40-27 26-41 61-41 97 0 37 14 72 41 98 26 25 60 40 97 40z">
          <text:p/>
        </draw:path>
        <draw:path draw:style-name="gr35" draw:text-style-name="P19" draw:layer="layout" svg:width="0.274cm" svg:height="0.273cm" svg:x="20.564cm" svg:y="4.702cm" svg:viewBox="0 0 275 274" svg:d="M138 274c36 0 71-14 96-40 26-26 41-60 41-97 0-36-15-72-41-97-25-26-60-40-96-40s-71 14-98 40c-25 25-40 61-40 97 0 37 15 71 40 97 27 26 62 40 98 40z">
          <text:p/>
        </draw:path>
        <draw:path draw:style-name="gr35" draw:text-style-name="P19" draw:layer="layout" svg:width="0.274cm" svg:height="0.274cm" svg:x="20.851cm" svg:y="4.706cm" svg:viewBox="0 0 275 275" svg:d="M138 275c36 0 71-15 96-40 26-26 41-61 41-97s-15-72-41-98c-25-25-60-40-96-40s-71 15-97 40c-26 26-41 62-41 98s15 71 41 97c26 25 61 40 97 40z">
          <text:p/>
        </draw:path>
        <draw:path draw:style-name="gr34" draw:text-style-name="P18" draw:layer="layout" svg:width="0.274cm" svg:height="0.273cm" svg:x="19.149cm" svg:y="5.061cm" svg:viewBox="0 0 275 274" svg:d="M138 274c36 0 71-15 97-41 25-26 40-60 40-97 0-36-15-71-40-96-26-26-61-40-97-40s-72 14-98 40c-25 25-40 60-40 96 0 37 15 71 40 97 26 26 62 41 98 41z">
          <text:p/>
        </draw:path>
        <draw:path draw:style-name="gr35" draw:text-style-name="P19" draw:layer="layout" svg:width="0.273cm" svg:height="0.273cm" svg:x="21.549cm" svg:y="4.811cm" svg:viewBox="0 0 274 274" svg:d="M136 274c37 0 72-14 98-41 25-25 40-60 40-96 0-37-15-71-40-97-26-26-61-40-98-40-36 0-71 14-96 40-26 26-40 60-40 97 0 36 14 71 40 96 25 27 60 41 96 41z">
          <text:p/>
        </draw:path>
        <draw:path draw:style-name="gr34" draw:text-style-name="P18" draw:layer="layout" svg:width="0.274cm" svg:height="0.273cm" svg:x="19.143cm" svg:y="5.118cm" svg:viewBox="0 0 275 274" svg:d="M138 274c36 0 71-15 97-40 25-26 40-62 40-98s-15-71-40-96c-26-26-61-40-97-40-37 0-72 14-98 40-25 25-40 60-40 96s15 72 40 98c26 25 61 40 98 40z">
          <text:p/>
        </draw:path>
        <draw:path draw:style-name="gr35" draw:text-style-name="P19" draw:layer="layout" svg:width="0.273cm" svg:height="0.273cm" svg:x="21.936cm" svg:y="4.72cm" svg:viewBox="0 0 274 274" svg:d="M137 274c37 0 71-14 97-40 26-25 40-60 40-96 0-37-14-71-40-98-26-26-60-40-97-40-36 0-71 14-97 40-26 27-40 61-40 98 0 36 14 71 40 96 26 26 61 40 97 40z">
          <text:p/>
        </draw:path>
        <draw:path draw:style-name="gr35" draw:text-style-name="P19" draw:layer="layout" svg:width="0.274cm" svg:height="0.274cm" svg:x="20.387cm" svg:y="4.841cm" svg:viewBox="0 0 275 275" svg:d="M137 275c36 0 71-15 98-40 25-27 40-62 40-98s-15-71-40-97c-27-25-62-40-98-40s-71 15-97 40c-25 26-40 61-40 97s15 71 40 98c26 25 61 40 97 40z">
          <text:p/>
        </draw:path>
        <draw:path draw:style-name="gr35" draw:text-style-name="P19" draw:layer="layout" svg:width="0.273cm" svg:height="0.273cm" svg:x="20.728cm" svg:y="4.703cm" svg:viewBox="0 0 274 274" svg:d="M137 274c37 0 72-14 97-40 26-26 40-60 40-97 0-36-14-72-40-97-25-26-60-40-97-40-36 0-71 14-97 40-25 25-40 61-40 97 0 37 15 71 40 97 26 26 61 40 97 40z">
          <text:p/>
        </draw:path>
        <draw:path draw:style-name="gr35" draw:text-style-name="P19" draw:layer="layout" svg:width="0.273cm" svg:height="0.273cm" svg:x="21.53cm" svg:y="4.74cm" svg:viewBox="0 0 274 274" svg:d="M136 274c37 0 72-14 98-40s40-60 40-97c0-36-14-71-40-96-26-27-61-41-98-41-36 0-71 14-96 41-26 25-40 60-40 96 0 37 14 71 40 97 25 26 60 40 96 40z">
          <text:p/>
        </draw:path>
        <draw:path draw:style-name="gr35" draw:text-style-name="P19" draw:layer="layout" svg:width="0.273cm" svg:height="0.273cm" svg:x="20.906cm" svg:y="4.718cm" svg:viewBox="0 0 274 274" svg:d="M137 274c36 0 71-14 96-40 27-26 41-60 41-97 0-36-14-71-41-97-25-26-60-40-96-40s-71 14-97 40c-25 26-40 61-40 97 0 37 15 71 40 97 26 26 61 40 97 40z">
          <text:p/>
        </draw:path>
        <draw:path draw:style-name="gr35" draw:text-style-name="P19" draw:layer="layout" svg:width="0.273cm" svg:height="0.273cm" svg:x="21.552cm" svg:y="4.431cm" svg:viewBox="0 0 274 274" svg:d="M136 274c38 0 72-14 98-40 26-25 40-60 40-96 0-37-14-72-40-98s-60-40-98-40c-36 0-71 14-96 40-26 26-40 61-40 98 0 36 14 71 40 96 25 26 60 40 96 40z">
          <text:p/>
        </draw:path>
        <draw:path draw:style-name="gr35" draw:text-style-name="P19" draw:layer="layout" svg:width="0.273cm" svg:height="0.273cm" svg:x="21.06cm" svg:y="4.604cm" svg:viewBox="0 0 274 274" svg:d="M137 274c37 0 71-14 97-40 26-25 40-61 40-97 0-37-14-71-40-97s-60-40-97-40c-36 0-72 14-97 40-26 26-40 60-40 97 0 36 14 72 40 97 25 26 61 40 97 40z">
          <text:p/>
        </draw:path>
        <draw:path draw:style-name="gr35" draw:text-style-name="P19" draw:layer="layout" svg:width="0.274cm" svg:height="0.273cm" svg:x="20.977cm" svg:y="4.76cm" svg:viewBox="0 0 275 274" svg:d="M137 274c36 0 72-15 98-40 25-26 40-61 40-97s-15-71-40-96c-26-27-62-41-98-41s-71 14-97 41c-25 25-40 60-40 96s15 71 40 97c26 25 61 40 97 40z">
          <text:p/>
        </draw:path>
        <draw:path draw:style-name="gr35" draw:text-style-name="P19" draw:layer="layout" svg:width="0.273cm" svg:height="0.273cm" svg:x="20.957cm" svg:y="4.701cm" svg:viewBox="0 0 274 274" svg:d="M137 274c36 0 71-14 97-40 26-25 40-60 40-96s-14-72-40-98c-26-25-61-40-97-40-37 0-71 15-97 40-26 26-40 62-40 98s14 71 40 96c26 26 60 40 97 40z">
          <text:p/>
        </draw:path>
        <draw:path draw:style-name="gr35" draw:text-style-name="P19" draw:layer="layout" svg:width="0.273cm" svg:height="0.274cm" svg:x="20.988cm" svg:y="4.585cm" svg:viewBox="0 0 274 275" svg:d="M137 275c37 0 72-15 97-40 26-26 40-62 40-98s-14-71-40-97c-25-25-60-40-97-40s-71 15-97 40c-26 26-40 61-40 97s14 72 40 98c26 25 60 40 97 40z">
          <text:p/>
        </draw:path>
        <draw:path draw:style-name="gr35" draw:text-style-name="P19" draw:layer="layout" svg:width="0.273cm" svg:height="0.273cm" svg:x="20.735cm" svg:y="4.633cm" svg:viewBox="0 0 274 274" svg:d="M136 274c37 0 72-14 98-40 25-25 40-60 40-97 0-36-15-71-40-97-26-25-61-40-98-40-36 0-71 15-96 40-26 26-40 61-40 97 0 37 14 72 40 97 25 26 60 40 96 40z">
          <text:p/>
        </draw:path>
        <draw:path draw:style-name="gr35" draw:text-style-name="P19" draw:layer="layout" svg:width="0.273cm" svg:height="0.273cm" svg:x="20.9cm" svg:y="4.657cm" svg:viewBox="0 0 274 274" svg:d="M136 274c36 0 71-14 97-40s41-60 41-97-15-72-41-97c-26-26-61-40-97-40s-71 14-96 40c-26 25-40 60-40 97s14 71 40 97c25 26 60 40 96 40z">
          <text:p/>
        </draw:path>
        <draw:path draw:style-name="gr35" draw:text-style-name="P19" draw:layer="layout" svg:width="0.273cm" svg:height="0.273cm" svg:x="21.577cm" svg:y="4.556cm" svg:viewBox="0 0 274 274" svg:d="M138 274c36 0 71-15 96-40 26-27 40-62 40-98s-14-71-40-96c-25-26-60-40-96-40-38 0-72 14-98 40-26 25-40 60-40 96s14 71 40 98c26 25 60 40 98 40z">
          <text:p/>
        </draw:path>
        <draw:path draw:style-name="gr35" draw:text-style-name="P19" draw:layer="layout" svg:width="0.273cm" svg:height="0.273cm" svg:x="22.078cm" svg:y="4.969cm" svg:viewBox="0 0 274 274" svg:d="M137 274c37 0 72-14 97-40 26-26 40-60 40-97 0-36-14-72-40-97-25-26-60-40-97-40s-71 14-97 40c-26 25-40 61-40 97 0 37 14 71 40 97s60 40 97 40z">
          <text:p/>
        </draw:path>
        <draw:path draw:style-name="gr35" draw:text-style-name="P19" draw:layer="layout" svg:width="0.273cm" svg:height="0.274cm" svg:x="20.568cm" svg:y="4.574cm" svg:viewBox="0 0 274 275" svg:d="M137 275c36 0 71-15 97-40 25-26 40-62 40-98s-15-71-40-97c-26-25-61-40-97-40s-71 15-97 40c-26 26-40 61-40 97s14 72 40 98c26 25 61 40 97 40z">
          <text:p/>
        </draw:path>
        <draw:path draw:style-name="gr35" draw:text-style-name="P19" draw:layer="layout" svg:width="0.273cm" svg:height="0.273cm" svg:x="20.939cm" svg:y="4.633cm" svg:viewBox="0 0 274 274" svg:d="M137 274c36 0 71-14 97-40 26-25 40-60 40-97s-14-71-40-97-61-40-97-40c-37 0-71 14-97 40s-40 60-40 97 14 72 40 97c26 26 60 40 97 40z">
          <text:p/>
        </draw:path>
        <draw:path draw:style-name="gr35" draw:text-style-name="P19" draw:layer="layout" svg:width="0.273cm" svg:height="0.273cm" svg:x="21.049cm" svg:y="4.753cm" svg:viewBox="0 0 274 274" svg:d="M138 274c36 0 71-15 96-40 26-26 40-61 40-97s-14-71-40-96c-25-27-60-41-96-41-38 0-72 14-98 41-26 25-40 60-40 96s14 71 40 97c26 25 60 40 98 40z">
          <text:p/>
        </draw:path>
        <draw:path draw:style-name="gr35" draw:text-style-name="P19" draw:layer="layout" svg:width="0.273cm" svg:height="0.273cm" svg:x="21.198cm" svg:y="4.67cm" svg:viewBox="0 0 274 274" svg:d="M136 274c36 0 71-14 98-40 25-26 40-60 40-97s-15-72-40-97c-27-26-62-40-98-40s-71 14-96 40c-26 25-40 60-40 97s14 71 40 97c25 26 60 40 96 40z">
          <text:p/>
        </draw:path>
        <draw:path draw:style-name="gr35" draw:text-style-name="P19" draw:layer="layout" svg:width="0.274cm" svg:height="0.273cm" svg:x="20.291cm" svg:y="4.678cm" svg:viewBox="0 0 275 274" svg:d="M138 274c36 0 71-14 97-40 25-26 40-60 40-97 0-36-15-72-40-97-26-26-61-40-97-40s-71 14-98 40c-25 25-40 61-40 97 0 37 15 71 40 97 27 26 62 40 98 40z">
          <text:p/>
        </draw:path>
        <draw:path draw:style-name="gr34" draw:text-style-name="P18" draw:layer="layout" svg:width="0.273cm" svg:height="0.273cm" svg:x="19.751cm" svg:y="5.229cm" svg:viewBox="0 0 274 274" svg:d="M137 274c37 0 71-14 97-40 26-25 40-60 40-96 0-37-14-72-40-98s-60-40-97-40c-36 0-71 14-97 40s-40 61-40 98c0 36 14 71 40 96 26 26 61 40 97 40z">
          <text:p/>
        </draw:path>
        <draw:path draw:style-name="gr35" draw:text-style-name="P19" draw:layer="layout" svg:width="0.274cm" svg:height="0.273cm" svg:x="21.764cm" svg:y="4.853cm" svg:viewBox="0 0 275 274" svg:d="M137 274c36 0 71-14 98-40 25-26 40-61 40-97 0-37-15-71-40-97-27-26-62-40-98-40s-71 14-97 40c-25 26-40 60-40 97 0 36 15 71 40 97 26 26 61 40 97 40z">
          <text:p/>
        </draw:path>
        <draw:path draw:style-name="gr35" draw:text-style-name="P19" draw:layer="layout" svg:width="0.273cm" svg:height="0.273cm" svg:x="21.574cm" svg:y="4.861cm" svg:viewBox="0 0 274 274" svg:d="M138 274c36 0 71-14 96-40 26-25 40-61 40-97s-14-71-40-97c-25-25-60-40-96-40-37 0-72 15-98 40-25 26-40 61-40 97s15 72 40 97c26 26 61 40 98 40z">
          <text:p/>
        </draw:path>
        <draw:path draw:style-name="gr35" draw:text-style-name="P19" draw:layer="layout" svg:width="0.273cm" svg:height="0.274cm" svg:x="22.252cm" svg:y="4.916cm" svg:viewBox="0 0 274 275" svg:d="M136 275c37 0 71-15 97-40 26-26 41-61 41-97 0-37-15-72-41-98-26-25-60-40-97-40-36 0-71 15-96 40-26 26-40 61-40 98 0 36 14 71 40 97 25 25 60 40 96 40z">
          <text:p/>
        </draw:path>
        <draw:path draw:style-name="gr35" draw:text-style-name="P19" draw:layer="layout" svg:width="0.273cm" svg:height="0.273cm" svg:x="19.967cm" svg:y="5.083cm" svg:viewBox="0 0 274 274" svg:d="M138 274c36 0 71-14 96-41 26-25 40-60 40-96 0-37-14-71-40-97-25-26-60-40-96-40s-72 14-98 40c-25 26-40 60-40 97 0 36 15 71 40 96 26 27 62 41 98 41z">
          <text:p/>
        </draw:path>
        <draw:path draw:style-name="gr35" draw:text-style-name="P19" draw:layer="layout" svg:width="0.273cm" svg:height="0.273cm" svg:x="21.401cm" svg:y="4.591cm" svg:viewBox="0 0 274 274" svg:d="M137 274c37 0 71-14 97-40s40-61 40-98c0-36-14-71-40-96-26-26-60-40-97-40-36 0-71 14-96 40-27 25-41 60-41 96 0 37 14 72 41 98 25 26 60 40 96 40z">
          <text:p/>
        </draw:path>
        <draw:path draw:style-name="gr35" draw:text-style-name="P19" draw:layer="layout" svg:width="0.273cm" svg:height="0.273cm" svg:x="20.916cm" svg:y="4.726cm" svg:viewBox="0 0 274 274" svg:d="M137 274c36 0 71-14 96-40 27-25 41-60 41-96 0-37-14-71-41-98-25-26-60-40-96-40-37 0-71 14-97 40-26 27-40 61-40 98 0 36 14 71 40 96 26 26 60 40 97 40z">
          <text:p/>
        </draw:path>
        <draw:path draw:style-name="gr34" draw:text-style-name="P18" draw:layer="layout" svg:width="0.273cm" svg:height="0.274cm" svg:x="19.57cm" svg:y="5.205cm" svg:viewBox="0 0 274 275" svg:d="M137 275c36 0 71-15 97-40 26-26 40-61 40-97 0-37-14-72-40-98-26-25-61-40-97-40-37 0-71 15-97 40-26 26-40 61-40 98 0 36 14 71 40 97 26 25 60 40 97 40z">
          <text:p/>
        </draw:path>
        <draw:path draw:style-name="gr35" draw:text-style-name="P19" draw:layer="layout" svg:width="0.274cm" svg:height="0.273cm" svg:x="20.576cm" svg:y="4.704cm" svg:viewBox="0 0 275 274" svg:d="M138 274c36 0 71-14 97-40 25-25 40-60 40-96 0-37-15-72-40-98-26-26-61-40-97-40s-71 14-97 40-41 61-41 98c0 36 15 71 41 96 26 26 61 40 97 40z">
          <text:p/>
        </draw:path>
        <draw:path draw:style-name="gr35" draw:text-style-name="P19" draw:layer="layout" svg:width="0.273cm" svg:height="0.274cm" svg:x="21.888cm" svg:y="5.061cm" svg:viewBox="0 0 274 275" svg:d="M137 275c37 0 71-16 97-41 26-26 40-61 40-97s-14-71-40-97c-26-25-60-40-97-40-36 0-72 15-97 40-26 26-40 61-40 97s14 71 40 97c25 25 61 41 97 41z">
          <text:p/>
        </draw:path>
        <draw:path draw:style-name="gr35" draw:text-style-name="P19" draw:layer="layout" svg:width="0.273cm" svg:height="0.273cm" svg:x="22.759cm" svg:y="5.218cm" svg:viewBox="0 0 274 274" svg:d="M138 274c36 0 71-14 96-40 26-25 40-60 40-96 0-37-14-72-40-98-25-25-60-40-96-40-37 0-71 15-97 40-27 26-41 61-41 98 0 36 14 71 41 96 26 26 60 40 97 40z">
          <text:p/>
        </draw:path>
        <draw:path draw:style-name="gr35" draw:text-style-name="P19" draw:layer="layout" svg:width="0.273cm" svg:height="0.273cm" svg:x="20.799cm" svg:y="4.814cm" svg:viewBox="0 0 274 274" svg:d="M138 274c36 0 71-15 96-41 26-26 40-61 40-97s-14-71-40-96c-25-26-60-40-96-40-37 0-72 14-98 40-26 25-40 60-40 96s14 71 40 97 61 41 98 41z">
          <text:p/>
        </draw:path>
        <draw:path draw:style-name="gr35" draw:text-style-name="P19" draw:layer="layout" svg:width="0.273cm" svg:height="0.273cm" svg:x="19.996cm" svg:y="5.314cm" svg:viewBox="0 0 274 274" svg:d="M138 274c36 0 71-15 96-40 26-26 40-61 40-97s-14-71-40-96c-25-26-60-41-96-41-37 0-72 15-98 41-26 25-40 60-40 96s14 71 40 97c26 25 61 40 98 40z">
          <text:p/>
        </draw:path>
        <draw:path draw:style-name="gr35" draw:text-style-name="P19" draw:layer="layout" svg:width="0.274cm" svg:height="0.273cm" svg:x="20.942cm" svg:y="4.511cm" svg:viewBox="0 0 275 274" svg:d="M137 274c36 0 71-15 98-41 25-25 40-60 40-96s-15-71-40-97c-27-25-62-40-98-40s-71 15-97 40c-25 26-40 61-40 97s15 71 40 96c26 26 61 41 97 41z">
          <text:p/>
        </draw:path>
        <draw:path draw:style-name="gr35" draw:text-style-name="P19" draw:layer="layout" svg:width="0.273cm" svg:height="0.273cm" svg:x="21.148cm" svg:y="4.802cm" svg:viewBox="0 0 274 274" svg:d="M138 274c36 0 71-15 96-41 26-26 40-61 40-97s-14-71-40-96c-25-26-60-40-96-40-37 0-71 14-97 40-26 25-41 60-41 96s15 71 41 97 60 41 97 41z">
          <text:p/>
        </draw:path>
        <draw:path draw:style-name="gr35" draw:text-style-name="P19" draw:layer="layout" svg:width="0.274cm" svg:height="0.273cm" svg:x="21.063cm" svg:y="4.768cm" svg:viewBox="0 0 275 274" svg:d="M138 274c36 0 71-14 97-40 25-25 40-60 40-96 0-37-15-71-40-97-26-26-61-41-97-41s-72 15-97 41c-26 26-41 60-41 97 0 36 15 71 41 96 25 26 61 40 97 40z">
          <text:p/>
        </draw:path>
        <draw:path draw:style-name="gr34" draw:text-style-name="P18" draw:layer="layout" svg:width="0.273cm" svg:height="0.273cm" svg:x="19.316cm" svg:y="5.216cm" svg:viewBox="0 0 274 274" svg:d="M136 274c36 0 72-14 98-40 25-25 40-60 40-96 0-38-15-72-40-98-26-26-62-40-98-40s-71 14-96 40c-26 26-40 60-40 98 0 36 14 71 40 96 25 26 60 40 96 40z">
          <text:p/>
        </draw:path>
        <draw:path draw:style-name="gr35" draw:text-style-name="P19" draw:layer="layout" svg:width="0.273cm" svg:height="0.273cm" svg:x="20.565cm" svg:y="4.708cm" svg:viewBox="0 0 274 274" svg:d="M137 274c37 0 71-14 97-40 26-25 40-60 40-96s-14-72-40-98c-26-25-60-40-97-40-36 0-71 15-97 40-26 26-40 62-40 98s14 71 40 96c26 26 61 40 97 40z">
          <text:p/>
        </draw:path>
        <draw:path draw:style-name="gr35" draw:text-style-name="P19" draw:layer="layout" svg:width="0.273cm" svg:height="0.274cm" svg:x="21.233cm" svg:y="4.778cm" svg:viewBox="0 0 274 275" svg:d="M137 275c36 0 72-16 97-41 26-26 40-61 40-97s-14-71-40-97c-25-25-61-40-97-40-37 0-71 15-97 40-26 26-40 61-40 97s14 71 40 97c26 25 60 41 97 41z">
          <text:p/>
        </draw:path>
        <draw:path draw:style-name="gr34" draw:text-style-name="P18" draw:layer="layout" svg:width="0.273cm" svg:height="0.273cm" svg:x="19.606cm" svg:y="4.974cm" svg:viewBox="0 0 274 274" svg:d="M137 274c36 0 72-14 97-40 26-25 40-60 40-96 0-37-14-72-40-98-25-26-61-40-97-40s-71 14-97 40c-25 26-40 61-40 98 0 36 15 71 40 96 26 26 61 40 97 40z">
          <text:p/>
        </draw:path>
        <draw:path draw:style-name="gr35" draw:text-style-name="P19" draw:layer="layout" svg:width="0.273cm" svg:height="0.273cm" svg:x="21.268cm" svg:y="4.493cm" svg:viewBox="0 0 274 274" svg:d="M136 274c38 0 72-15 98-40 26-26 40-61 40-97s-14-71-40-96c-26-26-60-41-98-41-36 0-71 15-96 41-26 25-40 60-40 96s14 71 40 97c25 25 60 40 96 40z">
          <text:p/>
        </draw:path>
        <draw:path draw:style-name="gr35" draw:text-style-name="P19" draw:layer="layout" svg:width="0.273cm" svg:height="0.273cm" svg:x="21.116cm" svg:y="4.759cm" svg:viewBox="0 0 274 274" svg:d="M138 274c36 0 71-14 96-40 26-25 40-60 40-96s-14-71-40-97c-25-26-60-41-96-41s-71 15-98 41c-25 26-40 61-40 97s15 71 40 96c27 26 62 40 98 40z">
          <text:p/>
        </draw:path>
        <draw:path draw:style-name="gr35" draw:text-style-name="P19" draw:layer="layout" svg:width="0.273cm" svg:height="0.273cm" svg:x="20.579cm" svg:y="4.729cm" svg:viewBox="0 0 274 274" svg:d="M138 274c36 0 71-14 96-40 26-26 40-60 40-97 0-36-14-71-40-97-25-26-60-40-96-40-37 0-71 14-97 40-27 26-41 61-41 97 0 37 14 71 41 97 26 26 60 40 97 40z">
          <text:p/>
        </draw:path>
        <draw:path draw:style-name="gr35" draw:text-style-name="P19" draw:layer="layout" svg:width="0.273cm" svg:height="0.274cm" svg:x="20.053cm" svg:y="5.252cm" svg:viewBox="0 0 274 275" svg:d="M138 275c36 0 71-15 96-40 26-26 40-61 40-97s-14-72-40-98c-25-25-60-40-96-40s-71 15-97 40c-25 26-41 62-41 98s16 71 41 97c26 25 61 40 97 40z">
          <text:p/>
        </draw:path>
        <draw:path draw:style-name="gr35" draw:text-style-name="P19" draw:layer="layout" svg:width="0.273cm" svg:height="0.273cm" svg:x="21.305cm" svg:y="4.714cm" svg:viewBox="0 0 274 274" svg:d="M138 274c36 0 71-15 96-40 26-26 40-61 40-97s-14-71-40-97c-25-26-60-40-96-40-37 0-72 14-98 40-25 26-40 61-40 97s15 71 40 97c26 25 61 40 98 40z">
          <text:p/>
        </draw:path>
        <draw:path draw:style-name="gr35" draw:text-style-name="P19" draw:layer="layout" svg:width="0.273cm" svg:height="0.274cm" svg:x="22.088cm" svg:y="4.955cm" svg:viewBox="0 0 274 275" svg:d="M137 275c37 0 72-15 97-40 26-26 40-61 40-97s-14-72-40-98c-25-25-60-40-97-40s-71 15-97 40c-26 26-40 62-40 98s14 71 40 97c26 25 60 40 97 40z">
          <text:p/>
        </draw:path>
        <draw:path draw:style-name="gr35" draw:text-style-name="P19" draw:layer="layout" svg:width="0.274cm" svg:height="0.273cm" svg:x="22.032cm" svg:y="4.563cm" svg:viewBox="0 0 275 274" svg:d="M137 274c36 0 71-14 98-40 25-26 40-61 40-97 0-37-15-71-40-97-27-26-62-40-98-40s-71 14-97 40c-25 26-40 60-40 97 0 36 15 71 40 97 26 26 61 40 97 40z">
          <text:p/>
        </draw:path>
        <draw:path draw:style-name="gr35" draw:text-style-name="P19" draw:layer="layout" svg:width="0.273cm" svg:height="0.274cm" svg:x="20.92cm" svg:y="4.747cm" svg:viewBox="0 0 274 275" svg:d="M137 275c36 0 71-15 96-40 27-26 41-61 41-97s-14-71-41-97c-25-26-60-41-96-41-37 0-71 15-97 41s-40 61-40 97 14 71 40 97c26 25 60 40 97 40z">
          <text:p/>
        </draw:path>
        <draw:path draw:style-name="gr34" draw:text-style-name="P18" draw:layer="layout" svg:width="0.273cm" svg:height="0.273cm" svg:x="18.892cm" svg:y="5.092cm" svg:viewBox="0 0 274 274" svg:d="M137 274c37 0 71-14 97-40 26-27 40-61 40-98 0-36-14-71-40-96-26-26-60-40-97-40-36 0-72 14-97 40-26 25-40 60-40 96 0 37 14 71 40 98 25 26 61 40 97 40z">
          <text:p/>
        </draw:path>
        <draw:path draw:style-name="gr35" draw:text-style-name="P19" draw:layer="layout" svg:width="0.273cm" svg:height="0.274cm" svg:x="21.53cm" svg:y="4.844cm" svg:viewBox="0 0 274 275" svg:d="M136 275c37 0 72-15 98-40 26-26 40-62 40-98s-14-71-40-97c-26-25-61-40-98-40-36 0-71 15-96 40-26 26-40 61-40 97s14 72 40 98c25 25 60 40 96 40z">
          <text:p/>
        </draw:path>
        <draw:path draw:style-name="gr35" draw:text-style-name="P19" draw:layer="layout" svg:width="0.273cm" svg:height="0.274cm" svg:x="21.688cm" svg:y="4.858cm" svg:viewBox="0 0 274 275" svg:d="M137 275c36 0 71-15 97-40 25-26 40-62 40-98s-15-71-40-97c-26-25-61-40-97-40s-71 15-96 40c-27 26-41 61-41 97s14 72 41 98c25 25 60 40 96 40z">
          <text:p/>
        </draw:path>
        <draw:path draw:style-name="gr35" draw:text-style-name="P19" draw:layer="layout" svg:width="0.273cm" svg:height="0.273cm" svg:x="20.163cm" svg:y="5.123cm" svg:viewBox="0 0 274 274" svg:d="M137 274c36 0 72-14 97-40 26-25 40-61 40-97 0-37-14-71-40-97-25-26-61-40-97-40-37 0-71 14-97 40s-40 60-40 97c0 36 14 72 40 97 26 26 60 40 97 40z">
          <text:p/>
        </draw:path>
        <draw:path draw:style-name="gr34" draw:text-style-name="P18" draw:layer="layout" svg:width="0.274cm" svg:height="0.273cm" svg:x="19.033cm" svg:y="5.061cm" svg:viewBox="0 0 275 274" svg:d="M137 274c36 0 71-15 98-41 25-25 40-60 40-96 0-37-15-71-40-97-27-26-62-40-98-40s-71 14-97 40c-25 26-40 60-40 97 0 36 15 71 40 96 26 26 61 41 97 41z">
          <text:p/>
        </draw:path>
        <draw:path draw:style-name="gr35" draw:text-style-name="P19" draw:layer="layout" svg:width="0.273cm" svg:height="0.273cm" svg:x="20.991cm" svg:y="4.825cm" svg:viewBox="0 0 274 274" svg:d="M137 274c37 0 72-14 97-40 26-27 40-61 40-98 0-36-14-71-40-96-25-26-60-40-97-40-36 0-71 14-97 40-25 25-40 60-40 96 0 37 15 71 40 98 26 26 61 40 97 40z">
          <text:p/>
        </draw:path>
        <draw:path draw:style-name="gr35" draw:text-style-name="P19" draw:layer="layout" svg:width="0.274cm" svg:height="0.273cm" svg:x="20.895cm" svg:y="4.917cm" svg:viewBox="0 0 275 274" svg:d="M137 274c36 0 71-14 97-40 25-25 41-60 41-96 0-38-16-72-41-98-26-26-61-40-97-40s-71 14-97 40c-25 26-40 60-40 98 0 36 15 71 40 96 26 26 61 40 97 40z">
          <text:p/>
        </draw:path>
        <draw:path draw:style-name="gr35" draw:text-style-name="P19" draw:layer="layout" svg:width="0.273cm" svg:height="0.273cm" svg:x="20.857cm" svg:y="4.576cm" svg:viewBox="0 0 274 274" svg:d="M137 274c36 0 71-15 97-40 25-26 40-62 40-98s-15-71-40-96c-26-26-61-40-97-40s-71 14-96 40c-27 25-41 60-41 96s14 72 41 98c25 25 60 40 96 40z">
          <text:p/>
        </draw:path>
        <draw:path draw:style-name="gr35" draw:text-style-name="P19" draw:layer="layout" svg:width="0.273cm" svg:height="0.273cm" svg:x="21.608cm" svg:y="4.627cm" svg:viewBox="0 0 274 274" svg:d="M137 274c37 0 71-14 97-40 26-25 40-60 40-97s-14-71-40-97-60-40-97-40c-36 0-72 14-97 40-26 26-40 60-40 97s14 72 40 97c25 26 61 40 97 40z">
          <text:p/>
        </draw:path>
        <draw:path draw:style-name="gr35" draw:text-style-name="P19" draw:layer="layout" svg:width="0.273cm" svg:height="0.273cm" svg:x="20.638cm" svg:y="4.767cm" svg:viewBox="0 0 274 274" svg:d="M136 274c37 0 71-14 97-40 27-26 41-60 41-97 0-36-14-71-41-96-26-26-60-41-97-41-36 0-71 15-96 41-26 25-40 60-40 96 0 37 14 71 40 97 25 26 60 40 96 40z">
          <text:p/>
        </draw:path>
        <draw:path draw:style-name="gr35" draw:text-style-name="P19" draw:layer="layout" svg:width="0.274cm" svg:height="0.274cm" svg:x="20.72cm" svg:y="4.755cm" svg:viewBox="0 0 275 275" svg:d="M137 275c37 0 72-15 98-40 25-26 40-61 40-97s-15-71-40-97c-26-26-61-41-98-41-36 0-71 15-97 41-25 26-40 61-40 97s15 71 40 97c26 25 61 40 97 40z">
          <text:p/>
        </draw:path>
        <draw:path draw:style-name="gr35" draw:text-style-name="P19" draw:layer="layout" svg:width="0.273cm" svg:height="0.273cm" svg:x="21.344cm" svg:y="4.72cm" svg:viewBox="0 0 274 274" svg:d="M137 274c37 0 71-14 97-40 26-25 40-60 40-96 0-37-14-71-40-98-26-26-60-40-97-40-36 0-72 14-97 40-26 27-40 61-40 98 0 36 14 71 40 96 25 26 61 40 97 40z">
          <text:p/>
        </draw:path>
        <draw:path draw:style-name="gr35" draw:text-style-name="P19" draw:layer="layout" svg:width="0.273cm" svg:height="0.273cm" svg:x="20.185cm" svg:y="5.366cm" svg:viewBox="0 0 274 274" svg:d="M137 274c37 0 71-15 97-40 26-27 40-62 40-98s-14-71-40-96c-26-26-60-40-97-40s-71 14-97 40c-26 25-40 60-40 96s14 71 40 98c26 25 60 40 97 40z">
          <text:p/>
        </draw:path>
        <draw:path draw:style-name="gr35" draw:text-style-name="P19" draw:layer="layout" svg:width="0.273cm" svg:height="0.273cm" svg:x="22.483cm" svg:y="5.154cm" svg:viewBox="0 0 274 274" svg:d="M137 274c37 0 71-14 97-40 26-25 40-60 40-97 0-36-14-71-40-97-26-25-60-40-97-40-36 0-71 15-96 40-27 26-41 61-41 97 0 37 14 72 41 97 25 26 60 40 96 40z">
          <text:p/>
        </draw:path>
        <draw:path draw:style-name="gr35" draw:text-style-name="P19" draw:layer="layout" svg:width="0.274cm" svg:height="0.274cm" svg:x="20.758cm" svg:y="4.71cm" svg:viewBox="0 0 275 275" svg:d="M138 275c36 0 71-15 97-40 25-26 40-61 40-97s-15-72-40-97c-26-26-61-41-97-41-37 0-72 15-98 41-25 25-40 61-40 97s15 71 40 97c26 25 61 40 98 40z">
          <text:p/>
        </draw:path>
        <draw:path draw:style-name="gr35" draw:text-style-name="P19" draw:layer="layout" svg:width="0.273cm" svg:height="0.273cm" svg:x="21.293cm" svg:y="4.671cm" svg:viewBox="0 0 274 274" svg:d="M136 274c37 0 72-15 98-40 25-26 40-61 40-97 0-37-15-72-40-97-26-26-61-40-98-40-36 0-71 14-96 40-26 25-40 60-40 97 0 36 14 71 40 97 25 25 60 40 96 40z">
          <text:p/>
        </draw:path>
        <draw:path draw:style-name="gr35" draw:text-style-name="P19" draw:layer="layout" svg:width="0.274cm" svg:height="0.273cm" svg:x="20.204cm" svg:y="5.258cm" svg:viewBox="0 0 275 274" svg:d="M138 274c36 0 71-14 97-40 25-25 40-60 40-96 0-37-15-71-40-98-26-26-61-40-97-40-37 0-72 14-98 40-25 27-40 61-40 98 0 36 15 71 40 96 26 26 61 40 98 40z">
          <text:p/>
        </draw:path>
        <draw:path draw:style-name="gr35" draw:text-style-name="P19" draw:layer="layout" svg:width="0.273cm" svg:height="0.273cm" svg:x="21.053cm" svg:y="4.794cm" svg:viewBox="0 0 274 274" svg:d="M138 274c36 0 71-14 96-41 26-25 40-60 40-96 0-37-14-71-40-97-25-26-60-40-96-40-38 0-72 14-98 40s-40 60-40 97c0 36 14 71 40 96 26 27 60 41 98 41z">
          <text:p/>
        </draw:path>
        <draw:path draw:style-name="gr35" draw:text-style-name="P19" draw:layer="layout" svg:width="0.273cm" svg:height="0.273cm" svg:x="21.308cm" svg:y="4.571cm" svg:viewBox="0 0 274 274" svg:d="M137 274c36 0 71-14 97-40 25-26 40-61 40-98 0-36-15-71-40-96-26-26-61-40-97-40-37 0-72 14-97 40-26 25-40 60-40 96 0 37 14 72 40 98 25 26 60 40 97 40z">
          <text:p/>
        </draw:path>
        <draw:path draw:style-name="gr35" draw:text-style-name="P19" draw:layer="layout" svg:width="0.273cm" svg:height="0.273cm" svg:x="20.911cm" svg:y="4.77cm" svg:viewBox="0 0 274 274" svg:d="M137 274c36 0 70-14 96-40 27-25 41-60 41-96s-14-71-41-97c-26-25-60-41-96-41-37 0-71 16-97 41-26 26-40 61-40 97s14 71 40 96c26 26 60 40 97 40z">
          <text:p/>
        </draw:path>
        <draw:path draw:style-name="gr35" draw:text-style-name="P19" draw:layer="layout" svg:width="0.273cm" svg:height="0.273cm" svg:x="21.529cm" svg:y="4.694cm" svg:viewBox="0 0 274 274" svg:d="M136 274c37 0 72-14 98-40 26-25 40-60 40-96s-14-72-40-98c-26-25-61-40-98-40-36 0-71 15-96 40-26 26-40 62-40 98s14 71 40 96c25 26 60 40 96 40z">
          <text:p/>
        </draw:path>
        <draw:path draw:style-name="gr35" draw:text-style-name="P19" draw:layer="layout" svg:width="0.273cm" svg:height="0.273cm" svg:x="20.454cm" svg:y="4.822cm" svg:viewBox="0 0 274 274" svg:d="M137 274c37 0 72-14 97-40 26-27 40-61 40-98 0-36-14-71-40-96-25-26-60-40-97-40s-71 14-97 40c-26 25-40 60-40 96 0 37 14 71 40 98 26 26 60 40 97 40z">
          <text:p/>
        </draw:path>
        <draw:path draw:style-name="gr34" draw:text-style-name="P18" draw:layer="layout" svg:width="0.274cm" svg:height="0.274cm" svg:x="19.169cm" svg:y="5.135cm" svg:viewBox="0 0 275 275" svg:d="M138 275c36 0 71-15 97-40 25-26 40-62 40-98s-15-71-40-97c-26-25-61-40-97-40s-72 15-98 40c-25 26-40 61-40 97s15 72 40 98c26 25 62 40 98 40z">
          <text:p/>
        </draw:path>
        <draw:path draw:style-name="gr35" draw:text-style-name="P19" draw:layer="layout" svg:width="0.273cm" svg:height="0.273cm" svg:x="20.946cm" svg:y="4.879cm" svg:viewBox="0 0 274 274" svg:d="M136 274c37 0 71-14 98-40 26-26 40-60 40-98 0-36-14-71-40-96-27-26-61-40-98-40-36 0-71 14-96 40-26 25-40 60-40 96 0 38 14 72 40 98 25 26 60 40 96 40z">
          <text:p/>
        </draw:path>
        <draw:path draw:style-name="gr35" draw:text-style-name="P19" draw:layer="layout" svg:width="0.274cm" svg:height="0.273cm" svg:x="21.552cm" svg:y="4.591cm" svg:viewBox="0 0 275 274" svg:d="M137 274c37 0 72-14 98-40 25-26 40-61 40-98 0-36-15-71-40-96-26-26-61-40-98-40-36 0-71 14-96 40-26 25-41 60-41 96 0 37 15 72 41 98 25 26 60 40 96 40z">
          <text:p/>
        </draw:path>
        <draw:path draw:style-name="gr35" draw:text-style-name="P19" draw:layer="layout" svg:width="0.273cm" svg:height="0.274cm" svg:x="21.56cm" svg:y="4.587cm" svg:viewBox="0 0 274 275" svg:d="M137 275c37 0 72-15 97-40 26-26 40-62 40-98s-14-71-40-97c-25-25-60-40-97-40-36 0-71 15-97 40-25 26-40 61-40 97s15 72 40 98c26 25 61 40 97 40z">
          <text:p/>
        </draw:path>
        <draw:path draw:style-name="gr35" draw:text-style-name="P19" draw:layer="layout" svg:width="0.273cm" svg:height="0.274cm" svg:x="21.386cm" svg:y="4.612cm" svg:viewBox="0 0 274 275" svg:d="M138 275c36 0 71-15 96-40 26-26 40-61 40-98 0-36-14-71-40-97-25-25-60-40-96-40-37 0-71 15-98 40-26 26-40 61-40 97 0 37 14 72 40 98 27 25 61 40 98 40z">
          <text:p/>
        </draw:path>
        <draw:path draw:style-name="gr35" draw:text-style-name="P19" draw:layer="layout" svg:width="0.273cm" svg:height="0.273cm" svg:x="20.738cm" svg:y="4.777cm" svg:viewBox="0 0 274 274" svg:d="M137 274c37 0 72-14 97-40 26-25 40-60 40-96 0-37-14-71-40-97-25-26-60-41-97-41s-71 15-97 41-40 60-40 97c0 36 14 71 40 96 26 26 60 40 97 40z">
          <text:p/>
        </draw:path>
        <draw:path draw:style-name="gr35" draw:text-style-name="P19" draw:layer="layout" svg:width="0.274cm" svg:height="0.273cm" svg:x="19.993cm" svg:y="5.304cm" svg:viewBox="0 0 275 274" svg:d="M138 274c36 0 71-14 97-40 25-26 40-60 40-97 0-36-15-71-40-96-26-27-61-41-97-41s-72 14-98 41c-25 25-40 60-40 96 0 37 15 71 40 97 26 26 62 40 98 40z">
          <text:p/>
        </draw:path>
        <draw:path draw:style-name="gr34" draw:text-style-name="P18" draw:layer="layout" svg:width="0.274cm" svg:height="0.273cm" svg:x="19.304cm" svg:y="5.137cm" svg:viewBox="0 0 275 274" svg:d="M137 274c36 0 71-15 98-40 25-26 40-62 40-98s-15-71-40-96c-27-26-62-40-98-40s-71 14-97 40c-25 25-40 60-40 96s15 72 40 98c26 25 61 40 97 40z">
          <text:p/>
        </draw:path>
        <draw:path draw:style-name="gr35" draw:text-style-name="P19" draw:layer="layout" svg:width="0.273cm" svg:height="0.275cm" svg:x="21.036cm" svg:y="4.777cm" svg:viewBox="0 0 274 276" svg:d="M137 276c36 0 71-16 97-41 25-26 40-61 40-97s-15-71-40-97c-26-25-61-41-97-41-37 0-72 16-97 41-26 26-40 61-40 97s14 71 40 97c25 25 60 41 97 41z">
          <text:p/>
        </draw:path>
        <draw:path draw:style-name="gr35" draw:text-style-name="P19" draw:layer="layout" svg:width="0.273cm" svg:height="0.273cm" svg:x="21.021cm" svg:y="4.593cm" svg:viewBox="0 0 274 274" svg:d="M136 274c38 0 72-14 98-40s40-61 40-98c0-36-14-71-40-96-26-26-60-40-98-40-36 0-71 14-96 40-26 25-40 60-40 96 0 37 14 72 40 98 25 26 60 40 96 40z">
          <text:p/>
        </draw:path>
        <draw:path draw:style-name="gr35" draw:text-style-name="P19" draw:layer="layout" svg:width="0.273cm" svg:height="0.273cm" svg:x="21.077cm" svg:y="4.753cm" svg:viewBox="0 0 274 274" svg:d="M138 274c36 0 70-14 96-40s40-60 40-97c0-36-14-71-40-96-26-27-60-41-96-41-37 0-72 14-98 41-26 25-40 60-40 96 0 37 14 71 40 97s61 40 98 40z">
          <text:p/>
        </draw:path>
        <draw:path draw:style-name="gr35" draw:text-style-name="P19" draw:layer="layout" svg:width="0.274cm" svg:height="0.273cm" svg:x="21.018cm" svg:y="4.604cm" svg:viewBox="0 0 275 274" svg:d="M137 274c37 0 72-14 97-40 26-26 41-61 41-98 0-36-15-71-41-96-25-26-60-40-97-40-36 0-71 14-97 40-25 25-40 60-40 96 0 37 15 72 40 98 26 26 61 40 97 40z">
          <text:p/>
        </draw:path>
        <draw:path draw:style-name="gr35" draw:text-style-name="P19" draw:layer="layout" svg:width="0.274cm" svg:height="0.273cm" svg:x="21.106cm" svg:y="4.79cm" svg:viewBox="0 0 275 274" svg:d="M138 274c36 0 71-15 96-41 26-26 41-60 41-97 0-36-15-71-41-96-25-26-60-40-96-40s-71 14-98 40c-25 25-40 60-40 96 0 37 15 71 40 97 27 26 62 41 98 41z">
          <text:p/>
        </draw:path>
        <draw:path draw:style-name="gr35" draw:text-style-name="P19" draw:layer="layout" svg:width="0.273cm" svg:height="0.273cm" svg:x="21.388cm" svg:y="4.75cm" svg:viewBox="0 0 274 274" svg:d="M138 274c36 0 71-14 96-40 26-26 40-60 40-97 0-36-14-71-40-96-25-27-60-41-96-41-37 0-71 14-98 41-26 25-40 60-40 96 0 37 14 71 40 97 27 26 61 40 98 40z">
          <text:p/>
        </draw:path>
        <draw:path draw:style-name="gr35" draw:text-style-name="P19" draw:layer="layout" svg:width="0.273cm" svg:height="0.273cm" svg:x="20.522cm" svg:y="5.113cm" svg:viewBox="0 0 274 274" svg:d="M138 274c36 0 71-14 96-40 26-27 40-61 40-98 0-36-14-71-40-96-25-26-60-40-96-40s-72 14-98 40c-25 25-40 60-40 96 0 37 15 71 40 98 26 26 62 40 98 40z">
          <text:p/>
        </draw:path>
        <draw:path draw:style-name="gr35" draw:text-style-name="P19" draw:layer="layout" svg:width="0.273cm" svg:height="0.274cm" svg:x="21.206cm" svg:y="4.975cm" svg:viewBox="0 0 274 275" svg:d="M136 275c37 0 71-15 98-40 26-26 40-61 40-97s-14-72-40-98c-27-25-61-40-98-40-36 0-71 15-96 40-26 26-40 62-40 98s14 71 40 97c25 25 60 40 96 40z">
          <text:p/>
        </draw:path>
        <draw:path draw:style-name="gr35" draw:text-style-name="P19" draw:layer="layout" svg:width="0.273cm" svg:height="0.274cm" svg:x="21.325cm" svg:y="4.889cm" svg:viewBox="0 0 274 275" svg:d="M137 275c37 0 71-15 97-40 26-26 40-61 40-98 0-36-14-71-40-97-26-25-60-40-97-40s-72 15-97 40c-26 26-40 61-40 97 0 37 14 72 40 98 25 25 60 40 97 40z">
          <text:p/>
        </draw:path>
        <draw:path draw:style-name="gr35" draw:text-style-name="P19" draw:layer="layout" svg:width="0.274cm" svg:height="0.273cm" svg:x="21.981cm" svg:y="4.978cm" svg:viewBox="0 0 275 274" svg:d="M137 274c36 0 71-15 97-40 25-26 41-61 41-97s-16-72-41-97c-26-26-61-40-97-40s-71 14-97 40c-25 25-40 61-40 97s15 71 40 97c26 25 61 40 97 40z">
          <text:p/>
        </draw:path>
        <draw:path draw:style-name="gr35" draw:text-style-name="P19" draw:layer="layout" svg:width="0.273cm" svg:height="0.273cm" svg:x="20.343cm" svg:y="6.233cm" svg:viewBox="0 0 274 274" svg:d="M137 274c36 0 71-14 96-40 26-26 41-61 41-98 0-36-15-71-41-96-25-26-60-40-96-40s-71 14-97 40c-25 25-40 60-40 96 0 37 15 72 40 98 26 26 61 40 97 40z">
          <text:p/>
        </draw:path>
        <draw:path draw:style-name="gr35" draw:text-style-name="P19" draw:layer="layout" svg:width="0.274cm" svg:height="0.273cm" svg:x="20.878cm" svg:y="4.865cm" svg:viewBox="0 0 275 274" svg:d="M138 274c36 0 71-14 97-40 25-25 40-61 40-97s-15-71-40-97c-26-25-61-40-97-40s-71 15-97 40c-25 26-41 61-41 97s16 72 41 97c26 26 61 40 97 40z">
          <text:p/>
        </draw:path>
        <draw:path draw:style-name="gr35" draw:text-style-name="P19" draw:layer="layout" svg:width="0.273cm" svg:height="0.273cm" svg:x="22.044cm" svg:y="4.928cm" svg:viewBox="0 0 274 274" svg:d="M137 274c36 0 72-14 97-40 26-25 40-60 40-96 0-37-14-72-40-98-25-25-61-40-97-40s-71 15-97 40c-25 26-40 61-40 98 0 36 15 71 40 96 26 26 61 40 97 40z">
          <text:p/>
        </draw:path>
        <draw:path draw:style-name="gr35" draw:text-style-name="P19" draw:layer="layout" svg:width="0.273cm" svg:height="0.273cm" svg:x="22.122cm" svg:y="5.028cm" svg:viewBox="0 0 274 274" svg:d="M138 274c36 0 71-14 96-40 26-25 40-60 40-96 0-37-14-71-40-97-25-27-60-41-96-41-38 0-72 14-98 41-26 26-40 60-40 97 0 36 14 71 40 96 26 26 60 40 98 40z">
          <text:p/>
        </draw:path>
        <draw:path draw:style-name="gr35" draw:text-style-name="P19" draw:layer="layout" svg:width="0.273cm" svg:height="0.273cm" svg:x="20.23cm" svg:y="4.687cm" svg:viewBox="0 0 274 274" svg:d="M138 274c36 0 71-14 96-40 26-26 40-60 40-97 0-36-14-72-40-97-25-26-60-40-96-40-37 0-72 14-98 40-25 25-40 61-40 97 0 37 15 71 40 97 26 26 61 40 98 40z">
          <text:p/>
        </draw:path>
        <draw:path draw:style-name="gr35" draw:text-style-name="P19" draw:layer="layout" svg:width="0.274cm" svg:height="0.273cm" svg:x="21.455cm" svg:y="4.581cm" svg:viewBox="0 0 275 274" svg:d="M137 274c36 0 71-14 97-40 26-25 41-61 41-97s-15-71-41-97c-26-25-61-40-97-40s-71 15-97 40c-25 26-40 61-40 97s15 72 40 97c26 26 61 40 97 40z">
          <text:p/>
        </draw:path>
        <draw:path draw:style-name="gr35" draw:text-style-name="P19" draw:layer="layout" svg:width="0.273cm" svg:height="0.273cm" svg:x="21.399cm" svg:y="4.642cm" svg:viewBox="0 0 274 274" svg:d="M138 274c36 0 71-14 96-40 26-26 40-60 40-97s-14-72-40-97c-25-26-60-40-96-40-37 0-71 14-97 40-27 25-41 60-41 97s14 71 41 97c26 26 60 40 97 40z">
          <text:p/>
        </draw:path>
        <draw:path draw:style-name="gr35" draw:text-style-name="P19" draw:layer="layout" svg:width="0.273cm" svg:height="0.274cm" svg:x="20.34cm" svg:y="5.35cm" svg:viewBox="0 0 274 275" svg:d="M137 275c36 0 71-15 96-41 26-26 41-61 41-97s-15-71-41-96c-25-26-60-41-96-41-37 0-71 15-97 41-26 25-40 60-40 96s14 71 40 97 60 41 97 41z">
          <text:p/>
        </draw:path>
        <draw:path draw:style-name="gr35" draw:text-style-name="P19" draw:layer="layout" svg:width="0.274cm" svg:height="0.273cm" svg:x="21.038cm" svg:y="4.802cm" svg:viewBox="0 0 275 274" svg:d="M138 274c36 0 71-15 97-41 25-26 40-61 40-97s-15-71-40-96c-26-26-61-40-97-40-37 0-72 14-98 40-25 25-40 60-40 96s15 71 40 97c26 26 61 41 98 41z">
          <text:p/>
        </draw:path>
        <draw:path draw:style-name="gr35" draw:text-style-name="P19" draw:layer="layout" svg:width="0.274cm" svg:height="0.273cm" svg:x="20.193cm" svg:y="4.968cm" svg:viewBox="0 0 275 274" svg:d="M137 274c37 0 72-14 98-40 25-26 40-60 40-97 0-36-15-72-40-97-26-26-61-40-98-40-36 0-71 14-97 40-25 25-40 61-40 97 0 37 15 71 40 97 26 26 61 40 97 40z">
          <text:p/>
        </draw:path>
        <draw:path draw:style-name="gr35" draw:text-style-name="P19" draw:layer="layout" svg:width="0.273cm" svg:height="0.274cm" svg:x="19.683cm" svg:y="5.372cm" svg:viewBox="0 0 274 275" svg:d="M138 275c36 0 71-15 96-40 26-27 40-62 40-98s-14-71-40-97c-25-25-60-40-96-40-38 0-72 15-98 40-26 26-40 61-40 97s14 71 40 98c26 25 60 40 98 40z">
          <text:p/>
        </draw:path>
        <draw:path draw:style-name="gr35" draw:text-style-name="P19" draw:layer="layout" svg:width="0.273cm" svg:height="0.273cm" svg:x="22.039cm" svg:y="5.018cm" svg:viewBox="0 0 274 274" svg:d="M136 274c37 0 71-15 98-40 26-26 40-61 40-97s-14-71-40-96c-27-27-61-41-98-41-36 0-71 14-96 41-26 25-40 60-40 96s14 71 40 97c25 25 60 40 96 40z">
          <text:p/>
        </draw:path>
        <draw:path draw:style-name="gr35" draw:text-style-name="P19" draw:layer="layout" svg:width="0.273cm" svg:height="0.273cm" svg:x="21.284cm" svg:y="4.74cm" svg:viewBox="0 0 274 274" svg:d="M136 274c38 0 72-14 98-40 26-25 40-60 40-96 0-37-14-71-40-97-26-27-60-41-98-41-36 0-71 14-96 41-26 26-40 60-40 97 0 36 14 71 40 96 25 26 60 40 96 40z">
          <text:p/>
        </draw:path>
        <draw:path draw:style-name="gr35" draw:text-style-name="P19" draw:layer="layout" svg:width="0.273cm" svg:height="0.273cm" svg:x="21.145cm" svg:y="4.757cm" svg:viewBox="0 0 274 274" svg:d="M137 274c37 0 71-14 97-40 26-25 40-60 40-96 0-37-14-71-40-97-26-27-60-41-97-41-36 0-71 14-96 41-26 26-41 60-41 97 0 36 15 71 41 96 25 26 60 40 96 40z">
          <text:p/>
        </draw:path>
        <draw:path draw:style-name="gr35" draw:text-style-name="P19" draw:layer="layout" svg:width="0.274cm" svg:height="0.273cm" svg:x="21.997cm" svg:y="4.59cm" svg:viewBox="0 0 275 274" svg:d="M137 274c36 0 71-14 97-40s41-61 41-98c0-36-15-71-41-96-26-26-61-40-97-40s-71 14-97 40c-25 25-40 60-40 96 0 37 15 72 40 98 26 26 61 40 97 40z">
          <text:p/>
        </draw:path>
        <draw:path draw:style-name="gr35" draw:text-style-name="P19" draw:layer="layout" svg:width="0.274cm" svg:height="0.273cm" svg:x="19.926cm" svg:y="5.118cm" svg:viewBox="0 0 275 274" svg:d="M137 274c37 0 72-14 98-40 25-25 40-61 40-97s-15-71-40-97c-26-25-61-40-98-40-36 0-71 15-97 40-25 26-40 61-40 97s15 72 40 97c26 26 61 40 97 40z">
          <text:p/>
        </draw:path>
        <draw:path draw:style-name="gr35" draw:text-style-name="P19" draw:layer="layout" svg:width="0.273cm" svg:height="0.273cm" svg:x="21.155cm" svg:y="4.753cm" svg:viewBox="0 0 274 274" svg:d="M138 274c36 0 70-15 96-40 26-26 40-61 40-97s-14-71-40-96c-26-27-60-41-96-41-37 0-71 14-97 41-26 25-41 60-41 96s15 71 41 97c26 25 60 40 97 40z">
          <text:p/>
        </draw:path>
        <draw:path draw:style-name="gr35" draw:text-style-name="P19" draw:layer="layout" svg:width="0.274cm" svg:height="0.274cm" svg:x="21.127cm" svg:y="4.574cm" svg:viewBox="0 0 275 275" svg:d="M138 275c36 0 71-15 97-40 25-26 40-62 40-98s-15-71-40-96c-26-26-61-41-97-41s-71 15-97 41c-26 25-41 60-41 96s15 72 41 98c26 25 61 40 97 40z">
          <text:p/>
        </draw:path>
        <draw:path draw:style-name="gr35" draw:text-style-name="P19" draw:layer="layout" svg:width="0.273cm" svg:height="0.273cm" svg:x="21.16cm" svg:y="4.695cm" svg:viewBox="0 0 274 274" svg:d="M137 274c36 0 71-14 96-40 26-25 41-60 41-96 0-37-15-72-41-98-25-26-60-40-96-40s-71 14-97 40c-25 26-40 61-40 98 0 36 15 71 40 96 26 26 61 40 97 40z">
          <text:p/>
        </draw:path>
        <draw:path draw:style-name="gr35" draw:text-style-name="P19" draw:layer="layout" svg:width="0.273cm" svg:height="0.273cm" svg:x="21.731cm" svg:y="4.744cm" svg:viewBox="0 0 274 274" svg:d="M136 274c37 0 71-14 97-40 27-25 41-60 41-96 0-37-14-71-41-97-26-27-60-41-97-41-36 0-71 14-96 41-26 26-40 60-40 97 0 36 14 71 40 96 25 26 60 40 96 40z">
          <text:p/>
        </draw:path>
        <draw:path draw:style-name="gr35" draw:text-style-name="P19" draw:layer="layout" svg:width="0.273cm" svg:height="0.273cm" svg:x="19.555cm" svg:y="5.21cm" svg:viewBox="0 0 274 274" svg:d="M136 274c36 0 71-14 97-40 26-25 41-60 41-96 0-38-15-72-41-98s-61-40-97-40-71 14-96 40c-26 26-40 60-40 98 0 36 14 71 40 96 25 26 60 40 96 40z">
          <text:p/>
        </draw:path>
        <draw:path draw:style-name="gr35" draw:text-style-name="P19" draw:layer="layout" svg:width="0.273cm" svg:height="0.273cm" svg:x="20.547cm" svg:y="5.128cm" svg:viewBox="0 0 274 274" svg:d="M137 274c36 0 71-15 97-40 25-26 40-62 40-98s-15-71-40-96c-26-26-61-40-97-40s-71 14-97 40c-26 25-40 60-40 96s14 72 40 98c26 25 61 40 97 40z">
          <text:p/>
        </draw:path>
        <draw:path draw:style-name="gr35" draw:text-style-name="P19" draw:layer="layout" svg:width="0.274cm" svg:height="0.273cm" svg:x="21.627cm" svg:y="4.617cm" svg:viewBox="0 0 275 274" svg:d="M138 274c36 0 71-14 97-40 25-26 40-60 40-98 0-36-15-71-40-96-26-26-61-40-97-40s-72 14-98 40c-25 25-40 60-40 96 0 38 15 72 40 98 26 26 62 40 98 40z">
          <text:p/>
        </draw:path>
        <draw:path draw:style-name="gr35" draw:text-style-name="P19" draw:layer="layout" svg:width="0.274cm" svg:height="0.274cm" svg:x="21.214cm" svg:y="4.883cm" svg:viewBox="0 0 275 275" svg:d="M137 275c36 0 71-15 98-40 25-26 40-61 40-98 0-36-15-71-40-97-27-25-62-40-98-40s-71 15-96 40c-26 26-41 61-41 97 0 37 15 72 41 98 25 25 60 40 96 40z">
          <text:p/>
        </draw:path>
        <draw:path draw:style-name="gr35" draw:text-style-name="P19" draw:layer="layout" svg:width="0.273cm" svg:height="0.273cm" svg:x="21.31cm" svg:y="4.773cm" svg:viewBox="0 0 274 274" svg:d="M138 274c36 0 71-14 96-40 26-26 40-60 40-97 0-36-14-71-40-96-25-26-60-41-96-41-38 0-72 15-98 41-26 25-40 60-40 96 0 37 14 71 40 97s60 40 98 40z">
          <text:p/>
        </draw:path>
        <draw:path draw:style-name="gr35" draw:text-style-name="P19" draw:layer="layout" svg:width="0.273cm" svg:height="0.274cm" svg:x="21.228cm" svg:y="4.754cm" svg:viewBox="0 0 274 275" svg:d="M137 275c36 0 72-15 97-40 26-26 40-61 40-97s-14-71-40-97c-25-26-61-41-97-41-37 0-71 15-97 41s-40 61-40 97 14 71 40 97c26 25 60 40 97 40z">
          <text:p/>
        </draw:path>
        <draw:path draw:style-name="gr35" draw:text-style-name="P19" draw:layer="layout" svg:width="0.273cm" svg:height="0.274cm" svg:x="21.224cm" svg:y="4.734cm" svg:viewBox="0 0 274 275" svg:d="M136 275c36 0 72-15 98-40 25-26 40-61 40-97s-15-71-40-97c-26-26-62-41-98-41s-71 15-96 41c-26 26-40 61-40 97s14 71 40 97c25 25 60 40 96 40z">
          <text:p/>
        </draw:path>
        <draw:path draw:style-name="gr35" draw:text-style-name="P19" draw:layer="layout" svg:width="0.273cm" svg:height="0.274cm" svg:x="21.359cm" svg:y="4.787cm" svg:viewBox="0 0 274 275" svg:d="M137 275c36 0 71-16 97-41 25-26 40-61 40-97s-15-71-40-97c-26-25-61-40-97-40s-72 15-97 40c-26 26-40 61-40 97s14 71 40 97c25 25 61 41 97 41z">
          <text:p/>
        </draw:path>
        <draw:path draw:style-name="gr35" draw:text-style-name="P19" draw:layer="layout" svg:width="0.273cm" svg:height="0.273cm" svg:x="21.335cm" svg:y="4.818cm" svg:viewBox="0 0 274 274" svg:d="M137 274c37 0 71-14 97-40 26-27 40-61 40-98 0-36-14-71-40-96-26-26-60-40-97-40-36 0-72 14-97 40-26 25-40 60-40 96 0 37 14 71 40 98 25 26 61 40 97 40z">
          <text:p/>
        </draw:path>
        <draw:path draw:style-name="gr35" draw:text-style-name="P19" draw:layer="layout" svg:width="0.273cm" svg:height="0.273cm" svg:x="19.923cm" svg:y="5.343cm" svg:viewBox="0 0 274 274" svg:d="M137 274c37 0 72-14 97-41 26-25 40-60 40-96 0-37-14-71-40-97-25-26-60-40-97-40-36 0-71 14-97 40-25 26-40 60-40 97 0 36 15 71 40 96 26 27 61 41 97 41z">
          <text:p/>
        </draw:path>
        <draw:path draw:style-name="gr35" draw:text-style-name="P19" draw:layer="layout" svg:width="0.273cm" svg:height="0.274cm" svg:x="21.696cm" svg:y="4.809cm" svg:viewBox="0 0 274 275" svg:d="M138 275c36 0 71-15 96-41 26-26 40-61 40-97s-14-71-40-97c-25-25-60-40-96-40s-71 15-97 40c-25 26-41 61-41 97s16 71 41 97c26 26 61 41 97 41z">
          <text:p/>
        </draw:path>
        <draw:path draw:style-name="gr35" draw:text-style-name="P19" draw:layer="layout" svg:width="0.273cm" svg:height="0.274cm" svg:x="19.777cm" svg:y="5.266cm" svg:viewBox="0 0 274 275" svg:d="M137 275c36 0 71-15 97-40 25-26 40-61 40-97s-15-71-40-98c-26-25-61-40-97-40s-71 15-96 40c-27 27-41 62-41 98s14 71 41 97c25 25 60 40 96 40z">
          <text:p/>
        </draw:path>
        <draw:path draw:style-name="gr35" draw:text-style-name="P19" draw:layer="layout" svg:width="0.273cm" svg:height="0.273cm" svg:x="21.292cm" svg:y="4.77cm" svg:viewBox="0 0 274 274" svg:d="M137 274c37 0 72-14 97-40 26-25 40-60 40-96s-14-71-40-97c-25-25-60-41-97-41-36 0-71 16-97 41-25 26-40 61-40 97s15 71 40 96c26 26 61 40 97 40z">
          <text:p/>
        </draw:path>
        <draw:path draw:style-name="gr35" draw:text-style-name="P19" draw:layer="layout" svg:width="0.273cm" svg:height="0.273cm" svg:x="19.715cm" svg:y="5.264cm" svg:viewBox="0 0 274 274" svg:d="M138 274c36 0 71-14 96-40 26-26 40-60 40-97 0-36-14-71-40-97-25-26-60-40-96-40-37 0-72 14-98 40-25 26-40 61-40 97 0 37 15 71 40 97 26 26 61 40 98 40z">
          <text:p/>
        </draw:path>
        <draw:path draw:style-name="gr35" draw:text-style-name="P19" draw:layer="layout" svg:width="0.273cm" svg:height="0.273cm" svg:x="20.49cm" svg:y="5.045cm" svg:viewBox="0 0 274 274" svg:d="M138 274c36 0 71-15 96-40 26-26 40-61 40-97s-14-71-40-96c-25-26-60-41-96-41-37 0-72 15-98 41-25 25-40 60-40 96s15 71 40 97c26 25 61 40 98 40z">
          <text:p/>
        </draw:path>
        <draw:path draw:style-name="gr35" draw:text-style-name="P19" draw:layer="layout" svg:width="0.273cm" svg:height="0.273cm" svg:x="20.969cm" svg:y="6.451cm" svg:viewBox="0 0 274 274" svg:d="M136 274c37 0 72-15 98-41s40-61 40-97-14-71-40-96c-26-26-61-40-98-40-36 0-70 14-96 40-26 25-40 60-40 96s14 71 40 97 60 41 96 41z">
          <text:p/>
        </draw:path>
        <draw:path draw:style-name="gr35" draw:text-style-name="P19" draw:layer="layout" svg:width="0.274cm" svg:height="0.273cm" svg:x="20.378cm" svg:y="5.336cm" svg:viewBox="0 0 275 274" svg:d="M137 274c36 0 71-16 96-41 27-26 42-61 42-97s-15-71-42-96c-25-26-60-40-96-40s-71 14-97 40c-25 25-40 60-40 96s15 71 40 97c26 25 61 41 97 41z">
          <text:p/>
        </draw:path>
        <draw:path draw:style-name="gr35" draw:text-style-name="P19" draw:layer="layout" svg:width="0.273cm" svg:height="0.274cm" svg:x="19.87cm" svg:y="5.244cm" svg:viewBox="0 0 274 275" svg:d="M137 275c36 0 72-15 97-40 26-26 40-61 40-97s-14-72-40-98c-25-25-61-40-97-40-37 0-71 15-97 40-26 26-40 62-40 98s14 71 40 97c26 25 60 40 97 40z">
          <text:p/>
        </draw:path>
        <draw:path draw:style-name="gr35" draw:text-style-name="P19" draw:layer="layout" svg:width="0.273cm" svg:height="0.273cm" svg:x="21.168cm" svg:y="4.852cm" svg:viewBox="0 0 274 274" svg:d="M136 274c36 0 71-15 97-40 25-26 41-62 41-98s-16-71-41-96c-26-26-61-40-97-40s-71 14-96 40c-26 25-40 60-40 96s14 72 40 98c25 25 60 40 96 40z">
          <text:p/>
        </draw:path>
        <draw:path draw:style-name="gr35" draw:text-style-name="P19" draw:layer="layout" svg:width="0.273cm" svg:height="0.273cm" svg:x="21.176cm" svg:y="4.849cm" svg:viewBox="0 0 274 274" svg:d="M136 274c36 0 71-14 97-40 26-25 41-61 41-97 0-37-15-71-41-97s-61-40-97-40-71 14-96 40c-26 26-40 60-40 97 0 36 14 72 40 97 25 26 60 40 96 40z">
          <text:p/>
        </draw:path>
        <draw:path draw:style-name="gr35" draw:text-style-name="P19" draw:layer="layout" svg:width="0.273cm" svg:height="0.274cm" svg:x="19.574cm" svg:y="5.492cm" svg:viewBox="0 0 274 275" svg:d="M136 275c36 0 71-15 98-40 25-26 40-61 40-97 0-37-15-72-40-97-27-26-62-41-98-41s-71 15-96 41c-26 25-40 60-40 97 0 36 14 71 40 97 25 25 60 40 96 40z">
          <text:p/>
        </draw:path>
        <draw:path draw:style-name="gr35" draw:text-style-name="P19" draw:layer="layout" svg:width="0.274cm" svg:height="0.273cm" svg:x="21.031cm" svg:y="4.876cm" svg:viewBox="0 0 275 274" svg:d="M138 274c36 0 71-15 97-40 25-26 40-62 40-98s-15-71-40-96c-26-26-61-40-97-40-37 0-72 14-98 40-25 25-40 60-40 96s15 72 40 98c26 25 61 40 98 40z">
          <text:p/>
        </draw:path>
        <draw:path draw:style-name="gr35" draw:text-style-name="P19" draw:layer="layout" svg:width="0.273cm" svg:height="0.273cm" svg:x="20.682cm" svg:y="5.292cm" svg:viewBox="0 0 274 274" svg:d="M137 274c36 0 72-14 97-40 26-26 40-60 40-97 0-36-14-71-40-96-25-27-61-41-97-41-37 0-71 14-97 41-26 25-40 60-40 96 0 37 14 71 40 97s60 40 97 40z">
          <text:p/>
        </draw:path>
        <draw:path draw:style-name="gr35" draw:text-style-name="P19" draw:layer="layout" svg:width="0.273cm" svg:height="0.273cm" svg:x="20.803cm" svg:y="5.102cm" svg:viewBox="0 0 274 274" svg:d="M137 274c37 0 71-14 97-40s40-61 40-97c0-37-14-71-40-97s-60-40-97-40c-36 0-72 14-97 40-26 26-40 60-40 97 0 36 14 71 40 97 25 26 61 40 97 40z">
          <text:p/>
        </draw:path>
        <draw:path draw:style-name="gr35" draw:text-style-name="P19" draw:layer="layout" svg:width="0.274cm" svg:height="0.273cm" svg:x="19.65cm" svg:y="5.34cm" svg:viewBox="0 0 275 274" svg:d="M137 274c37 0 72-14 98-41 25-26 40-60 40-97 0-36-15-71-40-96-26-26-61-40-98-40-36 0-71 14-97 40-25 25-40 60-40 96 0 37 15 71 40 97 26 27 61 41 97 41z">
          <text:p/>
        </draw:path>
        <draw:path draw:style-name="gr35" draw:text-style-name="P19" draw:layer="layout" svg:width="0.274cm" svg:height="0.274cm" svg:x="20.851cm" svg:y="6.181cm" svg:viewBox="0 0 275 275" svg:d="M138 275c36 0 71-15 97-41 25-26 40-61 40-97s-15-71-40-97c-26-25-61-40-97-40s-71 15-97 40c-26 26-41 61-41 97s15 71 41 97 61 41 97 41z">
          <text:p/>
        </draw:path>
        <draw:path draw:style-name="gr35" draw:text-style-name="P19" draw:layer="layout" svg:width="0.273cm" svg:height="0.274cm" svg:x="21.412cm" svg:y="6.188cm" svg:viewBox="0 0 274 275" svg:d="M137 275c37 0 71-15 97-40 26-27 40-62 40-98s-14-71-40-97c-26-25-60-40-97-40-36 0-71 15-96 40-27 26-41 61-41 97s14 71 41 98c25 25 60 40 96 40z">
          <text:p/>
        </draw:path>
        <draw:path draw:style-name="gr35" draw:text-style-name="P19" draw:layer="layout" svg:width="0.273cm" svg:height="0.273cm" svg:x="20.518cm" svg:y="5.002cm" svg:viewBox="0 0 274 274" svg:d="M137 274c36 0 71-15 97-40 25-26 40-61 40-97s-15-71-40-97c-26-26-61-40-97-40s-72 14-97 40c-26 26-40 61-40 97s14 71 40 97c25 25 61 40 97 40z">
          <text:p/>
        </draw:path>
        <draw:path draw:style-name="gr35" draw:text-style-name="P19" draw:layer="layout" svg:width="0.273cm" svg:height="0.273cm" svg:x="21.15cm" svg:y="5.469cm" svg:viewBox="0 0 274 274" svg:d="M137 274c37 0 71-14 97-40s40-60 40-97-14-72-40-97c-26-26-60-40-97-40-36 0-71 14-96 40-26 25-41 60-41 97s15 71 41 97c25 26 60 40 96 40z">
          <text:p/>
        </draw:path>
        <draw:path draw:style-name="gr35" draw:text-style-name="P19" draw:layer="layout" svg:width="0.273cm" svg:height="0.274cm" svg:x="20.714cm" svg:y="5.76cm" svg:viewBox="0 0 274 275" svg:d="M136 275c37 0 72-15 98-41 25-25 40-60 40-96 0-37-15-72-40-98-26-25-61-40-98-40-36 0-71 15-96 40-26 26-40 61-40 98 0 36 14 71 40 96 25 26 60 41 96 41z">
          <text:p/>
        </draw:path>
        <draw:path draw:style-name="gr35" draw:text-style-name="P19" draw:layer="layout" svg:width="0.274cm" svg:height="0.274cm" svg:x="20.891cm" svg:y="6.209cm" svg:viewBox="0 0 275 275" svg:d="M137 275c36 0 71-15 96-40 26-26 42-62 42-98s-16-71-42-97c-25-25-60-40-96-40s-71 15-97 40c-25 26-40 61-40 97s15 72 40 98c26 25 61 40 97 40z">
          <text:p/>
        </draw:path>
        <draw:path draw:style-name="gr35" draw:text-style-name="P19" draw:layer="layout" svg:width="0.273cm" svg:height="0.273cm" svg:x="19.993cm" svg:y="5.439cm" svg:viewBox="0 0 274 274" svg:d="M138 274c36 0 71-14 96-40 26-25 40-60 40-97 0-36-14-71-40-97-25-25-60-40-96-40s-72 15-98 40c-25 26-40 61-40 97 0 37 15 72 40 97 26 26 62 40 98 40z">
          <text:p/>
        </draw:path>
        <draw:path draw:style-name="gr35" draw:text-style-name="P19" draw:layer="layout" svg:width="0.273cm" svg:height="0.273cm" svg:x="20.12cm" svg:y="5.496cm" svg:viewBox="0 0 274 274" svg:d="M137 274c36 0 71-14 97-40s40-60 40-97-14-72-40-97c-26-26-61-40-97-40-37 0-71 14-97 40-26 25-40 60-40 97s14 71 40 97 60 40 97 40z">
          <text:p/>
        </draw:path>
        <draw:path draw:style-name="gr35" draw:text-style-name="P19" draw:layer="layout" svg:width="0.273cm" svg:height="0.273cm" svg:x="20.203cm" svg:y="5.435cm" svg:viewBox="0 0 274 274" svg:d="M138 274c36 0 71-14 96-40 26-26 40-60 40-98 0-36-14-71-40-96-25-26-60-40-96-40-37 0-72 14-98 40-25 25-40 60-40 96 0 38 15 72 40 98 26 26 61 40 98 40z">
          <text:p/>
        </draw:path>
        <draw:path draw:style-name="gr35" draw:text-style-name="P19" draw:layer="layout" svg:width="0.273cm" svg:height="0.273cm" svg:x="20.471cm" svg:y="5.728cm" svg:viewBox="0 0 274 274" svg:d="M136 274c38 0 72-14 98-40 26-25 40-60 40-97 0-36-14-71-40-97-26-25-60-40-98-40-36 0-71 15-96 40-26 26-40 61-40 97 0 37 14 72 40 97 25 26 60 40 96 40z">
          <text:p/>
        </draw:path>
        <draw:path draw:style-name="gr35" draw:text-style-name="P19" draw:layer="layout" svg:width="0.273cm" svg:height="0.273cm" svg:x="19.86cm" svg:y="5.709cm" svg:viewBox="0 0 274 274" svg:d="M137 274c36 0 72-14 97-40 26-25 40-60 40-97 0-36-14-71-40-97-25-25-61-40-97-40s-71 15-97 40c-25 26-40 61-40 97 0 37 15 72 40 97 26 26 61 40 97 40z">
          <text:p/>
        </draw:path>
        <draw:path draw:style-name="gr35" draw:text-style-name="P19" draw:layer="layout" svg:width="0.274cm" svg:height="0.274cm" svg:x="20.327cm" svg:y="5.779cm" svg:viewBox="0 0 275 275" svg:d="M138 275c36 0 71-15 97-40 25-26 40-61 40-97s-15-72-40-98c-26-25-61-40-97-40s-71 15-97 40c-25 26-41 62-41 98s16 71 41 97c26 25 61 40 97 40z">
          <text:p/>
        </draw:path>
        <draw:path draw:style-name="gr35" draw:text-style-name="P19" draw:layer="layout" svg:width="0.273cm" svg:height="0.273cm" svg:x="20.358cm" svg:y="5.795cm" svg:viewBox="0 0 274 274" svg:d="M137 274c36 0 71-14 96-40 27-26 41-60 41-97 0-36-14-71-41-97-25-26-60-40-96-40s-71 14-97 40c-25 26-40 61-40 97 0 37 15 71 40 97 26 26 61 40 97 40z">
          <text:p/>
        </draw:path>
        <draw:path draw:style-name="gr35" draw:text-style-name="P19" draw:layer="layout" svg:width="0.273cm" svg:height="0.274cm" svg:x="19.406cm" svg:y="6.542cm" svg:viewBox="0 0 274 275" svg:d="M137 275c37 0 71-15 97-40 26-26 40-61 40-98 0-36-14-71-40-96-26-26-60-41-97-41s-72 15-97 41c-26 25-40 60-40 96 0 37 14 72 40 98 25 25 60 40 97 40z">
          <text:p/>
        </draw:path>
        <draw:path draw:style-name="gr35" draw:text-style-name="P19" draw:layer="layout" svg:width="0.273cm" svg:height="0.273cm" svg:x="19.326cm" svg:y="6.401cm" svg:viewBox="0 0 274 274" svg:d="M137 274c36 0 72-14 97-40 26-26 40-60 40-97 0-36-14-71-40-96-25-27-61-41-97-41-37 0-71 14-97 41-26 25-40 60-40 96 0 37 14 71 40 97s60 40 97 40z">
          <text:p/>
        </draw:path>
        <draw:path draw:style-name="gr35" draw:text-style-name="P19" draw:layer="layout" svg:width="0.273cm" svg:height="0.273cm" svg:x="20.363cm" svg:y="5.438cm" svg:viewBox="0 0 274 274" svg:d="M136 274c36 0 71-14 97-40s41-60 41-98c0-36-15-71-41-96-26-26-61-40-97-40s-71 14-96 40c-26 25-40 60-40 96 0 38 14 72 40 98 25 26 60 40 96 40z">
          <text:p/>
        </draw:path>
        <draw:path draw:style-name="gr35" draw:text-style-name="P19" draw:layer="layout" svg:width="0.273cm" svg:height="0.274cm" svg:x="20.132cm" svg:y="5.799cm" svg:viewBox="0 0 274 275" svg:d="M136 275c37 0 72-15 98-40 26-26 40-61 40-97s-14-72-40-98c-26-25-61-40-98-40-36 0-71 15-96 40-26 26-40 62-40 98s14 71 40 97c25 25 60 40 96 40z">
          <text:p/>
        </draw:path>
        <draw:path draw:style-name="gr35" draw:text-style-name="P19" draw:layer="layout" svg:width="0.274cm" svg:height="0.273cm" svg:x="20.411cm" svg:y="5.641cm" svg:viewBox="0 0 275 274" svg:d="M137 274c36 0 72-14 98-40 25-26 40-61 40-97 0-37-15-71-40-97-26-26-62-40-98-40s-71 14-97 40c-25 26-40 60-40 97 0 36 15 71 40 97 26 26 61 40 97 40z">
          <text:p/>
        </draw:path>
        <draw:path draw:style-name="gr35" draw:text-style-name="P19" draw:layer="layout" svg:width="0.274cm" svg:height="0.273cm" svg:x="19.82cm" svg:y="5.688cm" svg:viewBox="0 0 275 274" svg:d="M137 274c36 0 71-14 97-40 26-25 41-61 41-97 0-37-15-71-41-97s-61-40-97-40-71 14-97 40c-25 26-40 60-40 97 0 36 15 72 40 97 26 26 61 40 97 40z">
          <text:p/>
        </draw:path>
        <draw:path draw:style-name="gr35" draw:text-style-name="P19" draw:layer="layout" svg:width="0.273cm" svg:height="0.273cm" svg:x="20.372cm" svg:y="5.79cm" svg:viewBox="0 0 274 274" svg:d="M136 274c37 0 71-14 97-40 27-25 41-60 41-96 0-37-14-72-41-98-26-26-60-40-97-40-36 0-71 14-96 40-26 26-40 61-40 98 0 36 14 71 40 96 25 26 60 40 96 40z">
          <text:p/>
        </draw:path>
        <draw:path draw:style-name="gr35" draw:text-style-name="P19" draw:layer="layout" svg:width="0.274cm" svg:height="0.273cm" svg:x="20.371cm" svg:y="5.698cm" svg:viewBox="0 0 275 274" svg:d="M137 274c36 0 71-14 97-40s41-60 41-98c0-36-15-71-41-96-26-26-61-40-97-40s-71 14-97 40c-25 25-40 60-40 96 0 38 15 72 40 98 26 26 61 40 97 40z">
          <text:p/>
        </draw:path>
        <draw:path draw:style-name="gr35" draw:text-style-name="P19" draw:layer="layout" svg:width="0.273cm" svg:height="0.273cm" svg:x="20.193cm" svg:y="5.982cm" svg:viewBox="0 0 274 274" svg:d="M136 274c38 0 72-14 98-40 26-25 40-60 40-97s-14-71-40-97-60-40-98-40c-36 0-71 14-96 40-26 26-40 60-40 97s14 72 40 97c25 26 60 40 96 40z">
          <text:p/>
        </draw:path>
        <draw:frame draw:style-name="gr5" draw:text-style-name="P5" draw:layer="layout" svg:width="0.557cm" svg:height="0.412cm" svg:x="24.808cm" svg:y="4.149cm">
          <draw:text-box>
            <text:p text:style-name="P4"><text:span text:style-name="T1">2.5</text:span></text:p>
          </draw:text-box>
        </draw:frame>
        <draw:polygon draw:style-name="gr1" draw:text-style-name="P1" draw:layer="layout" svg:width="0.154cm" svg:height="3.081cm" svg:x="25.769cm" svg:y="4.543cm" svg:viewBox="0 0 155 3082" draw:points="0,3082 155,3082 155,0 0,0">
          <text:p/>
        </draw:polygon>
        <draw:polygon draw:style-name="gr36" draw:text-style-name="P18" draw:layer="layout" svg:width="0.154cm" svg:height="0.308cm" svg:x="25.769cm" svg:y="7.316cm" svg:viewBox="0 0 155 309" draw:points="0,309 155,309 155,0 0,0">
          <text:p/>
        </draw:polygon>
        <draw:polygon draw:style-name="gr37" draw:text-style-name="P20" draw:layer="layout" svg:width="0.154cm" svg:height="0.308cm" svg:x="25.769cm" svg:y="7.008cm" svg:viewBox="0 0 155 309" draw:points="0,309 155,309 155,0 0,0">
          <text:p/>
        </draw:polygon>
        <draw:polygon draw:style-name="gr38" draw:text-style-name="P21" draw:layer="layout" svg:width="0.154cm" svg:height="0.308cm" svg:x="25.769cm" svg:y="6.7cm" svg:viewBox="0 0 155 309" draw:points="0,309 155,309 155,0 0,0">
          <text:p/>
        </draw:polygon>
        <draw:polygon draw:style-name="gr39" draw:text-style-name="P22" draw:layer="layout" svg:width="0.154cm" svg:height="0.308cm" svg:x="25.769cm" svg:y="6.392cm" svg:viewBox="0 0 155 309" draw:points="0,309 155,309 155,0 0,0">
          <text:p/>
        </draw:polygon>
        <draw:polygon draw:style-name="gr40" draw:text-style-name="P23" draw:layer="layout" svg:width="0.154cm" svg:height="0.308cm" svg:x="25.769cm" svg:y="6.084cm" svg:viewBox="0 0 155 309" draw:points="0,309 155,309 155,0 0,0">
          <text:p/>
        </draw:polygon>
        <draw:polygon draw:style-name="gr41" draw:text-style-name="P24" draw:layer="layout" svg:width="0.154cm" svg:height="0.309cm" svg:x="25.769cm" svg:y="5.775cm" svg:viewBox="0 0 155 310" draw:points="0,310 155,310 155,0 0,0">
          <text:p/>
        </draw:polygon>
        <draw:polygon draw:style-name="gr42" draw:text-style-name="P25" draw:layer="layout" svg:width="0.154cm" svg:height="0.308cm" svg:x="25.769cm" svg:y="5.467cm" svg:viewBox="0 0 155 309" draw:points="0,309 155,309 155,0 0,0">
          <text:p/>
        </draw:polygon>
        <draw:polygon draw:style-name="gr43" draw:text-style-name="P26" draw:layer="layout" svg:width="0.154cm" svg:height="0.308cm" svg:x="25.769cm" svg:y="5.159cm" svg:viewBox="0 0 155 309" draw:points="0,309 155,309 155,0 0,0">
          <text:p/>
        </draw:polygon>
        <draw:polygon draw:style-name="gr44" draw:text-style-name="P27" draw:layer="layout" svg:width="0.154cm" svg:height="0.308cm" svg:x="25.769cm" svg:y="4.851cm" svg:viewBox="0 0 155 309" draw:points="0,309 155,309 155,0 0,0">
          <text:p/>
        </draw:polygon>
        <draw:polygon draw:style-name="gr45" draw:text-style-name="P19" draw:layer="layout" svg:width="0.154cm" svg:height="0.308cm" svg:x="25.769cm" svg:y="4.543cm" svg:viewBox="0 0 155 309" draw:points="0,309 155,309 155,0 0,0">
          <text:p/>
        </draw:polygon>
        <draw:polygon draw:style-name="gr3" draw:text-style-name="P3" draw:layer="layout" svg:width="0.122cm" svg:height="0cm" svg:x="25.923cm" svg:y="7.624cm" svg:viewBox="0 0 123 0" draw:points="0,0 123,0">
          <text:p/>
        </draw:polygon>
        <draw:line draw:style-name="gr4" draw:text-style-name="P2" draw:layer="layout" svg:x1="25.923cm" svg:y1="7.624cm" svg:x2="26.046cm" svg:y2="7.624cm">
          <text:p/>
        </draw:line>
        <draw:frame draw:style-name="gr46" draw:text-style-name="P28" draw:layer="layout" svg:width="5.412cm" svg:height="0.53cm" svg:x="15.875cm" svg:y="0.422cm">
          <draw:text-box>
            <text:p text:style-name="P4"><text:span text:style-name="T2">B) PCA 3D Clustering</text:span></text:p>
          </draw:text-box>
        </draw:frame>
        <draw:polygon draw:style-name="gr3" draw:text-style-name="P3" draw:layer="layout" svg:width="0.122cm" svg:height="0cm" svg:x="25.923cm" svg:y="6.854cm" svg:viewBox="0 0 123 0" draw:points="0,0 123,0">
          <text:p/>
        </draw:polygon>
        <draw:line draw:style-name="gr4" draw:text-style-name="P2" draw:layer="layout" svg:x1="25.923cm" svg:y1="6.854cm" svg:x2="26.046cm" svg:y2="6.854cm">
          <text:p/>
        </draw:line>
        <draw:frame draw:style-name="gr5" draw:text-style-name="P5" draw:layer="layout" svg:width="0.781cm" svg:height="0.412cm" svg:x="26.17cm" svg:y="7.431cm">
          <draw:text-box>
            <text:p text:style-name="P4"><text:span text:style-name="T1">0.00</text:span></text:p>
          </draw:text-box>
        </draw:frame>
        <draw:polygon draw:style-name="gr3" draw:text-style-name="P3" draw:layer="layout" svg:width="0.122cm" svg:height="0cm" svg:x="25.923cm" svg:y="6.084cm" svg:viewBox="0 0 123 0" draw:points="0,0 123,0">
          <text:p/>
        </draw:polygon>
        <draw:line draw:style-name="gr4" draw:text-style-name="P2" draw:layer="layout" svg:x1="25.923cm" svg:y1="6.084cm" svg:x2="26.046cm" svg:y2="6.084cm">
          <text:p/>
        </draw:line>
        <draw:frame draw:style-name="gr5" draw:text-style-name="P5" draw:layer="layout" svg:width="0.781cm" svg:height="0.412cm" svg:x="26.17cm" svg:y="6.661cm">
          <draw:text-box>
            <text:p text:style-name="P4"><text:span text:style-name="T1">0.25</text:span></text:p>
          </draw:text-box>
        </draw:frame>
        <draw:polygon draw:style-name="gr3" draw:text-style-name="P3" draw:layer="layout" svg:width="0.122cm" svg:height="0cm" svg:x="25.923cm" svg:y="5.313cm" svg:viewBox="0 0 123 0" draw:points="0,0 123,0">
          <text:p/>
        </draw:polygon>
        <draw:line draw:style-name="gr4" draw:text-style-name="P2" draw:layer="layout" svg:x1="25.923cm" svg:y1="5.313cm" svg:x2="26.046cm" svg:y2="5.313cm">
          <text:p/>
        </draw:line>
        <draw:frame draw:style-name="gr5" draw:text-style-name="P5" draw:layer="layout" svg:width="0.781cm" svg:height="0.412cm" svg:x="26.17cm" svg:y="5.891cm">
          <draw:text-box>
            <text:p text:style-name="P4"><text:span text:style-name="T1">0.50</text:span></text:p>
          </draw:text-box>
        </draw:frame>
        <draw:polygon draw:style-name="gr3" draw:text-style-name="P3" draw:layer="layout" svg:width="0.122cm" svg:height="0cm" svg:x="25.923cm" svg:y="4.543cm" svg:viewBox="0 0 123 0" draw:points="0,0 123,0">
          <text:p/>
        </draw:polygon>
        <draw:line draw:style-name="gr4" draw:text-style-name="P2" draw:layer="layout" svg:x1="25.923cm" svg:y1="4.543cm" svg:x2="26.046cm" svg:y2="4.543cm">
          <text:p/>
        </draw:line>
        <draw:frame draw:style-name="gr5" draw:text-style-name="P5" draw:layer="layout" svg:width="0.781cm" svg:height="0.412cm" svg:x="26.17cm" svg:y="5.12cm">
          <draw:text-box>
            <text:p text:style-name="P4"><text:span text:style-name="T1">0.75</text:span></text:p>
          </draw:text-box>
        </draw:frame>
        <draw:frame draw:style-name="gr5" draw:text-style-name="P5" draw:layer="layout" svg:width="0.781cm" svg:height="0.412cm" svg:x="26.17cm" svg:y="4.35cm">
          <draw:text-box>
            <text:p text:style-name="P4"><text:span text:style-name="T1">1.00</text:span></text:p>
          </draw:text-box>
        </draw:frame>
        <draw:polygon draw:style-name="gr13" draw:text-style-name="P2" draw:layer="layout" svg:width="0.154cm" svg:height="3.081cm" svg:x="25.769cm" svg:y="4.543cm" svg:viewBox="0 0 155 3082" draw:points="0,3082 78,3082 155,3082 155,0 78,0 0,0">
          <text:p/>
        </draw:polygon>
        <draw:frame draw:style-name="gr15" draw:text-style-name="P29" draw:layer="layout" svg:width="2.089cm" svg:height="0.497cm" draw:transform="rotate (1.5707963267949) translate (27.026cm 7.128cm)">
          <draw:text-box>
            <text:p text:style-name="P4"><text:span text:style-name="T4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6" draw:style="rect" draw:dots1="1" draw:dots1-length="0.104cm" draw:distance="0.04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16T16:45:28.592281846</meta:print-date>
    <meta:printed-by>PDF files</meta:printed-by>
    <dc:date>2025-05-16T16:46:11.798880670</dc:date>
    <meta:editing-duration>PT43S</meta:editing-duration>
    <meta:editing-cycles>1</meta:editing-cycles>
    <meta:document-statistic meta:object-count="1462"/>
    <meta:generator>LibreOffice/24.2.7.2$Linux_X86_64 LibreOffice_project/420$Build-2</meta:generator>
  </office:meta>
</office:document-meta>
</file>